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Scripts/beanshell/timer/parcel-descriptor.xml" manifest:media-type=""/>
  <manifest:file-entry manifest:full-path="Scripts/beanshell/timer/timer.bsh" manifest:media-type=""/>
  <manifest:file-entry manifest:full-path="Scripts/beanshell/timer/" manifest:media-type="application/binary"/>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clk.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5cm"/>
    </style:style>
    <style:style style:name="co2" style:family="table-column">
      <style:table-column-properties fo:break-before="auto" style:column-width="0.796cm"/>
    </style:style>
    <style:style style:name="co3" style:family="table-column">
      <style:table-column-properties fo:break-before="auto" style:column-width="4.26cm"/>
    </style:style>
    <style:style style:name="co4" style:family="table-column">
      <style:table-column-properties fo:break-before="auto" style:column-width="2.852cm"/>
    </style:style>
    <style:style style:name="co5" style:family="table-column">
      <style:table-column-properties fo:break-before="auto" style:column-width="2.577cm"/>
    </style:style>
    <style:style style:name="co6" style:family="table-column">
      <style:table-column-properties fo:break-before="auto" style:column-width="1.759cm"/>
    </style:style>
    <style:style style:name="co7" style:family="table-column">
      <style:table-column-properties fo:break-before="auto" style:column-width="2.378cm"/>
    </style:style>
    <style:style style:name="co8" style:family="table-column">
      <style:table-column-properties fo:break-before="auto" style:column-width="2.586cm"/>
    </style:style>
    <style:style style:name="co9" style:family="table-column">
      <style:table-column-properties fo:break-before="auto" style:column-width="2.21cm"/>
    </style:style>
    <style:style style:name="co10" style:family="table-column">
      <style:table-column-properties fo:break-before="auto" style:column-width="1.591cm"/>
    </style:style>
    <style:style style:name="co11" style:family="table-column">
      <style:table-column-properties fo:break-before="auto" style:column-width="0.67cm"/>
    </style:style>
    <style:style style:name="co12" style:family="table-column">
      <style:table-column-properties fo:break-before="auto" style:column-width="1.173cm"/>
    </style:style>
    <style:style style:name="co13" style:family="table-column">
      <style:table-column-properties fo:break-before="auto" style:column-width="2.545cm"/>
    </style:style>
    <style:style style:name="co14" style:family="table-column">
      <style:table-column-properties fo:break-before="auto" style:column-width="2.261cm"/>
    </style:style>
    <style:style style:name="co15" style:family="table-column">
      <style:table-column-properties fo:break-before="auto" style:column-width="1.79cm"/>
    </style:style>
    <style:style style:name="co16" style:family="table-column">
      <style:table-column-properties fo:break-before="auto" style:column-width="1.466cm"/>
    </style:style>
    <style:style style:name="co17" style:family="table-column">
      <style:table-column-properties fo:break-before="auto" style:column-width="2.258cm"/>
    </style:style>
    <style:style style:name="co18" style:family="table-column">
      <style:table-column-properties fo:break-before="auto" style:column-width="2.704cm"/>
    </style:style>
    <style:style style:name="co19" style:family="table-column">
      <style:table-column-properties fo:break-before="auto" style:column-width="3.851cm"/>
    </style:style>
    <style:style style:name="co20" style:family="table-column">
      <style:table-column-properties fo:break-before="auto" style:column-width="3.718cm"/>
    </style:style>
    <style:style style:name="co21" style:family="table-column">
      <style:table-column-properties fo:break-before="auto" style:column-width="3.466cm"/>
    </style:style>
    <style:style style:name="ro1" style:family="table-row">
      <style:table-row-properties style:row-height="0.45cm" fo:break-before="auto" style:use-optimal-row-height="false"/>
    </style:style>
    <style:style style:name="ro2" style:family="table-row">
      <style:table-row-properties style:row-height="0.497cm" fo:break-before="auto" style:use-optimal-row-height="false"/>
    </style:style>
    <style:style style:name="ro3" style:family="table-row">
      <style:table-row-properties style:row-height="0.476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5cm" fo:break-before="auto" style:use-optimal-row-height="false"/>
    </style:style>
    <style:style style:name="ro6" style:family="table-row">
      <style:table-row-properties style:row-height="0.452cm" fo:break-before="auto" style:use-optimal-row-height="false"/>
    </style:style>
    <style:style style:name="ta1" style:family="table" style:master-page-name="PageStyle_5f_Лист1">
      <style:table-properties table:display="true" style:writing-mode="lr-tb"/>
    </style:style>
    <style:style style:name="ta2" style:family="table" style:master-page-name="PageStyle_5f_Лист2">
      <style:table-properties table:display="true" style:writing-mode="lr-tb"/>
    </style:style>
    <style:style style:name="ta3" style:family="table" style:master-page-name="PageStyle_5f_Лист3">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date-style style:name="N50" number:automatic-order="true" number:format-source="language">
      <number:day/>
      <number:text>.</number:text>
      <number:month/>
      <number:text>.</number:text>
      <number:year/>
      <number:text> </number:text>
      <number:hours number:style="long"/>
      <number:text>:</number:text>
      <number:minutes number:style="long"/>
    </number:date-style>
    <number:boolean-style style:name="N99">
      <number:boolean/>
    </number:boolean-style>
    <number:text-style style:name="N100">
      <number:text-content/>
    </number:text-style>
    <style:style style:name="ce1" style:family="table-cell" style:parent-style-name="Default">
      <style:table-cell-properties fo:border-bottom="none" fo:border-left="0.99pt solid #000000" fo:padding="0.071cm" fo:border-right="none" fo:border-top="0.99pt solid #000000"/>
      <style:text-properties style:use-window-font-color="true"/>
    </style:style>
    <style:style style:name="ce2" style:family="table-cell" style:parent-style-name="Default">
      <style:table-cell-properties fo:border-bottom="none" fo:border-left="0.99pt solid #000000" fo:padding="0.071cm" fo:border-right="none" fo:border-top="none"/>
      <style:text-properties style:use-window-font-color="true"/>
    </style:style>
    <style:style style:name="ce3" style:family="table-cell" style:parent-style-name="Default">
      <style:table-cell-properties fo:border-bottom="none" fo:border-left="0.99pt solid #000000" fo:padding="0.071cm" fo:border-right="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2">
      <style:table-cell-properties fo:border-bottom="none" fo:border-left="0.99pt solid #000000" fo:padding="0.071cm" fo:border-right="none" fo:border-top="none"/>
      <style:text-properties style:use-window-font-color="true"/>
    </style:style>
    <style:style style:name="ce5" style:family="table-cell" style:parent-style-name="Default">
      <style:table-cell-properties fo:border-bottom="none" style:diagonal-bl-tr="none" style:diagonal-tl-br="none" fo:border-left="0.99pt solid #000000" fo:padding="0.071cm" fo:border-right="none" style:rotation-align="none" fo:border-top="0.99pt solid #3c3c3c"/>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border-bottom="none" style:diagonal-bl-tr="none" style:diagonal-tl-br="none" fo:border-left="0.99pt solid #000000"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fo:border-bottom="0.99pt solid #3c3c3c" style:diagonal-bl-tr="none" style:diagonal-tl-br="none" fo:border-left="0.99pt solid #000000" fo:padding="0.071cm" fo:border-right="none" style:rotation-align="none" fo:border-top="0.99pt solid #3c3c3c"/>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99pt solid #000000" fo:border-left="0.99pt solid #000000" fo:padding="0.071cm" fo:border-right="none" fo:border-top="none"/>
      <style:text-properties style:use-window-font-color="true"/>
    </style:style>
    <style:style style:name="ce9" style:family="table-cell" style:parent-style-name="Default">
      <style:table-cell-properties fo:padding="0.071cm"/>
    </style:style>
    <style:style style:name="ce10" style:family="table-cell" style:parent-style-name="Default">
      <style:table-cell-properties fo:border-bottom="none" fo:border-left="none" fo:padding="0.071cm" fo:border-right="none" fo:border-top="0.99pt solid #000000"/>
      <style:text-properties style:use-window-font-color="true" fo:font-weight="bold" style:font-weight-asian="bold" style:font-weight-complex="bold"/>
    </style:style>
    <style:style style:name="ce11" style:family="table-cell" style:parent-style-name="Default">
      <style:table-cell-properties fo:padding="0.071cm"/>
      <style:text-properties style:use-window-font-color="true" fo:font-weight="bold" style:font-weight-asian="bold" style:font-weight-complex="bold"/>
      <style:map style:condition="is-true-formula(NOT(ISERROR(FORMULA([.B2]))))" style:apply-style-name="Безымянный1" style:base-cell-address="Display8x8.B2"/>
    </style:style>
    <style:style style:name="ce12" style:family="table-cell" style:parent-style-name="Default">
      <style:table-cell-properties fo:padding="0.071cm"/>
      <style:text-properties style:use-window-font-color="true"/>
      <style:map style:condition="is-true-formula(NOT(ISERROR(FORMULA([.B2]))))" style:apply-style-name="Безымянный1" style:base-cell-address="Display8x8.B2"/>
    </style:style>
    <style:style style:name="ce13" style:family="table-cell" style:parent-style-name="Default">
      <style:table-cell-properties fo:padding="0.071cm"/>
      <style:text-properties style:use-window-font-color="true"/>
      <style:map style:condition="is-true-formula(NOT(ISERROR(FORMULA([.B2]))))" style:apply-style-name="Безымянный1" style:base-cell-address="Display8x8.B2"/>
    </style:style>
    <style:style style:name="ce14" style:family="table-cell" style:parent-style-name="Default">
      <style:table-cell-properties fo:border="0.06pt solid #000000" fo:padding="0.071cm"/>
      <style:text-properties style:use-window-font-color="true"/>
      <style:map style:condition="is-true-formula(NOT(ISERROR(FORMULA([.B2]))))" style:apply-style-name="Безымянный1" style:base-cell-address="Display8x8.B2"/>
    </style:style>
    <style:style style:name="ce15" style:family="table-cell" style:parent-style-name="Default">
      <style:table-cell-properties fo:border-bottom="0.99pt solid #000000" fo:border-left="none" fo:padding="0.071cm" fo:border-right="none" fo:border-top="none"/>
      <style:text-properties style:use-window-font-color="true"/>
      <style:map style:condition="is-true-formula(NOT(ISERROR(FORMULA([.B2]))))" style:apply-style-name="Безымянный1" style:base-cell-address="Display8x8.B2"/>
    </style:style>
    <style:style style:name="ce16" style:family="table-cell" style:parent-style-name="Default">
      <style:table-cell-properties fo:border-bottom="none" fo:border-left="none" fo:padding="0.071cm" fo:border-right="none" fo:border-top="0.99pt solid #000000"/>
      <style:text-properties style:use-window-font-color="true"/>
    </style:style>
    <style:style style:name="ce17" style:family="table-cell" style:parent-style-name="Default">
      <style:table-cell-properties fo:padding="0.071cm"/>
      <style:text-properties style:use-window-font-color="true"/>
      <style:map style:condition="is-true-formula(NOT(ISERROR(FORMULA([.C2]))))" style:apply-style-name="Безымянный1" style:base-cell-address="Display8x8.C2"/>
    </style:style>
    <style:style style:name="ce18" style:family="table-cell" style:parent-style-name="Default">
      <style:table-cell-properties fo:background-color="#ffff99" fo:border="0.06pt solid #000000" fo:padding="0.071cm"/>
      <style:text-properties style:use-window-font-color="true"/>
      <style:map style:condition="is-true-formula(NOT(ISERROR(FORMULA([.C2]))))" style:apply-style-name="Безымянный1" style:base-cell-address="Display8x8.C2"/>
    </style:style>
    <style:style style:name="ce19" style:family="table-cell" style:parent-style-name="Default">
      <style:table-cell-properties fo:background-color="transparent" fo:padding="0.071cm"/>
      <style:text-properties style:use-window-font-color="true"/>
      <style:map style:condition="is-true-formula(NOT(ISERROR(FORMULA([.C2]))))" style:apply-style-name="Безымянный1" style:base-cell-address="Display8x8.C2"/>
    </style:style>
    <style:style style:name="ce20" style:family="table-cell" style:parent-style-name="Default">
      <style:table-cell-properties fo:background-color="transparent" fo:border="0.06pt solid #000000" fo:padding="0.071cm"/>
      <style:text-properties style:use-window-font-color="true"/>
      <style:map style:condition="is-true-formula(NOT(ISERROR(FORMULA([.C2]))))" style:apply-style-name="Безымянный1" style:base-cell-address="Display8x8.C2"/>
    </style:style>
    <style:style style:name="ce21" style:family="table-cell" style:parent-style-name="Default">
      <style:table-cell-properties fo:border-bottom="0.99pt solid #000000" fo:border-left="none" fo:padding="0.071cm" fo:border-right="none" fo:border-top="none"/>
      <style:text-properties style:use-window-font-color="true"/>
      <style:map style:condition="is-true-formula(NOT(ISERROR(FORMULA([.C2]))))" style:apply-style-name="Безымянный1" style:base-cell-address="Display8x8.C2"/>
    </style:style>
    <style:style style:name="ce22" style:family="table-cell" style:parent-style-name="Default" style:data-style-name="N1">
      <style:table-cell-properties fo:padding="0.071cm"/>
      <style:text-properties fo:color="#3c3c3c" style:text-outline="false" style:text-line-through-style="none" style:text-line-through-type="none" style:font-name="Ubuntu"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1">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padding="0.071cm"/>
      <style:text-properties style:use-window-font-color="true"/>
    </style:style>
    <style:style style:name="ce25"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fo:border-bottom="0.99pt solid #000000" fo:border-left="none" fo:padding="0.071cm" fo:border-right="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7"/>
    </style:style>
    <style:style style:name="ce28"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8"/>
    </style:style>
    <style:style style:name="ce2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9"/>
    </style:style>
    <style:style style:name="ce3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10"/>
    </style:style>
    <style:style style:name="ce3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11"/>
    </style:style>
    <style:style style:name="ce3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12"/>
    </style:style>
    <style:style style:name="ce33"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13"/>
    </style:style>
    <style:style style:name="ce3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14"/>
    </style:style>
    <style:style style:name="ce35" style:family="table-cell" style:parent-style-name="Default">
      <style:table-cell-properties style:diagonal-bl-tr="none" style:diagonal-tl-br="none" fo:border="none" fo:padding="0.071cm" style:rotation-align="none"/>
      <style:text-properties style:use-window-font-color="true"/>
    </style:style>
    <style:style style:name="ce36" style:family="table-cell" style:parent-style-name="Default">
      <style:table-cell-properties fo:border-bottom="0.99pt solid #000000" fo:border-left="none" fo:padding="0.071cm" fo:border-right="none" fo:border-top="none"/>
      <style:text-properties style:use-window-font-color="true"/>
    </style:style>
    <style:style style:name="ce3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7"/>
    </style:style>
    <style:style style:name="ce38"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8"/>
    </style:style>
    <style:style style:name="ce3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9"/>
    </style:style>
    <style:style style:name="ce4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10"/>
    </style:style>
    <style:style style:name="ce4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11"/>
    </style:style>
    <style:style style:name="ce4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12"/>
    </style:style>
    <style:style style:name="ce43"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13"/>
    </style:style>
    <style:style style:name="ce4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14"/>
    </style:style>
    <style:style style:name="ce45"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7"/>
    </style:style>
    <style:style style:name="ce46"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8"/>
    </style:style>
    <style:style style:name="ce4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9"/>
    </style:style>
    <style:style style:name="ce48"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10"/>
    </style:style>
    <style:style style:name="ce4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11"/>
    </style:style>
    <style:style style:name="ce5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12"/>
    </style:style>
    <style:style style:name="ce5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13"/>
    </style:style>
    <style:style style:name="ce5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14"/>
    </style:style>
    <style:style style:name="ce53" style:family="table-cell" style:parent-style-name="Default">
      <style:table-cell-properties style:diagonal-bl-tr="none" style:diagonal-tl-br="none" fo:background-color="transparent" fo:border="none" fo:padding="0.071cm" style:rotation-align="none"/>
      <style:text-properties style:use-window-font-color="true"/>
    </style:style>
    <style:style style:name="ce5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7"/>
    </style:style>
    <style:style style:name="ce55"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8"/>
    </style:style>
    <style:style style:name="ce56"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9"/>
    </style:style>
    <style:style style:name="ce5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10"/>
    </style:style>
    <style:style style:name="ce58"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11"/>
    </style:style>
    <style:style style:name="ce5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12"/>
    </style:style>
    <style:style style:name="ce6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13"/>
    </style:style>
    <style:style style:name="ce6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14"/>
    </style:style>
    <style:style style:name="ce6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7"/>
    </style:style>
    <style:style style:name="ce63"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8"/>
    </style:style>
    <style:style style:name="ce6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9"/>
    </style:style>
    <style:style style:name="ce65"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10"/>
    </style:style>
    <style:style style:name="ce66"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11"/>
    </style:style>
    <style:style style:name="ce6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12"/>
    </style:style>
    <style:style style:name="ce68"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13"/>
    </style:style>
    <style:style style:name="ce6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14"/>
    </style:style>
    <style:style style:name="ce7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7"/>
    </style:style>
    <style:style style:name="ce7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8"/>
    </style:style>
    <style:style style:name="ce7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9"/>
    </style:style>
    <style:style style:name="ce73"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10"/>
    </style:style>
    <style:style style:name="ce7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11"/>
    </style:style>
    <style:style style:name="ce75"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12"/>
    </style:style>
    <style:style style:name="ce76"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13"/>
    </style:style>
    <style:style style:name="ce7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14"/>
    </style:style>
    <style:style style:name="ce78"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7"/>
    </style:style>
    <style:style style:name="ce8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8"/>
    </style:style>
    <style:style style:name="ce8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9"/>
    </style:style>
    <style:style style:name="ce8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10"/>
    </style:style>
    <style:style style:name="ce83"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11"/>
    </style:style>
    <style:style style:name="ce8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12"/>
    </style:style>
    <style:style style:name="ce85"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13"/>
    </style:style>
    <style:style style:name="ce86"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14"/>
    </style:style>
    <style:style style:name="ce8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7"/>
    </style:style>
    <style:style style:name="ce88"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8"/>
    </style:style>
    <style:style style:name="ce8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9"/>
    </style:style>
    <style:style style:name="ce9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10"/>
    </style:style>
    <style:style style:name="ce9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11"/>
    </style:style>
    <style:style style:name="ce9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12"/>
    </style:style>
    <style:style style:name="ce93"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13"/>
    </style:style>
    <style:style style:name="ce9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14"/>
    </style:style>
    <style:style style:name="ce95" style:family="table-cell" style:parent-style-name="Default">
      <style:table-cell-properties style:diagonal-bl-tr="none" style:diagonal-tl-br="none" fo:background-color="transparent" fo:border="none" fo:padding="0.071cm" style:rotation-align="none"/>
      <style:text-properties style:use-window-font-color="true"/>
      <style:map style:condition="cell-content()=&quot; &quot;" style:apply-style-name="Excel_5f_CondFormat_5f_2_5f_1_5f_1" style:base-cell-address="Display8x8.M7"/>
    </style:style>
    <style:style style:name="ce96" style:family="table-cell" style:parent-style-name="Default">
      <style:table-cell-properties fo:padding="0.071cm"/>
      <style:text-properties style:use-window-font-color="true" style:font-name="Arial" style:font-name-asian="DejaVu Sans" style:font-name-complex="Arial"/>
    </style:style>
    <style:style style:name="ce97" style:family="table-cell" style:parent-style-name="Default">
      <style:table-cell-properties fo:background-color="#ffff99" style:diagonal-bl-tr="none" style:diagonal-tl-br="none" fo:border="0.06pt solid #000000" fo:padding="0.071cm" style:rotation-align="none"/>
      <style:text-properties style:use-window-font-color="true"/>
    </style:style>
    <style:style style:name="ce98" style:family="table-cell" style:parent-style-name="Default">
      <style:table-cell-properties fo:border-bottom="none" fo:border-left="none" fo:padding="0.071cm" fo:border-right="0.99pt solid #000000" fo:border-top="0.99pt solid #000000"/>
      <style:text-properties style:use-window-font-color="true"/>
    </style:style>
    <style:style style:name="ce99" style:family="table-cell" style:parent-style-name="Default">
      <style:table-cell-properties fo:border-bottom="none" fo:border-left="none" fo:padding="0.071cm" fo:border-right="0.99pt solid #000000" fo:border-top="none"/>
      <style:text-properties style:use-window-font-color="true"/>
    </style:style>
    <style:style style:name="ce100" style:family="table-cell" style:parent-style-name="Default">
      <style:table-cell-properties fo:border-bottom="0.06pt solid #000000" fo:background-color="#ffff99" style:diagonal-bl-tr="none" style:diagonal-tl-br="none" fo:border-left="0.06pt solid #000000" fo:padding="0.071cm" fo:border-right="0.99pt solid #000000" style:rotation-align="none" fo:border-top="0.06pt solid #000000"/>
      <style:text-properties style:use-window-font-color="true"/>
    </style:style>
    <style:style style:name="ce101" style:family="table-cell" style:parent-style-name="Default">
      <style:table-cell-properties fo:border-bottom="0.99pt solid #000000" fo:border-left="none" fo:padding="0.071cm" fo:border-right="0.99pt solid #000000" fo:border-top="none"/>
      <style:text-properties style:use-window-font-color="true"/>
    </style:style>
    <style:style style:name="ce102" style:family="table-cell" style:parent-style-name="Default">
      <style:text-properties fo:font-weight="bold" style:font-weight-asian="bold" style:font-weight-complex="bold"/>
    </style:style>
    <style:style style:name="ce103" style:family="table-cell" style:parent-style-name="Default">
      <style:table-cell-properties fo:padding="0.071cm"/>
      <style:text-properties fo:font-weight="bold" style:font-weight-asian="bold" style:font-weight-complex="bold"/>
    </style:style>
    <style:style style:name="ce104" style:family="table-cell" style:parent-style-name="Default" style:data-style-name="N99">
      <style:table-cell-properties fo:padding="0.071cm"/>
    </style:style>
    <style:style style:name="ce105" style:family="table-cell" style:parent-style-name="Default">
      <style:table-cell-properties fo:padding="0.071cm"/>
      <style:map style:condition="is-true-formula(NOT(ISERROR(FORMULA([.A86]))))" style:apply-style-name="Безымянный1" style:base-cell-address="Лист2.A86"/>
    </style:style>
    <style:style style:name="ce106" style:family="table-cell" style:parent-style-name="Default">
      <style:table-cell-properties fo:background-color="#ff3333" fo:border="0.06pt solid #000000" fo:padding="0.071cm"/>
      <style:map style:condition="is-true-formula(NOT(ISERROR(FORMULA([.B2]))))" style:apply-style-name="Безымянный1" style:base-cell-address="Лист2.B2"/>
    </style:style>
    <style:style style:name="ce107" style:family="table-cell" style:parent-style-name="Default">
      <style:table-cell-properties fo:background-color="#ff3333" fo:border="0.06pt solid #000000" fo:padding="0.071cm"/>
      <style:map style:condition="is-true-formula(NOT(ISERROR(FORMULA([.B3]))))" style:apply-style-name="Безымянный1" style:base-cell-address="Лист2.B3"/>
    </style:style>
    <style:style style:name="ce108" style:family="table-cell" style:parent-style-name="Default">
      <style:table-cell-properties fo:border="0.06pt solid #000000" fo:padding="0.071cm"/>
      <style:map style:condition="is-true-formula(NOT(ISERROR(FORMULA([.B4]))))" style:apply-style-name="Безымянный1" style:base-cell-address="Лист2.B4"/>
    </style:style>
    <style:style style:name="ce109" style:family="table-cell" style:parent-style-name="Default">
      <style:table-cell-properties fo:border="0.06pt solid #000000" fo:padding="0.071cm"/>
      <style:map style:condition="is-true-formula(NOT(ISERROR(FORMULA([.B3]))))" style:apply-style-name="Безымянный1" style:base-cell-address="Лист2.B3"/>
    </style:style>
    <style:style style:name="ce110" style:family="table-cell" style:parent-style-name="Default">
      <style:table-cell-properties fo:border="0.06pt solid #000000" fo:padding="0.071cm"/>
      <style:map style:condition="is-true-formula(NOT(ISERROR(FORMULA([.B3]))))" style:apply-style-name="Безымянный1" style:base-cell-address="Лист2.B3"/>
    </style:style>
    <style:style style:name="ce111" style:family="table-cell" style:parent-style-name="Default">
      <style:map style:condition="is-true-formula(NOT(ISERROR(FORMULA([.B3]))))" style:apply-style-name="Безымянный1" style:base-cell-address="Лист2.B3"/>
    </style:style>
    <style:style style:name="ce112" style:family="table-cell" style:parent-style-name="Default">
      <style:table-cell-properties fo:padding="0.071cm"/>
      <style:map style:condition="is-true-formula(NOT(ISERROR(FORMULA([.B3]))))" style:apply-style-name="Безымянный1" style:base-cell-address="Лист2.B3"/>
    </style:style>
    <style:style style:name="ce113" style:family="table-cell" style:parent-style-name="Default">
      <style:table-cell-properties fo:padding="0.071cm"/>
      <style:text-properties fo:font-weight="bold" style:font-weight-asian="bold" style:font-weight-complex="bold"/>
      <style:map style:condition="is-true-formula(NOT(ISERROR(FORMULA([.B3]))))" style:apply-style-name="Безымянный1" style:base-cell-address="Лист2.B3"/>
    </style:style>
    <style:style style:name="ce114" style:family="table-cell" style:parent-style-name="Default">
      <style:table-cell-properties fo:padding="0.071cm"/>
      <style:map style:condition="is-true-formula(NOT(ISERROR(FORMULA([.B42]))))" style:apply-style-name="Безымянный1" style:base-cell-address="Лист2.B42"/>
    </style:style>
    <style:style style:name="ce115" style:family="table-cell" style:parent-style-name="Default">
      <style:table-cell-properties fo:padding="0.071cm"/>
      <style:map style:condition="is-true-formula(NOT(ISERROR(FORMULA([.B43]))))" style:apply-style-name="Безымянный1" style:base-cell-address="Лист2.B43"/>
    </style:style>
    <style:style style:name="ce116" style:family="table-cell" style:parent-style-name="Default">
      <style:table-cell-properties fo:padding="0.071cm"/>
      <style:map style:condition="is-true-formula(NOT(ISERROR(FORMULA([.B44]))))" style:apply-style-name="Безымянный1" style:base-cell-address="Лист2.B44"/>
    </style:style>
    <style:style style:name="ce117" style:family="table-cell" style:parent-style-name="Default">
      <style:table-cell-properties fo:padding="0.071cm"/>
      <style:map style:condition="is-true-formula(NOT(ISERROR(FORMULA([.B45]))))" style:apply-style-name="Безымянный1" style:base-cell-address="Лист2.B45"/>
    </style:style>
    <style:style style:name="ce118" style:family="table-cell" style:parent-style-name="Default">
      <style:table-cell-properties fo:padding="0.071cm"/>
      <style:map style:condition="is-true-formula(NOT(ISERROR(FORMULA([.B46]))))" style:apply-style-name="Безымянный1" style:base-cell-address="Лист2.B46"/>
    </style:style>
    <style:style style:name="ce119" style:family="table-cell" style:parent-style-name="Default">
      <style:table-cell-properties fo:padding="0.071cm"/>
      <style:map style:condition="is-true-formula(NOT(ISERROR(FORMULA([.B47]))))" style:apply-style-name="Безымянный1" style:base-cell-address="Лист2.B47"/>
    </style:style>
    <style:style style:name="ce120" style:family="table-cell" style:parent-style-name="Default">
      <style:table-cell-properties fo:padding="0.071cm"/>
      <style:map style:condition="is-true-formula(NOT(ISERROR(FORMULA([.B48]))))" style:apply-style-name="Безымянный1" style:base-cell-address="Лист2.B48"/>
    </style:style>
    <style:style style:name="ce121" style:family="table-cell" style:parent-style-name="Default">
      <style:table-cell-properties fo:padding="0.071cm"/>
      <style:map style:condition="is-true-formula(NOT(ISERROR(FORMULA([.B49]))))" style:apply-style-name="Безымянный1" style:base-cell-address="Лист2.B49"/>
    </style:style>
    <style:style style:name="ce122" style:family="table-cell" style:parent-style-name="Default">
      <style:table-cell-properties fo:padding="0.071cm"/>
      <style:map style:condition="is-true-formula(NOT(ISERROR(FORMULA([.B50]))))" style:apply-style-name="Безымянный1" style:base-cell-address="Лист2.B50"/>
    </style:style>
    <style:style style:name="ce123" style:family="table-cell" style:parent-style-name="Default">
      <style:table-cell-properties fo:padding="0.071cm"/>
      <style:map style:condition="is-true-formula(NOT(ISERROR(FORMULA([.B51]))))" style:apply-style-name="Безымянный1" style:base-cell-address="Лист2.B51"/>
    </style:style>
    <style:style style:name="ce124" style:family="table-cell" style:parent-style-name="Default">
      <style:table-cell-properties fo:padding="0.071cm"/>
      <style:map style:condition="is-true-formula(NOT(ISERROR(FORMULA([.B52]))))" style:apply-style-name="Безымянный1" style:base-cell-address="Лист2.B52"/>
    </style:style>
    <style:style style:name="ce125" style:family="table-cell" style:parent-style-name="Default">
      <style:table-cell-properties fo:padding="0.071cm"/>
      <style:map style:condition="is-true-formula(NOT(ISERROR(FORMULA([.B53]))))" style:apply-style-name="Безымянный1" style:base-cell-address="Лист2.B53"/>
    </style:style>
    <style:style style:name="ce126" style:family="table-cell" style:parent-style-name="Default">
      <style:table-cell-properties fo:padding="0.071cm"/>
      <style:map style:condition="is-true-formula(NOT(ISERROR(FORMULA([.B54]))))" style:apply-style-name="Безымянный1" style:base-cell-address="Лист2.B54"/>
    </style:style>
    <style:style style:name="ce127" style:family="table-cell" style:parent-style-name="Default">
      <style:table-cell-properties fo:padding="0.071cm"/>
      <style:map style:condition="is-true-formula(NOT(ISERROR(FORMULA([.B55]))))" style:apply-style-name="Безымянный1" style:base-cell-address="Лист2.B55"/>
    </style:style>
    <style:style style:name="ce128" style:family="table-cell" style:parent-style-name="Default">
      <style:table-cell-properties fo:padding="0.071cm"/>
      <style:map style:condition="is-true-formula(NOT(ISERROR(FORMULA([.B56]))))" style:apply-style-name="Безымянный1" style:base-cell-address="Лист2.B56"/>
    </style:style>
    <style:style style:name="ce129" style:family="table-cell" style:parent-style-name="Default">
      <style:table-cell-properties fo:padding="0.071cm"/>
      <style:map style:condition="is-true-formula(NOT(ISERROR(FORMULA([.B57]))))" style:apply-style-name="Безымянный1" style:base-cell-address="Лист2.B57"/>
    </style:style>
    <style:style style:name="ce130" style:family="table-cell" style:parent-style-name="Default">
      <style:table-cell-properties fo:padding="0.071cm"/>
      <style:map style:condition="is-true-formula(NOT(ISERROR(FORMULA([.B58]))))" style:apply-style-name="Безымянный1" style:base-cell-address="Лист2.B58"/>
    </style:style>
    <style:style style:name="ce131" style:family="table-cell" style:parent-style-name="Default">
      <style:table-cell-properties fo:padding="0.071cm"/>
      <style:map style:condition="is-true-formula(NOT(ISERROR(FORMULA([.B59]))))" style:apply-style-name="Безымянный1" style:base-cell-address="Лист2.B59"/>
    </style:style>
    <style:style style:name="ce132" style:family="table-cell" style:parent-style-name="Default">
      <style:table-cell-properties fo:padding="0.071cm"/>
      <style:map style:condition="is-true-formula(NOT(ISERROR(FORMULA([.B60]))))" style:apply-style-name="Безымянный1" style:base-cell-address="Лист2.B60"/>
    </style:style>
    <style:style style:name="ce133" style:family="table-cell" style:parent-style-name="Default">
      <style:table-cell-properties fo:padding="0.071cm"/>
      <style:map style:condition="is-true-formula(NOT(ISERROR(FORMULA([.B61]))))" style:apply-style-name="Безымянный1" style:base-cell-address="Лист2.B61"/>
    </style:style>
    <style:style style:name="ce134" style:family="table-cell" style:parent-style-name="Default">
      <style:table-cell-properties fo:padding="0.071cm"/>
      <style:map style:condition="is-true-formula(NOT(ISERROR(FORMULA([.B62]))))" style:apply-style-name="Безымянный1" style:base-cell-address="Лист2.B62"/>
    </style:style>
    <style:style style:name="ce135" style:family="table-cell" style:parent-style-name="Default">
      <style:table-cell-properties fo:padding="0.071cm"/>
      <style:map style:condition="is-true-formula(NOT(ISERROR(FORMULA([.B63]))))" style:apply-style-name="Безымянный1" style:base-cell-address="Лист2.B63"/>
    </style:style>
    <style:style style:name="ce136" style:family="table-cell" style:parent-style-name="Default">
      <style:table-cell-properties fo:padding="0.071cm"/>
      <style:map style:condition="is-true-formula(NOT(ISERROR(FORMULA([.B64]))))" style:apply-style-name="Безымянный1" style:base-cell-address="Лист2.B64"/>
    </style:style>
    <style:style style:name="ce137" style:family="table-cell" style:parent-style-name="Default">
      <style:table-cell-properties fo:padding="0.071cm"/>
      <style:map style:condition="is-true-formula(NOT(ISERROR(FORMULA([.B65]))))" style:apply-style-name="Безымянный1" style:base-cell-address="Лист2.B65"/>
    </style:style>
    <style:style style:name="ce138" style:family="table-cell" style:parent-style-name="Default">
      <style:table-cell-properties fo:padding="0.071cm"/>
      <style:map style:condition="is-true-formula(NOT(ISERROR(FORMULA([.B66]))))" style:apply-style-name="Безымянный1" style:base-cell-address="Лист2.B66"/>
    </style:style>
    <style:style style:name="ce139" style:family="table-cell" style:parent-style-name="Default">
      <style:table-cell-properties fo:padding="0.071cm"/>
      <style:map style:condition="is-true-formula(NOT(ISERROR(FORMULA([.B67]))))" style:apply-style-name="Безымянный1" style:base-cell-address="Лист2.B67"/>
    </style:style>
    <style:style style:name="ce140" style:family="table-cell" style:parent-style-name="Default">
      <style:table-cell-properties fo:padding="0.071cm"/>
      <style:map style:condition="is-true-formula(NOT(ISERROR(FORMULA([.B68]))))" style:apply-style-name="Безымянный1" style:base-cell-address="Лист2.B68"/>
    </style:style>
    <style:style style:name="ce141" style:family="table-cell" style:parent-style-name="Default">
      <style:table-cell-properties fo:padding="0.071cm"/>
      <style:map style:condition="is-true-formula(NOT(ISERROR(FORMULA([.B69]))))" style:apply-style-name="Безымянный1" style:base-cell-address="Лист2.B69"/>
    </style:style>
    <style:style style:name="ce142" style:family="table-cell" style:parent-style-name="Default">
      <style:table-cell-properties fo:padding="0.071cm"/>
      <style:map style:condition="is-true-formula(NOT(ISERROR(FORMULA([.B70]))))" style:apply-style-name="Безымянный1" style:base-cell-address="Лист2.B70"/>
    </style:style>
    <style:style style:name="ce143" style:family="table-cell" style:parent-style-name="Default">
      <style:table-cell-properties fo:padding="0.071cm"/>
      <style:map style:condition="is-true-formula(NOT(ISERROR(FORMULA([.B85]))))" style:apply-style-name="Безымянный1" style:base-cell-address="Лист2.B85"/>
    </style:style>
    <style:style style:name="ce144" style:family="table-cell" style:parent-style-name="Default">
      <style:table-cell-properties fo:padding="0.071cm"/>
      <style:map style:condition="is-true-formula(NOT(ISERROR(FORMULA([.B86]))))" style:apply-style-name="Безымянный1" style:base-cell-address="Лист2.B86"/>
    </style:style>
    <style:style style:name="ce145" style:family="table-cell" style:parent-style-name="Default">
      <style:map style:condition="is-true-formula(NOT(ISERROR(FORMULA([.B3]))))" style:apply-style-name="Безымянный1" style:base-cell-address="Лист2.B3"/>
    </style:style>
    <style:style style:name="ce146" style:family="table-cell" style:parent-style-name="Default">
      <style:map style:condition="is-true-formula(NOT(ISERROR(FORMULA([.C2]))))" style:apply-style-name="Безымянный1" style:base-cell-address="Лист2.C2"/>
    </style:style>
    <style:style style:name="ce147" style:family="table-cell" style:parent-style-name="Default">
      <style:table-cell-properties fo:padding="0.071cm"/>
      <style:map style:condition="is-true-formula(NOT(ISERROR(FORMULA([.C2]))))" style:apply-style-name="Безымянный1" style:base-cell-address="Лист2.C2"/>
    </style:style>
    <style:style style:name="ce148" style:family="table-cell" style:parent-style-name="Default">
      <style:table-cell-properties fo:padding="0.071cm"/>
      <style:text-properties fo:font-weight="bold" style:font-weight-asian="bold" style:font-weight-complex="bold"/>
      <style:map style:condition="is-true-formula(NOT(ISERROR(FORMULA([.C2]))))" style:apply-style-name="Безымянный1" style:base-cell-address="Лист2.C2"/>
    </style:style>
    <style:style style:name="ce149" style:family="table-cell" style:parent-style-name="Default">
      <style:table-cell-properties fo:padding="0.071cm"/>
      <style:map style:condition="is-true-formula(NOT(ISERROR(FORMULA([.C42]))))" style:apply-style-name="Безымянный1" style:base-cell-address="Лист2.C42"/>
    </style:style>
    <style:style style:name="ce150" style:family="table-cell" style:parent-style-name="Default">
      <style:table-cell-properties fo:padding="0.071cm"/>
      <style:map style:condition="is-true-formula(NOT(ISERROR(FORMULA([.C43]))))" style:apply-style-name="Безымянный1" style:base-cell-address="Лист2.C43"/>
    </style:style>
    <style:style style:name="ce151" style:family="table-cell" style:parent-style-name="Default">
      <style:table-cell-properties fo:padding="0.071cm"/>
      <style:map style:condition="is-true-formula(NOT(ISERROR(FORMULA([.C44]))))" style:apply-style-name="Безымянный1" style:base-cell-address="Лист2.C44"/>
    </style:style>
    <style:style style:name="ce152" style:family="table-cell" style:parent-style-name="Default">
      <style:table-cell-properties fo:padding="0.071cm"/>
      <style:map style:condition="is-true-formula(NOT(ISERROR(FORMULA([.C45]))))" style:apply-style-name="Безымянный1" style:base-cell-address="Лист2.C45"/>
    </style:style>
    <style:style style:name="ce153" style:family="table-cell" style:parent-style-name="Default">
      <style:table-cell-properties fo:padding="0.071cm"/>
      <style:map style:condition="is-true-formula(NOT(ISERROR(FORMULA([.C46]))))" style:apply-style-name="Безымянный1" style:base-cell-address="Лист2.C46"/>
    </style:style>
    <style:style style:name="ce154" style:family="table-cell" style:parent-style-name="Default">
      <style:table-cell-properties fo:padding="0.071cm"/>
      <style:map style:condition="is-true-formula(NOT(ISERROR(FORMULA([.C47]))))" style:apply-style-name="Безымянный1" style:base-cell-address="Лист2.C47"/>
    </style:style>
    <style:style style:name="ce155" style:family="table-cell" style:parent-style-name="Default">
      <style:table-cell-properties fo:padding="0.071cm"/>
      <style:map style:condition="is-true-formula(NOT(ISERROR(FORMULA([.C48]))))" style:apply-style-name="Безымянный1" style:base-cell-address="Лист2.C48"/>
    </style:style>
    <style:style style:name="ce156" style:family="table-cell" style:parent-style-name="Default">
      <style:table-cell-properties fo:padding="0.071cm"/>
      <style:map style:condition="is-true-formula(NOT(ISERROR(FORMULA([.C49]))))" style:apply-style-name="Безымянный1" style:base-cell-address="Лист2.C49"/>
    </style:style>
    <style:style style:name="ce157" style:family="table-cell" style:parent-style-name="Default">
      <style:table-cell-properties fo:padding="0.071cm"/>
      <style:map style:condition="is-true-formula(NOT(ISERROR(FORMULA([.C50]))))" style:apply-style-name="Безымянный1" style:base-cell-address="Лист2.C50"/>
    </style:style>
    <style:style style:name="ce158" style:family="table-cell" style:parent-style-name="Default">
      <style:table-cell-properties fo:padding="0.071cm"/>
      <style:map style:condition="is-true-formula(NOT(ISERROR(FORMULA([.C51]))))" style:apply-style-name="Безымянный1" style:base-cell-address="Лист2.C51"/>
    </style:style>
    <style:style style:name="ce159" style:family="table-cell" style:parent-style-name="Default">
      <style:table-cell-properties fo:padding="0.071cm"/>
      <style:map style:condition="is-true-formula(NOT(ISERROR(FORMULA([.C52]))))" style:apply-style-name="Безымянный1" style:base-cell-address="Лист2.C52"/>
    </style:style>
    <style:style style:name="ce160" style:family="table-cell" style:parent-style-name="Default">
      <style:table-cell-properties fo:padding="0.071cm"/>
      <style:map style:condition="is-true-formula(NOT(ISERROR(FORMULA([.C53]))))" style:apply-style-name="Безымянный1" style:base-cell-address="Лист2.C53"/>
    </style:style>
    <style:style style:name="ce161" style:family="table-cell" style:parent-style-name="Default">
      <style:table-cell-properties fo:padding="0.071cm"/>
      <style:map style:condition="is-true-formula(NOT(ISERROR(FORMULA([.C54]))))" style:apply-style-name="Безымянный1" style:base-cell-address="Лист2.C54"/>
    </style:style>
    <style:style style:name="ce162" style:family="table-cell" style:parent-style-name="Default">
      <style:table-cell-properties fo:padding="0.071cm"/>
      <style:map style:condition="is-true-formula(NOT(ISERROR(FORMULA([.C55]))))" style:apply-style-name="Безымянный1" style:base-cell-address="Лист2.C55"/>
    </style:style>
    <style:style style:name="ce163" style:family="table-cell" style:parent-style-name="Default">
      <style:table-cell-properties fo:padding="0.071cm"/>
      <style:map style:condition="is-true-formula(NOT(ISERROR(FORMULA([.C56]))))" style:apply-style-name="Безымянный1" style:base-cell-address="Лист2.C56"/>
    </style:style>
    <style:style style:name="ce164" style:family="table-cell" style:parent-style-name="Default">
      <style:table-cell-properties fo:padding="0.071cm"/>
      <style:map style:condition="is-true-formula(NOT(ISERROR(FORMULA([.C57]))))" style:apply-style-name="Безымянный1" style:base-cell-address="Лист2.C57"/>
    </style:style>
    <style:style style:name="ce165" style:family="table-cell" style:parent-style-name="Default">
      <style:table-cell-properties fo:padding="0.071cm"/>
      <style:map style:condition="is-true-formula(NOT(ISERROR(FORMULA([.C58]))))" style:apply-style-name="Безымянный1" style:base-cell-address="Лист2.C58"/>
    </style:style>
    <style:style style:name="ce166" style:family="table-cell" style:parent-style-name="Default">
      <style:table-cell-properties fo:padding="0.071cm"/>
      <style:map style:condition="is-true-formula(NOT(ISERROR(FORMULA([.C59]))))" style:apply-style-name="Безымянный1" style:base-cell-address="Лист2.C59"/>
    </style:style>
    <style:style style:name="ce167" style:family="table-cell" style:parent-style-name="Default">
      <style:table-cell-properties fo:padding="0.071cm"/>
      <style:map style:condition="is-true-formula(NOT(ISERROR(FORMULA([.C60]))))" style:apply-style-name="Безымянный1" style:base-cell-address="Лист2.C60"/>
    </style:style>
    <style:style style:name="ce168" style:family="table-cell" style:parent-style-name="Default">
      <style:table-cell-properties fo:padding="0.071cm"/>
      <style:map style:condition="is-true-formula(NOT(ISERROR(FORMULA([.C61]))))" style:apply-style-name="Безымянный1" style:base-cell-address="Лист2.C61"/>
    </style:style>
    <style:style style:name="ce169" style:family="table-cell" style:parent-style-name="Default">
      <style:table-cell-properties fo:padding="0.071cm"/>
      <style:map style:condition="is-true-formula(NOT(ISERROR(FORMULA([.C62]))))" style:apply-style-name="Безымянный1" style:base-cell-address="Лист2.C62"/>
    </style:style>
    <style:style style:name="ce170" style:family="table-cell" style:parent-style-name="Default">
      <style:table-cell-properties fo:padding="0.071cm"/>
      <style:map style:condition="is-true-formula(NOT(ISERROR(FORMULA([.C63]))))" style:apply-style-name="Безымянный1" style:base-cell-address="Лист2.C63"/>
    </style:style>
    <style:style style:name="ce171" style:family="table-cell" style:parent-style-name="Default">
      <style:table-cell-properties fo:padding="0.071cm"/>
      <style:map style:condition="is-true-formula(NOT(ISERROR(FORMULA([.C64]))))" style:apply-style-name="Безымянный1" style:base-cell-address="Лист2.C64"/>
    </style:style>
    <style:style style:name="ce172" style:family="table-cell" style:parent-style-name="Default">
      <style:table-cell-properties fo:padding="0.071cm"/>
      <style:map style:condition="is-true-formula(NOT(ISERROR(FORMULA([.C65]))))" style:apply-style-name="Безымянный1" style:base-cell-address="Лист2.C65"/>
    </style:style>
    <style:style style:name="ce173" style:family="table-cell" style:parent-style-name="Default">
      <style:table-cell-properties fo:padding="0.071cm"/>
      <style:map style:condition="is-true-formula(NOT(ISERROR(FORMULA([.C66]))))" style:apply-style-name="Безымянный1" style:base-cell-address="Лист2.C66"/>
    </style:style>
    <style:style style:name="ce174" style:family="table-cell" style:parent-style-name="Default">
      <style:table-cell-properties fo:padding="0.071cm"/>
      <style:map style:condition="is-true-formula(NOT(ISERROR(FORMULA([.C67]))))" style:apply-style-name="Безымянный1" style:base-cell-address="Лист2.C67"/>
    </style:style>
    <style:style style:name="ce175" style:family="table-cell" style:parent-style-name="Default">
      <style:table-cell-properties fo:padding="0.071cm"/>
      <style:map style:condition="is-true-formula(NOT(ISERROR(FORMULA([.C68]))))" style:apply-style-name="Безымянный1" style:base-cell-address="Лист2.C68"/>
    </style:style>
    <style:style style:name="ce176" style:family="table-cell" style:parent-style-name="Default">
      <style:table-cell-properties fo:padding="0.071cm"/>
      <style:map style:condition="is-true-formula(NOT(ISERROR(FORMULA([.C69]))))" style:apply-style-name="Безымянный1" style:base-cell-address="Лист2.C69"/>
    </style:style>
    <style:style style:name="ce177" style:family="table-cell" style:parent-style-name="Default">
      <style:table-cell-properties fo:padding="0.071cm"/>
      <style:map style:condition="is-true-formula(NOT(ISERROR(FORMULA([.C70]))))" style:apply-style-name="Безымянный1" style:base-cell-address="Лист2.C70"/>
    </style:style>
    <style:style style:name="ce178" style:family="table-cell" style:parent-style-name="Default">
      <style:table-cell-properties fo:padding="0.071cm"/>
      <style:map style:condition="is-true-formula(NOT(ISERROR(FORMULA([.C86]))))" style:apply-style-name="Безымянный1" style:base-cell-address="Лист2.C86"/>
    </style:style>
    <style:style style:name="ce179" style:family="table-cell" style:parent-style-name="Default">
      <style:table-cell-properties fo:border="0.06pt solid #000000"/>
    </style:style>
    <style:style style:name="ce180" style:family="table-cell" style:parent-style-name="Default">
      <style:table-cell-properties fo:border="0.06pt solid #000000" fo:padding="0.071cm"/>
    </style:style>
    <style:style style:name="ce181" style:family="table-cell" style:parent-style-name="Default">
      <style:table-cell-properties fo:border="0.06pt solid #000000" fo:padding="0.071cm"/>
      <style:text-properties fo:font-weight="bold" style:font-weight-asian="bold" style:font-weight-complex="bold"/>
    </style:style>
    <style:style style:name="ce182" style:family="table-cell" style:parent-style-name="Default">
      <style:table-cell-properties fo:padding="0.071cm"/>
      <style:map style:condition="is-true-formula(NOT(ISERROR(FORMULA([.D86]))))" style:apply-style-name="Безымянный1" style:base-cell-address="Лист2.D86"/>
    </style:style>
    <style:style style:name="ce183" style:family="table-cell" style:parent-style-name="Default">
      <style:map style:condition="is-true-formula(NOT(ISERROR(FORMULA([.J44]))))" style:apply-style-name="Безымянный1" style:base-cell-address="Лист2.D88"/>
    </style:style>
    <style:style style:name="ce184" style:family="table-cell" style:parent-style-name="Default">
      <style:table-cell-properties fo:padding="0.071cm"/>
      <style:map style:condition="is-true-formula(NOT(ISERROR(FORMULA([.J44]))))" style:apply-style-name="Безымянный1" style:base-cell-address="Лист2.D88"/>
    </style:style>
    <style:style style:name="ce185" style:family="table-cell" style:parent-style-name="Default" style:data-style-name="N0">
      <style:table-cell-properties fo:background-color="#ff6600" fo:border="0.06pt solid #000000" fo:padding="0.071cm"/>
    </style:style>
    <style:style style:name="ce186" style:family="table-cell" style:parent-style-name="Default">
      <style:table-cell-properties fo:padding="0.071cm"/>
      <style:text-properties style:font-name="Arial" style:font-name-asian="DejaVu Sans" style:font-name-complex="Arial"/>
    </style:style>
    <style:style style:name="ce187" style:family="table-cell" style:parent-style-name="Default" style:data-style-name="N0">
      <style:table-cell-properties fo:padding="0.071cm"/>
    </style:style>
    <style:style style:name="ce188" style:family="table-cell" style:parent-style-name="Default">
      <style:table-cell-properties fo:background-color="#ff6600" fo:border="0.06pt solid #000000" fo:padding="0.071cm"/>
    </style:style>
    <style:style style:name="ce189" style:family="table-cell" style:parent-style-name="Default">
      <style:table-cell-properties fo:background-color="#ff6600" fo:border="0.06pt solid #000000" fo:padding="0.071cm"/>
      <style:text-properties style:font-name="Arial" style:font-name-asian="DejaVu Sans" style:font-name-complex="Arial"/>
    </style:style>
    <style:style style:name="ce190" style:family="table-cell" style:parent-style-name="Default">
      <style:table-cell-properties fo:padding="0.071cm"/>
      <style:map style:condition="is-true-formula(NOT(ISERROR(FORMULA([.G41]))))" style:apply-style-name="Безымянный1" style:base-cell-address="Лист2.G41"/>
    </style:style>
    <style:style style:name="ce191" style:family="table-cell" style:parent-style-name="Default">
      <style:table-cell-properties fo:padding="0.071cm"/>
      <style:map style:condition="is-true-formula(NOT(ISERROR(FORMULA([.G42]))))" style:apply-style-name="Безымянный1" style:base-cell-address="Лист2.G42"/>
    </style:style>
    <style:style style:name="ce192" style:family="table-cell" style:parent-style-name="Default">
      <style:table-cell-properties fo:padding="0.071cm"/>
      <style:map style:condition="is-true-formula(NOT(ISERROR(FORMULA([.G43]))))" style:apply-style-name="Безымянный1" style:base-cell-address="Лист2.G43"/>
    </style:style>
    <style:style style:name="ce193" style:family="table-cell" style:parent-style-name="Default">
      <style:table-cell-properties fo:padding="0.071cm"/>
      <style:map style:condition="is-true-formula(NOT(ISERROR(FORMULA([.G44]))))" style:apply-style-name="Безымянный1" style:base-cell-address="Лист2.G44"/>
    </style:style>
    <style:style style:name="ce194" style:family="table-cell" style:parent-style-name="Default">
      <style:table-cell-properties fo:padding="0.071cm"/>
      <style:map style:condition="is-true-formula(NOT(ISERROR(FORMULA([.G45]))))" style:apply-style-name="Безымянный1" style:base-cell-address="Лист2.G45"/>
    </style:style>
    <style:style style:name="ce195" style:family="table-cell" style:parent-style-name="Default">
      <style:table-cell-properties fo:padding="0.071cm"/>
      <style:map style:condition="is-true-formula(NOT(ISERROR(FORMULA([.G46]))))" style:apply-style-name="Безымянный1" style:base-cell-address="Лист2.G46"/>
    </style:style>
    <style:style style:name="ce196" style:family="table-cell" style:parent-style-name="Default">
      <style:table-cell-properties fo:padding="0.071cm"/>
      <style:map style:condition="is-true-formula(NOT(ISERROR(FORMULA([.G47]))))" style:apply-style-name="Безымянный1" style:base-cell-address="Лист2.G47"/>
    </style:style>
    <style:style style:name="ce197" style:family="table-cell" style:parent-style-name="Default">
      <style:table-cell-properties fo:padding="0.071cm"/>
      <style:map style:condition="is-true-formula(NOT(ISERROR(FORMULA([.G48]))))" style:apply-style-name="Безымянный1" style:base-cell-address="Лист2.G48"/>
    </style:style>
    <style:style style:name="ce198" style:family="table-cell" style:parent-style-name="Default">
      <style:table-cell-properties fo:padding="0.071cm"/>
      <style:map style:condition="is-true-formula(NOT(ISERROR(FORMULA([.G49]))))" style:apply-style-name="Безымянный1" style:base-cell-address="Лист2.G49"/>
    </style:style>
    <style:style style:name="ce199" style:family="table-cell" style:parent-style-name="Default">
      <style:table-cell-properties fo:padding="0.071cm"/>
      <style:map style:condition="is-true-formula(NOT(ISERROR(FORMULA([.G50]))))" style:apply-style-name="Безымянный1" style:base-cell-address="Лист2.G50"/>
    </style:style>
    <style:style style:name="ce200" style:family="table-cell" style:parent-style-name="Default">
      <style:table-cell-properties fo:padding="0.071cm"/>
      <style:map style:condition="is-true-formula(NOT(ISERROR(FORMULA([.G51]))))" style:apply-style-name="Безымянный1" style:base-cell-address="Лист2.G51"/>
    </style:style>
    <style:style style:name="ce201" style:family="table-cell" style:parent-style-name="Default">
      <style:table-cell-properties fo:padding="0.071cm"/>
      <style:map style:condition="is-true-formula(NOT(ISERROR(FORMULA([.G52]))))" style:apply-style-name="Безымянный1" style:base-cell-address="Лист2.G52"/>
    </style:style>
    <style:style style:name="ce202" style:family="table-cell" style:parent-style-name="Default">
      <style:table-cell-properties fo:padding="0.071cm"/>
      <style:map style:condition="is-true-formula(NOT(ISERROR(FORMULA([.G53]))))" style:apply-style-name="Безымянный1" style:base-cell-address="Лист2.G53"/>
    </style:style>
    <style:style style:name="ce203" style:family="table-cell" style:parent-style-name="Default">
      <style:table-cell-properties fo:padding="0.071cm"/>
      <style:map style:condition="is-true-formula(NOT(ISERROR(FORMULA([.G49]))))" style:apply-style-name="Безымянный1" style:base-cell-address="Лист2.G54"/>
    </style:style>
    <style:style style:name="ce204" style:family="table-cell" style:parent-style-name="Default">
      <style:table-cell-properties fo:padding="0.071cm"/>
      <style:map style:condition="is-true-formula(NOT(ISERROR(FORMULA([.G49]))))" style:apply-style-name="Безымянный1" style:base-cell-address="Лист2.G55"/>
    </style:style>
    <style:style style:name="ce205" style:family="table-cell" style:parent-style-name="Default">
      <style:table-cell-properties fo:padding="0.071cm"/>
      <style:map style:condition="is-true-formula(NOT(ISERROR(FORMULA([.G56]))))" style:apply-style-name="Безымянный1" style:base-cell-address="Лист2.G56"/>
    </style:style>
    <style:style style:name="ce206" style:family="table-cell" style:parent-style-name="Default">
      <style:table-cell-properties fo:padding="0.071cm"/>
      <style:map style:condition="is-true-formula(NOT(ISERROR(FORMULA([.G57]))))" style:apply-style-name="Безымянный1" style:base-cell-address="Лист2.G57"/>
    </style:style>
    <style:style style:name="ce207" style:family="table-cell" style:parent-style-name="Default">
      <style:table-cell-properties fo:padding="0.071cm"/>
      <style:map style:condition="is-true-formula(NOT(ISERROR(FORMULA([.G58]))))" style:apply-style-name="Безымянный1" style:base-cell-address="Лист2.G58"/>
    </style:style>
    <style:style style:name="ce208" style:family="table-cell" style:parent-style-name="Default">
      <style:table-cell-properties fo:padding="0.071cm"/>
      <style:map style:condition="is-true-formula(NOT(ISERROR(FORMULA([.G59]))))" style:apply-style-name="Безымянный1" style:base-cell-address="Лист2.G59"/>
    </style:style>
    <style:style style:name="ce209" style:family="table-cell" style:parent-style-name="Default">
      <style:table-cell-properties fo:padding="0.071cm"/>
      <style:map style:condition="is-true-formula(NOT(ISERROR(FORMULA([.G60]))))" style:apply-style-name="Безымянный1" style:base-cell-address="Лист2.G60"/>
    </style:style>
    <style:style style:name="ce210" style:family="table-cell" style:parent-style-name="Default">
      <style:table-cell-properties fo:padding="0.071cm"/>
      <style:map style:condition="is-true-formula(NOT(ISERROR(FORMULA([.G61]))))" style:apply-style-name="Безымянный1" style:base-cell-address="Лист2.G61"/>
    </style:style>
    <style:style style:name="ce211" style:family="table-cell" style:parent-style-name="Default">
      <style:table-cell-properties fo:padding="0.071cm"/>
      <style:map style:condition="is-true-formula(NOT(ISERROR(FORMULA([.G62]))))" style:apply-style-name="Безымянный1" style:base-cell-address="Лист2.G62"/>
    </style:style>
    <style:style style:name="ce212" style:family="table-cell" style:parent-style-name="Default">
      <style:table-cell-properties fo:padding="0.071cm"/>
      <style:map style:condition="is-true-formula(NOT(ISERROR(FORMULA([.G63]))))" style:apply-style-name="Безымянный1" style:base-cell-address="Лист2.G63"/>
    </style:style>
    <style:style style:name="ce213" style:family="table-cell" style:parent-style-name="Default">
      <style:table-cell-properties fo:padding="0.071cm"/>
      <style:map style:condition="is-true-formula(NOT(ISERROR(FORMULA([.G64]))))" style:apply-style-name="Безымянный1" style:base-cell-address="Лист2.G64"/>
    </style:style>
    <style:style style:name="ce214" style:family="table-cell" style:parent-style-name="Default">
      <style:table-cell-properties fo:background-color="#ffff99" fo:border="0.06pt solid #000000" fo:padding="0.071cm"/>
    </style:style>
    <style:style style:name="ce215" style:family="table-cell" style:parent-style-name="Default" style:data-style-name="N0">
      <style:table-cell-properties fo:background-color="#99ff66" fo:border="0.06pt solid #000000" fo:padding="0.071cm"/>
    </style:style>
    <style:style style:name="ce216" style:family="table-cell" style:parent-style-name="Default">
      <style:table-cell-properties fo:padding="0.071cm"/>
      <style:map style:condition="is-true-formula(NOT(ISERROR(FORMULA([.H41]))))" style:apply-style-name="Безымянный1" style:base-cell-address="Лист2.H41"/>
    </style:style>
    <style:style style:name="ce217" style:family="table-cell" style:parent-style-name="Default">
      <style:table-cell-properties fo:padding="0.071cm"/>
      <style:map style:condition="is-true-formula(NOT(ISERROR(FORMULA([.H42]))))" style:apply-style-name="Безымянный1" style:base-cell-address="Лист2.H42"/>
    </style:style>
    <style:style style:name="ce218" style:family="table-cell" style:parent-style-name="Default">
      <style:table-cell-properties fo:padding="0.071cm"/>
      <style:map style:condition="is-true-formula(NOT(ISERROR(FORMULA([.H43]))))" style:apply-style-name="Безымянный1" style:base-cell-address="Лист2.H43"/>
    </style:style>
    <style:style style:name="ce219" style:family="table-cell" style:parent-style-name="Default">
      <style:table-cell-properties fo:padding="0.071cm"/>
      <style:map style:condition="is-true-formula(NOT(ISERROR(FORMULA([.H44]))))" style:apply-style-name="Безымянный1" style:base-cell-address="Лист2.H44"/>
    </style:style>
    <style:style style:name="ce220" style:family="table-cell" style:parent-style-name="Default">
      <style:table-cell-properties fo:padding="0.071cm"/>
      <style:map style:condition="is-true-formula(NOT(ISERROR(FORMULA([.H45]))))" style:apply-style-name="Безымянный1" style:base-cell-address="Лист2.H45"/>
    </style:style>
    <style:style style:name="ce221" style:family="table-cell" style:parent-style-name="Default">
      <style:table-cell-properties fo:padding="0.071cm"/>
      <style:map style:condition="is-true-formula(NOT(ISERROR(FORMULA([.H46]))))" style:apply-style-name="Безымянный1" style:base-cell-address="Лист2.H46"/>
    </style:style>
    <style:style style:name="ce222" style:family="table-cell" style:parent-style-name="Default">
      <style:table-cell-properties fo:padding="0.071cm"/>
      <style:map style:condition="is-true-formula(NOT(ISERROR(FORMULA([.H47]))))" style:apply-style-name="Безымянный1" style:base-cell-address="Лист2.H47"/>
    </style:style>
    <style:style style:name="ce223" style:family="table-cell" style:parent-style-name="Default">
      <style:table-cell-properties fo:padding="0.071cm"/>
      <style:map style:condition="is-true-formula(NOT(ISERROR(FORMULA([.H48]))))" style:apply-style-name="Безымянный1" style:base-cell-address="Лист2.H48"/>
    </style:style>
    <style:style style:name="ce224" style:family="table-cell" style:parent-style-name="Default">
      <style:table-cell-properties fo:padding="0.071cm"/>
      <style:map style:condition="is-true-formula(NOT(ISERROR(FORMULA([.H49]))))" style:apply-style-name="Безымянный1" style:base-cell-address="Лист2.H49"/>
    </style:style>
    <style:style style:name="ce225" style:family="table-cell" style:parent-style-name="Default">
      <style:table-cell-properties fo:padding="0.071cm"/>
      <style:map style:condition="is-true-formula(NOT(ISERROR(FORMULA([.H50]))))" style:apply-style-name="Безымянный1" style:base-cell-address="Лист2.H50"/>
    </style:style>
    <style:style style:name="ce226" style:family="table-cell" style:parent-style-name="Default">
      <style:table-cell-properties fo:padding="0.071cm"/>
      <style:map style:condition="is-true-formula(NOT(ISERROR(FORMULA([.H51]))))" style:apply-style-name="Безымянный1" style:base-cell-address="Лист2.H51"/>
    </style:style>
    <style:style style:name="ce227" style:family="table-cell" style:parent-style-name="Default">
      <style:table-cell-properties fo:padding="0.071cm"/>
      <style:map style:condition="is-true-formula(NOT(ISERROR(FORMULA([.H52]))))" style:apply-style-name="Безымянный1" style:base-cell-address="Лист2.H52"/>
    </style:style>
    <style:style style:name="ce228" style:family="table-cell" style:parent-style-name="Default">
      <style:table-cell-properties fo:padding="0.071cm"/>
      <style:map style:condition="is-true-formula(NOT(ISERROR(FORMULA([.H53]))))" style:apply-style-name="Безымянный1" style:base-cell-address="Лист2.H53"/>
    </style:style>
    <style:style style:name="ce229" style:family="table-cell" style:parent-style-name="Default">
      <style:table-cell-properties fo:padding="0.071cm"/>
      <style:map style:condition="is-true-formula(NOT(ISERROR(FORMULA([.H54]))))" style:apply-style-name="Безымянный1" style:base-cell-address="Лист2.H54"/>
    </style:style>
    <style:style style:name="ce230" style:family="table-cell" style:parent-style-name="Default">
      <style:table-cell-properties fo:padding="0.071cm"/>
      <style:map style:condition="is-true-formula(NOT(ISERROR(FORMULA([.H55]))))" style:apply-style-name="Безымянный1" style:base-cell-address="Лист2.H55"/>
    </style:style>
    <style:style style:name="ce231" style:family="table-cell" style:parent-style-name="Default">
      <style:table-cell-properties fo:padding="0.071cm"/>
      <style:map style:condition="is-true-formula(NOT(ISERROR(FORMULA([.H56]))))" style:apply-style-name="Безымянный1" style:base-cell-address="Лист2.H56"/>
    </style:style>
    <style:style style:name="ce232" style:family="table-cell" style:parent-style-name="Default">
      <style:table-cell-properties fo:padding="0.071cm"/>
      <style:map style:condition="is-true-formula(NOT(ISERROR(FORMULA([.H57]))))" style:apply-style-name="Безымянный1" style:base-cell-address="Лист2.H57"/>
    </style:style>
    <style:style style:name="ce233" style:family="table-cell" style:parent-style-name="Default">
      <style:table-cell-properties fo:padding="0.071cm"/>
      <style:map style:condition="is-true-formula(NOT(ISERROR(FORMULA([.H58]))))" style:apply-style-name="Безымянный1" style:base-cell-address="Лист2.H58"/>
    </style:style>
    <style:style style:name="ce234" style:family="table-cell" style:parent-style-name="Default">
      <style:table-cell-properties fo:padding="0.071cm"/>
      <style:map style:condition="is-true-formula(NOT(ISERROR(FORMULA([.H59]))))" style:apply-style-name="Безымянный1" style:base-cell-address="Лист2.H59"/>
    </style:style>
    <style:style style:name="ce235" style:family="table-cell" style:parent-style-name="Default">
      <style:table-cell-properties fo:padding="0.071cm"/>
      <style:map style:condition="is-true-formula(NOT(ISERROR(FORMULA([.H60]))))" style:apply-style-name="Безымянный1" style:base-cell-address="Лист2.H60"/>
    </style:style>
    <style:style style:name="ce236" style:family="table-cell" style:parent-style-name="Default">
      <style:table-cell-properties fo:padding="0.071cm"/>
      <style:map style:condition="is-true-formula(NOT(ISERROR(FORMULA([.H61]))))" style:apply-style-name="Безымянный1" style:base-cell-address="Лист2.H61"/>
    </style:style>
    <style:style style:name="ce237" style:family="table-cell" style:parent-style-name="Default">
      <style:table-cell-properties fo:padding="0.071cm"/>
      <style:map style:condition="is-true-formula(NOT(ISERROR(FORMULA([.H62]))))" style:apply-style-name="Безымянный1" style:base-cell-address="Лист2.H62"/>
    </style:style>
    <style:style style:name="ce238" style:family="table-cell" style:parent-style-name="Default">
      <style:table-cell-properties fo:padding="0.071cm"/>
      <style:map style:condition="is-true-formula(NOT(ISERROR(FORMULA([.H63]))))" style:apply-style-name="Безымянный1" style:base-cell-address="Лист2.H63"/>
    </style:style>
    <style:style style:name="ce239" style:family="table-cell" style:parent-style-name="Default">
      <style:table-cell-properties fo:padding="0.071cm"/>
      <style:map style:condition="is-true-formula(NOT(ISERROR(FORMULA([.H64]))))" style:apply-style-name="Безымянный1" style:base-cell-address="Лист2.H64"/>
    </style:style>
    <style:style style:name="ce240" style:family="table-cell" style:parent-style-name="Default">
      <style:table-cell-properties fo:background-color="transparent" fo:border="0.06pt solid #000000" fo:padding="0.071cm"/>
    </style:style>
    <style:style style:name="ce241" style:family="table-cell" style:parent-style-name="Default">
      <style:table-cell-properties fo:padding="0.071cm"/>
      <style:map style:condition="is-true-formula(NOT(ISERROR(FORMULA([.I40]))))" style:apply-style-name="Безымянный1" style:base-cell-address="Лист2.I41"/>
    </style:style>
    <style:style style:name="ce242" style:family="table-cell" style:parent-style-name="Default">
      <style:table-cell-properties fo:padding="0.071cm"/>
      <style:map style:condition="is-true-formula(NOT(ISERROR(FORMULA([.I41]))))" style:apply-style-name="Безымянный1" style:base-cell-address="Лист2.I42"/>
    </style:style>
    <style:style style:name="ce243" style:family="table-cell" style:parent-style-name="Default">
      <style:table-cell-properties fo:padding="0.071cm"/>
      <style:map style:condition="is-true-formula(NOT(ISERROR(FORMULA([.I43]))))" style:apply-style-name="Безымянный1" style:base-cell-address="Лист2.I43"/>
    </style:style>
    <style:style style:name="ce244" style:family="table-cell" style:parent-style-name="Default">
      <style:table-cell-properties fo:padding="0.071cm"/>
      <style:map style:condition="is-true-formula(NOT(ISERROR(FORMULA([.I44]))))" style:apply-style-name="Безымянный1" style:base-cell-address="Лист2.I44"/>
    </style:style>
    <style:style style:name="ce245" style:family="table-cell" style:parent-style-name="Default">
      <style:table-cell-properties fo:padding="0.071cm"/>
      <style:map style:condition="is-true-formula(NOT(ISERROR(FORMULA([.I45]))))" style:apply-style-name="Безымянный1" style:base-cell-address="Лист2.I45"/>
    </style:style>
    <style:style style:name="ce246" style:family="table-cell" style:parent-style-name="Default">
      <style:table-cell-properties fo:padding="0.071cm"/>
      <style:map style:condition="is-true-formula(NOT(ISERROR(FORMULA([.I51]))))" style:apply-style-name="Безымянный1" style:base-cell-address="Лист2.I51"/>
    </style:style>
    <style:style style:name="ce247" style:family="table-cell" style:parent-style-name="Default">
      <style:table-cell-properties fo:padding="0.071cm"/>
      <style:map style:condition="is-true-formula(NOT(ISERROR(FORMULA([.I52]))))" style:apply-style-name="Безымянный1" style:base-cell-address="Лист2.I52"/>
    </style:style>
    <style:style style:name="ce248" style:family="table-cell" style:parent-style-name="Default">
      <style:table-cell-properties fo:padding="0.071cm"/>
      <style:map style:condition="is-true-formula(NOT(ISERROR(FORMULA([.I53]))))" style:apply-style-name="Безымянный1" style:base-cell-address="Лист2.I53"/>
    </style:style>
    <style:style style:name="ce249" style:family="table-cell" style:parent-style-name="Default">
      <style:table-cell-properties fo:padding="0.071cm"/>
      <style:map style:condition="is-true-formula(NOT(ISERROR(FORMULA([.I54]))))" style:apply-style-name="Безымянный1" style:base-cell-address="Лист2.I54"/>
    </style:style>
    <style:style style:name="ce250" style:family="table-cell" style:parent-style-name="Default">
      <style:table-cell-properties fo:padding="0.071cm"/>
      <style:map style:condition="is-true-formula(NOT(ISERROR(FORMULA([.I55]))))" style:apply-style-name="Безымянный1" style:base-cell-address="Лист2.I55"/>
    </style:style>
    <style:style style:name="ce251" style:family="table-cell" style:parent-style-name="Default">
      <style:table-cell-properties fo:padding="0.071cm"/>
      <style:map style:condition="is-true-formula(NOT(ISERROR(FORMULA([.I56]))))" style:apply-style-name="Безымянный1" style:base-cell-address="Лист2.I56"/>
    </style:style>
    <style:style style:name="ce252" style:family="table-cell" style:parent-style-name="Default">
      <style:table-cell-properties fo:padding="0.071cm"/>
      <style:map style:condition="is-true-formula(NOT(ISERROR(FORMULA([.I62]))))" style:apply-style-name="Безымянный1" style:base-cell-address="Лист2.I62"/>
    </style:style>
    <style:style style:name="ce253" style:family="table-cell" style:parent-style-name="Default">
      <style:table-cell-properties fo:padding="0.071cm"/>
      <style:map style:condition="is-true-formula(NOT(ISERROR(FORMULA([.I63]))))" style:apply-style-name="Безымянный1" style:base-cell-address="Лист2.I63"/>
    </style:style>
    <style:style style:name="ce254" style:family="table-cell" style:parent-style-name="Default">
      <style:table-cell-properties fo:padding="0.071cm"/>
      <style:map style:condition="is-true-formula(NOT(ISERROR(FORMULA([.I64]))))" style:apply-style-name="Безымянный1" style:base-cell-address="Лист2.I64"/>
    </style:style>
    <style:style style:name="ce255" style:family="table-cell" style:parent-style-name="Default">
      <style:table-cell-properties fo:padding="0.071cm"/>
      <style:map style:condition="is-true-formula(NOT(ISERROR(FORMULA([.J44]))))" style:apply-style-name="Безымянный1" style:base-cell-address="Лист2.J44"/>
    </style:style>
    <style:style style:name="ce256" style:family="table-cell" style:parent-style-name="Default">
      <style:map style:condition="is-true-formula(NOT(ISERROR(FORMULA([.J45]))))" style:apply-style-name="Безымянный1" style:base-cell-address="Лист2.J45"/>
    </style:style>
    <style:style style:name="ce257" style:family="table-cell" style:parent-style-name="Default">
      <style:map style:condition="is-true-formula(NOT(ISERROR(FORMULA([.J46]))))" style:apply-style-name="Безымянный1" style:base-cell-address="Лист2.J46"/>
    </style:style>
    <style:style style:name="ce258" style:family="table-cell" style:parent-style-name="Default">
      <style:map style:condition="is-true-formula(NOT(ISERROR(FORMULA([.J46]))))" style:apply-style-name="Безымянный1" style:base-cell-address="Лист2.J46"/>
    </style:style>
    <style:style style:name="ce259" style:family="table-cell" style:parent-style-name="Default">
      <style:map style:condition="is-true-formula(NOT(ISERROR(FORMULA([.J46]))))" style:apply-style-name="Безымянный1" style:base-cell-address="Лист2.J46"/>
    </style:style>
    <style:style style:name="ce260" style:family="table-cell" style:parent-style-name="Default">
      <style:table-cell-properties fo:padding="0.071cm"/>
      <style:map style:condition="is-true-formula(NOT(ISERROR(FORMULA([.J46]))))" style:apply-style-name="Безымянный1" style:base-cell-address="Лист2.J46"/>
    </style:style>
    <style:style style:name="ce261" style:family="table-cell" style:parent-style-name="Default">
      <style:map style:condition="is-true-formula(NOT(ISERROR(FORMULA([.J46]))))" style:apply-style-name="Безымянный1" style:base-cell-address="Лист2.J46"/>
    </style:style>
    <style:style style:name="ce262" style:family="table-cell" style:parent-style-name="Default">
      <style:map style:condition="is-true-formula(NOT(ISERROR(FORMULA([.J56]))))" style:apply-style-name="Безымянный1" style:base-cell-address="Лист2.J56"/>
    </style:style>
    <style:style style:name="ce263" style:family="table-cell" style:parent-style-name="Default">
      <style:map style:condition="is-true-formula(NOT(ISERROR(FORMULA([.J57]))))" style:apply-style-name="Безымянный1" style:base-cell-address="Лист2.J57"/>
    </style:style>
    <style:style style:name="ce264" style:family="table-cell" style:parent-style-name="Default">
      <style:map style:condition="is-true-formula(NOT(ISERROR(FORMULA([.J58]))))" style:apply-style-name="Безымянный1" style:base-cell-address="Лист2.J58"/>
    </style:style>
    <style:style style:name="ce265" style:family="table-cell" style:parent-style-name="Default">
      <style:map style:condition="is-true-formula(NOT(ISERROR(FORMULA([.J59]))))" style:apply-style-name="Безымянный1" style:base-cell-address="Лист2.J59"/>
    </style:style>
    <style:style style:name="ce266" style:family="table-cell" style:parent-style-name="Default">
      <style:table-cell-properties fo:padding="0.071cm"/>
      <style:map style:condition="is-true-formula(NOT(ISERROR(FORMULA([.J59]))))" style:apply-style-name="Безымянный1" style:base-cell-address="Лист2.J59"/>
    </style:style>
    <style:style style:name="ce267" style:family="table-cell" style:parent-style-name="Default" style:data-style-name="N100">
      <style:table-cell-properties fo:padding="0.071cm"/>
    </style:style>
    <style:style style:name="ce268" style:family="table-cell" style:parent-style-name="Default" style:data-style-name="N100">
      <style:table-cell-properties fo:padding="0.071cm"/>
      <style:text-properties style:font-name="Arial" style:font-name-asian="DejaVu Sans" style:font-name-complex="Arial"/>
      <style:map style:condition="is-true-formula(NOT(ISERROR(FORMULA([.K48]))))" style:apply-style-name="Безымянный1" style:base-cell-address="Лист2.K48"/>
    </style:style>
    <style:style style:name="ce269" style:family="table-cell" style:parent-style-name="Default" style:data-style-name="N100">
      <style:table-cell-properties fo:padding="0.071cm"/>
      <style:text-properties style:font-name="Arial" style:font-name-asian="DejaVu Sans" style:font-name-complex="Arial"/>
      <style:map style:condition="is-true-formula(NOT(ISERROR(FORMULA([.K59]))))" style:apply-style-name="Безымянный1" style:base-cell-address="Лист2.K59"/>
    </style:style>
    <style:style style:name="ce270" style:family="table-cell" style:parent-style-name="Default">
      <style:table-cell-properties fo:border-bottom="none" fo:border-left="0.06pt solid #000000" fo:padding="0.071cm" fo:border-right="none" fo:border-top="0.06pt solid #000000"/>
      <style:text-properties fo:font-weight="bold" style:font-weight-asian="bold" style:font-weight-complex="bold"/>
    </style:style>
    <style:style style:name="ce271" style:family="table-cell" style:parent-style-name="Default">
      <style:table-cell-properties fo:border-bottom="none" fo:border-left="0.06pt solid #000000" fo:padding="0.071cm" fo:border-right="none" fo:border-top="none"/>
      <style:text-properties fo:font-weight="bold" style:font-weight-asian="bold" style:font-weight-complex="bold"/>
    </style:style>
    <style:style style:name="ce272" style:family="table-cell" style:parent-style-name="Default">
      <style:table-cell-properties fo:border-bottom="none" fo:border-left="0.06pt solid #000000" fo:padding="0.071cm" fo:border-right="none" fo:border-top="none"/>
    </style:style>
    <style:style style:name="ce273" style:family="table-cell" style:parent-style-name="Default">
      <style:table-cell-properties fo:border-bottom="0.06pt solid #000000" fo:border-left="0.06pt solid #000000" fo:padding="0.071cm" fo:border-right="none" fo:border-top="none"/>
    </style:style>
    <style:style style:name="ce274" style:family="table-cell" style:parent-style-name="Default">
      <style:table-cell-properties fo:border-bottom="none" fo:border-left="none" fo:padding="0.071cm" fo:border-right="none" fo:border-top="0.06pt solid #000000"/>
      <style:text-properties fo:font-weight="bold" style:font-weight-asian="bold" style:font-weight-complex="bold"/>
    </style:style>
    <style:style style:name="ce275" style:family="table-cell" style:parent-style-name="Default">
      <style:table-cell-properties fo:padding="0.071cm"/>
      <style:map style:condition="is-true-formula(NOT(ISERROR(FORMULA([.M43]))))" style:apply-style-name="Безымянный1" style:base-cell-address="Лист2.M43"/>
    </style:style>
    <style:style style:name="ce276" style:family="table-cell" style:parent-style-name="Default">
      <style:table-cell-properties fo:padding="0.071cm"/>
      <style:map style:condition="is-true-formula(NOT(ISERROR(FORMULA([.M47]))))" style:apply-style-name="Безымянный1" style:base-cell-address="Лист2.M46"/>
    </style:style>
    <style:style style:name="ce277" style:family="table-cell" style:parent-style-name="Default">
      <style:table-cell-properties fo:padding="0.071cm"/>
      <style:map style:condition="is-true-formula(NOT(ISERROR(FORMULA([.M48]))))" style:apply-style-name="Безымянный1" style:base-cell-address="Лист2.M47"/>
    </style:style>
    <style:style style:name="ce278" style:family="table-cell" style:parent-style-name="Default">
      <style:table-cell-properties fo:padding="0.071cm"/>
      <style:map style:condition="is-true-formula(NOT(ISERROR(FORMULA([.M46]))))" style:apply-style-name="Безымянный1" style:base-cell-address="Лист2.M48"/>
    </style:style>
    <style:style style:name="ce279" style:family="table-cell" style:parent-style-name="Default">
      <style:table-cell-properties fo:padding="0.071cm"/>
      <style:map style:condition="is-true-formula(NOT(ISERROR(FORMULA([.M47]))))" style:apply-style-name="Безымянный1" style:base-cell-address="Лист2.M49"/>
    </style:style>
    <style:style style:name="ce280" style:family="table-cell" style:parent-style-name="Default">
      <style:table-cell-properties fo:padding="0.071cm"/>
      <style:map style:condition="is-true-formula(NOT(ISERROR(FORMULA([.M47]))))" style:apply-style-name="Безымянный1" style:base-cell-address="Лист2.M50"/>
    </style:style>
    <style:style style:name="ce281" style:family="table-cell" style:parent-style-name="Default">
      <style:table-cell-properties fo:padding="0.071cm"/>
      <style:map style:condition="is-true-formula(NOT(ISERROR(FORMULA([.M49]))))" style:apply-style-name="Безымянный1" style:base-cell-address="Лист2.M51"/>
    </style:style>
    <style:style style:name="ce282" style:family="table-cell" style:parent-style-name="Default">
      <style:table-cell-properties fo:padding="0.071cm"/>
      <style:map style:condition="is-true-formula(NOT(ISERROR(FORMULA([.M50]))))" style:apply-style-name="Безымянный1" style:base-cell-address="Лист2.M52"/>
    </style:style>
    <style:style style:name="ce283" style:family="table-cell" style:parent-style-name="Default">
      <style:table-cell-properties fo:padding="0.071cm"/>
      <style:map style:condition="is-true-formula(NOT(ISERROR(FORMULA([.M50]))))" style:apply-style-name="Безымянный1" style:base-cell-address="Лист2.M53"/>
    </style:style>
    <style:style style:name="ce284" style:family="table-cell" style:parent-style-name="Default">
      <style:table-cell-properties fo:padding="0.071cm"/>
      <style:map style:condition="is-true-formula(NOT(ISERROR(FORMULA([.M51]))))" style:apply-style-name="Безымянный1" style:base-cell-address="Лист2.M54"/>
    </style:style>
    <style:style style:name="ce285" style:family="table-cell" style:parent-style-name="Default">
      <style:table-cell-properties fo:padding="0.071cm"/>
      <style:map style:condition="is-true-formula(NOT(ISERROR(FORMULA([.M61]))))" style:apply-style-name="Безымянный1" style:base-cell-address="Лист2.M61"/>
    </style:style>
    <style:style style:name="ce286" style:family="table-cell" style:parent-style-name="Default">
      <style:table-cell-properties fo:border-bottom="none" fo:border-left="none" fo:padding="0.071cm" fo:border-right="none" fo:border-top="0.06pt solid #000000"/>
    </style:style>
    <style:style style:name="ce287" style:family="table-cell" style:parent-style-name="Default">
      <style:table-cell-properties fo:border-bottom="none" style:diagonal-bl-tr="none" style:diagonal-tl-br="none" fo:border-left="0.06pt solid #000000" fo:padding="0.071cm" fo:border-right="none" style:rotation-align="none" fo:border-top="0.06pt solid #000000"/>
      <style:map style:condition="cell-content()=&quot; &quot;" style:apply-style-name="Excel_5f_CondFormat_5f_2_5f_1_5f_1" style:base-cell-address="Лист2.N4"/>
    </style:style>
    <style:style style:name="ce288" style:family="table-cell" style:parent-style-name="Default">
      <style:table-cell-properties fo:border-bottom="none" style:diagonal-bl-tr="none" style:diagonal-tl-br="none" fo:border-left="0.06pt solid #000000" fo:padding="0.071cm" fo:border-right="none" style:rotation-align="none" fo:border-top="none"/>
      <style:map style:condition="cell-content()=&quot; &quot;" style:apply-style-name="Excel_5f_CondFormat_5f_2_5f_1_5f_1" style:base-cell-address="Лист2.N4"/>
    </style:style>
    <style:style style:name="ce289" style:family="table-cell" style:parent-style-name="Default">
      <style:table-cell-properties fo:border-bottom="0.06pt solid #000000" style:diagonal-bl-tr="none" style:diagonal-tl-br="none" fo:border-left="0.06pt solid #000000" fo:padding="0.071cm" fo:border-right="none" style:rotation-align="none" fo:border-top="none"/>
      <style:map style:condition="cell-content()=&quot; &quot;" style:apply-style-name="Excel_5f_CondFormat_5f_2_5f_1_5f_1" style:base-cell-address="Лист2.N4"/>
    </style:style>
    <style:style style:name="ce290" style:family="table-cell" style:parent-style-name="Default">
      <style:table-cell-properties fo:padding="0.071cm"/>
      <style:map style:condition="is-true-formula(NOT(ISERROR(FORMULA([.N43]))))" style:apply-style-name="Безымянный1" style:base-cell-address="Лист2.N43"/>
    </style:style>
    <style:style style:name="ce291" style:family="table-cell" style:parent-style-name="Default">
      <style:table-cell-properties fo:padding="0.071cm"/>
      <style:map style:condition="is-true-formula(NOT(ISERROR(FORMULA([.N47]))))" style:apply-style-name="Безымянный1" style:base-cell-address="Лист2.N46"/>
    </style:style>
    <style:style style:name="ce292" style:family="table-cell" style:parent-style-name="Default">
      <style:table-cell-properties fo:padding="0.071cm"/>
      <style:map style:condition="is-true-formula(NOT(ISERROR(FORMULA([.N48]))))" style:apply-style-name="Безымянный1" style:base-cell-address="Лист2.N47"/>
    </style:style>
    <style:style style:name="ce293" style:family="table-cell" style:parent-style-name="Default">
      <style:table-cell-properties fo:padding="0.071cm"/>
      <style:map style:condition="is-true-formula(NOT(ISERROR(FORMULA([.N46]))))" style:apply-style-name="Безымянный1" style:base-cell-address="Лист2.N48"/>
    </style:style>
    <style:style style:name="ce294" style:family="table-cell" style:parent-style-name="Default">
      <style:table-cell-properties fo:padding="0.071cm"/>
      <style:map style:condition="is-true-formula(NOT(ISERROR(FORMULA([.N47]))))" style:apply-style-name="Безымянный1" style:base-cell-address="Лист2.N49"/>
    </style:style>
    <style:style style:name="ce295" style:family="table-cell" style:parent-style-name="Default">
      <style:table-cell-properties fo:padding="0.071cm"/>
      <style:map style:condition="is-true-formula(NOT(ISERROR(FORMULA([.N47]))))" style:apply-style-name="Безымянный1" style:base-cell-address="Лист2.N50"/>
    </style:style>
    <style:style style:name="ce296" style:family="table-cell" style:parent-style-name="Default">
      <style:table-cell-properties fo:padding="0.071cm"/>
      <style:map style:condition="is-true-formula(NOT(ISERROR(FORMULA([.N49]))))" style:apply-style-name="Безымянный1" style:base-cell-address="Лист2.N51"/>
    </style:style>
    <style:style style:name="ce297" style:family="table-cell" style:parent-style-name="Default">
      <style:table-cell-properties fo:padding="0.071cm"/>
      <style:map style:condition="is-true-formula(NOT(ISERROR(FORMULA([.N50]))))" style:apply-style-name="Безымянный1" style:base-cell-address="Лист2.N52"/>
    </style:style>
    <style:style style:name="ce298" style:family="table-cell" style:parent-style-name="Default">
      <style:table-cell-properties fo:padding="0.071cm"/>
      <style:map style:condition="is-true-formula(NOT(ISERROR(FORMULA([.N50]))))" style:apply-style-name="Безымянный1" style:base-cell-address="Лист2.N53"/>
    </style:style>
    <style:style style:name="ce299" style:family="table-cell" style:parent-style-name="Default">
      <style:table-cell-properties fo:padding="0.071cm"/>
      <style:map style:condition="is-true-formula(NOT(ISERROR(FORMULA([.N51]))))" style:apply-style-name="Безымянный1" style:base-cell-address="Лист2.N54"/>
    </style:style>
    <style:style style:name="ce300" style:family="table-cell" style:parent-style-name="Default">
      <style:table-cell-properties fo:padding="0.071cm"/>
      <style:map style:condition="is-true-formula(NOT(ISERROR(FORMULA([.N61]))))" style:apply-style-name="Безымянный1" style:base-cell-address="Лист2.N61"/>
    </style:style>
    <style:style style:name="ce301" style:family="table-cell" style:parent-style-name="Default">
      <style:table-cell-properties fo:border-bottom="none" style:diagonal-bl-tr="none" style:diagonal-tl-br="none" fo:border-left="none" fo:padding="0.071cm" fo:border-right="none" style:rotation-align="none" fo:border-top="0.06pt solid #000000"/>
      <style:map style:condition="cell-content()=&quot; &quot;" style:apply-style-name="Excel_5f_CondFormat_5f_2_5f_1_5f_1" style:base-cell-address="Лист2.N4"/>
    </style:style>
    <style:style style:name="ce302" style:family="table-cell" style:parent-style-name="Default">
      <style:table-cell-properties style:diagonal-bl-tr="none" style:diagonal-tl-br="none" fo:border="none" fo:padding="0.071cm" style:rotation-align="none"/>
      <style:map style:condition="cell-content()=&quot; &quot;" style:apply-style-name="Excel_5f_CondFormat_5f_2_5f_1_5f_1" style:base-cell-address="Лист2.N4"/>
    </style:style>
    <style:style style:name="ce303" style:family="table-cell" style:parent-style-name="Default">
      <style:table-cell-properties fo:border-bottom="0.06pt solid #000000" style:diagonal-bl-tr="none" style:diagonal-tl-br="none" fo:border-left="none" fo:padding="0.071cm" fo:border-right="none" style:rotation-align="none" fo:border-top="none"/>
      <style:map style:condition="cell-content()=&quot; &quot;" style:apply-style-name="Excel_5f_CondFormat_5f_2_5f_1_5f_1" style:base-cell-address="Лист2.N4"/>
    </style:style>
    <style:style style:name="ce304" style:family="table-cell" style:parent-style-name="Default">
      <style:table-cell-properties fo:border-bottom="none" fo:border-left="none" fo:padding="0.071cm" fo:border-right="0.06pt solid #000000" fo:border-top="0.06pt solid #000000"/>
    </style:style>
    <style:style style:name="ce305" style:family="table-cell" style:parent-style-name="Default">
      <style:table-cell-properties fo:border-bottom="none" fo:border-left="none" fo:padding="0.071cm" fo:border-right="0.06pt solid #000000" fo:border-top="none"/>
    </style:style>
    <style:style style:name="ce306" style:family="table-cell" style:parent-style-name="Default">
      <style:table-cell-properties fo:border-bottom="none" style:diagonal-bl-tr="none" style:diagonal-tl-br="none" fo:border-left="none" fo:padding="0.071cm" fo:border-right="0.06pt solid #000000" style:rotation-align="none" fo:border-top="0.06pt solid #000000"/>
      <style:map style:condition="cell-content()=&quot; &quot;" style:apply-style-name="Excel_5f_CondFormat_5f_2_5f_1_5f_1" style:base-cell-address="Лист2.N4"/>
    </style:style>
    <style:style style:name="ce307" style:family="table-cell" style:parent-style-name="Default">
      <style:table-cell-properties fo:border-bottom="none" style:diagonal-bl-tr="none" style:diagonal-tl-br="none" fo:border-left="none" fo:padding="0.071cm" fo:border-right="0.06pt solid #000000" style:rotation-align="none" fo:border-top="none"/>
      <style:map style:condition="cell-content()=&quot; &quot;" style:apply-style-name="Excel_5f_CondFormat_5f_2_5f_1_5f_1" style:base-cell-address="Лист2.N4"/>
    </style:style>
    <style:style style:name="ce308" style:family="table-cell" style:parent-style-name="Default">
      <style:table-cell-properties fo:border-bottom="0.06pt solid #000000" style:diagonal-bl-tr="none" style:diagonal-tl-br="none" fo:border-left="none" fo:padding="0.071cm" fo:border-right="0.06pt solid #000000" style:rotation-align="none" fo:border-top="none"/>
      <style:map style:condition="cell-content()=&quot; &quot;" style:apply-style-name="Excel_5f_CondFormat_5f_2_5f_1_5f_1" style:base-cell-address="Лист2.N4"/>
    </style:style>
    <style:style style:name="ce309" style:family="table-cell" style:parent-style-name="Default">
      <style:table-cell-properties fo:background-color="#ff3333" fo:border="0.06pt solid #000000" fo:padding="0.071cm"/>
    </style:style>
    <style:style style:name="ce310" style:family="table-cell" style:parent-style-name="Default">
      <style:text-properties style:font-name="Arial" style:font-name-asian="DejaVu Sans" style:font-name-complex="Arial"/>
    </style:style>
    <style:style style:name="ce311" style:family="table-cell" style:parent-style-name="Default">
      <style:table-cell-properties fo:background-color="#ffff99" fo:border="0.06pt solid #000000"/>
    </style:style>
    <style:style style:name="ce312" style:family="table-cell" style:parent-style-name="Default" style:data-style-name="N0">
      <style:table-cell-properties fo:background-color="#ffff99" fo:border="0.06pt solid #000000" fo:padding="0.071cm"/>
    </style:style>
    <style:style style:name="ce313" style:family="table-cell" style:parent-style-name="Default">
      <style:table-cell-properties fo:background-color="#cc0000" fo:border="0.06pt solid #000000" fo:padding="0.071cm"/>
    </style:style>
    <style:style style:name="ce314" style:family="table-cell" style:parent-style-name="Default">
      <style:table-cell-properties fo:background-color="#ff3333" fo:border="0.06pt solid #000000"/>
    </style:style>
    <style:style style:name="ce315" style:family="table-cell" style:parent-style-name="Default">
      <style:table-cell-properties fo:padding="0.071cm"/>
      <style:map style:condition="is-true-formula(NOT(ISERROR(FORMULA([.AI25]))))" style:apply-style-name="Безымянный1" style:base-cell-address="Лист2.AI25"/>
    </style:style>
    <style:style style:name="ce316" style:family="table-cell" style:parent-style-name="Default">
      <style:table-cell-properties fo:padding="0.071cm"/>
      <style:map style:condition="is-true-formula(NOT(ISERROR(FORMULA([.AI26]))))" style:apply-style-name="Безымянный1" style:base-cell-address="Лист2.AI26"/>
    </style:style>
    <style:style style:name="ce317" style:family="table-cell" style:parent-style-name="Default">
      <style:table-cell-properties fo:padding="0.071cm"/>
      <style:map style:condition="is-true-formula(NOT(ISERROR(FORMULA([.AI27]))))" style:apply-style-name="Безымянный1" style:base-cell-address="Лист2.AI27"/>
    </style:style>
    <style:style style:name="ce318" style:family="table-cell" style:parent-style-name="Default">
      <style:map style:condition="is-true-formula(NOT(ISERROR(FORMULA([.AJ23]))))" style:apply-style-name="Безымянный1" style:base-cell-address="Лист2.AJ23"/>
    </style:style>
    <style:style style:name="ce319" style:family="table-cell" style:parent-style-name="Default">
      <style:table-cell-properties fo:padding="0.071cm"/>
      <style:map style:condition="is-true-formula(NOT(ISERROR(FORMULA([.AJ25]))))" style:apply-style-name="Безымянный1" style:base-cell-address="Лист2.AJ25"/>
    </style:style>
    <style:style style:name="ce320" style:family="table-cell" style:parent-style-name="Default">
      <style:table-cell-properties fo:padding="0.071cm"/>
      <style:map style:condition="is-true-formula(NOT(ISERROR(FORMULA([.AJ25]))))" style:apply-style-name="Безымянный1" style:base-cell-address="Лист2.AJ25"/>
    </style:style>
    <style:style style:name="ce321" style:family="table-cell" style:parent-style-name="Default">
      <style:table-cell-properties fo:padding="0.071cm"/>
      <style:map style:condition="is-true-formula(NOT(ISERROR(FORMULA([.AJ25]))))" style:apply-style-name="Безымянный1" style:base-cell-address="Лист2.AJ25"/>
    </style:style>
    <style:style style:name="ce322" style:family="table-cell" style:parent-style-name="Default">
      <style:table-cell-properties fo:padding="0.071cm"/>
      <style:map style:condition="is-true-formula(NOT(ISERROR(FORMULA([.AK25]))))" style:apply-style-name="Безымянный1" style:base-cell-address="Лист2.AK25"/>
    </style:style>
    <style:style style:name="ce323" style:family="table-cell" style:parent-style-name="Default">
      <style:table-cell-properties fo:padding="0.071cm"/>
      <style:map style:condition="is-true-formula(NOT(ISERROR(FORMULA([.AK25]))))" style:apply-style-name="Безымянный1" style:base-cell-address="Лист2.AK25"/>
    </style:style>
    <style:style style:name="ce324" style:family="table-cell" style:parent-style-name="Default">
      <style:table-cell-properties fo:padding="0.071cm"/>
      <style:map style:condition="is-true-formula(NOT(ISERROR(FORMULA([.AK25]))))" style:apply-style-name="Безымянный1" style:base-cell-address="Лист2.AK25"/>
    </style:style>
    <style:style style:name="ce325" style:family="table-cell" style:parent-style-name="Default">
      <style:table-cell-properties fo:padding="0.071cm"/>
      <style:map style:condition="is-true-formula(NOT(ISERROR(FORMULA([.AL25]))))" style:apply-style-name="Безымянный1" style:base-cell-address="Лист2.AL25"/>
    </style:style>
    <style:style style:name="ce32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7" style:family="table-cell" style:parent-style-name="Default">
      <style:table-cell-properties fo:padding="0.071cm"/>
      <style:map style:condition="is-true-formula(NOT(ISERROR(FORMULA([.B12]))))" style:apply-style-name="Безымянный1" style:base-cell-address="Лист3.B12"/>
    </style:style>
    <style:style style:name="ce328" style:family="table-cell" style:parent-style-name="Default">
      <style:table-cell-properties fo:padding="0.071cm"/>
      <style:map style:condition="is-true-formula(NOT(ISERROR(FORMULA([.C12]))))" style:apply-style-name="Безымянный1" style:base-cell-address="Лист3.C12"/>
    </style:style>
    <style:style style:name="ce329" style:family="table-cell" style:parent-style-name="Default" style:data-style-name="N50">
      <style:table-cell-properties fo:padding="0.071cm"/>
    </style:style>
    <style:style style:name="ce330" style:family="table-cell" style:parent-style-name="Default">
      <style:table-cell-properties fo:padding="0.071cm"/>
      <style:map style:condition="is-true-formula(NOT(ISERROR(FORMULA([.F14]))))" style:apply-style-name="Безымянный1" style:base-cell-address="Лист3.F14"/>
    </style:style>
    <style:style style:name="ce331" style:family="table-cell" style:parent-style-name="Default">
      <style:table-cell-properties fo:padding="0.071cm"/>
      <style:map style:condition="is-true-formula(NOT(ISERROR(FORMULA([.F15]))))" style:apply-style-name="Безымянный1" style:base-cell-address="Лист3.F15"/>
    </style:style>
    <style:style style:name="ce332" style:family="table-cell" style:parent-style-name="Default">
      <style:table-cell-properties fo:padding="0.071cm"/>
      <style:map style:condition="is-true-formula(NOT(ISERROR(FORMULA([.F16]))))" style:apply-style-name="Безымянный1" style:base-cell-address="Лист3.F18"/>
    </style:style>
    <style:style style:name="ce333" style:family="table-cell" style:parent-style-name="Default">
      <style:table-cell-properties fo:padding="0.071cm"/>
      <style:map style:condition="is-true-formula(NOT(ISERROR(FORMULA([.F17]))))" style:apply-style-name="Безымянный1" style:base-cell-address="Лист3.F20"/>
    </style:style>
    <style:style style:name="ce334" style:family="table-cell" style:parent-style-name="Default">
      <style:table-cell-properties fo:padding="0.071cm"/>
      <style:map style:condition="is-true-formula(NOT(ISERROR(FORMULA([.F18]))))" style:apply-style-name="Безымянный1" style:base-cell-address="Лист3.F21"/>
    </style:style>
    <style:style style:name="ce335" style:family="table-cell" style:parent-style-name="Default">
      <style:table-cell-properties fo:padding="0.071cm"/>
      <style:map style:condition="is-true-formula(NOT(ISERROR(FORMULA([.F18]))))" style:apply-style-name="Безымянный1" style:base-cell-address="Лист3.F22"/>
    </style:style>
    <style:style style:name="ce336" style:family="table-cell" style:parent-style-name="Default">
      <style:table-cell-properties fo:padding="0.071cm"/>
      <style:map style:condition="is-true-formula(NOT(ISERROR(FORMULA([.F19]))))" style:apply-style-name="Безымянный1" style:base-cell-address="Лист3.F23"/>
    </style:style>
    <style:style style:name="ce337" style:family="table-cell" style:parent-style-name="Default">
      <style:table-cell-properties fo:padding="0.071cm"/>
      <style:map style:condition="is-true-formula(NOT(ISERROR(FORMULA([.F20]))))" style:apply-style-name="Безымянный1" style:base-cell-address="Лист3.F24"/>
    </style:style>
    <style:style style:name="ce338" style:family="table-cell" style:parent-style-name="Default">
      <style:table-cell-properties fo:padding="0.071cm"/>
      <style:map style:condition="is-true-formula(NOT(ISERROR(FORMULA([.F21]))))" style:apply-style-name="Безымянный1" style:base-cell-address="Лист3.F25"/>
    </style:style>
    <style:style style:name="ce339" style:family="table-cell" style:parent-style-name="Default">
      <style:table-cell-properties fo:padding="0.071cm"/>
      <style:map style:condition="is-true-formula(NOT(ISERROR(FORMULA([.F22]))))" style:apply-style-name="Безымянный1" style:base-cell-address="Лист3.F26"/>
    </style:style>
    <style:style style:name="ce340" style:family="table-cell" style:parent-style-name="Default">
      <style:table-cell-properties fo:padding="0.071cm"/>
      <style:map style:condition="is-true-formula(NOT(ISERROR(FORMULA([.G14]))))" style:apply-style-name="Безымянный1" style:base-cell-address="Лист3.G14"/>
    </style:style>
    <style:style style:name="ce341" style:family="table-cell" style:parent-style-name="Default">
      <style:table-cell-properties fo:padding="0.071cm"/>
      <style:map style:condition="is-true-formula(NOT(ISERROR(FORMULA([.G15]))))" style:apply-style-name="Безымянный1" style:base-cell-address="Лист3.G15"/>
    </style:style>
    <style:style style:name="ce342" style:family="table-cell" style:parent-style-name="Default">
      <style:table-cell-properties fo:padding="0.071cm"/>
      <style:map style:condition="is-true-formula(NOT(ISERROR(FORMULA([.G16]))))" style:apply-style-name="Безымянный1" style:base-cell-address="Лист3.G16"/>
    </style:style>
    <style:style style:name="ce343" style:family="table-cell" style:parent-style-name="Default">
      <style:table-cell-properties fo:padding="0.071cm"/>
      <style:map style:condition="is-true-formula(NOT(ISERROR(FORMULA([.G17]))))" style:apply-style-name="Безымянный1" style:base-cell-address="Лист3.G17"/>
    </style:style>
    <style:style style:name="ce344" style:family="table-cell" style:parent-style-name="Default">
      <style:table-cell-properties fo:padding="0.071cm"/>
      <style:map style:condition="is-true-formula(NOT(ISERROR(FORMULA([.G18]))))" style:apply-style-name="Безымянный1" style:base-cell-address="Лист3.G18"/>
    </style:style>
    <style:style style:name="ce345" style:family="table-cell" style:parent-style-name="Default">
      <style:table-cell-properties fo:padding="0.071cm"/>
      <style:text-properties style:font-name="Arial" style:font-name-asian="DejaVu Sans" style:font-name-complex="Arial"/>
      <style:map style:condition="is-true-formula(NOT(ISERROR(FORMULA([.G19]))))" style:apply-style-name="Безымянный1" style:base-cell-address="Лист3.G19"/>
    </style:style>
    <style:style style:name="ce346" style:family="table-cell" style:parent-style-name="Default">
      <style:table-cell-properties fo:padding="0.071cm"/>
      <style:map style:condition="is-true-formula(NOT(ISERROR(FORMULA([.G19]))))" style:apply-style-name="Безымянный1" style:base-cell-address="Лист3.G20"/>
    </style:style>
    <style:style style:name="ce347" style:family="table-cell" style:parent-style-name="Default">
      <style:table-cell-properties fo:padding="0.071cm"/>
      <style:map style:condition="is-true-formula(NOT(ISERROR(FORMULA([.G20]))))" style:apply-style-name="Безымянный1" style:base-cell-address="Лист3.G21"/>
    </style:style>
    <style:style style:name="ce348" style:family="table-cell" style:parent-style-name="Default">
      <style:table-cell-properties fo:padding="0.071cm"/>
      <style:map style:condition="is-true-formula(NOT(ISERROR(FORMULA([.G21]))))" style:apply-style-name="Безымянный1" style:base-cell-address="Лист3.G22"/>
    </style:style>
    <style:style style:name="ce349" style:family="table-cell" style:parent-style-name="Default">
      <style:table-cell-properties fo:padding="0.071cm"/>
      <style:map style:condition="is-true-formula(NOT(ISERROR(FORMULA([.G22]))))" style:apply-style-name="Безымянный1" style:base-cell-address="Лист3.G23"/>
    </style:style>
    <style:style style:name="ce350" style:family="table-cell" style:parent-style-name="Default">
      <style:table-cell-properties fo:padding="0.071cm"/>
      <style:map style:condition="is-true-formula(NOT(ISERROR(FORMULA([.G23]))))" style:apply-style-name="Безымянный1" style:base-cell-address="Лист3.G24"/>
    </style:style>
    <style:style style:name="ce351" style:family="table-cell" style:parent-style-name="Default">
      <style:table-cell-properties fo:padding="0.071cm"/>
      <style:map style:condition="is-true-formula(NOT(ISERROR(FORMULA([.G24]))))" style:apply-style-name="Безымянный1" style:base-cell-address="Лист3.G25"/>
    </style:style>
    <style:style style:name="ce352" style:family="table-cell" style:parent-style-name="Default">
      <style:table-cell-properties fo:padding="0.071cm"/>
      <style:map style:condition="is-true-formula(NOT(ISERROR(FORMULA([.G25]))))" style:apply-style-name="Безымянный1" style:base-cell-address="Лист3.G26"/>
    </style:style>
    <style:style style:name="ce353" style:family="table-cell" style:parent-style-name="Default">
      <style:table-cell-properties fo:padding="0.071cm"/>
      <style:map style:condition="is-true-formula(NOT(ISERROR(FORMULA([.G26]))))" style:apply-style-name="Безымянный1" style:base-cell-address="Лист3.G27"/>
    </style:style>
    <style:style style:name="ce354" style:family="table-cell" style:parent-style-name="Default">
      <style:table-cell-properties fo:padding="0.071cm"/>
      <style:map style:condition="is-true-formula(NOT(ISERROR(FORMULA([.G27]))))" style:apply-style-name="Безымянный1" style:base-cell-address="Лист3.G28"/>
    </style:style>
    <style:style style:name="ce355" style:family="table-cell" style:parent-style-name="Default">
      <style:table-cell-properties fo:padding="0.071cm"/>
      <style:map style:condition="is-true-formula(NOT(ISERROR(FORMULA([.G28]))))" style:apply-style-name="Безымянный1" style:base-cell-address="Лист3.G29"/>
    </style:style>
    <style:style style:name="ce356" style:family="table-cell" style:parent-style-name="Default">
      <style:table-cell-properties fo:padding="0.071cm"/>
      <style:map style:condition="is-true-formula(NOT(ISERROR(FORMULA([.H14]))))" style:apply-style-name="Безымянный1" style:base-cell-address="Лист3.H14"/>
    </style:style>
    <style:style style:name="ce357" style:family="table-cell" style:parent-style-name="Default">
      <style:table-cell-properties fo:padding="0.071cm"/>
      <style:map style:condition="is-true-formula(NOT(ISERROR(FORMULA([.H15]))))" style:apply-style-name="Безымянный1" style:base-cell-address="Лист3.H15"/>
    </style:style>
    <style:style style:name="ce358" style:family="table-cell" style:parent-style-name="Default">
      <style:table-cell-properties fo:padding="0.071cm"/>
      <style:map style:condition="is-true-formula(NOT(ISERROR(FORMULA([.H16]))))" style:apply-style-name="Безымянный1" style:base-cell-address="Лист3.H16"/>
    </style:style>
    <style:style style:name="ce359" style:family="table-cell" style:parent-style-name="Default">
      <style:table-cell-properties fo:padding="0.071cm"/>
      <style:map style:condition="is-true-formula(NOT(ISERROR(FORMULA([.H17]))))" style:apply-style-name="Безымянный1" style:base-cell-address="Лист3.H17"/>
    </style:style>
    <style:style style:name="ce360" style:family="table-cell" style:parent-style-name="Default">
      <style:table-cell-properties fo:padding="0.071cm"/>
      <style:map style:condition="is-true-formula(NOT(ISERROR(FORMULA([.H18]))))" style:apply-style-name="Безымянный1" style:base-cell-address="Лист3.H18"/>
    </style:style>
    <style:style style:name="ce361" style:family="table-cell" style:parent-style-name="Default">
      <style:table-cell-properties fo:padding="0.071cm"/>
      <style:map style:condition="is-true-formula(NOT(ISERROR(FORMULA([.H19]))))" style:apply-style-name="Безымянный1" style:base-cell-address="Лист3.H19"/>
    </style:style>
    <style:style style:name="ce362" style:family="table-cell" style:parent-style-name="Default">
      <style:table-cell-properties fo:padding="0.071cm"/>
      <style:map style:condition="is-true-formula(NOT(ISERROR(FORMULA([.H19]))))" style:apply-style-name="Безымянный1" style:base-cell-address="Лист3.H20"/>
    </style:style>
    <style:style style:name="ce363" style:family="table-cell" style:parent-style-name="Default">
      <style:table-cell-properties fo:padding="0.071cm"/>
      <style:map style:condition="is-true-formula(NOT(ISERROR(FORMULA([.H20]))))" style:apply-style-name="Безымянный1" style:base-cell-address="Лист3.H21"/>
    </style:style>
    <style:style style:name="ce364" style:family="table-cell" style:parent-style-name="Default">
      <style:table-cell-properties fo:padding="0.071cm"/>
      <style:map style:condition="is-true-formula(NOT(ISERROR(FORMULA([.H21]))))" style:apply-style-name="Безымянный1" style:base-cell-address="Лист3.H22"/>
    </style:style>
    <style:style style:name="ce365" style:family="table-cell" style:parent-style-name="Default">
      <style:table-cell-properties fo:padding="0.071cm"/>
      <style:map style:condition="is-true-formula(NOT(ISERROR(FORMULA([.H22]))))" style:apply-style-name="Безымянный1" style:base-cell-address="Лист3.H23"/>
    </style:style>
    <style:style style:name="ce366" style:family="table-cell" style:parent-style-name="Default">
      <style:table-cell-properties fo:padding="0.071cm"/>
      <style:map style:condition="is-true-formula(NOT(ISERROR(FORMULA([.H23]))))" style:apply-style-name="Безымянный1" style:base-cell-address="Лист3.H24"/>
    </style:style>
    <style:style style:name="ce367" style:family="table-cell" style:parent-style-name="Default">
      <style:table-cell-properties fo:padding="0.071cm"/>
      <style:map style:condition="is-true-formula(NOT(ISERROR(FORMULA([.H24]))))" style:apply-style-name="Безымянный1" style:base-cell-address="Лист3.H25"/>
    </style:style>
    <style:style style:name="ce368" style:family="table-cell" style:parent-style-name="Default">
      <style:table-cell-properties fo:padding="0.071cm"/>
      <style:map style:condition="is-true-formula(NOT(ISERROR(FORMULA([.H25]))))" style:apply-style-name="Безымянный1" style:base-cell-address="Лист3.H26"/>
    </style:style>
    <style:style style:name="ce369" style:family="table-cell" style:parent-style-name="Default">
      <style:table-cell-properties fo:padding="0.071cm"/>
      <style:map style:condition="is-true-formula(NOT(ISERROR(FORMULA([.H26]))))" style:apply-style-name="Безымянный1" style:base-cell-address="Лист3.H27"/>
    </style:style>
    <style:style style:name="ce370" style:family="table-cell" style:parent-style-name="Default">
      <style:table-cell-properties fo:padding="0.071cm"/>
      <style:map style:condition="is-true-formula(NOT(ISERROR(FORMULA([.H27]))))" style:apply-style-name="Безымянный1" style:base-cell-address="Лист3.H28"/>
    </style:style>
    <style:style style:name="ce371" style:family="table-cell" style:parent-style-name="Default">
      <style:table-cell-properties fo:padding="0.071cm"/>
      <style:map style:condition="is-true-formula(NOT(ISERROR(FORMULA([.H28]))))" style:apply-style-name="Безымянный1" style:base-cell-address="Лист3.H29"/>
    </style:style>
    <style:style style:name="ce372" style:family="table-cell" style:parent-style-name="Default">
      <style:table-cell-properties fo:padding="0.071cm"/>
      <style:map style:condition="is-true-formula(NOT(ISERROR(FORMULA([.I15]))))" style:apply-style-name="Безымянный1" style:base-cell-address="Лист3.I15"/>
    </style:style>
    <style:style style:name="ce373" style:family="table-cell" style:parent-style-name="Default">
      <style:map style:condition="is-true-formula(NOT(ISERROR(FORMULA([.I16]))))" style:apply-style-name="Безымянный1" style:base-cell-address="Лист3.I16"/>
    </style:style>
    <style:style style:name="ce374" style:family="table-cell" style:parent-style-name="Default">
      <style:map style:condition="is-true-formula(NOT(ISERROR(FORMULA([.I17]))))" style:apply-style-name="Безымянный1" style:base-cell-address="Лист3.I17"/>
    </style:style>
    <style:style style:name="ce375" style:family="table-cell" style:parent-style-name="Default">
      <style:map style:condition="is-true-formula(NOT(ISERROR(FORMULA([.I18]))))" style:apply-style-name="Безымянный1" style:base-cell-address="Лист3.I18"/>
    </style:style>
    <style:style style:name="ce376" style:family="table-cell" style:parent-style-name="Default">
      <style:map style:condition="is-true-formula(NOT(ISERROR(FORMULA([.I19]))))" style:apply-style-name="Безымянный1" style:base-cell-address="Лист3.I19"/>
    </style:style>
    <style:style style:name="ce377" style:family="table-cell" style:parent-style-name="Default">
      <style:table-cell-properties fo:padding="0.071cm"/>
      <style:map style:condition="is-true-formula(NOT(ISERROR(FORMULA([.I19]))))" style:apply-style-name="Безымянный1" style:base-cell-address="Лист3.I19"/>
    </style:style>
    <style:style style:name="gr1" style:family="graphic">
      <style:graphic-properties draw:marker-start="Arrowhead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text-line-through-type="none" style:font-name="Arial"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iteration table:status="enable" table:steps="200"/>
      </table:calculation-settings>
      <table:table table:name="Display8x8" table:style-name="ta1">
        <office:forms form:automatic-focus="false" form:apply-design-mode="false"/>
        <table:table-column table:style-name="co1" table:number-columns-repeated="2" table:default-cell-style-name="ce9"/>
        <table:table-column table:style-name="co1" table:number-columns-repeated="2" table:default-cell-style-name="ce23"/>
        <table:table-column table:style-name="co2" table:number-columns-repeated="5" table:default-cell-style-name="ce23"/>
        <table:table-column table:style-name="co2" table:default-cell-style-name="ce78"/>
        <table:table-column table:style-name="co2" table:number-columns-repeated="2" table:default-cell-style-name="ce9"/>
        <table:table-column table:style-name="co1" table:default-cell-style-name="ce9"/>
        <table:table-column table:style-name="co2" table:number-columns-repeated="8" table:default-cell-style-name="ce9"/>
        <table:table-column table:style-name="co1" table:number-columns-repeated="12" table:default-cell-style-name="ce9"/>
        <table:table-column table:style-name="co3" table:default-cell-style-name="ce9"/>
        <table:table-column table:style-name="co1" table:number-columns-repeated="223" table:default-cell-style-name="ce9"/>
        <table:table-column table:style-name="co1" table:number-columns-repeated="767" table:default-cell-style-name="Default"/>
        <table:table-row table:style-name="ro1">
          <table:table-cell table:style-name="ce1"/>
          <table:table-cell table:style-name="ce10" office:value-type="string" calcext:value-type="string">
            <text:p>DISPLAY</text:p>
          </table:table-cell>
          <table:table-cell table:style-name="ce16" table:number-columns-repeated="18"/>
          <table:table-cell table:style-name="ce98"/>
          <table:table-cell table:number-columns-repeated="1003"/>
        </table:table-row>
        <table:table-row table:style-name="ro1">
          <table:table-cell table:style-name="ce2"/>
          <table:table-cell table:style-name="ce11" office:value-type="string" calcext:value-type="string">
            <text:p>Generator</text:p>
          </table:table-cell>
          <table:table-cell table:style-name="ce17" office:value-type="string" calcext:value-type="string">
            <text:p>E18:L27</text:p>
          </table:table-cell>
          <table:table-cell table:style-name="ce24" table:number-columns-repeated="17"/>
          <table:table-cell table:style-name="ce99"/>
          <table:table-cell table:number-columns-repeated="1003"/>
        </table:table-row>
        <table:table-row table:style-name="ro1">
          <table:table-cell table:style-name="ce2"/>
          <table:table-cell table:style-name="ce11" office:value-type="string" calcext:value-type="string">
            <text:p>number</text:p>
          </table:table-cell>
          <table:table-cell table:style-name="ce18" office:value-type="float" office:value="0" calcext:value-type="float">
            <text:p>0</text:p>
          </table:table-cell>
          <table:table-cell table:style-name="ce24" table:number-columns-repeated="10"/>
          <table:table-cell table:style-name="ce24" office:value-type="string" calcext:value-type="string">
            <text:p>Matrix generator:</text:p>
          </table:table-cell>
          <table:table-cell table:style-name="ce24" table:number-columns-repeated="6"/>
          <table:table-cell table:style-name="ce99"/>
          <table:table-cell table:number-columns-repeated="1003"/>
        </table:table-row>
        <table:table-row table:style-name="ro1">
          <table:table-cell table:style-name="ce2"/>
          <table:table-cell table:style-name="ce11" office:value-type="string" calcext:value-type="string">
            <text:p>binary:</text:p>
          </table:table-cell>
          <table:table-cell table:style-name="ce17"/>
          <table:table-cell table:style-name="ce24" table:number-columns-repeated="17"/>
          <table:table-cell table:style-name="ce99"/>
          <table:table-cell table:number-columns-repeated="1003"/>
        </table:table-row>
        <table:table-row table:style-name="ro2">
          <table:table-cell table:style-name="ce2"/>
          <table:table-cell table:style-name="ce12"/>
          <table:table-cell table:style-name="ce17"/>
          <table:table-cell table:style-name="ce24" table:number-columns-repeated="17"/>
          <table:table-cell table:style-name="ce99"/>
          <table:table-cell table:number-columns-repeated="1003"/>
        </table:table-row>
        <table:table-row table:style-name="ro1">
          <table:table-cell table:style-name="ce2"/>
          <table:table-cell table:style-name="ce13"/>
          <table:table-cell table:style-name="ce17"/>
          <table:table-cell table:style-name="ce24"/>
          <table:table-cell table:style-name="ce24" office:value-type="float" office:value="7" calcext:value-type="float">
            <text:p>7</text:p>
          </table:table-cell>
          <table:table-cell table:style-name="ce24" office:value-type="float" office:value="6" calcext:value-type="float">
            <text:p>6</text:p>
          </table:table-cell>
          <table:table-cell table:style-name="ce24" office:value-type="float" office:value="5" calcext:value-type="float">
            <text:p>5</text:p>
          </table:table-cell>
          <table:table-cell table:style-name="ce24" office:value-type="float" office:value="4" calcext:value-type="float">
            <text:p>4</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0" calcext:value-type="float">
            <text:p>0</text:p>
          </table:table-cell>
          <table:table-cell table:style-name="ce24"/>
          <table:table-cell table:style-name="ce24" office:value-type="float" office:value="7" calcext:value-type="float">
            <text:p>7</text:p>
          </table:table-cell>
          <table:table-cell table:style-name="ce24" office:value-type="float" office:value="6" calcext:value-type="float">
            <text:p>6</text:p>
          </table:table-cell>
          <table:table-cell table:style-name="ce24" office:value-type="float" office:value="5" calcext:value-type="float">
            <text:p>5</text:p>
          </table:table-cell>
          <table:table-cell table:style-name="ce24" office:value-type="float" office:value="4" calcext:value-type="float">
            <text:p>4</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99" office:value-type="float" office:value="0" calcext:value-type="float">
            <text:p>0</text:p>
          </table:table-cell>
          <table:table-cell office:value-type="string" calcext:value-type="string">
            <text:p>п</text:p>
          </table:table-cell>
          <table:table-cell office:value-type="string" calcext:value-type="string">
            <text:p>р</text:p>
          </table:table-cell>
          <table:table-cell office:value-type="string" calcext:value-type="string">
            <text:p>и</text:p>
          </table:table-cell>
          <table:table-cell office:value-type="string" calcext:value-type="string">
            <text:p>в</text:p>
          </table:table-cell>
          <table:table-cell office:value-type="string" calcext:value-type="string">
            <text:p>е</text:p>
          </table:table-cell>
          <table:table-cell office:value-type="string" calcext:value-type="string">
            <text:p>т</text:p>
          </table:table-cell>
          <table:table-cell table:style-name="Default"/>
          <table:table-cell office:value-type="string" calcext:value-type="string">
            <text:p>h</text:p>
          </table:table-cell>
          <table:table-cell office:value-type="string" calcext:value-type="string">
            <text:p>a</text:p>
          </table:table-cell>
          <table:table-cell office:value-type="string" calcext:value-type="string">
            <text:p>b</text:p>
          </table:table-cell>
          <table:table-cell office:value-type="string" calcext:value-type="string">
            <text:p>r</text:p>
          </table:table-cell>
          <table:table-cell office:value-type="string" calcext:value-type="string">
            <text:p>!</text:p>
          </table:table-cell>
          <table:table-cell table:number-columns-repeated="991"/>
        </table:table-row>
        <table:table-row table:style-name="ro2">
          <table:table-cell table:style-name="ce2"/>
          <table:table-cell table:style-name="ce13"/>
          <table:table-cell table:style-name="ce17" office:value-type="float" office:value="0" calcext:value-type="float">
            <text:p>0</text:p>
          </table:table-cell>
          <table:table-cell table:style-name="ce24" table:formula="of:=INDEX(INDIRECT([.$C$2]);[.$C$3]+1;[.$C7]+1)" office:value-type="float" office:value="0" calcext:value-type="float">
            <text:p>0</text:p>
          </table:table-cell>
          <table:table-cell table:style-name="ce27" table:formula="of:=IF(MOD(TRUNC([.$D7]/(2^[.E$6]));2);&quot; &quot;;&quot;&quot;)">
            <text:p/>
          </table:table-cell>
          <table:table-cell table:style-name="ce37" table:formula="of:=IF(MOD(TRUNC([.$D7]/(2^[.F$6]));2);&quot; &quot;;&quot;&quot;)">
            <text:p/>
          </table:table-cell>
          <table:table-cell table:style-name="ce45" table:formula="of:=IF(MOD(TRUNC([.$D7]/(2^[.G$6]));2);&quot; &quot;;&quot;&quot;)">
            <text:p/>
          </table:table-cell>
          <table:table-cell table:style-name="ce54" table:formula="of:=IF(MOD(TRUNC([.$D7]/(2^[.H$6]));2);&quot; &quot;;&quot;&quot;)">
            <text:p/>
          </table:table-cell>
          <table:table-cell table:style-name="ce62" table:formula="of:=IF(MOD(TRUNC([.$D7]/(2^[.I$6]));2);&quot; &quot;;&quot;&quot;)">
            <text:p/>
          </table:table-cell>
          <table:table-cell table:style-name="ce70" table:formula="of:=IF(MOD(TRUNC([.$D7]/(2^[.J$6]));2);&quot; &quot;;&quot;&quot;)">
            <text:p/>
          </table:table-cell>
          <table:table-cell table:style-name="ce79" table:formula="of:=IF(MOD(TRUNC([.$D7]/(2^[.K$6]));2);&quot; &quot;;&quot;&quot;)">
            <text:p/>
          </table:table-cell>
          <table:table-cell table:style-name="ce87" table:formula="of:=IF(MOD(TRUNC([.$D7]/(2^[.L$6]));2);&quot; &quot;;&quot;&quot;)">
            <text:p/>
          </table:table-cell>
          <table:table-cell table:style-name="ce95" table:formula="of:=SUMPRODUCT([.N7:.U7];2^[.N$6:.U$6])" office:value-type="float" office:value="0" calcext:value-type="float">
            <text:p>0</text:p>
          </table:table-cell>
          <table:table-cell table:style-name="ce97" table:number-columns-repeated="7"/>
          <table:table-cell table:style-name="ce100"/>
          <table:table-cell table:number-columns-repeated="6"/>
          <table:table-cell table:style-name="Default"/>
          <table:table-cell table:number-columns-repeated="996"/>
        </table:table-row>
        <table:table-row table:style-name="ro1">
          <table:table-cell table:style-name="ce3"/>
          <table:table-cell table:style-name="ce13"/>
          <table:table-cell table:style-name="ce17" office:value-type="float" office:value="1" calcext:value-type="float">
            <text:p>1</text:p>
          </table:table-cell>
          <table:table-cell table:style-name="ce24" table:formula="of:=INDEX(INDIRECT([.$C$2]);[.$C$3]+1;[.$C8]+1)" office:value-type="float" office:value="24" calcext:value-type="float">
            <text:p>24</text:p>
          </table:table-cell>
          <table:table-cell table:style-name="ce28" table:formula="of:=IF(MOD(TRUNC([.$D8]/(2^[.E$6]));2);&quot; &quot;;&quot;&quot;)">
            <text:p/>
          </table:table-cell>
          <table:table-cell table:style-name="ce38" table:formula="of:=IF(MOD(TRUNC([.$D8]/(2^[.F$6]));2);&quot; &quot;;&quot;&quot;)">
            <text:p/>
          </table:table-cell>
          <table:table-cell table:style-name="ce46" table:formula="of:=IF(MOD(TRUNC([.$D8]/(2^[.G$6]));2);&quot; &quot;;&quot;&quot;)">
            <text:p/>
          </table:table-cell>
          <table:table-cell table:style-name="ce55" table:formula="of:=IF(MOD(TRUNC([.$D8]/(2^[.H$6]));2);&quot; &quot;;&quot;&quot;)" office:value-type="string" office:string-value=" " calcext:value-type="string">
            <text:p><text:s/></text:p>
          </table:table-cell>
          <table:table-cell table:style-name="ce63" table:formula="of:=IF(MOD(TRUNC([.$D8]/(2^[.I$6]));2);&quot; &quot;;&quot;&quot;)" office:value-type="string" office:string-value=" " calcext:value-type="string">
            <text:p><text:s/></text:p>
          </table:table-cell>
          <table:table-cell table:style-name="ce71" table:formula="of:=IF(MOD(TRUNC([.$D8]/(2^[.J$6]));2);&quot; &quot;;&quot;&quot;)">
            <text:p/>
          </table:table-cell>
          <table:table-cell table:style-name="ce80" table:formula="of:=IF(MOD(TRUNC([.$D8]/(2^[.K$6]));2);&quot; &quot;;&quot;&quot;)">
            <text:p/>
          </table:table-cell>
          <table:table-cell table:style-name="ce88" table:formula="of:=IF(MOD(TRUNC([.$D8]/(2^[.L$6]));2);&quot; &quot;;&quot;&quot;)">
            <text:p/>
          </table:table-cell>
          <table:table-cell table:style-name="ce95" table:formula="of:=SUMPRODUCT([.N8:.U8];2^[.N$6:.U$6])" office:value-type="float" office:value="2" calcext:value-type="float">
            <text:p>2</text:p>
          </table:table-cell>
          <table:table-cell table:style-name="ce97" table:number-columns-repeated="6"/>
          <table:table-cell table:style-name="ce97" office:value-type="float" office:value="1" calcext:value-type="float">
            <text:p>1</text:p>
          </table:table-cell>
          <table:table-cell table:style-name="ce100"/>
          <table:table-cell office:value-type="float" office:value="15" calcext:value-type="float">
            <text:p>15</text:p>
          </table:table-cell>
          <table:table-cell office:value-type="float" office:value="14" calcext:value-type="float">
            <text:p>14</text:p>
          </table:table-cell>
          <table:table-cell office:value-type="float" office:value="9" calcext:value-type="float">
            <text:p>9</text:p>
          </table:table-cell>
          <table:table-cell office:value-type="float" office:value="14" calcext:value-type="float">
            <text:p>14</text:p>
          </table:table-cell>
          <table:table-cell office:value-type="float" office:value="15" calcext:value-type="float">
            <text:p>15</text:p>
          </table:table-cell>
          <table:table-cell office:value-type="float" office:value="31" calcext:value-type="float">
            <text:p>31</text:p>
          </table:table-cell>
          <table:table-cell table:style-name="Default" office:value-type="float" office:value="0" calcext:value-type="float">
            <text:p>0</text:p>
          </table:table-cell>
          <table:table-cell office:value-type="float" office:value="9" calcext:value-type="float">
            <text:p>9</text:p>
          </table:table-cell>
          <table:table-cell office:value-type="float" office:value="6" calcext:value-type="float">
            <text:p>6</text:p>
          </table:table-cell>
          <table:table-cell table:number-columns-repeated="2" office:value-type="float" office:value="14" calcext:value-type="float">
            <text:p>14</text:p>
          </table:table-cell>
          <table:table-cell office:value-type="float" office:value="2" calcext:value-type="float">
            <text:p>2</text:p>
          </table:table-cell>
          <table:table-cell table:number-columns-repeated="991"/>
        </table:table-row>
        <table:table-row table:style-name="ro1">
          <table:table-cell table:style-name="ce2"/>
          <table:table-cell table:style-name="ce13"/>
          <table:table-cell table:style-name="ce17" office:value-type="float" office:value="2" calcext:value-type="float">
            <text:p>2</text:p>
          </table:table-cell>
          <table:table-cell table:style-name="ce24" table:formula="of:=INDEX(INDIRECT([.$C$2]);[.$C$3]+1;[.$C9]+1)" office:value-type="float" office:value="36" calcext:value-type="float">
            <text:p>36</text:p>
          </table:table-cell>
          <table:table-cell table:style-name="ce29" table:formula="of:=IF(MOD(TRUNC([.$D9]/(2^[.E$6]));2);&quot; &quot;;&quot;&quot;)">
            <text:p/>
          </table:table-cell>
          <table:table-cell table:style-name="ce39" table:formula="of:=IF(MOD(TRUNC([.$D9]/(2^[.F$6]));2);&quot; &quot;;&quot;&quot;)">
            <text:p/>
          </table:table-cell>
          <table:table-cell table:style-name="ce47" table:formula="of:=IF(MOD(TRUNC([.$D9]/(2^[.G$6]));2);&quot; &quot;;&quot;&quot;)" office:value-type="string" office:string-value=" " calcext:value-type="string">
            <text:p><text:s/></text:p>
          </table:table-cell>
          <table:table-cell table:style-name="ce56" table:formula="of:=IF(MOD(TRUNC([.$D9]/(2^[.H$6]));2);&quot; &quot;;&quot;&quot;)">
            <text:p/>
          </table:table-cell>
          <table:table-cell table:style-name="ce64" table:formula="of:=IF(MOD(TRUNC([.$D9]/(2^[.I$6]));2);&quot; &quot;;&quot;&quot;)">
            <text:p/>
          </table:table-cell>
          <table:table-cell table:style-name="ce72" table:formula="of:=IF(MOD(TRUNC([.$D9]/(2^[.J$6]));2);&quot; &quot;;&quot;&quot;)" office:value-type="string" office:string-value=" " calcext:value-type="string">
            <text:p><text:s/></text:p>
          </table:table-cell>
          <table:table-cell table:style-name="ce81" table:formula="of:=IF(MOD(TRUNC([.$D9]/(2^[.K$6]));2);&quot; &quot;;&quot;&quot;)">
            <text:p/>
          </table:table-cell>
          <table:table-cell table:style-name="ce89" table:formula="of:=IF(MOD(TRUNC([.$D9]/(2^[.L$6]));2);&quot; &quot;;&quot;&quot;)">
            <text:p/>
          </table:table-cell>
          <table:table-cell table:style-name="ce95" table:formula="of:=SUMPRODUCT([.N9:.U9];2^[.N$6:.U$6])" office:value-type="float" office:value="1" calcext:value-type="float">
            <text:p>1</text:p>
          </table:table-cell>
          <table:table-cell table:style-name="ce97" table:number-columns-repeated="7"/>
          <table:table-cell table:style-name="ce100" office:value-type="float" office:value="1" calcext:value-type="float">
            <text:p>1</text:p>
          </table:table-cell>
          <table:table-cell table:number-columns-repeated="4" office:value-type="float" office:value="9" calcext:value-type="float">
            <text:p>9</text:p>
          </table:table-cell>
          <table:table-cell office:value-type="float" office:value="8" calcext:value-type="float">
            <text:p>8</text:p>
          </table:table-cell>
          <table:table-cell office:value-type="float" office:value="4" calcext:value-type="float">
            <text:p>4</text:p>
          </table:table-cell>
          <table:table-cell table:style-name="Default" office:value-type="float" office:value="0" calcext:value-type="float">
            <text:p>0</text:p>
          </table:table-cell>
          <table:table-cell table:number-columns-repeated="4" office:value-type="float" office:value="9" calcext:value-type="float">
            <text:p>9</text:p>
          </table:table-cell>
          <table:table-cell office:value-type="float" office:value="2" calcext:value-type="float">
            <text:p>2</text:p>
          </table:table-cell>
          <table:table-cell table:number-columns-repeated="991"/>
        </table:table-row>
        <table:table-row table:style-name="ro1">
          <table:table-cell table:style-name="ce2"/>
          <table:table-cell table:style-name="ce13"/>
          <table:table-cell table:style-name="ce17" office:value-type="float" office:value="3" calcext:value-type="float">
            <text:p>3</text:p>
          </table:table-cell>
          <table:table-cell table:style-name="ce24" table:formula="of:=INDEX(INDIRECT([.$C$2]);[.$C$3]+1;[.$C10]+1)" office:value-type="float" office:value="36" calcext:value-type="float">
            <text:p>36</text:p>
          </table:table-cell>
          <table:table-cell table:style-name="ce30" table:formula="of:=IF(MOD(TRUNC([.$D10]/(2^[.E$6]));2);&quot; &quot;;&quot;&quot;)">
            <text:p/>
          </table:table-cell>
          <table:table-cell table:style-name="ce40" table:formula="of:=IF(MOD(TRUNC([.$D10]/(2^[.F$6]));2);&quot; &quot;;&quot;&quot;)">
            <text:p/>
          </table:table-cell>
          <table:table-cell table:style-name="ce48" table:formula="of:=IF(MOD(TRUNC([.$D10]/(2^[.G$6]));2);&quot; &quot;;&quot;&quot;)" office:value-type="string" office:string-value=" " calcext:value-type="string">
            <text:p><text:s/></text:p>
          </table:table-cell>
          <table:table-cell table:style-name="ce57" table:formula="of:=IF(MOD(TRUNC([.$D10]/(2^[.H$6]));2);&quot; &quot;;&quot;&quot;)">
            <text:p/>
          </table:table-cell>
          <table:table-cell table:style-name="ce65" table:formula="of:=IF(MOD(TRUNC([.$D10]/(2^[.I$6]));2);&quot; &quot;;&quot;&quot;)">
            <text:p/>
          </table:table-cell>
          <table:table-cell table:style-name="ce73" table:formula="of:=IF(MOD(TRUNC([.$D10]/(2^[.J$6]));2);&quot; &quot;;&quot;&quot;)" office:value-type="string" office:string-value=" " calcext:value-type="string">
            <text:p><text:s/></text:p>
          </table:table-cell>
          <table:table-cell table:style-name="ce82" table:formula="of:=IF(MOD(TRUNC([.$D10]/(2^[.K$6]));2);&quot; &quot;;&quot;&quot;)">
            <text:p/>
          </table:table-cell>
          <table:table-cell table:style-name="ce90" table:formula="of:=IF(MOD(TRUNC([.$D10]/(2^[.L$6]));2);&quot; &quot;;&quot;&quot;)">
            <text:p/>
          </table:table-cell>
          <table:table-cell table:style-name="ce95" table:formula="of:=SUMPRODUCT([.N10:.U10];2^[.N$6:.U$6])" office:value-type="float" office:value="1" calcext:value-type="float">
            <text:p>1</text:p>
          </table:table-cell>
          <table:table-cell table:style-name="ce97" table:number-columns-repeated="7"/>
          <table:table-cell table:style-name="ce100" office:value-type="float" office:value="1" calcext:value-type="float">
            <text:p>1</text:p>
          </table:table-cell>
          <table:table-cell table:number-columns-repeated="2" office:value-type="float" office:value="9" calcext:value-type="float">
            <text:p>9</text:p>
          </table:table-cell>
          <table:table-cell office:value-type="float" office:value="11" calcext:value-type="float">
            <text:p>11</text:p>
          </table:table-cell>
          <table:table-cell table:number-columns-repeated="2" office:value-type="float" office:value="14" calcext:value-type="float">
            <text:p>14</text:p>
          </table:table-cell>
          <table:table-cell office:value-type="float" office:value="4" calcext:value-type="float">
            <text:p>4</text:p>
          </table:table-cell>
          <table:table-cell table:style-name="Default" office:value-type="float" office:value="0" calcext:value-type="float">
            <text:p>0</text:p>
          </table:table-cell>
          <table:table-cell office:value-type="float" office:value="15" calcext:value-type="float">
            <text:p>15</text:p>
          </table:table-cell>
          <table:table-cell office:value-type="float" office:value="9" calcext:value-type="float">
            <text:p>9</text:p>
          </table:table-cell>
          <table:table-cell office:value-type="float" office:value="14" calcext:value-type="float">
            <text:p>14</text:p>
          </table:table-cell>
          <table:table-cell office:value-type="float" office:value="9" calcext:value-type="float">
            <text:p>9</text:p>
          </table:table-cell>
          <table:table-cell office:value-type="float" office:value="2" calcext:value-type="float">
            <text:p>2</text:p>
          </table:table-cell>
          <table:table-cell table:number-columns-repeated="991"/>
        </table:table-row>
        <table:table-row table:style-name="ro1">
          <table:table-cell table:style-name="ce2"/>
          <table:table-cell table:style-name="ce13"/>
          <table:table-cell table:style-name="ce17" office:value-type="float" office:value="4" calcext:value-type="float">
            <text:p>4</text:p>
          </table:table-cell>
          <table:table-cell table:style-name="ce24" table:formula="of:=INDEX(INDIRECT([.$C$2]);[.$C$3]+1;[.$C11]+1)" office:value-type="float" office:value="36" calcext:value-type="float">
            <text:p>36</text:p>
          </table:table-cell>
          <table:table-cell table:style-name="ce31" table:formula="of:=IF(MOD(TRUNC([.$D11]/(2^[.E$6]));2);&quot; &quot;;&quot;&quot;)">
            <text:p/>
          </table:table-cell>
          <table:table-cell table:style-name="ce41" table:formula="of:=IF(MOD(TRUNC([.$D11]/(2^[.F$6]));2);&quot; &quot;;&quot;&quot;)">
            <text:p/>
          </table:table-cell>
          <table:table-cell table:style-name="ce49" table:formula="of:=IF(MOD(TRUNC([.$D11]/(2^[.G$6]));2);&quot; &quot;;&quot;&quot;)" office:value-type="string" office:string-value=" " calcext:value-type="string">
            <text:p><text:s/></text:p>
          </table:table-cell>
          <table:table-cell table:style-name="ce58" table:formula="of:=IF(MOD(TRUNC([.$D11]/(2^[.H$6]));2);&quot; &quot;;&quot;&quot;)">
            <text:p/>
          </table:table-cell>
          <table:table-cell table:style-name="ce66" table:formula="of:=IF(MOD(TRUNC([.$D11]/(2^[.I$6]));2);&quot; &quot;;&quot;&quot;)">
            <text:p/>
          </table:table-cell>
          <table:table-cell table:style-name="ce74" table:formula="of:=IF(MOD(TRUNC([.$D11]/(2^[.J$6]));2);&quot; &quot;;&quot;&quot;)" office:value-type="string" office:string-value=" " calcext:value-type="string">
            <text:p><text:s/></text:p>
          </table:table-cell>
          <table:table-cell table:style-name="ce83" table:formula="of:=IF(MOD(TRUNC([.$D11]/(2^[.K$6]));2);&quot; &quot;;&quot;&quot;)">
            <text:p/>
          </table:table-cell>
          <table:table-cell table:style-name="ce91" table:formula="of:=IF(MOD(TRUNC([.$D11]/(2^[.L$6]));2);&quot; &quot;;&quot;&quot;)">
            <text:p/>
          </table:table-cell>
          <table:table-cell table:style-name="ce95" table:formula="of:=SUMPRODUCT([.N11:.U11];2^[.N$6:.U$6])" office:value-type="float" office:value="1" calcext:value-type="float">
            <text:p>1</text:p>
          </table:table-cell>
          <table:table-cell table:style-name="ce97"/>
          <table:table-cell table:style-name="ce97" office:value-type="string" calcext:value-type="string">
            <text:p><text:s/></text:p>
          </table:table-cell>
          <table:table-cell table:style-name="ce97" table:number-columns-repeated="5"/>
          <table:table-cell table:style-name="ce100" office:value-type="float" office:value="1" calcext:value-type="float">
            <text:p>1</text:p>
          </table:table-cell>
          <table:table-cell office:value-type="float" office:value="9" calcext:value-type="float">
            <text:p>9</text:p>
          </table:table-cell>
          <table:table-cell office:value-type="float" office:value="14" calcext:value-type="float">
            <text:p>14</text:p>
          </table:table-cell>
          <table:table-cell office:value-type="float" office:value="13" calcext:value-type="float">
            <text:p>13</text:p>
          </table:table-cell>
          <table:table-cell office:value-type="float" office:value="9" calcext:value-type="float">
            <text:p>9</text:p>
          </table:table-cell>
          <table:table-cell office:value-type="float" office:value="8" calcext:value-type="float">
            <text:p>8</text:p>
          </table:table-cell>
          <table:table-cell office:value-type="float" office:value="4" calcext:value-type="float">
            <text:p>4</text:p>
          </table:table-cell>
          <table:table-cell table:style-name="Default" office:value-type="float" office:value="0" calcext:value-type="float">
            <text:p>0</text:p>
          </table:table-cell>
          <table:table-cell office:value-type="float" office:value="9" calcext:value-type="float">
            <text:p>9</text:p>
          </table:table-cell>
          <table:table-cell office:value-type="float" office:value="15" calcext:value-type="float">
            <text:p>15</text:p>
          </table:table-cell>
          <table:table-cell office:value-type="float" office:value="9" calcext:value-type="float">
            <text:p>9</text:p>
          </table:table-cell>
          <table:table-cell office:value-type="float" office:value="14" calcext:value-type="float">
            <text:p>14</text:p>
          </table:table-cell>
          <table:table-cell office:value-type="float" office:value="2" calcext:value-type="float">
            <text:p>2</text:p>
          </table:table-cell>
          <table:table-cell table:number-columns-repeated="991"/>
        </table:table-row>
        <table:table-row table:style-name="ro1">
          <table:table-cell table:style-name="ce2"/>
          <table:table-cell table:style-name="ce13"/>
          <table:table-cell table:style-name="ce17" office:value-type="float" office:value="5" calcext:value-type="float">
            <text:p>5</text:p>
          </table:table-cell>
          <table:table-cell table:style-name="ce24" table:formula="of:=INDEX(INDIRECT([.$C$2]);[.$C$3]+1;[.$C12]+1)" office:value-type="float" office:value="36" calcext:value-type="float">
            <text:p>36</text:p>
          </table:table-cell>
          <table:table-cell table:style-name="ce32" table:formula="of:=IF(MOD(TRUNC([.$D12]/(2^[.E$6]));2);&quot; &quot;;&quot;&quot;)">
            <text:p/>
          </table:table-cell>
          <table:table-cell table:style-name="ce42" table:formula="of:=IF(MOD(TRUNC([.$D12]/(2^[.F$6]));2);&quot; &quot;;&quot;&quot;)">
            <text:p/>
          </table:table-cell>
          <table:table-cell table:style-name="ce50" table:formula="of:=IF(MOD(TRUNC([.$D12]/(2^[.G$6]));2);&quot; &quot;;&quot;&quot;)" office:value-type="string" office:string-value=" " calcext:value-type="string">
            <text:p><text:s/></text:p>
          </table:table-cell>
          <table:table-cell table:style-name="ce59" table:formula="of:=IF(MOD(TRUNC([.$D12]/(2^[.H$6]));2);&quot; &quot;;&quot;&quot;)">
            <text:p/>
          </table:table-cell>
          <table:table-cell table:style-name="ce67" table:formula="of:=IF(MOD(TRUNC([.$D12]/(2^[.I$6]));2);&quot; &quot;;&quot;&quot;)">
            <text:p/>
          </table:table-cell>
          <table:table-cell table:style-name="ce75" table:formula="of:=IF(MOD(TRUNC([.$D12]/(2^[.J$6]));2);&quot; &quot;;&quot;&quot;)" office:value-type="string" office:string-value=" " calcext:value-type="string">
            <text:p><text:s/></text:p>
          </table:table-cell>
          <table:table-cell table:style-name="ce84" table:formula="of:=IF(MOD(TRUNC([.$D12]/(2^[.K$6]));2);&quot; &quot;;&quot;&quot;)">
            <text:p/>
          </table:table-cell>
          <table:table-cell table:style-name="ce92" table:formula="of:=IF(MOD(TRUNC([.$D12]/(2^[.L$6]));2);&quot; &quot;;&quot;&quot;)">
            <text:p/>
          </table:table-cell>
          <table:table-cell table:style-name="ce95" table:formula="of:=SUMPRODUCT([.N12:.U12];2^[.N$6:.U$6])" office:value-type="float" office:value="1" calcext:value-type="float">
            <text:p>1</text:p>
          </table:table-cell>
          <table:table-cell table:style-name="ce97" table:number-columns-repeated="7"/>
          <table:table-cell table:style-name="ce100" office:value-type="float" office:value="1" calcext:value-type="float">
            <text:p>1</text:p>
          </table:table-cell>
          <table:table-cell table:number-columns-repeated="4" office:value-type="float" office:value="9" calcext:value-type="float">
            <text:p>9</text:p>
          </table:table-cell>
          <table:table-cell office:value-type="float" office:value="8" calcext:value-type="float">
            <text:p>8</text:p>
          </table:table-cell>
          <table:table-cell office:value-type="float" office:value="4" calcext:value-type="float">
            <text:p>4</text:p>
          </table:table-cell>
          <table:table-cell table:style-name="Default" office:value-type="float" office:value="0" calcext:value-type="float">
            <text:p>0</text:p>
          </table:table-cell>
          <table:table-cell table:number-columns-repeated="4" office:value-type="float" office:value="9" calcext:value-type="float">
            <text:p>9</text:p>
          </table:table-cell>
          <table:table-cell office:value-type="float" office:value="0" calcext:value-type="float">
            <text:p>0</text:p>
          </table:table-cell>
          <table:table-cell table:number-columns-repeated="991"/>
        </table:table-row>
        <table:table-row table:style-name="ro1">
          <table:table-cell table:style-name="ce2"/>
          <table:table-cell table:style-name="ce13"/>
          <table:table-cell table:style-name="ce17" office:value-type="float" office:value="6" calcext:value-type="float">
            <text:p>6</text:p>
          </table:table-cell>
          <table:table-cell table:style-name="ce24" table:formula="of:=INDEX(INDIRECT([.$C$2]);[.$C$3]+1;[.$C13]+1)" office:value-type="float" office:value="24" calcext:value-type="float">
            <text:p>24</text:p>
          </table:table-cell>
          <table:table-cell table:style-name="ce33" table:formula="of:=IF(MOD(TRUNC([.$D13]/(2^[.E$6]));2);&quot; &quot;;&quot;&quot;)">
            <text:p/>
          </table:table-cell>
          <table:table-cell table:style-name="ce43" table:formula="of:=IF(MOD(TRUNC([.$D13]/(2^[.F$6]));2);&quot; &quot;;&quot;&quot;)">
            <text:p/>
          </table:table-cell>
          <table:table-cell table:style-name="ce51" table:formula="of:=IF(MOD(TRUNC([.$D13]/(2^[.G$6]));2);&quot; &quot;;&quot;&quot;)">
            <text:p/>
          </table:table-cell>
          <table:table-cell table:style-name="ce60" table:formula="of:=IF(MOD(TRUNC([.$D13]/(2^[.H$6]));2);&quot; &quot;;&quot;&quot;)" office:value-type="string" office:string-value=" " calcext:value-type="string">
            <text:p><text:s/></text:p>
          </table:table-cell>
          <table:table-cell table:style-name="ce68" table:formula="of:=IF(MOD(TRUNC([.$D13]/(2^[.I$6]));2);&quot; &quot;;&quot;&quot;)" office:value-type="string" office:string-value=" " calcext:value-type="string">
            <text:p><text:s/></text:p>
          </table:table-cell>
          <table:table-cell table:style-name="ce76" table:formula="of:=IF(MOD(TRUNC([.$D13]/(2^[.J$6]));2);&quot; &quot;;&quot;&quot;)">
            <text:p/>
          </table:table-cell>
          <table:table-cell table:style-name="ce85" table:formula="of:=IF(MOD(TRUNC([.$D13]/(2^[.K$6]));2);&quot; &quot;;&quot;&quot;)">
            <text:p/>
          </table:table-cell>
          <table:table-cell table:style-name="ce93" table:formula="of:=IF(MOD(TRUNC([.$D13]/(2^[.L$6]));2);&quot; &quot;;&quot;&quot;)">
            <text:p/>
          </table:table-cell>
          <table:table-cell table:style-name="ce95" table:formula="of:=SUMPRODUCT([.N13:.U13];2^[.N$6:.U$6])" office:value-type="float" office:value="2" calcext:value-type="float">
            <text:p>2</text:p>
          </table:table-cell>
          <table:table-cell table:style-name="ce97" table:number-columns-repeated="6"/>
          <table:table-cell table:style-name="ce97" office:value-type="float" office:value="1" calcext:value-type="float">
            <text:p>1</text:p>
          </table:table-cell>
          <table:table-cell table:style-name="ce100"/>
          <table:table-cell table:number-columns-repeated="3" office:value-type="float" office:value="9" calcext:value-type="float">
            <text:p>9</text:p>
          </table:table-cell>
          <table:table-cell office:value-type="float" office:value="14" calcext:value-type="float">
            <text:p>14</text:p>
          </table:table-cell>
          <table:table-cell office:value-type="float" office:value="15" calcext:value-type="float">
            <text:p>15</text:p>
          </table:table-cell>
          <table:table-cell office:value-type="float" office:value="4" calcext:value-type="float">
            <text:p>4</text:p>
          </table:table-cell>
          <table:table-cell table:style-name="Default" office:value-type="float" office:value="0" calcext:value-type="float">
            <text:p>0</text:p>
          </table:table-cell>
          <table:table-cell table:number-columns-repeated="2" office:value-type="float" office:value="9" calcext:value-type="float">
            <text:p>9</text:p>
          </table:table-cell>
          <table:table-cell office:value-type="float" office:value="14" calcext:value-type="float">
            <text:p>14</text:p>
          </table:table-cell>
          <table:table-cell office:value-type="float" office:value="9" calcext:value-type="float">
            <text:p>9</text:p>
          </table:table-cell>
          <table:table-cell office:value-type="float" office:value="2" calcext:value-type="float">
            <text:p>2</text:p>
          </table:table-cell>
          <table:table-cell table:number-columns-repeated="991"/>
        </table:table-row>
        <table:table-row table:style-name="ro1">
          <table:table-cell table:style-name="ce2"/>
          <table:table-cell table:style-name="ce13"/>
          <table:table-cell table:style-name="ce17" office:value-type="float" office:value="7" calcext:value-type="float">
            <text:p>7</text:p>
          </table:table-cell>
          <table:table-cell table:style-name="ce24" table:formula="of:=INDEX(INDIRECT([.$C$2]);[.$C$3]+1;[.$C14]+1)" office:value-type="float" office:value="0" calcext:value-type="float">
            <text:p>0</text:p>
          </table:table-cell>
          <table:table-cell table:style-name="ce34" table:formula="of:=IF(MOD(TRUNC([.$D14]/(2^[.E$6]));2);&quot; &quot;;&quot;&quot;)">
            <text:p/>
          </table:table-cell>
          <table:table-cell table:style-name="ce44" table:formula="of:=IF(MOD(TRUNC([.$D14]/(2^[.F$6]));2);&quot; &quot;;&quot;&quot;)">
            <text:p/>
          </table:table-cell>
          <table:table-cell table:style-name="ce52" table:formula="of:=IF(MOD(TRUNC([.$D14]/(2^[.G$6]));2);&quot; &quot;;&quot;&quot;)">
            <text:p/>
          </table:table-cell>
          <table:table-cell table:style-name="ce61" table:formula="of:=IF(MOD(TRUNC([.$D14]/(2^[.H$6]));2);&quot; &quot;;&quot;&quot;)">
            <text:p/>
          </table:table-cell>
          <table:table-cell table:style-name="ce69" table:formula="of:=IF(MOD(TRUNC([.$D14]/(2^[.I$6]));2);&quot; &quot;;&quot;&quot;)">
            <text:p/>
          </table:table-cell>
          <table:table-cell table:style-name="ce77" table:formula="of:=IF(MOD(TRUNC([.$D14]/(2^[.J$6]));2);&quot; &quot;;&quot;&quot;)">
            <text:p/>
          </table:table-cell>
          <table:table-cell table:style-name="ce86" table:formula="of:=IF(MOD(TRUNC([.$D14]/(2^[.K$6]));2);&quot; &quot;;&quot;&quot;)">
            <text:p/>
          </table:table-cell>
          <table:table-cell table:style-name="ce94" table:formula="of:=IF(MOD(TRUNC([.$D14]/(2^[.L$6]));2);&quot; &quot;;&quot;&quot;)">
            <text:p/>
          </table:table-cell>
          <table:table-cell table:style-name="ce95" table:formula="of:=SUMPRODUCT([.N14:.U14];2^[.N$6:.U$6])" office:value-type="float" office:value="0" calcext:value-type="float">
            <text:p>0</text:p>
          </table:table-cell>
          <table:table-cell table:style-name="ce97" table:number-columns-repeated="7"/>
          <table:table-cell table:style-name="ce100"/>
          <table:table-cell table:number-columns-repeated="1003"/>
        </table:table-row>
        <table:table-row table:style-name="ro1">
          <table:table-cell table:style-name="ce2"/>
          <table:table-cell table:style-name="ce13"/>
          <table:table-cell table:style-name="ce17"/>
          <table:table-cell table:style-name="ce25"/>
          <table:table-cell table:style-name="ce24" table:number-columns-repeated="16"/>
          <table:table-cell table:style-name="ce99"/>
          <table:table-cell table:formula="of:=DEC2BIN([.V8];6)" office:value-type="string" office:string-value="001111" calcext:value-type="string">
            <text:p>001111</text:p>
          </table:table-cell>
          <table:table-cell table:formula="of:=DEC2BIN([.W8];6)" office:value-type="string" office:string-value="001110" calcext:value-type="string">
            <text:p>001110</text:p>
          </table:table-cell>
          <table:table-cell table:formula="of:=DEC2BIN([.X8];6)" office:value-type="string" office:string-value="001001" calcext:value-type="string">
            <text:p>001001</text:p>
          </table:table-cell>
          <table:table-cell table:formula="of:=DEC2BIN([.Y8];6)" office:value-type="string" office:string-value="001110" calcext:value-type="string">
            <text:p>001110</text:p>
          </table:table-cell>
          <table:table-cell table:formula="of:=DEC2BIN([.Z8];6)" office:value-type="string" office:string-value="001111" calcext:value-type="string">
            <text:p>001111</text:p>
          </table:table-cell>
          <table:table-cell table:formula="of:=DEC2BIN([.AA8];6)" office:value-type="string" office:string-value="011111" calcext:value-type="string">
            <text:p>011111</text:p>
          </table:table-cell>
          <table:table-cell table:formula="of:=DEC2BIN([.AB8];6)" office:value-type="string" office:string-value="000000" calcext:value-type="string">
            <text:p>000000</text:p>
          </table:table-cell>
          <table:table-cell table:formula="of:=DEC2BIN([.AC8];6)" office:value-type="string" office:string-value="001001" calcext:value-type="string">
            <text:p>001001</text:p>
          </table:table-cell>
          <table:table-cell table:formula="of:=DEC2BIN([.AD8];6)" office:value-type="string" office:string-value="000110" calcext:value-type="string">
            <text:p>000110</text:p>
          </table:table-cell>
          <table:table-cell table:formula="of:=DEC2BIN([.AE8];6)" office:value-type="string" office:string-value="001110" calcext:value-type="string">
            <text:p>001110</text:p>
          </table:table-cell>
          <table:table-cell table:formula="of:=DEC2BIN([.AF8];6)" office:value-type="string" office:string-value="001110" calcext:value-type="string">
            <text:p>001110</text:p>
          </table:table-cell>
          <table:table-cell table:formula="of:=DEC2BIN([.AG8];6)" office:value-type="string" office:string-value="000010" calcext:value-type="string">
            <text:p>000010</text:p>
          </table:table-cell>
          <table:table-cell table:formula="of:=[.V15]&amp;[.W15]&amp;[.X15]&amp;[.Y15]&amp;[.Z15]&amp;[.AA15]&amp;[.AB15]&amp;[.AC15]&amp;[.AD15]&amp;[.AE15]&amp;[.AF15]&amp;[.AG15]" office:value-type="string" office:string-value="001111001110001001001110001111011111000000001001000110001110001110000010" calcext:value-type="string">
            <text:p>001111001110001001001110001111011111000000001001000110001110001110000010</text:p>
          </table:table-cell>
          <table:table-cell table:formula="of:=BIN2HEX(MID([.AH15];1;8);2)&amp;BIN2HEX(MID([.AH15];9;8);2)&amp;BIN2HEX(MID([.AH15];17;8);2)&amp;BIN2HEX(MID([.AH15];25;8);2)&amp;BIN2HEX(MID([.AH15];33;8);2)&amp;BIN2HEX(MID([.AH15];41;8);2)&amp;BIN2HEX(MID([.AH15];49;8);2)&amp;BIN2HEX(MID([.AH15];57;8);2)&amp;BIN2HEX(MID([.AH15];65;8);2)" office:value-type="string" office:string-value="3CE24E3DF00918E382" calcext:value-type="string">
            <text:p>3CE24E3DF00918E382</text:p>
          </table:table-cell>
          <table:table-cell table:number-columns-repeated="989"/>
        </table:table-row>
        <table:table-row table:style-name="ro1">
          <table:table-cell table:style-name="ce2"/>
          <table:table-cell table:style-name="ce13"/>
          <table:table-cell table:style-name="ce17"/>
          <table:table-cell table:style-name="ce24" table:number-columns-repeated="17"/>
          <table:table-cell table:style-name="ce99"/>
          <table:table-cell table:formula="of:=DEC2BIN([.V9];6)" office:value-type="string" office:string-value="001001" calcext:value-type="string">
            <text:p>001001</text:p>
          </table:table-cell>
          <table:table-cell table:formula="of:=DEC2BIN([.W9];6)" office:value-type="string" office:string-value="001001" calcext:value-type="string">
            <text:p>001001</text:p>
          </table:table-cell>
          <table:table-cell table:formula="of:=DEC2BIN([.X9];6)" office:value-type="string" office:string-value="001001" calcext:value-type="string">
            <text:p>001001</text:p>
          </table:table-cell>
          <table:table-cell table:formula="of:=DEC2BIN([.Y9];6)" office:value-type="string" office:string-value="001001" calcext:value-type="string">
            <text:p>001001</text:p>
          </table:table-cell>
          <table:table-cell table:formula="of:=DEC2BIN([.Z9];6)" office:value-type="string" office:string-value="001000" calcext:value-type="string">
            <text:p>001000</text:p>
          </table:table-cell>
          <table:table-cell table:formula="of:=DEC2BIN([.AA9];6)" office:value-type="string" office:string-value="000100" calcext:value-type="string">
            <text:p>000100</text:p>
          </table:table-cell>
          <table:table-cell table:formula="of:=DEC2BIN([.AB9];6)" office:value-type="string" office:string-value="000000" calcext:value-type="string">
            <text:p>000000</text:p>
          </table:table-cell>
          <table:table-cell table:formula="of:=DEC2BIN([.AC9];6)" office:value-type="string" office:string-value="001001" calcext:value-type="string">
            <text:p>001001</text:p>
          </table:table-cell>
          <table:table-cell table:formula="of:=DEC2BIN([.AD9];6)" office:value-type="string" office:string-value="001001" calcext:value-type="string">
            <text:p>001001</text:p>
          </table:table-cell>
          <table:table-cell table:formula="of:=DEC2BIN([.AE9];6)" office:value-type="string" office:string-value="001001" calcext:value-type="string">
            <text:p>001001</text:p>
          </table:table-cell>
          <table:table-cell table:formula="of:=DEC2BIN([.AF9];6)" office:value-type="string" office:string-value="001001" calcext:value-type="string">
            <text:p>001001</text:p>
          </table:table-cell>
          <table:table-cell table:formula="of:=DEC2BIN([.AG9];6)" office:value-type="string" office:string-value="000010" calcext:value-type="string">
            <text:p>000010</text:p>
          </table:table-cell>
          <table:table-cell table:formula="of:=[.V16]&amp;[.W16]&amp;[.X16]&amp;[.Y16]&amp;[.Z16]&amp;[.AA16]&amp;[.AB16]&amp;[.AC16]&amp;[.AD16]&amp;[.AE16]&amp;[.AF16]&amp;[.AG16]" office:value-type="string" office:string-value="001001001001001001001001001000000100000000001001001001001001001001000010" calcext:value-type="string">
            <text:p>001001001001001001001001001000000100000000001001001001001001001001000010</text:p>
          </table:table-cell>
          <table:table-cell table:formula="of:=BIN2HEX(MID([.AH16];1;8);2)&amp;BIN2HEX(MID([.AH16];9;8);2)&amp;BIN2HEX(MID([.AH16];17;8);2)&amp;BIN2HEX(MID([.AH16];25;8);2)&amp;BIN2HEX(MID([.AH16];33;8);2)&amp;BIN2HEX(MID([.AH16];41;8);2)&amp;BIN2HEX(MID([.AH16];49;8);2)&amp;BIN2HEX(MID([.AH16];57;8);2)&amp;BIN2HEX(MID([.AH16];65;8);2)" office:value-type="string" office:string-value="249249204009249242" calcext:value-type="string">
            <text:p>249249204009249242</text:p>
          </table:table-cell>
          <table:table-cell table:number-columns-repeated="989"/>
        </table:table-row>
        <table:table-row table:style-name="ro1">
          <table:table-cell table:style-name="ce2"/>
          <table:table-cell table:style-name="ce13"/>
          <table:table-cell table:style-name="ce17"/>
          <table:table-cell table:style-name="ce25" office:value-type="string" calcext:value-type="string">
            <text:p>Sign-generator</text:p>
          </table:table-cell>
          <table:table-cell table:style-name="ce35" table:number-columns-repeated="2"/>
          <table:table-cell table:style-name="ce24" table:number-columns-repeated="14"/>
          <table:table-cell table:style-name="ce99"/>
          <table:table-cell table:formula="of:=DEC2BIN([.V10];6)" office:value-type="string" office:string-value="001001" calcext:value-type="string">
            <text:p>001001</text:p>
          </table:table-cell>
          <table:table-cell table:formula="of:=DEC2BIN([.W10];6)" office:value-type="string" office:string-value="001001" calcext:value-type="string">
            <text:p>001001</text:p>
          </table:table-cell>
          <table:table-cell table:formula="of:=DEC2BIN([.X10];6)" office:value-type="string" office:string-value="001011" calcext:value-type="string">
            <text:p>001011</text:p>
          </table:table-cell>
          <table:table-cell table:formula="of:=DEC2BIN([.Y10];6)" office:value-type="string" office:string-value="001110" calcext:value-type="string">
            <text:p>001110</text:p>
          </table:table-cell>
          <table:table-cell table:formula="of:=DEC2BIN([.Z10];6)" office:value-type="string" office:string-value="001110" calcext:value-type="string">
            <text:p>001110</text:p>
          </table:table-cell>
          <table:table-cell table:formula="of:=DEC2BIN([.AA10];6)" office:value-type="string" office:string-value="000100" calcext:value-type="string">
            <text:p>000100</text:p>
          </table:table-cell>
          <table:table-cell table:formula="of:=DEC2BIN([.AB10];6)" office:value-type="string" office:string-value="000000" calcext:value-type="string">
            <text:p>000000</text:p>
          </table:table-cell>
          <table:table-cell table:formula="of:=DEC2BIN([.AC10];6)" office:value-type="string" office:string-value="001111" calcext:value-type="string">
            <text:p>001111</text:p>
          </table:table-cell>
          <table:table-cell table:formula="of:=DEC2BIN([.AD10];6)" office:value-type="string" office:string-value="001001" calcext:value-type="string">
            <text:p>001001</text:p>
          </table:table-cell>
          <table:table-cell table:formula="of:=DEC2BIN([.AE10];6)" office:value-type="string" office:string-value="001110" calcext:value-type="string">
            <text:p>001110</text:p>
          </table:table-cell>
          <table:table-cell table:formula="of:=DEC2BIN([.AF10];6)" office:value-type="string" office:string-value="001001" calcext:value-type="string">
            <text:p>001001</text:p>
          </table:table-cell>
          <table:table-cell table:formula="of:=DEC2BIN([.AG10];6)" office:value-type="string" office:string-value="000010" calcext:value-type="string">
            <text:p>000010</text:p>
          </table:table-cell>
          <table:table-cell table:formula="of:=[.V17]&amp;[.W17]&amp;[.X17]&amp;[.Y17]&amp;[.Z17]&amp;[.AA17]&amp;[.AB17]&amp;[.AC17]&amp;[.AD17]&amp;[.AE17]&amp;[.AF17]&amp;[.AG17]" office:value-type="string" office:string-value="001001001001001011001110001110000100000000001111001001001110001001000010" calcext:value-type="string">
            <text:p>001001001001001011001110001110000100000000001111001001001110001001000010</text:p>
          </table:table-cell>
          <table:table-cell table:formula="of:=BIN2HEX(MID([.AH17];1;8);2)&amp;BIN2HEX(MID([.AH17];9;8);2)&amp;BIN2HEX(MID([.AH17];17;8);2)&amp;BIN2HEX(MID([.AH17];25;8);2)&amp;BIN2HEX(MID([.AH17];33;8);2)&amp;BIN2HEX(MID([.AH17];41;8);2)&amp;BIN2HEX(MID([.AH17];49;8);2)&amp;BIN2HEX(MID([.AH17];57;8);2)&amp;BIN2HEX(MID([.AH17];65;8);2)" office:value-type="string" office:string-value="2492CE38400F24E242" calcext:value-type="string">
            <text:p>2492CE38400F24E242</text:p>
          </table:table-cell>
          <table:table-cell table:number-columns-repeated="989"/>
        </table:table-row>
        <table:table-row table:style-name="ro1">
          <table:table-cell table:style-name="ce2"/>
          <table:table-cell table:style-name="ce13"/>
          <table:table-cell table:style-name="ce17"/>
          <table:table-cell table:style-name="ce25" office:value-type="float" office:value="0" calcext:value-type="float">
            <text:p>0</text:p>
          </table:table-cell>
          <table:table-cell table:style-name="ce35" office:value-type="float" office:value="0" calcext:value-type="float">
            <text:p>0</text:p>
          </table:table-cell>
          <table:table-cell table:style-name="ce35" office:value-type="float" office:value="24" calcext:value-type="float">
            <text:p>24</text:p>
          </table:table-cell>
          <table:table-cell table:number-columns-repeated="4" table:style-name="ce53" office:value-type="float" office:value="36" calcext:value-type="float">
            <text:p>36</text:p>
          </table:table-cell>
          <table:table-cell table:style-name="ce53" office:value-type="float" office:value="24" calcext:value-type="float">
            <text:p>24</text:p>
          </table:table-cell>
          <table:table-cell table:style-name="ce53" office:value-type="float" office:value="0" calcext:value-type="float">
            <text:p>0</text:p>
          </table:table-cell>
          <table:table-cell table:style-name="ce24" table:number-columns-repeated="8"/>
          <table:table-cell table:style-name="ce99"/>
          <table:table-cell table:formula="of:=DEC2BIN([.V11];6)" office:value-type="string" office:string-value="001001" calcext:value-type="string">
            <text:p>001001</text:p>
          </table:table-cell>
          <table:table-cell table:formula="of:=DEC2BIN([.W11];6)" office:value-type="string" office:string-value="001110" calcext:value-type="string">
            <text:p>001110</text:p>
          </table:table-cell>
          <table:table-cell table:formula="of:=DEC2BIN([.X11];6)" office:value-type="string" office:string-value="001101" calcext:value-type="string">
            <text:p>001101</text:p>
          </table:table-cell>
          <table:table-cell table:formula="of:=DEC2BIN([.Y11];6)" office:value-type="string" office:string-value="001001" calcext:value-type="string">
            <text:p>001001</text:p>
          </table:table-cell>
          <table:table-cell table:formula="of:=DEC2BIN([.Z11];6)" office:value-type="string" office:string-value="001000" calcext:value-type="string">
            <text:p>001000</text:p>
          </table:table-cell>
          <table:table-cell table:formula="of:=DEC2BIN([.AA11];6)" office:value-type="string" office:string-value="000100" calcext:value-type="string">
            <text:p>000100</text:p>
          </table:table-cell>
          <table:table-cell table:formula="of:=DEC2BIN([.AB11];6)" office:value-type="string" office:string-value="000000" calcext:value-type="string">
            <text:p>000000</text:p>
          </table:table-cell>
          <table:table-cell table:formula="of:=DEC2BIN([.AC11];6)" office:value-type="string" office:string-value="001001" calcext:value-type="string">
            <text:p>001001</text:p>
          </table:table-cell>
          <table:table-cell table:formula="of:=DEC2BIN([.AD11];6)" office:value-type="string" office:string-value="001111" calcext:value-type="string">
            <text:p>001111</text:p>
          </table:table-cell>
          <table:table-cell table:formula="of:=DEC2BIN([.AE11];6)" office:value-type="string" office:string-value="001001" calcext:value-type="string">
            <text:p>001001</text:p>
          </table:table-cell>
          <table:table-cell table:formula="of:=DEC2BIN([.AF11];6)" office:value-type="string" office:string-value="001110" calcext:value-type="string">
            <text:p>001110</text:p>
          </table:table-cell>
          <table:table-cell table:formula="of:=DEC2BIN([.AG11];6)" office:value-type="string" office:string-value="000010" calcext:value-type="string">
            <text:p>000010</text:p>
          </table:table-cell>
          <table:table-cell table:formula="of:=[.V18]&amp;[.W18]&amp;[.X18]&amp;[.Y18]&amp;[.Z18]&amp;[.AA18]&amp;[.AB18]&amp;[.AC18]&amp;[.AD18]&amp;[.AE18]&amp;[.AF18]&amp;[.AG18]" office:value-type="string" office:string-value="001001001110001101001001001000000100000000001001001111001001001110000010" calcext:value-type="string">
            <text:p>001001001110001101001001001000000100000000001001001111001001001110000010</text:p>
          </table:table-cell>
          <table:table-cell table:formula="of:=BIN2HEX(MID([.AH18];1;8);2)&amp;BIN2HEX(MID([.AH18];9;8);2)&amp;BIN2HEX(MID([.AH18];17;8);2)&amp;BIN2HEX(MID([.AH18];25;8);2)&amp;BIN2HEX(MID([.AH18];33;8);2)&amp;BIN2HEX(MID([.AH18];41;8);2)&amp;BIN2HEX(MID([.AH18];49;8);2)&amp;BIN2HEX(MID([.AH18];57;8);2)&amp;BIN2HEX(MID([.AH18];65;8);2)" office:value-type="string" office:string-value="24E3492040093C9382" calcext:value-type="string">
            <text:p>24E3492040093C9382</text:p>
          </table:table-cell>
          <table:table-cell table:number-columns-repeated="989"/>
        </table:table-row>
        <table:table-row table:style-name="ro1">
          <table:table-cell table:style-name="ce2"/>
          <table:table-cell table:style-name="ce13"/>
          <table:table-cell table:style-name="ce17"/>
          <table:table-cell table:style-name="ce25" office:value-type="float" office:value="1" calcext:value-type="float">
            <text:p>1</text:p>
          </table:table-cell>
          <table:table-cell table:style-name="ce35" office:value-type="float" office:value="0" calcext:value-type="float">
            <text:p>0</text:p>
          </table:table-cell>
          <table:table-cell table:style-name="ce35" office:value-type="float" office:value="8" calcext:value-type="float">
            <text:p>8</text:p>
          </table:table-cell>
          <table:table-cell table:style-name="ce53" office:value-type="float" office:value="24" calcext:value-type="float">
            <text:p>24</text:p>
          </table:table-cell>
          <table:table-cell table:style-name="ce53" office:value-type="float" office:value="40" calcext:value-type="float">
            <text:p>40</text:p>
          </table:table-cell>
          <table:table-cell table:number-columns-repeated="3" table:style-name="ce53" office:value-type="float" office:value="8" calcext:value-type="float">
            <text:p>8</text:p>
          </table:table-cell>
          <table:table-cell table:style-name="ce53" office:value-type="float" office:value="0" calcext:value-type="float">
            <text:p>0</text:p>
          </table:table-cell>
          <table:table-cell table:style-name="ce96"/>
          <table:table-cell table:style-name="ce24" table:number-columns-repeated="7"/>
          <table:table-cell table:style-name="ce99"/>
          <table:table-cell table:formula="of:=DEC2BIN([.V12];6)" office:value-type="string" office:string-value="001001" calcext:value-type="string">
            <text:p>001001</text:p>
          </table:table-cell>
          <table:table-cell table:formula="of:=DEC2BIN([.W12];6)" office:value-type="string" office:string-value="001001" calcext:value-type="string">
            <text:p>001001</text:p>
          </table:table-cell>
          <table:table-cell table:formula="of:=DEC2BIN([.X12];6)" office:value-type="string" office:string-value="001001" calcext:value-type="string">
            <text:p>001001</text:p>
          </table:table-cell>
          <table:table-cell table:formula="of:=DEC2BIN([.Y12];6)" office:value-type="string" office:string-value="001001" calcext:value-type="string">
            <text:p>001001</text:p>
          </table:table-cell>
          <table:table-cell table:formula="of:=DEC2BIN([.Z12];6)" office:value-type="string" office:string-value="001000" calcext:value-type="string">
            <text:p>001000</text:p>
          </table:table-cell>
          <table:table-cell table:formula="of:=DEC2BIN([.AA12];6)" office:value-type="string" office:string-value="000100" calcext:value-type="string">
            <text:p>000100</text:p>
          </table:table-cell>
          <table:table-cell table:formula="of:=DEC2BIN([.AB12];6)" office:value-type="string" office:string-value="000000" calcext:value-type="string">
            <text:p>000000</text:p>
          </table:table-cell>
          <table:table-cell table:formula="of:=DEC2BIN([.AC12];6)" office:value-type="string" office:string-value="001001" calcext:value-type="string">
            <text:p>001001</text:p>
          </table:table-cell>
          <table:table-cell table:formula="of:=DEC2BIN([.AD12];6)" office:value-type="string" office:string-value="001001" calcext:value-type="string">
            <text:p>001001</text:p>
          </table:table-cell>
          <table:table-cell table:formula="of:=DEC2BIN([.AE12];6)" office:value-type="string" office:string-value="001001" calcext:value-type="string">
            <text:p>001001</text:p>
          </table:table-cell>
          <table:table-cell table:formula="of:=DEC2BIN([.AF12];6)" office:value-type="string" office:string-value="001001" calcext:value-type="string">
            <text:p>001001</text:p>
          </table:table-cell>
          <table:table-cell table:formula="of:=DEC2BIN([.AG12];6)" office:value-type="string" office:string-value="000000" calcext:value-type="string">
            <text:p>000000</text:p>
          </table:table-cell>
          <table:table-cell table:formula="of:=[.V19]&amp;[.W19]&amp;[.X19]&amp;[.Y19]&amp;[.Z19]&amp;[.AA19]&amp;[.AB19]&amp;[.AC19]&amp;[.AD19]&amp;[.AE19]&amp;[.AF19]&amp;[.AG19]" office:value-type="string" office:string-value="001001001001001001001001001000000100000000001001001001001001001001000000" calcext:value-type="string">
            <text:p>001001001001001001001001001000000100000000001001001001001001001001000000</text:p>
          </table:table-cell>
          <table:table-cell table:formula="of:=BIN2HEX(MID([.AH19];1;8);2)&amp;BIN2HEX(MID([.AH19];9;8);2)&amp;BIN2HEX(MID([.AH19];17;8);2)&amp;BIN2HEX(MID([.AH19];25;8);2)&amp;BIN2HEX(MID([.AH19];33;8);2)&amp;BIN2HEX(MID([.AH19];41;8);2)&amp;BIN2HEX(MID([.AH19];49;8);2)&amp;BIN2HEX(MID([.AH19];57;8);2)&amp;BIN2HEX(MID([.AH19];65;8);2)" office:value-type="string" office:string-value="249249204009249240" calcext:value-type="string">
            <text:p>249249204009249240</text:p>
          </table:table-cell>
          <table:table-cell table:number-columns-repeated="989"/>
        </table:table-row>
        <table:table-row table:style-name="ro1">
          <table:table-cell table:style-name="ce2"/>
          <table:table-cell table:style-name="ce13"/>
          <table:table-cell table:style-name="ce17"/>
          <table:table-cell table:style-name="ce25" office:value-type="float" office:value="2" calcext:value-type="float">
            <text:p>2</text:p>
          </table:table-cell>
          <table:table-cell table:style-name="ce24" office:value-type="float" office:value="0" calcext:value-type="float">
            <text:p>0</text:p>
          </table:table-cell>
          <table:table-cell table:style-name="ce24" office:value-type="float" office:value="24" calcext:value-type="float">
            <text:p>24</text:p>
          </table:table-cell>
          <table:table-cell table:style-name="ce24" office:value-type="float" office:value="36" calcext:value-type="float">
            <text:p>36</text:p>
          </table:table-cell>
          <table:table-cell table:style-name="ce24" office:value-type="float" office:value="4" calcext:value-type="float">
            <text:p>4</text:p>
          </table:table-cell>
          <table:table-cell table:style-name="ce24" office:value-type="float" office:value="8" calcext:value-type="float">
            <text:p>8</text:p>
          </table:table-cell>
          <table:table-cell table:style-name="ce24" office:value-type="float" office:value="16" calcext:value-type="float">
            <text:p>16</text:p>
          </table:table-cell>
          <table:table-cell table:style-name="ce24" office:value-type="float" office:value="60" calcext:value-type="float">
            <text:p>60</text:p>
          </table:table-cell>
          <table:table-cell table:style-name="ce24" office:value-type="float" office:value="0" calcext:value-type="float">
            <text:p>0</text:p>
          </table:table-cell>
          <table:table-cell table:style-name="ce24" table:number-columns-repeated="8"/>
          <table:table-cell table:style-name="ce99"/>
          <table:table-cell table:formula="of:=DEC2BIN([.V13];6)" office:value-type="string" office:string-value="001001" calcext:value-type="string">
            <text:p>001001</text:p>
          </table:table-cell>
          <table:table-cell table:formula="of:=DEC2BIN([.W13];6)" office:value-type="string" office:string-value="001001" calcext:value-type="string">
            <text:p>001001</text:p>
          </table:table-cell>
          <table:table-cell table:formula="of:=DEC2BIN([.X13];6)" office:value-type="string" office:string-value="001001" calcext:value-type="string">
            <text:p>001001</text:p>
          </table:table-cell>
          <table:table-cell table:formula="of:=DEC2BIN([.Y13];6)" office:value-type="string" office:string-value="001110" calcext:value-type="string">
            <text:p>001110</text:p>
          </table:table-cell>
          <table:table-cell table:formula="of:=DEC2BIN([.Z13];6)" office:value-type="string" office:string-value="001111" calcext:value-type="string">
            <text:p>001111</text:p>
          </table:table-cell>
          <table:table-cell table:formula="of:=DEC2BIN([.AA13];6)" office:value-type="string" office:string-value="000100" calcext:value-type="string">
            <text:p>000100</text:p>
          </table:table-cell>
          <table:table-cell table:formula="of:=DEC2BIN([.AB13];6)" office:value-type="string" office:string-value="000000" calcext:value-type="string">
            <text:p>000000</text:p>
          </table:table-cell>
          <table:table-cell table:formula="of:=DEC2BIN([.AC13];6)" office:value-type="string" office:string-value="001001" calcext:value-type="string">
            <text:p>001001</text:p>
          </table:table-cell>
          <table:table-cell table:formula="of:=DEC2BIN([.AD13];6)" office:value-type="string" office:string-value="001001" calcext:value-type="string">
            <text:p>001001</text:p>
          </table:table-cell>
          <table:table-cell table:formula="of:=DEC2BIN([.AE13];6)" office:value-type="string" office:string-value="001110" calcext:value-type="string">
            <text:p>001110</text:p>
          </table:table-cell>
          <table:table-cell table:formula="of:=DEC2BIN([.AF13];6)" office:value-type="string" office:string-value="001001" calcext:value-type="string">
            <text:p>001001</text:p>
          </table:table-cell>
          <table:table-cell table:formula="of:=DEC2BIN([.AG13];6)" office:value-type="string" office:string-value="000010" calcext:value-type="string">
            <text:p>000010</text:p>
          </table:table-cell>
          <table:table-cell table:formula="of:=[.V20]&amp;[.W20]&amp;[.X20]&amp;[.Y20]&amp;[.Z20]&amp;[.AA20]&amp;[.AB20]&amp;[.AC20]&amp;[.AD20]&amp;[.AE20]&amp;[.AF20]&amp;[.AG20]" office:value-type="string" office:string-value="001001001001001001001110001111000100000000001001001001001110001001000010" calcext:value-type="string">
            <text:p>001001001001001001001110001111000100000000001001001001001110001001000010</text:p>
          </table:table-cell>
          <table:table-cell table:formula="of:=BIN2HEX(MID([.AH20];1;8);2)&amp;BIN2HEX(MID([.AH20];9;8);2)&amp;BIN2HEX(MID([.AH20];17;8);2)&amp;BIN2HEX(MID([.AH20];25;8);2)&amp;BIN2HEX(MID([.AH20];33;8);2)&amp;BIN2HEX(MID([.AH20];41;8);2)&amp;BIN2HEX(MID([.AH20];49;8);2)&amp;BIN2HEX(MID([.AH20];57;8);2)&amp;BIN2HEX(MID([.AH20];65;8);2)" office:value-type="string" office:string-value="24924E3C400924E242" calcext:value-type="string">
            <text:p>24924E3C400924E242</text:p>
          </table:table-cell>
          <table:table-cell table:number-columns-repeated="989"/>
        </table:table-row>
        <table:table-row table:style-name="ro1">
          <table:table-cell table:style-name="ce4"/>
          <table:table-cell table:style-name="ce13"/>
          <table:table-cell table:style-name="ce17"/>
          <table:table-cell table:style-name="ce25" office:value-type="float" office:value="3" calcext:value-type="float">
            <text:p>3</text:p>
          </table:table-cell>
          <table:table-cell table:style-name="ce24" office:value-type="float" office:value="0" calcext:value-type="float">
            <text:p>0</text:p>
          </table:table-cell>
          <table:table-cell table:style-name="ce24" office:value-type="float" office:value="24" calcext:value-type="float">
            <text:p>24</text:p>
          </table:table-cell>
          <table:table-cell table:style-name="ce24" office:value-type="float" office:value="36" calcext:value-type="float">
            <text:p>36</text:p>
          </table:table-cell>
          <table:table-cell table:style-name="ce24" office:value-type="float" office:value="8" calcext:value-type="float">
            <text:p>8</text:p>
          </table:table-cell>
          <table:table-cell table:style-name="ce24" office:value-type="float" office:value="4" calcext:value-type="float">
            <text:p>4</text:p>
          </table:table-cell>
          <table:table-cell table:style-name="ce24" office:value-type="float" office:value="36" calcext:value-type="float">
            <text:p>36</text:p>
          </table:table-cell>
          <table:table-cell table:style-name="ce24" office:value-type="float" office:value="24" calcext:value-type="float">
            <text:p>24</text:p>
          </table:table-cell>
          <table:table-cell table:style-name="ce24"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2"/>
          <table:table-cell table:style-name="ce13"/>
          <table:table-cell table:style-name="ce17"/>
          <table:table-cell table:style-name="ce25" office:value-type="float" office:value="4" calcext:value-type="float">
            <text:p>4</text:p>
          </table:table-cell>
          <table:table-cell table:style-name="ce24" office:value-type="float" office:value="0" calcext:value-type="float">
            <text:p>0</text:p>
          </table:table-cell>
          <table:table-cell table:style-name="ce24" office:value-type="float" office:value="12" calcext:value-type="float">
            <text:p>12</text:p>
          </table:table-cell>
          <table:table-cell table:style-name="ce24" office:value-type="float" office:value="20" calcext:value-type="float">
            <text:p>20</text:p>
          </table:table-cell>
          <table:table-cell table:style-name="ce24" office:value-type="float" office:value="36" calcext:value-type="float">
            <text:p>36</text:p>
          </table:table-cell>
          <table:table-cell table:style-name="ce24" office:value-type="float" office:value="60" calcext:value-type="float">
            <text:p>60</text:p>
          </table:table-cell>
          <table:table-cell table:number-columns-repeated="2" table:style-name="ce24" office:value-type="float" office:value="4" calcext:value-type="float">
            <text:p>4</text:p>
          </table:table-cell>
          <table:table-cell table:style-name="ce24"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5" office:value-type="string" calcext:value-type="string">
            <text:p>on(0)|off(1):</text:p>
          </table:table-cell>
          <table:table-cell table:style-name="ce14" office:value-type="float" office:value="1" calcext:value-type="float">
            <text:p>1</text:p>
          </table:table-cell>
          <table:table-cell table:style-name="ce19"/>
          <table:table-cell table:style-name="ce25" office:value-type="float" office:value="5" calcext:value-type="float">
            <text:p>5</text:p>
          </table:table-cell>
          <table:table-cell table:style-name="ce24" office:value-type="float" office:value="0" calcext:value-type="float">
            <text:p>0</text:p>
          </table:table-cell>
          <table:table-cell table:style-name="ce24" office:value-type="float" office:value="60" calcext:value-type="float">
            <text:p>60</text:p>
          </table:table-cell>
          <table:table-cell table:style-name="ce24" office:value-type="float" office:value="32" calcext:value-type="float">
            <text:p>32</text:p>
          </table:table-cell>
          <table:table-cell table:style-name="ce24" office:value-type="float" office:value="56" calcext:value-type="float">
            <text:p>56</text:p>
          </table:table-cell>
          <table:table-cell table:number-columns-repeated="2" table:style-name="ce24" office:value-type="float" office:value="4" calcext:value-type="float">
            <text:p>4</text:p>
          </table:table-cell>
          <table:table-cell table:style-name="ce24" office:value-type="float" office:value="56" calcext:value-type="float">
            <text:p>56</text:p>
          </table:table-cell>
          <table:table-cell table:style-name="ce24"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6" office:value-type="string" calcext:value-type="string">
            <text:p>multiply:</text:p>
          </table:table-cell>
          <table:table-cell table:style-name="ce14" office:value-type="float" office:value="100" calcext:value-type="float">
            <text:p>100</text:p>
          </table:table-cell>
          <table:table-cell table:style-name="ce20" office:value-type="float" office:value="9" calcext:value-type="float">
            <text:p>9</text:p>
          </table:table-cell>
          <table:table-cell table:style-name="ce25" office:value-type="float" office:value="6" calcext:value-type="float">
            <text:p>6</text:p>
          </table:table-cell>
          <table:table-cell table:style-name="ce24" office:value-type="float" office:value="0" calcext:value-type="float">
            <text:p>0</text:p>
          </table:table-cell>
          <table:table-cell table:style-name="ce24" office:value-type="float" office:value="28" calcext:value-type="float">
            <text:p>28</text:p>
          </table:table-cell>
          <table:table-cell table:style-name="ce24" office:value-type="float" office:value="32" calcext:value-type="float">
            <text:p>32</text:p>
          </table:table-cell>
          <table:table-cell table:style-name="ce24" office:value-type="float" office:value="24" calcext:value-type="float">
            <text:p>24</text:p>
          </table:table-cell>
          <table:table-cell table:number-columns-repeated="2" table:style-name="ce24" office:value-type="float" office:value="36" calcext:value-type="float">
            <text:p>36</text:p>
          </table:table-cell>
          <table:table-cell table:style-name="ce24" office:value-type="float" office:value="24" calcext:value-type="float">
            <text:p>24</text:p>
          </table:table-cell>
          <table:table-cell table:style-name="ce24"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6" office:value-type="string" calcext:value-type="string">
            <text:p>Init:</text:p>
          </table:table-cell>
          <table:table-cell table:style-name="ce14" office:value-type="float" office:value="0" calcext:value-type="float">
            <text:p>0</text:p>
          </table:table-cell>
          <table:table-cell table:style-name="ce20" office:value-type="float" office:value="0" calcext:value-type="float">
            <text:p>0</text:p>
          </table:table-cell>
          <table:table-cell table:style-name="ce25" office:value-type="float" office:value="7" calcext:value-type="float">
            <text:p>7</text:p>
          </table:table-cell>
          <table:table-cell table:style-name="ce24" office:value-type="float" office:value="0" calcext:value-type="float">
            <text:p>0</text:p>
          </table:table-cell>
          <table:table-cell table:style-name="ce24" office:value-type="float" office:value="60" calcext:value-type="float">
            <text:p>60</text:p>
          </table:table-cell>
          <table:table-cell table:style-name="ce24" office:value-type="float" office:value="4" calcext:value-type="float">
            <text:p>4</text:p>
          </table:table-cell>
          <table:table-cell table:style-name="ce24" office:value-type="float" office:value="8" calcext:value-type="float">
            <text:p>8</text:p>
          </table:table-cell>
          <table:table-cell table:number-columns-repeated="3" table:style-name="ce24" office:value-type="float" office:value="16" calcext:value-type="float">
            <text:p>16</text:p>
          </table:table-cell>
          <table:table-cell table:style-name="ce24"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7" office:value-type="string" calcext:value-type="string">
            <text:p>Counters:</text:p>
          </table:table-cell>
          <table:table-cell table:style-name="ce14" table:formula="of:=IF([.B23]=1;[.B25];IF([.B26]&lt;[.B24];[.B26]+1;[.B25]))" office:value-type="float" office:value="0" calcext:value-type="float">
            <text:p>0</text:p>
          </table:table-cell>
          <table:table-cell table:style-name="ce20" table:formula="of:=IF([.B23]=1;[.C25];IF([.B26]=0;[.C26]+1;IF([.C26]&gt;[.C24];[.C25];[.C26])))" office:value-type="float" office:value="0" calcext:value-type="float">
            <text:p>0</text:p>
          </table:table-cell>
          <table:table-cell table:style-name="ce25" office:value-type="float" office:value="8" calcext:value-type="float">
            <text:p>8</text:p>
          </table:table-cell>
          <table:table-cell table:style-name="ce24" office:value-type="float" office:value="0" calcext:value-type="float">
            <text:p>0</text:p>
          </table:table-cell>
          <table:table-cell table:style-name="ce24" office:value-type="float" office:value="24" calcext:value-type="float">
            <text:p>24</text:p>
          </table:table-cell>
          <table:table-cell table:style-name="ce24" office:value-type="float" office:value="36" calcext:value-type="float">
            <text:p>36</text:p>
          </table:table-cell>
          <table:table-cell table:style-name="ce24" office:value-type="float" office:value="24" calcext:value-type="float">
            <text:p>24</text:p>
          </table:table-cell>
          <table:table-cell table:number-columns-repeated="2" table:style-name="ce24" office:value-type="float" office:value="36" calcext:value-type="float">
            <text:p>36</text:p>
          </table:table-cell>
          <table:table-cell table:style-name="ce24" office:value-type="float" office:value="24" calcext:value-type="float">
            <text:p>24</text:p>
          </table:table-cell>
          <table:table-cell table:style-name="ce24"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8"/>
          <table:table-cell table:style-name="ce15"/>
          <table:table-cell table:style-name="ce21"/>
          <table:table-cell table:style-name="ce26" office:value-type="float" office:value="9" calcext:value-type="float">
            <text:p>9</text:p>
          </table:table-cell>
          <table:table-cell table:style-name="ce36" office:value-type="float" office:value="0" calcext:value-type="float">
            <text:p>0</text:p>
          </table:table-cell>
          <table:table-cell table:style-name="ce36" office:value-type="float" office:value="24" calcext:value-type="float">
            <text:p>24</text:p>
          </table:table-cell>
          <table:table-cell table:number-columns-repeated="2" table:style-name="ce36" office:value-type="float" office:value="36" calcext:value-type="float">
            <text:p>36</text:p>
          </table:table-cell>
          <table:table-cell table:style-name="ce36" office:value-type="float" office:value="28" calcext:value-type="float">
            <text:p>28</text:p>
          </table:table-cell>
          <table:table-cell table:style-name="ce36" office:value-type="float" office:value="4" calcext:value-type="float">
            <text:p>4</text:p>
          </table:table-cell>
          <table:table-cell table:style-name="ce36" office:value-type="float" office:value="24" calcext:value-type="float">
            <text:p>24</text:p>
          </table:table-cell>
          <table:table-cell table:style-name="ce36" office:value-type="float" office:value="0" calcext:value-type="float">
            <text:p>0</text:p>
          </table:table-cell>
          <table:table-cell table:style-name="ce36" table:number-columns-repeated="8"/>
          <table:table-cell table:style-name="ce101"/>
          <table:table-cell table:number-columns-repeated="1003"/>
        </table:table-row>
        <table:table-row table:style-name="ro1" table:number-rows-repeated="230">
          <table:table-cell table:number-columns-repeated="2"/>
          <table:table-cell table:style-name="ce22" table:number-columns-repeated="8"/>
          <table:table-cell table:number-columns-repeated="1014"/>
        </table:table-row>
        <table:table-row table:style-name="ro1" table:number-rows-repeated="1048318">
          <table:table-cell table:number-columns-repeated="1024"/>
        </table:table-row>
        <table:table-row table:style-name="ro1">
          <table:table-cell table:number-columns-repeated="1024"/>
        </table:table-row>
        <calcext:conditional-formats>
          <calcext:conditional-format calcext:target-range-address="Display8x8.C2:Display8x8.C27">
            <calcext:condition calcext:apply-style-name="Безымянный1" calcext:value="formula-is(NOT(ISERROR(FORMULA([.C2]))))" calcext:base-cell-address="Display8x8.C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C2:Display8x8.C27">
            <calcext:condition calcext:apply-style-name="Безымянный1" calcext:value="formula-is(NOT(ISERROR(FORMULA([.C2]))))" calcext:base-cell-address="Display8x8.C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C2:Display8x8.C27">
            <calcext:condition calcext:apply-style-name="Безымянный1" calcext:value="formula-is(NOT(ISERROR(FORMULA([.C2]))))" calcext:base-cell-address="Display8x8.C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C2:Display8x8.C27">
            <calcext:condition calcext:apply-style-name="Безымянный1" calcext:value="formula-is(NOT(ISERROR(FORMULA([.C2]))))" calcext:base-cell-address="Display8x8.C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M7:Display8x8.M14">
            <calcext:condition calcext:apply-style-name="Excel_CondFormat_2_1_1" calcext:value="=&quot; &quot;" calcext:base-cell-address="Display8x8.M7"/>
          </calcext:conditional-format>
          <calcext:conditional-format calcext:target-range-address="Display8x8.C2:Display8x8.C27">
            <calcext:condition calcext:apply-style-name="Безымянный1" calcext:value="formula-is(NOT(ISERROR(FORMULA([.C2]))))" calcext:base-cell-address="Display8x8.C2"/>
          </calcext:conditional-format>
          <calcext:conditional-format calcext:target-range-address="Display8x8.B6:Display8x8.B27 Display8x8.B2:Display8x8.B4">
            <calcext:condition calcext:apply-style-name="Безымянный1" calcext:value="formula-is(NOT(ISERROR(FORMULA([.B2]))))" calcext:base-cell-address="Display8x8.B2"/>
          </calcext:conditional-format>
          <calcext:conditional-format calcext:target-range-address="Display8x8.B6:Display8x8.B27 Display8x8.B2:Display8x8.B4">
            <calcext:condition calcext:apply-style-name="Безымянный1" calcext:value="formula-is(NOT(ISERROR(FORMULA([.B2]))))" calcext:base-cell-address="Display8x8.B2"/>
          </calcext:conditional-format>
          <calcext:conditional-format calcext:target-range-address="Display8x8.E7:Display8x8.E7">
            <calcext:condition calcext:apply-style-name="Excel_CondFormat_2_1_1" calcext:value="=&quot; &quot;" calcext:base-cell-address="Display8x8.E7"/>
          </calcext:conditional-format>
          <calcext:conditional-format calcext:target-range-address="Display8x8.F7:Display8x8.F7">
            <calcext:condition calcext:apply-style-name="Excel_CondFormat_2_1_1" calcext:value="=&quot; &quot;" calcext:base-cell-address="Display8x8.F7"/>
          </calcext:conditional-format>
          <calcext:conditional-format calcext:target-range-address="Display8x8.G7:Display8x8.G7">
            <calcext:condition calcext:apply-style-name="Excel_CondFormat_2_1_1" calcext:value="=&quot; &quot;" calcext:base-cell-address="Display8x8.G7"/>
          </calcext:conditional-format>
          <calcext:conditional-format calcext:target-range-address="Display8x8.H7:Display8x8.H7">
            <calcext:condition calcext:apply-style-name="Excel_CondFormat_2_1_1" calcext:value="=&quot; &quot;" calcext:base-cell-address="Display8x8.H7"/>
          </calcext:conditional-format>
          <calcext:conditional-format calcext:target-range-address="Display8x8.I7:Display8x8.I7">
            <calcext:condition calcext:apply-style-name="Excel_CondFormat_2_1_1" calcext:value="=&quot; &quot;" calcext:base-cell-address="Display8x8.I7"/>
          </calcext:conditional-format>
          <calcext:conditional-format calcext:target-range-address="Display8x8.J7:Display8x8.J7">
            <calcext:condition calcext:apply-style-name="Excel_CondFormat_2_1_1" calcext:value="=&quot; &quot;" calcext:base-cell-address="Display8x8.J7"/>
          </calcext:conditional-format>
          <calcext:conditional-format calcext:target-range-address="Display8x8.K7:Display8x8.K7">
            <calcext:condition calcext:apply-style-name="Excel_CondFormat_2_1_1" calcext:value="=&quot; &quot;" calcext:base-cell-address="Display8x8.K7"/>
          </calcext:conditional-format>
          <calcext:conditional-format calcext:target-range-address="Display8x8.L7:Display8x8.L7">
            <calcext:condition calcext:apply-style-name="Excel_CondFormat_2_1_1" calcext:value="=&quot; &quot;" calcext:base-cell-address="Display8x8.L7"/>
          </calcext:conditional-format>
          <calcext:conditional-format calcext:target-range-address="Display8x8.E8:Display8x8.E8">
            <calcext:condition calcext:apply-style-name="Excel_CondFormat_2_1_1" calcext:value="=&quot; &quot;" calcext:base-cell-address="Display8x8.E8"/>
          </calcext:conditional-format>
          <calcext:conditional-format calcext:target-range-address="Display8x8.F8:Display8x8.F8">
            <calcext:condition calcext:apply-style-name="Excel_CondFormat_2_1_1" calcext:value="=&quot; &quot;" calcext:base-cell-address="Display8x8.F8"/>
          </calcext:conditional-format>
          <calcext:conditional-format calcext:target-range-address="Display8x8.G8:Display8x8.G8">
            <calcext:condition calcext:apply-style-name="Excel_CondFormat_2_1_1" calcext:value="=&quot; &quot;" calcext:base-cell-address="Display8x8.G8"/>
          </calcext:conditional-format>
          <calcext:conditional-format calcext:target-range-address="Display8x8.H8:Display8x8.H8">
            <calcext:condition calcext:apply-style-name="Excel_CondFormat_2_1_1" calcext:value="=&quot; &quot;" calcext:base-cell-address="Display8x8.H8"/>
          </calcext:conditional-format>
          <calcext:conditional-format calcext:target-range-address="Display8x8.I8:Display8x8.I8">
            <calcext:condition calcext:apply-style-name="Excel_CondFormat_2_1_1" calcext:value="=&quot; &quot;" calcext:base-cell-address="Display8x8.I8"/>
          </calcext:conditional-format>
          <calcext:conditional-format calcext:target-range-address="Display8x8.J8:Display8x8.J8">
            <calcext:condition calcext:apply-style-name="Excel_CondFormat_2_1_1" calcext:value="=&quot; &quot;" calcext:base-cell-address="Display8x8.J8"/>
          </calcext:conditional-format>
          <calcext:conditional-format calcext:target-range-address="Display8x8.K8:Display8x8.K8">
            <calcext:condition calcext:apply-style-name="Excel_CondFormat_2_1_1" calcext:value="=&quot; &quot;" calcext:base-cell-address="Display8x8.K8"/>
          </calcext:conditional-format>
          <calcext:conditional-format calcext:target-range-address="Display8x8.L8:Display8x8.L8">
            <calcext:condition calcext:apply-style-name="Excel_CondFormat_2_1_1" calcext:value="=&quot; &quot;" calcext:base-cell-address="Display8x8.L8"/>
          </calcext:conditional-format>
          <calcext:conditional-format calcext:target-range-address="Display8x8.E9:Display8x8.E9">
            <calcext:condition calcext:apply-style-name="Excel_CondFormat_2_1_1" calcext:value="=&quot; &quot;" calcext:base-cell-address="Display8x8.E9"/>
          </calcext:conditional-format>
          <calcext:conditional-format calcext:target-range-address="Display8x8.F9:Display8x8.F9">
            <calcext:condition calcext:apply-style-name="Excel_CondFormat_2_1_1" calcext:value="=&quot; &quot;" calcext:base-cell-address="Display8x8.F9"/>
          </calcext:conditional-format>
          <calcext:conditional-format calcext:target-range-address="Display8x8.G9:Display8x8.G9">
            <calcext:condition calcext:apply-style-name="Excel_CondFormat_2_1_1" calcext:value="=&quot; &quot;" calcext:base-cell-address="Display8x8.G9"/>
          </calcext:conditional-format>
          <calcext:conditional-format calcext:target-range-address="Display8x8.H9:Display8x8.H9">
            <calcext:condition calcext:apply-style-name="Excel_CondFormat_2_1_1" calcext:value="=&quot; &quot;" calcext:base-cell-address="Display8x8.H9"/>
          </calcext:conditional-format>
          <calcext:conditional-format calcext:target-range-address="Display8x8.I9:Display8x8.I9">
            <calcext:condition calcext:apply-style-name="Excel_CondFormat_2_1_1" calcext:value="=&quot; &quot;" calcext:base-cell-address="Display8x8.I9"/>
          </calcext:conditional-format>
          <calcext:conditional-format calcext:target-range-address="Display8x8.J9:Display8x8.J9">
            <calcext:condition calcext:apply-style-name="Excel_CondFormat_2_1_1" calcext:value="=&quot; &quot;" calcext:base-cell-address="Display8x8.J9"/>
          </calcext:conditional-format>
          <calcext:conditional-format calcext:target-range-address="Display8x8.K9:Display8x8.K9">
            <calcext:condition calcext:apply-style-name="Excel_CondFormat_2_1_1" calcext:value="=&quot; &quot;" calcext:base-cell-address="Display8x8.K9"/>
          </calcext:conditional-format>
          <calcext:conditional-format calcext:target-range-address="Display8x8.L9:Display8x8.L9">
            <calcext:condition calcext:apply-style-name="Excel_CondFormat_2_1_1" calcext:value="=&quot; &quot;" calcext:base-cell-address="Display8x8.L9"/>
          </calcext:conditional-format>
          <calcext:conditional-format calcext:target-range-address="Display8x8.E10:Display8x8.E10">
            <calcext:condition calcext:apply-style-name="Excel_CondFormat_2_1_1" calcext:value="=&quot; &quot;" calcext:base-cell-address="Display8x8.E10"/>
          </calcext:conditional-format>
          <calcext:conditional-format calcext:target-range-address="Display8x8.F10:Display8x8.F10">
            <calcext:condition calcext:apply-style-name="Excel_CondFormat_2_1_1" calcext:value="=&quot; &quot;" calcext:base-cell-address="Display8x8.F10"/>
          </calcext:conditional-format>
          <calcext:conditional-format calcext:target-range-address="Display8x8.G10:Display8x8.G10">
            <calcext:condition calcext:apply-style-name="Excel_CondFormat_2_1_1" calcext:value="=&quot; &quot;" calcext:base-cell-address="Display8x8.G10"/>
          </calcext:conditional-format>
          <calcext:conditional-format calcext:target-range-address="Display8x8.H10:Display8x8.H10">
            <calcext:condition calcext:apply-style-name="Excel_CondFormat_2_1_1" calcext:value="=&quot; &quot;" calcext:base-cell-address="Display8x8.H10"/>
          </calcext:conditional-format>
          <calcext:conditional-format calcext:target-range-address="Display8x8.I10:Display8x8.I10">
            <calcext:condition calcext:apply-style-name="Excel_CondFormat_2_1_1" calcext:value="=&quot; &quot;" calcext:base-cell-address="Display8x8.I10"/>
          </calcext:conditional-format>
          <calcext:conditional-format calcext:target-range-address="Display8x8.J10:Display8x8.J10">
            <calcext:condition calcext:apply-style-name="Excel_CondFormat_2_1_1" calcext:value="=&quot; &quot;" calcext:base-cell-address="Display8x8.J10"/>
          </calcext:conditional-format>
          <calcext:conditional-format calcext:target-range-address="Display8x8.K10:Display8x8.K10">
            <calcext:condition calcext:apply-style-name="Excel_CondFormat_2_1_1" calcext:value="=&quot; &quot;" calcext:base-cell-address="Display8x8.K10"/>
          </calcext:conditional-format>
          <calcext:conditional-format calcext:target-range-address="Display8x8.L10:Display8x8.L10">
            <calcext:condition calcext:apply-style-name="Excel_CondFormat_2_1_1" calcext:value="=&quot; &quot;" calcext:base-cell-address="Display8x8.L10"/>
          </calcext:conditional-format>
          <calcext:conditional-format calcext:target-range-address="Display8x8.E11:Display8x8.E11">
            <calcext:condition calcext:apply-style-name="Excel_CondFormat_2_1_1" calcext:value="=&quot; &quot;" calcext:base-cell-address="Display8x8.E11"/>
          </calcext:conditional-format>
          <calcext:conditional-format calcext:target-range-address="Display8x8.F11:Display8x8.F11">
            <calcext:condition calcext:apply-style-name="Excel_CondFormat_2_1_1" calcext:value="=&quot; &quot;" calcext:base-cell-address="Display8x8.F11"/>
          </calcext:conditional-format>
          <calcext:conditional-format calcext:target-range-address="Display8x8.G11:Display8x8.G11">
            <calcext:condition calcext:apply-style-name="Excel_CondFormat_2_1_1" calcext:value="=&quot; &quot;" calcext:base-cell-address="Display8x8.G11"/>
          </calcext:conditional-format>
          <calcext:conditional-format calcext:target-range-address="Display8x8.H11:Display8x8.H11">
            <calcext:condition calcext:apply-style-name="Excel_CondFormat_2_1_1" calcext:value="=&quot; &quot;" calcext:base-cell-address="Display8x8.H11"/>
          </calcext:conditional-format>
          <calcext:conditional-format calcext:target-range-address="Display8x8.I11:Display8x8.I11">
            <calcext:condition calcext:apply-style-name="Excel_CondFormat_2_1_1" calcext:value="=&quot; &quot;" calcext:base-cell-address="Display8x8.I11"/>
          </calcext:conditional-format>
          <calcext:conditional-format calcext:target-range-address="Display8x8.J11:Display8x8.J11">
            <calcext:condition calcext:apply-style-name="Excel_CondFormat_2_1_1" calcext:value="=&quot; &quot;" calcext:base-cell-address="Display8x8.J11"/>
          </calcext:conditional-format>
          <calcext:conditional-format calcext:target-range-address="Display8x8.K11:Display8x8.K11">
            <calcext:condition calcext:apply-style-name="Excel_CondFormat_2_1_1" calcext:value="=&quot; &quot;" calcext:base-cell-address="Display8x8.K11"/>
          </calcext:conditional-format>
          <calcext:conditional-format calcext:target-range-address="Display8x8.L11:Display8x8.L11">
            <calcext:condition calcext:apply-style-name="Excel_CondFormat_2_1_1" calcext:value="=&quot; &quot;" calcext:base-cell-address="Display8x8.L11"/>
          </calcext:conditional-format>
          <calcext:conditional-format calcext:target-range-address="Display8x8.E12:Display8x8.E12">
            <calcext:condition calcext:apply-style-name="Excel_CondFormat_2_1_1" calcext:value="=&quot; &quot;" calcext:base-cell-address="Display8x8.E12"/>
          </calcext:conditional-format>
          <calcext:conditional-format calcext:target-range-address="Display8x8.F12:Display8x8.F12">
            <calcext:condition calcext:apply-style-name="Excel_CondFormat_2_1_1" calcext:value="=&quot; &quot;" calcext:base-cell-address="Display8x8.F12"/>
          </calcext:conditional-format>
          <calcext:conditional-format calcext:target-range-address="Display8x8.G12:Display8x8.G12">
            <calcext:condition calcext:apply-style-name="Excel_CondFormat_2_1_1" calcext:value="=&quot; &quot;" calcext:base-cell-address="Display8x8.G12"/>
          </calcext:conditional-format>
          <calcext:conditional-format calcext:target-range-address="Display8x8.H12:Display8x8.H12">
            <calcext:condition calcext:apply-style-name="Excel_CondFormat_2_1_1" calcext:value="=&quot; &quot;" calcext:base-cell-address="Display8x8.H12"/>
          </calcext:conditional-format>
          <calcext:conditional-format calcext:target-range-address="Display8x8.I12:Display8x8.I12">
            <calcext:condition calcext:apply-style-name="Excel_CondFormat_2_1_1" calcext:value="=&quot; &quot;" calcext:base-cell-address="Display8x8.I12"/>
          </calcext:conditional-format>
          <calcext:conditional-format calcext:target-range-address="Display8x8.J12:Display8x8.J12">
            <calcext:condition calcext:apply-style-name="Excel_CondFormat_2_1_1" calcext:value="=&quot; &quot;" calcext:base-cell-address="Display8x8.J12"/>
          </calcext:conditional-format>
          <calcext:conditional-format calcext:target-range-address="Display8x8.K12:Display8x8.K12">
            <calcext:condition calcext:apply-style-name="Excel_CondFormat_2_1_1" calcext:value="=&quot; &quot;" calcext:base-cell-address="Display8x8.K12"/>
          </calcext:conditional-format>
          <calcext:conditional-format calcext:target-range-address="Display8x8.L12:Display8x8.L12">
            <calcext:condition calcext:apply-style-name="Excel_CondFormat_2_1_1" calcext:value="=&quot; &quot;" calcext:base-cell-address="Display8x8.L12"/>
          </calcext:conditional-format>
          <calcext:conditional-format calcext:target-range-address="Display8x8.E13:Display8x8.E13">
            <calcext:condition calcext:apply-style-name="Excel_CondFormat_2_1_1" calcext:value="=&quot; &quot;" calcext:base-cell-address="Display8x8.E13"/>
          </calcext:conditional-format>
          <calcext:conditional-format calcext:target-range-address="Display8x8.F13:Display8x8.F13">
            <calcext:condition calcext:apply-style-name="Excel_CondFormat_2_1_1" calcext:value="=&quot; &quot;" calcext:base-cell-address="Display8x8.F13"/>
          </calcext:conditional-format>
          <calcext:conditional-format calcext:target-range-address="Display8x8.G13:Display8x8.G13">
            <calcext:condition calcext:apply-style-name="Excel_CondFormat_2_1_1" calcext:value="=&quot; &quot;" calcext:base-cell-address="Display8x8.G13"/>
          </calcext:conditional-format>
          <calcext:conditional-format calcext:target-range-address="Display8x8.H13:Display8x8.H13">
            <calcext:condition calcext:apply-style-name="Excel_CondFormat_2_1_1" calcext:value="=&quot; &quot;" calcext:base-cell-address="Display8x8.H13"/>
          </calcext:conditional-format>
          <calcext:conditional-format calcext:target-range-address="Display8x8.I13:Display8x8.I13">
            <calcext:condition calcext:apply-style-name="Excel_CondFormat_2_1_1" calcext:value="=&quot; &quot;" calcext:base-cell-address="Display8x8.I13"/>
          </calcext:conditional-format>
          <calcext:conditional-format calcext:target-range-address="Display8x8.J13:Display8x8.J13">
            <calcext:condition calcext:apply-style-name="Excel_CondFormat_2_1_1" calcext:value="=&quot; &quot;" calcext:base-cell-address="Display8x8.J13"/>
          </calcext:conditional-format>
          <calcext:conditional-format calcext:target-range-address="Display8x8.K13:Display8x8.K13">
            <calcext:condition calcext:apply-style-name="Excel_CondFormat_2_1_1" calcext:value="=&quot; &quot;" calcext:base-cell-address="Display8x8.K13"/>
          </calcext:conditional-format>
          <calcext:conditional-format calcext:target-range-address="Display8x8.L13:Display8x8.L13">
            <calcext:condition calcext:apply-style-name="Excel_CondFormat_2_1_1" calcext:value="=&quot; &quot;" calcext:base-cell-address="Display8x8.L13"/>
          </calcext:conditional-format>
          <calcext:conditional-format calcext:target-range-address="Display8x8.E14:Display8x8.E14">
            <calcext:condition calcext:apply-style-name="Excel_CondFormat_2_1_1" calcext:value="=&quot; &quot;" calcext:base-cell-address="Display8x8.E14"/>
          </calcext:conditional-format>
          <calcext:conditional-format calcext:target-range-address="Display8x8.F14:Display8x8.F14">
            <calcext:condition calcext:apply-style-name="Excel_CondFormat_2_1_1" calcext:value="=&quot; &quot;" calcext:base-cell-address="Display8x8.F14"/>
          </calcext:conditional-format>
          <calcext:conditional-format calcext:target-range-address="Display8x8.G14:Display8x8.G14">
            <calcext:condition calcext:apply-style-name="Excel_CondFormat_2_1_1" calcext:value="=&quot; &quot;" calcext:base-cell-address="Display8x8.G14"/>
          </calcext:conditional-format>
          <calcext:conditional-format calcext:target-range-address="Display8x8.H14:Display8x8.H14">
            <calcext:condition calcext:apply-style-name="Excel_CondFormat_2_1_1" calcext:value="=&quot; &quot;" calcext:base-cell-address="Display8x8.H14"/>
          </calcext:conditional-format>
          <calcext:conditional-format calcext:target-range-address="Display8x8.I14:Display8x8.I14">
            <calcext:condition calcext:apply-style-name="Excel_CondFormat_2_1_1" calcext:value="=&quot; &quot;" calcext:base-cell-address="Display8x8.I14"/>
          </calcext:conditional-format>
          <calcext:conditional-format calcext:target-range-address="Display8x8.J14:Display8x8.J14">
            <calcext:condition calcext:apply-style-name="Excel_CondFormat_2_1_1" calcext:value="=&quot; &quot;" calcext:base-cell-address="Display8x8.J14"/>
          </calcext:conditional-format>
          <calcext:conditional-format calcext:target-range-address="Display8x8.K14:Display8x8.K14">
            <calcext:condition calcext:apply-style-name="Excel_CondFormat_2_1_1" calcext:value="=&quot; &quot;" calcext:base-cell-address="Display8x8.K14"/>
          </calcext:conditional-format>
          <calcext:conditional-format calcext:target-range-address="Display8x8.L14:Display8x8.L14">
            <calcext:condition calcext:apply-style-name="Excel_CondFormat_2_1_1" calcext:value="=&quot; &quot;" calcext:base-cell-address="Display8x8.L14"/>
          </calcext:conditional-format>
        </calcext:conditional-formats>
      </table:table>
      <table:table table:name="Лист2" table:style-name="ta2">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1" form:control-implementation="ooo:com.sun.star.form.component.CommandButton" xml:id="control1" form:id="control1" form:label="Старт/стоп"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lk.clock?language=Basic&amp;location=document" xlink:type="simple"/>
              </office:event-listeners>
            </form:button>
            <form:button form:name="КнВверх" form:control-implementation="ooo:com.sun.star.form.component.CommandButton" xml:id="control2" form:id="control2" form:label="Вверх"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UpCellOn?language=Basic&amp;location=document" xlink:type="simple"/>
                <script:event-listener script:language="ooo:script" script:event-name="dom:mouseup" xlink:href="vnd.sun.star.script:Standard.clk.UpCellOff?language=Basic&amp;location=document" xlink:type="simple"/>
              </office:event-listeners>
            </form:button>
            <form:button form:name="КнВниз" form:control-implementation="ooo:com.sun.star.form.component.CommandButton" xml:id="control3" form:id="control3" form:label="Вниз"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DownCellOn?language=Basic&amp;location=document" xlink:type="simple"/>
                <script:event-listener script:language="ooo:script" script:event-name="dom:mouseup" xlink:href="vnd.sun.star.script:Standard.clk.DownCellOff?language=Basic&amp;location=document" xlink:type="simple"/>
              </office:event-listeners>
            </form:button>
            <form:button form:name="КнВправо" form:control-implementation="ooo:com.sun.star.form.component.CommandButton" xml:id="control4" form:id="control4" form:label="Вправо"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RightCellOn?language=Basic&amp;location=document" xlink:type="simple"/>
                <script:event-listener script:language="ooo:script" script:event-name="dom:mouseup" xlink:href="vnd.sun.star.script:Standard.clk.RightCellOff?language=Basic&amp;location=document" xlink:type="simple"/>
              </office:event-listeners>
            </form:button>
            <form:button form:name="КнВлево" form:control-implementation="ooo:com.sun.star.form.component.CommandButton" xml:id="control5" form:id="control5" form:label="Влево"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LeftCellOn?language=Basic&amp;location=document" xlink:type="simple"/>
                <script:event-listener script:language="ooo:script" script:event-name="dom:mouseup" xlink:href="vnd.sun.star.script:Standard.clk.LeftCellOff?language=Basic&amp;location=document" xlink:type="simple"/>
              </office:event-listeners>
            </form:button>
            <form:button form:name="КнСброс" form:control-implementation="ooo:com.sun.star.form.component.CommandButton" xml:id="control6" form:id="control6" form:label="Сброс"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ResetCellOn?language=Basic&amp;location=document" xlink:type="simple"/>
                <script:event-listener script:language="ooo:script" script:event-name="dom:mouseup" xlink:href="vnd.sun.star.script:Standard.clk.ResetCellOff?language=Basic&amp;location=document" xlink:type="simple"/>
              </office:event-listeners>
            </form:button>
            <form:button form:name="КнОтладка" form:control-implementation="ooo:com.sun.star.form.component.CommandButton" xml:id="control7" form:id="control7" form:label="Debug"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lk.debug?language=Basic&amp;location=document" xlink:type="simple"/>
              </office:event-listeners>
            </form:button>
          </form:form>
        </office:forms>
        <table:shapes>
          <draw:control draw:z-index="0" draw:text-style-name="P1" svg:width="4.472cm" svg:height="1.817cm" svg:x="0.243cm" svg:y="5.262cm" draw:control="control1"/>
          <draw:control draw:z-index="1" draw:text-style-name="P1" svg:width="1.794cm" svg:height="1.149cm" svg:x="24.48cm" svg:y="10.898cm" draw:control="control2"/>
          <draw:control draw:z-index="2" draw:text-style-name="P1" svg:width="1.794cm" svg:height="1.149cm" svg:x="24.541cm" svg:y="12.142cm" draw:control="control3"/>
          <draw:control draw:z-index="3" draw:text-style-name="P1" svg:width="1.794cm" svg:height="1.149cm" svg:x="26.476cm" svg:y="12.123cm" draw:control="control4"/>
          <draw:control draw:z-index="4" draw:text-style-name="P1" svg:width="1.794cm" svg:height="1.149cm" svg:x="22.608cm" svg:y="12.14cm" draw:control="control5"/>
          <draw:control draw:z-index="5" draw:text-style-name="P1" svg:width="4.469cm" svg:height="1.817cm" svg:x="0.288cm" svg:y="7.363cm" draw:control="control6"/>
          <draw:control draw:z-index="6" draw:text-style-name="P1" svg:width="4.496cm" svg:height="1.817cm" svg:x="0.284cm" svg:y="3.11cm" draw:control="control7"/>
        </table:shapes>
        <table:table-column table:style-name="co1" table:default-cell-style-name="ce9"/>
        <table:table-column table:style-name="co4" table:default-cell-style-name="ce112"/>
        <table:table-column table:style-name="co5" table:default-cell-style-name="ce147"/>
        <table:table-column table:style-name="co1" table:default-cell-style-name="ce9"/>
        <table:table-column table:style-name="co6" table:number-columns-repeated="2" table:default-cell-style-name="ce9"/>
        <table:table-column table:style-name="co7" table:default-cell-style-name="ce9"/>
        <table:table-column table:style-name="co6" table:number-columns-repeated="3" table:default-cell-style-name="ce9"/>
        <table:table-column table:style-name="co8" table:default-cell-style-name="ce9"/>
        <table:table-column table:style-name="co9" table:default-cell-style-name="ce9"/>
        <table:table-column table:style-name="co10" table:default-cell-style-name="ce9"/>
        <table:table-column table:style-name="co11" table:number-columns-repeated="10" table:default-cell-style-name="ce9"/>
        <table:table-column table:style-name="co12" table:default-cell-style-name="ce9"/>
        <table:table-column table:style-name="co13" table:default-cell-style-name="ce9"/>
        <table:table-column table:style-name="co14" table:default-cell-style-name="ce9"/>
        <table:table-column table:style-name="co7" table:default-cell-style-name="ce9"/>
        <table:table-column table:style-name="co15" table:default-cell-style-name="ce9"/>
        <table:table-column table:style-name="co16" table:number-columns-repeated="9" table:default-cell-style-name="ce9"/>
        <table:table-column table:style-name="co1" table:number-columns-repeated="220" table:default-cell-style-name="ce9"/>
        <table:table-column table:style-name="co1" table:number-columns-repeated="767" table:default-cell-style-name="Default"/>
        <table:table-row table:style-name="ro1">
          <table:table-cell table:style-name="Default" table:number-columns-repeated="21"/>
          <table:table-cell table:style-name="ce103"/>
          <table:table-cell table:number-columns-repeated="1002"/>
        </table:table-row>
        <table:table-row table:style-name="ro1">
          <table:table-cell table:style-name="ce102" office:value-type="string" calcext:value-type="string">
            <text:p>Reset:</text:p>
          </table:table-cell>
          <table:table-cell table:style-name="ce106" office:value-type="float" office:value="0" calcext:value-type="float">
            <text:p>0</text:p>
          </table:table-cell>
          <table:table-cell table:style-name="ce146"/>
          <table:table-cell table:style-name="Default" table:number-columns-repeated="8"/>
          <table:table-cell table:style-name="ce270" office:value-type="string" calcext:value-type="string">
            <text:p>DISPLAY:</text:p>
          </table:table-cell>
          <table:table-cell table:style-name="ce274" office:value-type="string" calcext:value-type="string">
            <text:p>X</text:p>
          </table:table-cell>
          <table:table-cell table:style-name="ce286" office:value-type="float" office:value="0" calcext:value-type="float">
            <text:p>0</text:p>
          </table:table-cell>
          <table:table-cell table:style-name="ce286" office:value-type="float" office:value="1" calcext:value-type="float">
            <text:p>1</text:p>
          </table:table-cell>
          <table:table-cell table:style-name="ce286" office:value-type="float" office:value="2" calcext:value-type="float">
            <text:p>2</text:p>
          </table:table-cell>
          <table:table-cell table:style-name="ce286" office:value-type="float" office:value="3" calcext:value-type="float">
            <text:p>3</text:p>
          </table:table-cell>
          <table:table-cell table:style-name="ce286" office:value-type="float" office:value="4" calcext:value-type="float">
            <text:p>4</text:p>
          </table:table-cell>
          <table:table-cell table:style-name="ce286" office:value-type="float" office:value="5" calcext:value-type="float">
            <text:p>5</text:p>
          </table:table-cell>
          <table:table-cell table:style-name="ce286" office:value-type="float" office:value="6" calcext:value-type="float">
            <text:p>6</text:p>
          </table:table-cell>
          <table:table-cell table:style-name="ce286" office:value-type="float" office:value="7" calcext:value-type="float">
            <text:p>7</text:p>
          </table:table-cell>
          <table:table-cell table:style-name="ce286" office:value-type="float" office:value="8" calcext:value-type="float">
            <text:p>8</text:p>
          </table:table-cell>
          <table:table-cell table:style-name="ce304" office:value-type="float" office:value="9" calcext:value-type="float">
            <text:p>9</text:p>
          </table:table-cell>
          <table:table-cell table:style-name="Default"/>
          <table:table-cell table:style-name="ce103" office:value-type="string" calcext:value-type="string">
            <text:p>STACK:</text:p>
          </table:table-cell>
          <table:table-cell table:style-name="ce309" table:formula="of:=IF (s_reset = 1; 0; IF (AND(s_push = 1; ROW([.Z2]) = sp_row; SUM(COLUMN([.Z2]); 1) = sp_column; oldsp &lt;&gt; sp); s_pushvalue; [.Z2]))" office:value-type="float" office:value="0" calcext:value-type="float">
            <text:p>0</text:p>
          </table:table-cell>
          <table:table-cell table:style-name="ce309" table:formula="of:=IF (s_reset = 1; 0; IF (AND(s_push = 1; ROW([.AA2]) = sp_row; SUM(COLUMN([.AA2]); 1) = sp_column; oldsp &lt;&gt; sp); s_pushvalue; [.AA2]))" office:value-type="float" office:value="0" calcext:value-type="float">
            <text:p>0</text:p>
          </table:table-cell>
          <table:table-cell table:style-name="ce309" table:formula="of:=IF (s_reset = 1; 0; IF (AND(s_push = 1; ROW([.AB2]) = sp_row; SUM(COLUMN([.AB2]); 1) = sp_column; oldsp &lt;&gt; sp); s_pushvalue; [.AB2]))" office:value-type="float" office:value="0" calcext:value-type="float">
            <text:p>0</text:p>
          </table:table-cell>
          <table:table-cell table:style-name="ce309" table:formula="of:=IF (s_reset = 1; 0; IF (AND(s_push = 1; ROW([.AC2]) = sp_row; SUM(COLUMN([.AC2]); 1) = sp_column; oldsp &lt;&gt; sp); s_pushvalue; [.AC2]))" office:value-type="float" office:value="0" calcext:value-type="float">
            <text:p>0</text:p>
          </table:table-cell>
          <table:table-cell table:style-name="ce309" table:formula="of:=IF (s_reset = 1; 0; IF (AND(s_push = 1; ROW([.AD2]) = sp_row; SUM(COLUMN([.AD2]); 1) = sp_column; oldsp &lt;&gt; sp); s_pushvalue; [.AD2]))" office:value-type="float" office:value="0" calcext:value-type="float">
            <text:p>0</text:p>
          </table:table-cell>
          <table:table-cell table:style-name="ce309" table:formula="of:=IF (s_reset = 1; 0; IF (AND(s_push = 1; ROW([.AE2]) = sp_row; SUM(COLUMN([.AE2]); 1) = sp_column; oldsp &lt;&gt; sp); s_pushvalue; [.AE2]))" office:value-type="float" office:value="0" calcext:value-type="float">
            <text:p>0</text:p>
          </table:table-cell>
          <table:table-cell table:style-name="ce309" table:formula="of:=IF (s_reset = 1; 0; IF (AND(s_push = 1; ROW([.AF2]) = sp_row; SUM(COLUMN([.AF2]); 1) = sp_column; oldsp &lt;&gt; sp); s_pushvalue; [.AF2]))" office:value-type="float" office:value="0" calcext:value-type="float">
            <text:p>0</text:p>
          </table:table-cell>
          <table:table-cell table:style-name="ce309" table:formula="of:=IF (s_reset = 1; 0; IF (AND(s_push = 1; ROW([.AG2]) = sp_row; SUM(COLUMN([.AG2]); 1) = sp_column; oldsp &lt;&gt; sp); s_pushvalue; [.AG2]))" office:value-type="float" office:value="0" calcext:value-type="float">
            <text:p>0</text:p>
          </table:table-cell>
          <table:table-cell table:style-name="ce309" table:formula="of:=IF (s_reset = 1; 0; IF (AND(s_push = 1; ROW([.AH2]) = sp_row; SUM(COLUMN([.AH2]); 1) = sp_column; oldsp &lt;&gt; sp); s_pushvalue; [.AH2]))" office:value-type="float" office:value="0" calcext:value-type="float">
            <text:p>0</text:p>
          </table:table-cell>
          <table:table-cell table:style-name="ce309" table:formula="of:=IF (s_reset = 1; 0; IF (AND(s_push = 1; ROW([.AI2]) = sp_row; SUM(COLUMN([.AI2]); 1) = sp_column; oldsp &lt;&gt; sp); s_pushvalue; [.AI2]))" office:value-type="float" office:value="0" calcext:value-type="float">
            <text:p>0</text:p>
          </table:table-cell>
          <table:table-cell table:style-name="ce309" table:formula="of:=IF (s_reset = 1; 0; IF (AND(s_push = 1; ROW([.AJ2]) = sp_row; SUM(COLUMN([.AJ2]); 1) = sp_column; oldsp &lt;&gt; sp); s_pushvalue; [.AJ2]))" office:value-type="float" office:value="0" calcext:value-type="float">
            <text:p>0</text:p>
          </table:table-cell>
          <table:table-cell table:style-name="ce309" table:formula="of:=IF (s_reset = 1; 0; IF (AND(s_push = 1; ROW([.AK2]) = sp_row; SUM(COLUMN([.AK2]); 1) = sp_column; oldsp &lt;&gt; sp); s_pushvalue; [.AK2]))" office:value-type="float" office:value="0" calcext:value-type="float">
            <text:p>0</text:p>
          </table:table-cell>
          <table:table-cell table:style-name="ce309" table:formula="of:=IF (s_reset = 1; 0; IF (AND(s_push = 1; ROW([.AL2]) = sp_row; SUM(COLUMN([.AL2]); 1) = sp_column; oldsp &lt;&gt; sp); s_pushvalue; [.AL2]))" office:value-type="float" office:value="0" calcext:value-type="float">
            <text:p>0</text:p>
          </table:table-cell>
          <table:table-cell table:style-name="ce309" table:formula="of:=IF (s_reset = 1; 0; IF (AND(s_push = 1; ROW([.AM2]) = sp_row; SUM(COLUMN([.AM2]); 1) = sp_column; oldsp &lt;&gt; sp); s_pushvalue; [.AM2]))" office:value-type="float" office:value="0" calcext:value-type="float">
            <text:p>0</text:p>
          </table:table-cell>
          <table:table-cell table:style-name="ce309" table:formula="of:=IF (s_reset = 1; 0; IF (AND(s_push = 1; ROW([.AN2]) = sp_row; SUM(COLUMN([.AN2]); 1) = sp_column; oldsp &lt;&gt; sp); s_pushvalue; [.AN2]))" office:value-type="float" office:value="0" calcext:value-type="float">
            <text:p>0</text:p>
          </table:table-cell>
          <table:table-cell table:style-name="ce309" table:formula="of:=IF (s_reset = 1; 0; IF (AND(s_push = 1; ROW([.AO2]) = sp_row; SUM(COLUMN([.AO2]); 1) = sp_column; oldsp &lt;&gt; sp); s_pushvalue; [.AO2]))" office:value-type="float" office:value="0" calcext:value-type="float">
            <text:p>0</text:p>
          </table:table-cell>
          <table:table-cell table:style-name="ce309" table:formula="of:=IF (s_reset = 1; 0; IF (AND(s_push = 1; ROW([.AP2]) = sp_row; SUM(COLUMN([.AP2]); 1) = sp_column; oldsp &lt;&gt; sp); s_pushvalue; [.AP2]))" office:value-type="float" office:value="0" calcext:value-type="float">
            <text:p>0</text:p>
          </table:table-cell>
          <table:table-cell table:style-name="ce309" table:formula="of:=IF (s_reset = 1; 0; IF (AND(s_push = 1; ROW([.AQ2]) = sp_row; SUM(COLUMN([.AQ2]); 1) = sp_column; oldsp &lt;&gt; sp); s_pushvalue; [.AQ2]))" office:value-type="float" office:value="0" calcext:value-type="float">
            <text:p>0</text:p>
          </table:table-cell>
          <table:table-cell table:style-name="ce309" table:formula="of:=IF (s_reset = 1; 0; IF (AND(s_push = 1; ROW([.AR2]) = sp_row; SUM(COLUMN([.AR2]); 1) = sp_column; oldsp &lt;&gt; sp); s_pushvalue; [.AR2]))" office:value-type="float" office:value="0" calcext:value-type="float">
            <text:p>0</text:p>
          </table:table-cell>
          <table:table-cell table:style-name="ce309" table:formula="of:=IF (s_reset = 1; 0; IF (AND(s_push = 1; ROW([.AS2]) = sp_row; SUM(COLUMN([.AS2]); 1) = sp_column; oldsp &lt;&gt; sp); s_pushvalue; [.AS2]))" office:value-type="float" office:value="0" calcext:value-type="float">
            <text:p>0</text:p>
          </table:table-cell>
          <table:table-cell table:style-name="ce309" table:formula="of:=IF (s_reset = 1; 0; IF (AND(s_push = 1; ROW([.AT2]) = sp_row; SUM(COLUMN([.AT2]); 1) = sp_column; oldsp &lt;&gt; sp); s_pushvalue; [.AT2]))" office:value-type="float" office:value="0" calcext:value-type="float">
            <text:p>0</text:p>
          </table:table-cell>
          <table:table-cell table:style-name="ce309" table:formula="of:=IF (s_reset = 1; 0; IF (AND(s_push = 1; ROW([.AU2]) = sp_row; SUM(COLUMN([.AU2]); 1) = sp_column; oldsp &lt;&gt; sp); s_pushvalue; [.AU2]))" office:value-type="float" office:value="0" calcext:value-type="float">
            <text:p>0</text:p>
          </table:table-cell>
          <table:table-cell table:style-name="ce309" table:formula="of:=IF (s_reset = 1; 0; IF (AND(s_push = 1; ROW([.AV2]) = sp_row; SUM(COLUMN([.AV2]); 1) = sp_column; oldsp &lt;&gt; sp); s_pushvalue; [.AV2]))" office:value-type="float" office:value="0" calcext:value-type="float">
            <text:p>0</text:p>
          </table:table-cell>
          <table:table-cell table:style-name="ce309" table:formula="of:=IF (s_reset = 1; 0; IF (AND(s_push = 1; ROW([.AW2]) = sp_row; SUM(COLUMN([.AW2]); 1) = sp_column; oldsp &lt;&gt; sp); s_pushvalue; [.AW2]))" office:value-type="float" office:value="0" calcext:value-type="float">
            <text:p>0</text:p>
          </table:table-cell>
          <table:table-cell table:style-name="ce309" table:formula="of:=IF (s_reset = 1; 0; IF (AND(s_push = 1; ROW([.AX2]) = sp_row; SUM(COLUMN([.AX2]); 1) = sp_column; oldsp &lt;&gt; sp); s_pushvalue; [.AX2]))" office:value-type="float" office:value="0" calcext:value-type="float">
            <text:p>0</text:p>
          </table:table-cell>
          <table:table-cell table:number-columns-repeated="974"/>
        </table:table-row>
        <table:table-row table:style-name="ro1">
          <table:table-cell table:style-name="ce102" office:value-type="string" calcext:value-type="string">
            <text:p>clock:</text:p>
          </table:table-cell>
          <table:table-cell table:style-name="ce107" office:value-type="float" office:value="0" calcext:value-type="float">
            <text:p>0</text:p>
          </table:table-cell>
          <table:table-cell table:style-name="ce146"/>
          <table:table-cell table:style-name="ce179" office:value-type="string" calcext:value-type="string">
            <text:p>command</text:p>
          </table:table-cell>
          <table:table-cell table:style-name="ce185" table:formula="of:=IFERROR(INDIRECT(ADDRESS(ROW(INDIRECT(ip));COLUMN(INDIRECT(ip)); 1;0); 0); null)" office:value-type="string" office:string-value="jmp" calcext:value-type="string">
            <text:p>jmp</text:p>
          </table:table-cell>
          <table:table-cell table:style-name="Default"/>
          <table:table-cell table:style-name="ce181" office:value-type="string" calcext:value-type="string">
            <text:p>input</text:p>
          </table:table-cell>
          <table:table-cell table:style-name="ce180" table:number-columns-repeated="3"/>
          <table:table-cell table:style-name="Default"/>
          <table:table-cell table:style-name="ce271" office:value-type="string" calcext:value-type="string">
            <text:p>Y</text:p>
          </table:table-cell>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style-name="ce305" office:value-type="float" office:value="0" calcext:value-type="float">
            <text:p>0</text:p>
          </table:table-cell>
          <table:table-cell table:style-name="Default"/>
          <table:table-cell table:style-name="ce179" office:value-type="string" calcext:value-type="string">
            <text:p>s_address</text:p>
          </table:table-cell>
          <table:table-cell table:style-name="ce311" office:value-type="string" calcext:value-type="string">
            <text:p>Z2</text:p>
          </table:table-cell>
          <table:table-cell table:style-name="ce179" office:value-type="string" calcext:value-type="string">
            <text:p>sp_address</text:p>
          </table:table-cell>
          <table:table-cell table:style-name="ce314" table:formula="of:=ADDRESS(sp_row; sp_column; 1;0)" office:value-type="string" office:string-value="R2C26" calcext:value-type="string">
            <text:p>R2C26</text:p>
          </table:table-cell>
          <table:table-cell table:style-name="Default" table:number-columns-repeated="2"/>
          <table:table-cell table:number-columns-repeated="994"/>
        </table:table-row>
        <table:table-row table:style-name="ro1">
          <table:table-cell table:style-name="ce103" office:value-type="string" calcext:value-type="string">
            <text:p>oldvalue:</text:p>
          </table:table-cell>
          <table:table-cell table:style-name="ce108" table:formula="of:=IF(g_reset=1; 0; IF(g_clock = 0; [.B5]; [.B4]))" office:value-type="float" office:value="0" calcext:value-type="float">
            <text:p>0</text:p>
          </table:table-cell>
          <table:table-cell table:style-name="ce146"/>
          <table:table-cell table:style-name="ce179" office:value-type="string" calcext:value-type="string">
            <text:p>opA</text:p>
          </table:table-cell>
          <table:table-cell table:style-name="ce185" table:formula="of:=IFERROR(INDIRECT(ADDRESS(cur_row; cur_col + 1; 1;0); 0); null)" office:value-type="string" office:string-value="G43" calcext:value-type="string">
            <text:p>G43</text:p>
          </table:table-cell>
          <table:table-cell table:style-name="Default"/>
          <table:table-cell table:style-name="ce180" office:value-type="string" calcext:value-type="string">
            <text:p>c_reset</text:p>
          </table:table-cell>
          <table:table-cell table:style-name="ce214" table:formula="of:=g_reset" office:value-type="float" office:value="0" calcext:value-type="float">
            <text:p>0</text:p>
          </table:table-cell>
          <table:table-cell table:style-name="ce179" office:value-type="string" calcext:value-type="string">
            <text:p>cur_pnt</text:p>
          </table:table-cell>
          <table:table-cell table:style-name="ce179"/>
          <table:table-cell table:style-name="Default"/>
          <table:table-cell table:style-name="ce272" office:value-type="float" office:value="0" calcext:value-type="float">
            <text:p>0</text:p>
          </table:table-cell>
          <table:table-cell table:style-name="ce214" table:formula="of:=[.AA11]" office:value-type="float" office:value="0" calcext:value-type="float">
            <text:p>0</text:p>
          </table:table-cell>
          <table:table-cell table:style-name="ce287" table:formula="of:=IF(MOD(TRUNC([.$M4]/(2^[.N$3]));2);&quot; &quot;;&quot;&quot;)">
            <text:p/>
          </table:table-cell>
          <table:table-cell table:style-name="ce301" table:formula="of:=IF(MOD(TRUNC([.$M4]/(2^[.O$3]));2);&quot; &quot;;&quot;&quot;)">
            <text:p/>
          </table:table-cell>
          <table:table-cell table:style-name="ce301" table:formula="of:=IF(MOD(TRUNC([.$M4]/(2^[.P$3]));2);&quot; &quot;;&quot;&quot;)">
            <text:p/>
          </table:table-cell>
          <table:table-cell table:style-name="ce301" table:formula="of:=IF(MOD(TRUNC([.$M4]/(2^[.Q$3]));2);&quot; &quot;;&quot;&quot;)">
            <text:p/>
          </table:table-cell>
          <table:table-cell table:style-name="ce301" table:formula="of:=IF(MOD(TRUNC([.$M4]/(2^[.R$3]));2);&quot; &quot;;&quot;&quot;)">
            <text:p/>
          </table:table-cell>
          <table:table-cell table:style-name="ce301" table:formula="of:=IF(MOD(TRUNC([.$M4]/(2^[.S$3]));2);&quot; &quot;;&quot;&quot;)">
            <text:p/>
          </table:table-cell>
          <table:table-cell table:style-name="ce301" table:formula="of:=IF(MOD(TRUNC([.$M4]/(2^[.T$3]));2);&quot; &quot;;&quot;&quot;)">
            <text:p/>
          </table:table-cell>
          <table:table-cell table:style-name="ce301" table:formula="of:=IF(MOD(TRUNC([.$M4]/(2^[.U$3]));2);&quot; &quot;;&quot;&quot;)">
            <text:p/>
          </table:table-cell>
          <table:table-cell table:style-name="ce301" table:formula="of:=IF(MOD(TRUNC([.$M4]/(2^[.V$3]));2);&quot; &quot;;&quot;&quot;)">
            <text:p/>
          </table:table-cell>
          <table:table-cell table:style-name="ce306" table:formula="of:=IF(MOD(TRUNC([.$M4]/(2^[.W$3]));2);&quot; &quot;;&quot;&quot;)">
            <text:p/>
          </table:table-cell>
          <table:table-cell table:style-name="Default"/>
          <table:table-cell table:style-name="ce179" office:value-type="string" calcext:value-type="string">
            <text:p>s_pushvalue</text:p>
          </table:table-cell>
          <table:table-cell table:style-name="ce311" table:formula="of:=[.E37]" office:value-type="float" office:value="78" calcext:value-type="float">
            <text:p>78</text:p>
          </table:table-cell>
          <table:table-cell table:style-name="ce179" office:value-type="string" calcext:value-type="string">
            <text:p>sp_row</text:p>
          </table:table-cell>
          <table:table-cell table:style-name="ce314" table:formula="of:=ROW(INDIRECT(s_address))" office:value-type="float" office:value="2" calcext:value-type="float">
            <text:p>2</text:p>
          </table:table-cell>
          <table:table-cell table:number-columns-repeated="996"/>
        </table:table-row>
        <table:table-row table:style-name="ro1">
          <table:table-cell table:style-name="ce103" office:value-type="string" calcext:value-type="string">
            <text:p>newvalue:</text:p>
          </table:table-cell>
          <table:table-cell table:style-name="ce109" table:formula="of:=IF(g_reset = 1; 0; IF(AND(g_clock = 1; [.B5] = [.B4]); IF([.B5]&lt;9; SUM([.B5];1); 0); [.B5]))" office:value-type="float" office:value="0" calcext:value-type="float">
            <text:p>0</text:p>
          </table:table-cell>
          <table:table-cell table:style-name="ce146"/>
          <table:table-cell table:style-name="ce179" office:value-type="string" calcext:value-type="string">
            <text:p>opB</text:p>
          </table:table-cell>
          <table:table-cell table:style-name="ce185" table:formula="of:=IFERROR(INDIRECT(ADDRESS(cur_row; cur_col + 2; 1;0); 0); null)" office:value-type="float" office:value="0" calcext:value-type="float">
            <text:p>0</text:p>
          </table:table-cell>
          <table:table-cell table:style-name="Default"/>
          <table:table-cell table:style-name="ce180" office:value-type="string" calcext:value-type="string">
            <text:p>c_main</text:p>
          </table:table-cell>
          <table:table-cell table:style-name="ce214" office:value-type="string" calcext:value-type="string">
            <text:p>A42</text:p>
          </table:table-cell>
          <table:table-cell table:style-name="ce180" office:value-type="string" calcext:value-type="string">
            <text:p>cur_col</text:p>
          </table:table-cell>
          <table:table-cell table:style-name="ce185" table:formula="of:=COLUMN(INDIRECT(ip))" office:value-type="float" office:value="1" calcext:value-type="float">
            <text:p>1</text:p>
          </table:table-cell>
          <table:table-cell table:style-name="Default"/>
          <table:table-cell table:style-name="ce272" office:value-type="float" office:value="1" calcext:value-type="float">
            <text:p>1</text:p>
          </table:table-cell>
          <table:table-cell table:style-name="ce214" table:formula="of:=[.AB11]" office:value-type="float" office:value="0" calcext:value-type="float">
            <text:p>0</text:p>
          </table:table-cell>
          <table:table-cell table:style-name="ce288" table:formula="of:=IF(MOD(TRUNC([.$M5]/(2^[.N$3]));2);&quot; &quot;;&quot;&quot;)">
            <text:p/>
          </table:table-cell>
          <table:table-cell table:style-name="ce302" table:formula="of:=IF(MOD(TRUNC([.$M5]/(2^[.O$3]));2);&quot; &quot;;&quot;&quot;)">
            <text:p/>
          </table:table-cell>
          <table:table-cell table:style-name="ce302" table:formula="of:=IF(MOD(TRUNC([.$M5]/(2^[.P$3]));2);&quot; &quot;;&quot;&quot;)">
            <text:p/>
          </table:table-cell>
          <table:table-cell table:style-name="ce302" table:formula="of:=IF(MOD(TRUNC([.$M5]/(2^[.Q$3]));2);&quot; &quot;;&quot;&quot;)">
            <text:p/>
          </table:table-cell>
          <table:table-cell table:style-name="ce302" table:formula="of:=IF(MOD(TRUNC([.$M5]/(2^[.R$3]));2);&quot; &quot;;&quot;&quot;)">
            <text:p/>
          </table:table-cell>
          <table:table-cell table:style-name="ce302" table:formula="of:=IF(MOD(TRUNC([.$M5]/(2^[.S$3]));2);&quot; &quot;;&quot;&quot;)">
            <text:p/>
          </table:table-cell>
          <table:table-cell table:style-name="ce302" table:formula="of:=IF(MOD(TRUNC([.$M5]/(2^[.T$3]));2);&quot; &quot;;&quot;&quot;)">
            <text:p/>
          </table:table-cell>
          <table:table-cell table:style-name="ce302" table:formula="of:=IF(MOD(TRUNC([.$M5]/(2^[.U$3]));2);&quot; &quot;;&quot;&quot;)">
            <text:p/>
          </table:table-cell>
          <table:table-cell table:style-name="ce302" table:formula="of:=IF(MOD(TRUNC([.$M5]/(2^[.V$3]));2);&quot; &quot;;&quot;&quot;)">
            <text:p/>
          </table:table-cell>
          <table:table-cell table:style-name="ce307" table:formula="of:=IF(MOD(TRUNC([.$M5]/(2^[.W$3]));2);&quot; &quot;;&quot;&quot;)">
            <text:p/>
          </table:table-cell>
          <table:table-cell table:style-name="Default"/>
          <table:table-cell table:style-name="ce179" office:value-type="string" calcext:value-type="string">
            <text:p>s_push</text:p>
          </table:table-cell>
          <table:table-cell table:style-name="ce311" table:formula="of:=[.E35]" office:value-type="float" office:value="0" calcext:value-type="float">
            <text:p>0</text:p>
          </table:table-cell>
          <table:table-cell table:style-name="ce179" office:value-type="string" calcext:value-type="string">
            <text:p>sp_column</text:p>
          </table:table-cell>
          <table:table-cell table:style-name="ce314" table:formula="of:=COLUMN(INDIRECT(s_address)) + sp" office:value-type="float" office:value="26" calcext:value-type="float">
            <text:p>26</text:p>
          </table:table-cell>
          <table:table-cell table:number-columns-repeated="996"/>
        </table:table-row>
        <table:table-row table:style-name="ro3">
          <table:table-cell table:style-name="ce102" office:value-type="string" calcext:value-type="string">
            <text:p>null</text:p>
          </table:table-cell>
          <table:table-cell table:style-name="ce110" office:value-type="float" office:value="-1" calcext:value-type="float">
            <text:p>-1</text:p>
          </table:table-cell>
          <table:table-cell table:style-name="ce146"/>
          <table:table-cell table:style-name="ce180" table:number-columns-repeated="2"/>
          <table:table-cell table:style-name="Default"/>
          <table:table-cell table:style-name="ce180" office:value-type="string" calcext:value-type="string">
            <text:p>c_clock</text:p>
          </table:table-cell>
          <table:table-cell table:style-name="ce214" table:formula="of:=g_clock" office:value-type="float" office:value="0" calcext:value-type="float">
            <text:p>0</text:p>
          </table:table-cell>
          <table:table-cell table:style-name="ce180" office:value-type="string" calcext:value-type="string">
            <text:p>cur_row</text:p>
          </table:table-cell>
          <table:table-cell table:style-name="ce185" table:formula="of:=ROW(INDIRECT(ip))" office:value-type="float" office:value="42" calcext:value-type="float">
            <text:p>42</text:p>
          </table:table-cell>
          <table:table-cell table:style-name="Default"/>
          <table:table-cell table:style-name="ce272" office:value-type="float" office:value="2" calcext:value-type="float">
            <text:p>2</text:p>
          </table:table-cell>
          <table:table-cell table:style-name="ce214" table:formula="of:=[.AC11]" office:value-type="float" office:value="0" calcext:value-type="float">
            <text:p>0</text:p>
          </table:table-cell>
          <table:table-cell table:style-name="ce288" table:formula="of:=IF(MOD(TRUNC([.$M6]/(2^[.N$3]));2);&quot; &quot;;&quot;&quot;)">
            <text:p/>
          </table:table-cell>
          <table:table-cell table:style-name="ce302" table:formula="of:=IF(MOD(TRUNC([.$M6]/(2^[.O$3]));2);&quot; &quot;;&quot;&quot;)">
            <text:p/>
          </table:table-cell>
          <table:table-cell table:style-name="ce302" table:formula="of:=IF(MOD(TRUNC([.$M6]/(2^[.P$3]));2);&quot; &quot;;&quot;&quot;)">
            <text:p/>
          </table:table-cell>
          <table:table-cell table:style-name="ce302" table:formula="of:=IF(MOD(TRUNC([.$M6]/(2^[.Q$3]));2);&quot; &quot;;&quot;&quot;)">
            <text:p/>
          </table:table-cell>
          <table:table-cell table:style-name="ce302" table:formula="of:=IF(MOD(TRUNC([.$M6]/(2^[.R$3]));2);&quot; &quot;;&quot;&quot;)">
            <text:p/>
          </table:table-cell>
          <table:table-cell table:style-name="ce302" table:formula="of:=IF(MOD(TRUNC([.$M6]/(2^[.S$3]));2);&quot; &quot;;&quot;&quot;)">
            <text:p/>
          </table:table-cell>
          <table:table-cell table:style-name="ce302" table:formula="of:=IF(MOD(TRUNC([.$M6]/(2^[.T$3]));2);&quot; &quot;;&quot;&quot;)">
            <text:p/>
          </table:table-cell>
          <table:table-cell table:style-name="ce302" table:formula="of:=IF(MOD(TRUNC([.$M6]/(2^[.U$3]));2);&quot; &quot;;&quot;&quot;)">
            <text:p/>
          </table:table-cell>
          <table:table-cell table:style-name="ce302" table:formula="of:=IF(MOD(TRUNC([.$M6]/(2^[.V$3]));2);&quot; &quot;;&quot;&quot;)">
            <text:p/>
          </table:table-cell>
          <table:table-cell table:style-name="ce307" table:formula="of:=IF(MOD(TRUNC([.$M6]/(2^[.W$3]));2);&quot; &quot;;&quot;&quot;)">
            <text:p/>
          </table:table-cell>
          <table:table-cell table:style-name="Default"/>
          <table:table-cell table:style-name="ce179" office:value-type="string" calcext:value-type="string">
            <text:p>s_pop</text:p>
          </table:table-cell>
          <table:table-cell table:style-name="ce311" table:formula="of:=[.E36]" office:value-type="float" office:value="0" calcext:value-type="float">
            <text:p>0</text:p>
          </table:table-cell>
          <table:table-cell table:style-name="ce179" office:value-type="string" calcext:value-type="string">
            <text:p>sp</text:p>
          </table:table-cell>
          <table:table-cell table:style-name="ce314" table:formula="of:=IF(s_reset = 1; 0; [.AC6])" office:value-type="float" office:value="0" calcext:value-type="float">
            <text:p>0</text:p>
          </table:table-cell>
          <table:table-cell table:style-name="ce314" table:formula="of:=IF(AND(sp = oldsp; c_clock = 1); SUM(sp; [.AD6]); sp)" office:value-type="float" office:value="0" calcext:value-type="float">
            <text:p>0</text:p>
          </table:table-cell>
          <table:table-cell table:style-name="ce314" table:formula="of:=IF(s_push = 1; 1; [.AE6])" office:value-type="float" office:value="0" calcext:value-type="float">
            <text:p>0</text:p>
          </table:table-cell>
          <table:table-cell table:style-name="ce314" table:formula="of:=IF(s_pop=1; [.AF6]; 0)" office:value-type="float" office:value="0" calcext:value-type="float">
            <text:p>0</text:p>
          </table:table-cell>
          <table:table-cell table:style-name="ce314" table:formula="of:=IF(sp &gt; 0; -1; 0)" office:value-type="float" office:value="0" calcext:value-type="float">
            <text:p>0</text:p>
          </table:table-cell>
          <table:table-cell table:number-columns-repeated="992"/>
        </table:table-row>
        <table:table-row table:style-name="ro1">
          <table:table-cell table:style-name="Default"/>
          <table:table-cell table:style-name="ce111"/>
          <table:table-cell table:style-name="ce146"/>
          <table:table-cell table:style-name="Default" table:number-columns-repeated="8"/>
          <table:table-cell table:style-name="ce272" office:value-type="float" office:value="3" calcext:value-type="float">
            <text:p>3</text:p>
          </table:table-cell>
          <table:table-cell table:style-name="ce214" table:formula="of:=[.AD11]" office:value-type="float" office:value="0" calcext:value-type="float">
            <text:p>0</text:p>
          </table:table-cell>
          <table:table-cell table:style-name="ce288" table:formula="of:=IF(MOD(TRUNC([.$M7]/(2^[.N$3]));2);&quot; &quot;;&quot;&quot;)">
            <text:p/>
          </table:table-cell>
          <table:table-cell table:style-name="ce302" table:formula="of:=IF(MOD(TRUNC([.$M7]/(2^[.O$3]));2);&quot; &quot;;&quot;&quot;)">
            <text:p/>
          </table:table-cell>
          <table:table-cell table:style-name="ce302" table:formula="of:=IF(MOD(TRUNC([.$M7]/(2^[.P$3]));2);&quot; &quot;;&quot;&quot;)">
            <text:p/>
          </table:table-cell>
          <table:table-cell table:style-name="ce302" table:formula="of:=IF(MOD(TRUNC([.$M7]/(2^[.Q$3]));2);&quot; &quot;;&quot;&quot;)">
            <text:p/>
          </table:table-cell>
          <table:table-cell table:style-name="ce302" table:formula="of:=IF(MOD(TRUNC([.$M7]/(2^[.R$3]));2);&quot; &quot;;&quot;&quot;)">
            <text:p/>
          </table:table-cell>
          <table:table-cell table:style-name="ce302" table:formula="of:=IF(MOD(TRUNC([.$M7]/(2^[.S$3]));2);&quot; &quot;;&quot;&quot;)">
            <text:p/>
          </table:table-cell>
          <table:table-cell table:style-name="ce302" table:formula="of:=IF(MOD(TRUNC([.$M7]/(2^[.T$3]));2);&quot; &quot;;&quot;&quot;)">
            <text:p/>
          </table:table-cell>
          <table:table-cell table:style-name="ce302" table:formula="of:=IF(MOD(TRUNC([.$M7]/(2^[.U$3]));2);&quot; &quot;;&quot;&quot;)">
            <text:p/>
          </table:table-cell>
          <table:table-cell table:style-name="ce302" table:formula="of:=IF(MOD(TRUNC([.$M7]/(2^[.V$3]));2);&quot; &quot;;&quot;&quot;)">
            <text:p/>
          </table:table-cell>
          <table:table-cell table:style-name="ce307" table:formula="of:=IF(MOD(TRUNC([.$M7]/(2^[.W$3]));2);&quot; &quot;;&quot;&quot;)">
            <text:p/>
          </table:table-cell>
          <table:table-cell table:style-name="Default"/>
          <table:table-cell table:style-name="ce180" office:value-type="string" calcext:value-type="string">
            <text:p>s_popvalue</text:p>
          </table:table-cell>
          <table:table-cell table:style-name="ce215" table:formula="of:=IF(s_pop=1; INDIRECT(sp_address; 0); s_popvalue)" office:value-type="float" office:value="78" calcext:value-type="float">
            <text:p>78</text:p>
          </table:table-cell>
          <table:table-cell table:style-name="ce179" office:value-type="string" calcext:value-type="string">
            <text:p>oldsp</text:p>
          </table:table-cell>
          <table:table-cell table:style-name="ce314" table:formula="of:=IF(AND(s_push = 0; s_pop = 0); sp; oldsp)" office:value-type="float" office:value="0" calcext:value-type="float">
            <text:p>0</text:p>
          </table:table-cell>
          <table:table-cell table:style-name="ce186" table:formula="of:=IF(AND(s_push = 0; s_pop = 0); 0; 1)" office:value-type="float" office:value="0" calcext:value-type="float">
            <text:p>0</text:p>
          </table:table-cell>
          <table:table-cell table:number-columns-repeated="995"/>
        </table:table-row>
        <table:table-row table:style-name="ro4">
          <table:table-cell table:style-name="Default"/>
          <table:table-cell table:style-name="ce111"/>
          <table:table-cell table:style-name="ce146"/>
          <table:table-cell table:style-name="ce181" office:value-type="string" calcext:value-type="string">
            <text:p>CPU:</text:p>
          </table:table-cell>
          <table:table-cell table:style-name="ce180" table:number-columns-repeated="6"/>
          <table:table-cell table:style-name="Default"/>
          <table:table-cell table:style-name="ce272" office:value-type="float" office:value="4" calcext:value-type="float">
            <text:p>4</text:p>
          </table:table-cell>
          <table:table-cell table:style-name="ce214" table:formula="of:=[.AE11]" office:value-type="float" office:value="0" calcext:value-type="float">
            <text:p>0</text:p>
          </table:table-cell>
          <table:table-cell table:style-name="ce288" table:formula="of:=IF(MOD(TRUNC([.$M8]/(2^[.N$3]));2);&quot; &quot;;&quot;&quot;)">
            <text:p/>
          </table:table-cell>
          <table:table-cell table:style-name="ce302" table:formula="of:=IF(MOD(TRUNC([.$M8]/(2^[.O$3]));2);&quot; &quot;;&quot;&quot;)">
            <text:p/>
          </table:table-cell>
          <table:table-cell table:style-name="ce302" table:formula="of:=IF(MOD(TRUNC([.$M8]/(2^[.P$3]));2);&quot; &quot;;&quot;&quot;)">
            <text:p/>
          </table:table-cell>
          <table:table-cell table:style-name="ce302" table:formula="of:=IF(MOD(TRUNC([.$M8]/(2^[.Q$3]));2);&quot; &quot;;&quot;&quot;)">
            <text:p/>
          </table:table-cell>
          <table:table-cell table:style-name="ce302" table:formula="of:=IF(MOD(TRUNC([.$M8]/(2^[.R$3]));2);&quot; &quot;;&quot;&quot;)">
            <text:p/>
          </table:table-cell>
          <table:table-cell table:style-name="ce302" table:formula="of:=IF(MOD(TRUNC([.$M8]/(2^[.S$3]));2);&quot; &quot;;&quot;&quot;)">
            <text:p/>
          </table:table-cell>
          <table:table-cell table:style-name="ce302" table:formula="of:=IF(MOD(TRUNC([.$M8]/(2^[.T$3]));2);&quot; &quot;;&quot;&quot;)">
            <text:p/>
          </table:table-cell>
          <table:table-cell table:style-name="ce302" table:formula="of:=IF(MOD(TRUNC([.$M8]/(2^[.U$3]));2);&quot; &quot;;&quot;&quot;)">
            <text:p/>
          </table:table-cell>
          <table:table-cell table:style-name="ce302" table:formula="of:=IF(MOD(TRUNC([.$M8]/(2^[.V$3]));2);&quot; &quot;;&quot;&quot;)">
            <text:p/>
          </table:table-cell>
          <table:table-cell table:style-name="ce307" table:formula="of:=IF(MOD(TRUNC([.$M8]/(2^[.W$3]));2);&quot; &quot;;&quot;&quot;)">
            <text:p/>
          </table:table-cell>
          <table:table-cell table:style-name="Default"/>
          <table:table-cell table:style-name="ce179" office:value-type="string" calcext:value-type="string">
            <text:p>s_reset</text:p>
          </table:table-cell>
          <table:table-cell table:style-name="ce311" table:formula="of:=c_reset" office:value-type="float" office:value="0" calcext:value-type="float">
            <text:p>0</text:p>
          </table:table-cell>
          <table:table-cell table:number-columns-repeated="998"/>
        </table:table-row>
        <table:table-row table:style-name="ro4">
          <table:table-cell table:style-name="Default"/>
          <table:table-cell table:style-name="ce111"/>
          <table:table-cell table:style-name="ce146"/>
          <table:table-cell table:style-name="ce181" office:value-type="string" calcext:value-type="string">
            <text:p>registers</text:p>
          </table:table-cell>
          <table:table-cell table:style-name="ce180"/>
          <table:table-cell table:style-name="ce180" office:value-type="string" calcext:value-type="string">
            <text:p>Vl</text:p>
          </table:table-cell>
          <table:table-cell table:style-name="ce180" office:value-type="string" calcext:value-type="string">
            <text:p>Nv</text:p>
          </table:table-cell>
          <table:table-cell table:style-name="ce180" office:value-type="string" calcext:value-type="string">
            <text:p>Nv1</text:p>
          </table:table-cell>
          <table:table-cell table:style-name="ce180" office:value-type="string" calcext:value-type="string">
            <text:p>Nv2</text:p>
          </table:table-cell>
          <table:table-cell table:style-name="ce180"/>
          <table:table-cell table:style-name="Default"/>
          <table:table-cell table:style-name="ce272" office:value-type="float" office:value="5" calcext:value-type="float">
            <text:p>5</text:p>
          </table:table-cell>
          <table:table-cell table:style-name="ce214" table:formula="of:=[.AF11]" office:value-type="float" office:value="0" calcext:value-type="float">
            <text:p>0</text:p>
          </table:table-cell>
          <table:table-cell table:style-name="ce288" table:formula="of:=IF(MOD(TRUNC([.$M9]/(2^[.N$3]));2);&quot; &quot;;&quot;&quot;)">
            <text:p/>
          </table:table-cell>
          <table:table-cell table:style-name="ce302" table:formula="of:=IF(MOD(TRUNC([.$M9]/(2^[.O$3]));2);&quot; &quot;;&quot;&quot;)">
            <text:p/>
          </table:table-cell>
          <table:table-cell table:style-name="ce302" table:formula="of:=IF(MOD(TRUNC([.$M9]/(2^[.P$3]));2);&quot; &quot;;&quot;&quot;)">
            <text:p/>
          </table:table-cell>
          <table:table-cell table:style-name="ce302" table:formula="of:=IF(MOD(TRUNC([.$M9]/(2^[.Q$3]));2);&quot; &quot;;&quot;&quot;)">
            <text:p/>
          </table:table-cell>
          <table:table-cell table:style-name="ce302" table:formula="of:=IF(MOD(TRUNC([.$M9]/(2^[.R$3]));2);&quot; &quot;;&quot;&quot;)">
            <text:p/>
          </table:table-cell>
          <table:table-cell table:style-name="ce302" table:formula="of:=IF(MOD(TRUNC([.$M9]/(2^[.S$3]));2);&quot; &quot;;&quot;&quot;)">
            <text:p/>
          </table:table-cell>
          <table:table-cell table:style-name="ce302" table:formula="of:=IF(MOD(TRUNC([.$M9]/(2^[.T$3]));2);&quot; &quot;;&quot;&quot;)">
            <text:p/>
          </table:table-cell>
          <table:table-cell table:style-name="ce302" table:formula="of:=IF(MOD(TRUNC([.$M9]/(2^[.U$3]));2);&quot; &quot;;&quot;&quot;)">
            <text:p/>
          </table:table-cell>
          <table:table-cell table:style-name="ce302" table:formula="of:=IF(MOD(TRUNC([.$M9]/(2^[.V$3]));2);&quot; &quot;;&quot;&quot;)">
            <text:p/>
          </table:table-cell>
          <table:table-cell table:style-name="ce307" table:formula="of:=IF(MOD(TRUNC([.$M9]/(2^[.W$3]));2);&quot; &quot;;&quot;&quot;)">
            <text:p/>
          </table:table-cell>
          <table:table-cell table:style-name="Default" table:number-columns-repeated="10"/>
          <table:table-cell/>
          <table:table-cell table:style-name="Default" table:number-columns-repeated="5"/>
          <table:table-cell table:number-columns-repeated="985"/>
        </table:table-row>
        <table:table-row table:style-name="ro4">
          <table:table-cell table:style-name="Default"/>
          <table:table-cell table:style-name="ce111"/>
          <table:table-cell table:style-name="ce146"/>
          <table:table-cell table:style-name="ce180" office:value-type="string" calcext:value-type="string">
            <text:p>ip</text:p>
          </table:table-cell>
          <table:table-cell table:style-name="ce185" table:formula="of:=IF(c_reset = 1; c_main; [.F10])" office:value-type="string" office:string-value="A42" calcext:value-type="string">
            <text:p>A42</text:p>
          </table:table-cell>
          <table:table-cell table:style-name="ce188" table:formula="of:=IF(AND(c_clock = 1;ip=oldip); [.G10]; ip)" office:value-type="string" office:string-value="A42" calcext:value-type="string">
            <text:p>A42</text:p>
          </table:table-cell>
          <table:table-cell table:style-name="ce189" table:formula="of:=IF(command=&quot;jmp&quot;;opA;[.I10])" office:value-type="string" office:string-value="G43" calcext:value-type="string">
            <text:p>G43</text:p>
          </table:table-cell>
          <table:table-cell table:style-name="ce189"/>
          <table:table-cell table:style-name="ce189" table:formula="of:=ADDRESS(ROW(INDIRECT(ip))+1;COLUMN(INDIRECT(ip)))" office:value-type="string" office:string-value="$A$43" calcext:value-type="string">
            <text:p>$A$43</text:p>
          </table:table-cell>
          <table:table-cell table:style-name="ce180"/>
          <table:table-cell table:style-name="Default"/>
          <table:table-cell table:style-name="ce272" office:value-type="float" office:value="6" calcext:value-type="float">
            <text:p>6</text:p>
          </table:table-cell>
          <table:table-cell table:style-name="ce214" table:formula="of:=[.AG11]" office:value-type="float" office:value="0" calcext:value-type="float">
            <text:p>0</text:p>
          </table:table-cell>
          <table:table-cell table:style-name="ce288" table:formula="of:=IF(MOD(TRUNC([.$M10]/(2^[.N$3]));2);&quot; &quot;;&quot;&quot;)">
            <text:p/>
          </table:table-cell>
          <table:table-cell table:style-name="ce302" table:formula="of:=IF(MOD(TRUNC([.$M10]/(2^[.O$3]));2);&quot; &quot;;&quot;&quot;)">
            <text:p/>
          </table:table-cell>
          <table:table-cell table:style-name="ce302" table:formula="of:=IF(MOD(TRUNC([.$M10]/(2^[.P$3]));2);&quot; &quot;;&quot;&quot;)">
            <text:p/>
          </table:table-cell>
          <table:table-cell table:style-name="ce302" table:formula="of:=IF(MOD(TRUNC([.$M10]/(2^[.Q$3]));2);&quot; &quot;;&quot;&quot;)">
            <text:p/>
          </table:table-cell>
          <table:table-cell table:style-name="ce302" table:formula="of:=IF(MOD(TRUNC([.$M10]/(2^[.R$3]));2);&quot; &quot;;&quot;&quot;)">
            <text:p/>
          </table:table-cell>
          <table:table-cell table:style-name="ce302" table:formula="of:=IF(MOD(TRUNC([.$M10]/(2^[.S$3]));2);&quot; &quot;;&quot;&quot;)">
            <text:p/>
          </table:table-cell>
          <table:table-cell table:style-name="ce302" table:formula="of:=IF(MOD(TRUNC([.$M10]/(2^[.T$3]));2);&quot; &quot;;&quot;&quot;)">
            <text:p/>
          </table:table-cell>
          <table:table-cell table:style-name="ce302" table:formula="of:=IF(MOD(TRUNC([.$M10]/(2^[.U$3]));2);&quot; &quot;;&quot;&quot;)">
            <text:p/>
          </table:table-cell>
          <table:table-cell table:style-name="ce302" table:formula="of:=IF(MOD(TRUNC([.$M10]/(2^[.V$3]));2);&quot; &quot;;&quot;&quot;)">
            <text:p/>
          </table:table-cell>
          <table:table-cell table:style-name="ce307" table:formula="of:=IF(MOD(TRUNC([.$M10]/(2^[.W$3]));2);&quot; &quot;;&quot;&quot;)">
            <text:p/>
          </table:table-cell>
          <table:table-cell table:style-name="Default"/>
          <table:table-cell table:style-name="ce103" office:value-type="string" calcext:value-type="string">
            <text:p>MEMORY:</text:p>
          </table:table-cell>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table:style-name="Default" table:number-columns-repeated="3"/>
          <table:table-cell table:number-columns-repeated="985"/>
        </table:table-row>
        <table:table-row table:style-name="ro4">
          <table:table-cell table:style-name="Default"/>
          <table:table-cell table:style-name="ce111"/>
          <table:table-cell table:style-name="ce146"/>
          <table:table-cell table:style-name="ce180" office:value-type="string" calcext:value-type="string">
            <text:p>oldip</text:p>
          </table:table-cell>
          <table:table-cell table:style-name="ce185" table:formula="of:=IF(c_clock = 0; ip; oldip)" office:value-type="string" office:string-value="A42" calcext:value-type="string">
            <text:p>A42</text:p>
          </table:table-cell>
          <table:table-cell table:style-name="ce180" table:number-columns-repeated="5"/>
          <table:table-cell table:style-name="Default"/>
          <table:table-cell table:style-name="ce272" office:value-type="float" office:value="7" calcext:value-type="float">
            <text:p>7</text:p>
          </table:table-cell>
          <table:table-cell table:style-name="ce214" table:formula="of:=[.AH11]" office:value-type="float" office:value="0" calcext:value-type="float">
            <text:p>0</text:p>
          </table:table-cell>
          <table:table-cell table:style-name="ce288" table:formula="of:=IF(MOD(TRUNC([.$M11]/(2^[.N$3]));2);&quot; &quot;;&quot;&quot;)">
            <text:p/>
          </table:table-cell>
          <table:table-cell table:style-name="ce302" table:formula="of:=IF(MOD(TRUNC([.$M11]/(2^[.O$3]));2);&quot; &quot;;&quot;&quot;)">
            <text:p/>
          </table:table-cell>
          <table:table-cell table:style-name="ce302" table:formula="of:=IF(MOD(TRUNC([.$M11]/(2^[.P$3]));2);&quot; &quot;;&quot;&quot;)">
            <text:p/>
          </table:table-cell>
          <table:table-cell table:style-name="ce302" table:formula="of:=IF(MOD(TRUNC([.$M11]/(2^[.Q$3]));2);&quot; &quot;;&quot;&quot;)">
            <text:p/>
          </table:table-cell>
          <table:table-cell table:style-name="ce302" table:formula="of:=IF(MOD(TRUNC([.$M11]/(2^[.R$3]));2);&quot; &quot;;&quot;&quot;)">
            <text:p/>
          </table:table-cell>
          <table:table-cell table:style-name="ce302" table:formula="of:=IF(MOD(TRUNC([.$M11]/(2^[.S$3]));2);&quot; &quot;;&quot;&quot;)">
            <text:p/>
          </table:table-cell>
          <table:table-cell table:style-name="ce302" table:formula="of:=IF(MOD(TRUNC([.$M11]/(2^[.T$3]));2);&quot; &quot;;&quot;&quot;)">
            <text:p/>
          </table:table-cell>
          <table:table-cell table:style-name="ce302" table:formula="of:=IF(MOD(TRUNC([.$M11]/(2^[.U$3]));2);&quot; &quot;;&quot;&quot;)">
            <text:p/>
          </table:table-cell>
          <table:table-cell table:style-name="ce302" table:formula="of:=IF(MOD(TRUNC([.$M11]/(2^[.V$3]));2);&quot; &quot;;&quot;&quot;)">
            <text:p/>
          </table:table-cell>
          <table:table-cell table:style-name="ce307" table:formula="of:=IF(MOD(TRUNC([.$M11]/(2^[.W$3]));2);&quot; &quot;;&quot;&quot;)">
            <text:p/>
          </table:table-cell>
          <table:table-cell table:style-name="Default"/>
          <table:table-cell table:style-name="ce180" office:value-type="string" calcext:value-type="string">
            <text:p>m_address</text:p>
          </table:table-cell>
          <table:table-cell table:style-name="ce312" table:formula="of:=mem_addr" office:value-type="float" office:value="0" calcext:value-type="float">
            <text:p>0</text:p>
          </table:table-cell>
          <table:table-cell table:style-name="ce313" table:formula="of:=IF( m_clear = 1; 0; IF(AND(m_address = ([.$AK11] * 10) + [.AA$10]; m_set = 1); m_value; [.AA11]))" office:value-type="float" office:value="0" calcext:value-type="float">
            <text:p>0</text:p>
          </table:table-cell>
          <table:table-cell table:style-name="ce313" table:formula="of:=IF( m_clear = 1; 0; IF(AND(m_address = ([.$AK11] * 10) + [.AB$10]; m_set = 1); m_value; [.AB11]))" office:value-type="float" office:value="0" calcext:value-type="float">
            <text:p>0</text:p>
          </table:table-cell>
          <table:table-cell table:style-name="ce313" table:formula="of:=IF( m_clear = 1; 0; IF(AND(m_address = ([.$AK11] * 10) + [.AC$10]; m_set = 1); m_value; [.AC11]))" office:value-type="float" office:value="0" calcext:value-type="float">
            <text:p>0</text:p>
          </table:table-cell>
          <table:table-cell table:style-name="ce313" table:formula="of:=IF( m_clear = 1; 0; IF(AND(m_address = ([.$AK11] * 10) + [.AD$10]; m_set = 1); m_value; [.AD11]))" office:value-type="float" office:value="0" calcext:value-type="float">
            <text:p>0</text:p>
          </table:table-cell>
          <table:table-cell table:style-name="ce313" table:formula="of:=IF( m_clear = 1; 0; IF(AND(m_address = ([.$AK11] * 10) + [.AE$10]; m_set = 1); m_value; [.AE11]))" office:value-type="float" office:value="0" calcext:value-type="float">
            <text:p>0</text:p>
          </table:table-cell>
          <table:table-cell table:style-name="ce313" table:formula="of:=IF( m_clear = 1; 0; IF(AND(m_address = ([.$AK11] * 10) + [.AF$10]; m_set = 1); m_value; [.AF11]))" office:value-type="float" office:value="0" calcext:value-type="float">
            <text:p>0</text:p>
          </table:table-cell>
          <table:table-cell table:style-name="ce313" table:formula="of:=IF( m_clear = 1; 0; IF(AND(m_address = ([.$AK11] * 10) + [.AG$10]; m_set = 1); m_value; [.AG11]))" office:value-type="float" office:value="0" calcext:value-type="float">
            <text:p>0</text:p>
          </table:table-cell>
          <table:table-cell table:style-name="ce313" table:formula="of:=IF( m_clear = 1; 0; IF(AND(m_address = ([.$AK11] * 10) + [.AH$10]; m_set = 1); m_value; [.AH11]))" office:value-type="float" office:value="0" calcext:value-type="float">
            <text:p>0</text:p>
          </table:table-cell>
          <table:table-cell table:style-name="ce313" table:formula="of:=IF( m_clear = 1; 0; IF(AND(m_address = ([.$AK11] * 10) + [.AI$10]; m_set = 1); m_value; [.AI11]))" office:value-type="float" office:value="0" calcext:value-type="float">
            <text:p>0</text:p>
          </table:table-cell>
          <table:table-cell table:style-name="ce313" table:formula="of:=IF( m_clear = 1; 0; IF(AND(m_address = ([.$AK11] * 10) + [.AJ$10]; m_set = 1); m_value; [.AJ11]))" office:value-type="float" office:value="0" calcext:value-type="float">
            <text:p>0</text:p>
          </table:table-cell>
          <table:table-cell office:value-type="float" office:value="0" calcext:value-type="float">
            <text:p>0</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46"/>
          <table:table-cell table:style-name="ce180" office:value-type="string" calcext:value-type="string">
            <text:p>ax</text:p>
          </table:table-cell>
          <table:table-cell table:style-name="ce185" table:formula="of:=IF(c_reset = 1; 0; [.F12])" office:value-type="float" office:value="0" calcext:value-type="float">
            <text:p>0</text:p>
          </table:table-cell>
          <table:table-cell table:style-name="ce188" table:formula="of:=IF (c_clock = 1; [.G12]; ax)" office:value-type="float" office:value="0" calcext:value-type="float">
            <text:p>0</text:p>
          </table:table-cell>
          <table:table-cell table:style-name="ce188" table:formula="of:= IF(c_clock=1; IF (opA = &quot;ax&quot;; [.H12]; IF(opB = &quot;ax&quot;; [.I12]; ax));ax)" office:value-type="float" office:value="0" calcext:value-type="float">
            <text:p>0</text:p>
          </table:table-cell>
          <table:table-cell table:style-name="ce189" table:formula="of:=IF(AND(opA = &quot;ax&quot;;c_clock=1);IF (command = &quot;pop&quot;; pop_value; IF (command = &quot;mov&quot;; opB; ax)); ax)" office:value-type="float" office:value="0" calcext:value-type="float">
            <text:p>0</text:p>
          </table:table-cell>
          <table:table-cell table:style-name="ce189" table:formula="of:= IF(AND(opB=&quot;ax&quot;;command = &quot;mmov&quot;); mem_value; ax)" office:value-type="float" office:value="0" calcext:value-type="float">
            <text:p>0</text:p>
          </table:table-cell>
          <table:table-cell table:style-name="ce180"/>
          <table:table-cell table:style-name="Default"/>
          <table:table-cell table:style-name="ce272" office:value-type="float" office:value="8" calcext:value-type="float">
            <text:p>8</text:p>
          </table:table-cell>
          <table:table-cell table:style-name="ce214" table:formula="of:=[.AI11]" office:value-type="float" office:value="0" calcext:value-type="float">
            <text:p>0</text:p>
          </table:table-cell>
          <table:table-cell table:style-name="ce288" table:formula="of:=IF(MOD(TRUNC([.$M12]/(2^[.N$3]));2);&quot; &quot;;&quot;&quot;)">
            <text:p/>
          </table:table-cell>
          <table:table-cell table:style-name="ce302" table:formula="of:=IF(MOD(TRUNC([.$M12]/(2^[.O$3]));2);&quot; &quot;;&quot;&quot;)">
            <text:p/>
          </table:table-cell>
          <table:table-cell table:style-name="ce302" table:formula="of:=IF(MOD(TRUNC([.$M12]/(2^[.P$3]));2);&quot; &quot;;&quot;&quot;)">
            <text:p/>
          </table:table-cell>
          <table:table-cell table:style-name="ce302" table:formula="of:=IF(MOD(TRUNC([.$M12]/(2^[.Q$3]));2);&quot; &quot;;&quot;&quot;)">
            <text:p/>
          </table:table-cell>
          <table:table-cell table:style-name="ce302" table:formula="of:=IF(MOD(TRUNC([.$M12]/(2^[.R$3]));2);&quot; &quot;;&quot;&quot;)">
            <text:p/>
          </table:table-cell>
          <table:table-cell table:style-name="ce302" table:formula="of:=IF(MOD(TRUNC([.$M12]/(2^[.S$3]));2);&quot; &quot;;&quot;&quot;)">
            <text:p/>
          </table:table-cell>
          <table:table-cell table:style-name="ce302" table:formula="of:=IF(MOD(TRUNC([.$M12]/(2^[.T$3]));2);&quot; &quot;;&quot;&quot;)">
            <text:p/>
          </table:table-cell>
          <table:table-cell table:style-name="ce302" table:formula="of:=IF(MOD(TRUNC([.$M12]/(2^[.U$3]));2);&quot; &quot;;&quot;&quot;)">
            <text:p/>
          </table:table-cell>
          <table:table-cell table:style-name="ce302" table:formula="of:=IF(MOD(TRUNC([.$M12]/(2^[.V$3]));2);&quot; &quot;;&quot;&quot;)">
            <text:p/>
          </table:table-cell>
          <table:table-cell table:style-name="ce307" table:formula="of:=IF(MOD(TRUNC([.$M12]/(2^[.W$3]));2);&quot; &quot;;&quot;&quot;)">
            <text:p/>
          </table:table-cell>
          <table:table-cell table:style-name="Default"/>
          <table:table-cell table:style-name="ce180" office:value-type="string" calcext:value-type="string">
            <text:p>m_value_in</text:p>
          </table:table-cell>
          <table:table-cell table:style-name="ce312" table:formula="of:=mem_value" office:value-type="float" office:value="0" calcext:value-type="float">
            <text:p>0</text:p>
          </table:table-cell>
          <table:table-cell table:style-name="ce313" table:formula="of:=IF( m_clear = 1; 0; IF(AND(m_address = ([.$AK12] * 10) + [.AA$10]; m_set = 1); m_value; [.AA12]))" office:value-type="float" office:value="0" calcext:value-type="float">
            <text:p>0</text:p>
          </table:table-cell>
          <table:table-cell table:style-name="ce313" table:formula="of:=IF( m_clear = 1; 0; IF(AND(m_address = ([.$AK12] * 10) + [.AB$10]; m_set = 1); m_value; [.AB12]))" office:value-type="float" office:value="0" calcext:value-type="float">
            <text:p>0</text:p>
          </table:table-cell>
          <table:table-cell table:style-name="ce313" table:formula="of:=IF( m_clear = 1; 0; IF(AND(m_address = ([.$AK12] * 10) + [.AC$10]; m_set = 1); m_value; [.AC12]))" office:value-type="float" office:value="0" calcext:value-type="float">
            <text:p>0</text:p>
          </table:table-cell>
          <table:table-cell table:style-name="ce313" table:formula="of:=IF( m_clear = 1; 0; IF(AND(m_address = ([.$AK12] * 10) + [.AD$10]; m_set = 1); m_value; [.AD12]))" office:value-type="float" office:value="0" calcext:value-type="float">
            <text:p>0</text:p>
          </table:table-cell>
          <table:table-cell table:style-name="ce313" table:formula="of:=IF( m_clear = 1; 0; IF(AND(m_address = ([.$AK12] * 10) + [.AE$10]; m_set = 1); m_value; [.AE12]))" office:value-type="float" office:value="0" calcext:value-type="float">
            <text:p>0</text:p>
          </table:table-cell>
          <table:table-cell table:style-name="ce313" table:formula="of:=IF( m_clear = 1; 0; IF(AND(m_address = ([.$AK12] * 10) + [.AF$10]; m_set = 1); m_value; [.AF12]))" office:value-type="float" office:value="0" calcext:value-type="float">
            <text:p>0</text:p>
          </table:table-cell>
          <table:table-cell table:style-name="ce313" table:formula="of:=IF( m_clear = 1; 0; IF(AND(m_address = ([.$AK12] * 10) + [.AG$10]; m_set = 1); m_value; [.AG12]))" office:value-type="float" office:value="0" calcext:value-type="float">
            <text:p>0</text:p>
          </table:table-cell>
          <table:table-cell table:style-name="ce313" table:formula="of:=IF( m_clear = 1; 0; IF(AND(m_address = ([.$AK12] * 10) + [.AH$10]; m_set = 1); m_value; [.AH12]))" office:value-type="float" office:value="0" calcext:value-type="float">
            <text:p>0</text:p>
          </table:table-cell>
          <table:table-cell table:style-name="ce313" table:formula="of:=IF( m_clear = 1; 0; IF(AND(m_address = ([.$AK12] * 10) + [.AI$10]; m_set = 1); m_value; [.AI12]))" office:value-type="float" office:value="0" calcext:value-type="float">
            <text:p>0</text:p>
          </table:table-cell>
          <table:table-cell table:style-name="ce313" table:formula="of:=IF( m_clear = 1; 0; IF(AND(m_address = ([.$AK12] * 10) + [.AJ$10]; m_set = 1); m_value; [.AJ12]))" office:value-type="float" office:value="0" calcext:value-type="float">
            <text:p>0</text:p>
          </table:table-cell>
          <table:table-cell office:value-type="float" office:value="1" calcext:value-type="float">
            <text:p>1</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46"/>
          <table:table-cell table:style-name="ce180" office:value-type="string" calcext:value-type="string">
            <text:p>bx</text:p>
          </table:table-cell>
          <table:table-cell table:style-name="ce185" table:formula="of:=IF(c_reset = 1; 0; [.F13])" office:value-type="float" office:value="0" calcext:value-type="float">
            <text:p>0</text:p>
          </table:table-cell>
          <table:table-cell table:style-name="ce188" table:formula="of:=IF (c_clock = 1; [.G13]; bx)" office:value-type="float" office:value="0" calcext:value-type="float">
            <text:p>0</text:p>
          </table:table-cell>
          <table:table-cell table:style-name="ce188" table:formula="of:=IF (opA = &quot;bx&quot;; [.H13]; IF(opB = &quot;bx&quot;; [.I13]; bx))" office:value-type="float" office:value="0" calcext:value-type="float">
            <text:p>0</text:p>
          </table:table-cell>
          <table:table-cell table:style-name="ce189" table:formula="of:=IF(opA = &quot;bx&quot;;IF (command = &quot;pop&quot;; pop_value; IF (command = &quot;mov&quot;; opB; bx)); bx)" office:value-type="float" office:value="0" calcext:value-type="float">
            <text:p>0</text:p>
          </table:table-cell>
          <table:table-cell table:style-name="ce189" table:formula="of:= IF(AND(opB=&quot;bx&quot;;command = &quot;mmov&quot;); mem_value; bx)" office:value-type="float" office:value="0" calcext:value-type="float">
            <text:p>0</text:p>
          </table:table-cell>
          <table:table-cell table:style-name="ce180"/>
          <table:table-cell table:style-name="Default"/>
          <table:table-cell table:style-name="ce272" office:value-type="float" office:value="9" calcext:value-type="float">
            <text:p>9</text:p>
          </table:table-cell>
          <table:table-cell table:style-name="ce214" table:formula="of:=[.AJ11]" office:value-type="float" office:value="0" calcext:value-type="float">
            <text:p>0</text:p>
          </table:table-cell>
          <table:table-cell table:style-name="ce288" table:formula="of:=IF(MOD(TRUNC([.$M13]/(2^[.N$3]));2);&quot; &quot;;&quot;&quot;)">
            <text:p/>
          </table:table-cell>
          <table:table-cell table:style-name="ce302" table:formula="of:=IF(MOD(TRUNC([.$M13]/(2^[.O$3]));2);&quot; &quot;;&quot;&quot;)">
            <text:p/>
          </table:table-cell>
          <table:table-cell table:style-name="ce302" table:formula="of:=IF(MOD(TRUNC([.$M13]/(2^[.P$3]));2);&quot; &quot;;&quot;&quot;)">
            <text:p/>
          </table:table-cell>
          <table:table-cell table:style-name="ce302" table:formula="of:=IF(MOD(TRUNC([.$M13]/(2^[.Q$3]));2);&quot; &quot;;&quot;&quot;)">
            <text:p/>
          </table:table-cell>
          <table:table-cell table:style-name="ce302" table:formula="of:=IF(MOD(TRUNC([.$M13]/(2^[.R$3]));2);&quot; &quot;;&quot;&quot;)">
            <text:p/>
          </table:table-cell>
          <table:table-cell table:style-name="ce302" table:formula="of:=IF(MOD(TRUNC([.$M13]/(2^[.S$3]));2);&quot; &quot;;&quot;&quot;)">
            <text:p/>
          </table:table-cell>
          <table:table-cell table:style-name="ce302" table:formula="of:=IF(MOD(TRUNC([.$M13]/(2^[.T$3]));2);&quot; &quot;;&quot;&quot;)">
            <text:p/>
          </table:table-cell>
          <table:table-cell table:style-name="ce302" table:formula="of:=IF(MOD(TRUNC([.$M13]/(2^[.U$3]));2);&quot; &quot;;&quot;&quot;)">
            <text:p/>
          </table:table-cell>
          <table:table-cell table:style-name="ce302" table:formula="of:=IF(MOD(TRUNC([.$M13]/(2^[.V$3]));2);&quot; &quot;;&quot;&quot;)">
            <text:p/>
          </table:table-cell>
          <table:table-cell table:style-name="ce307" table:formula="of:=IF(MOD(TRUNC([.$M13]/(2^[.W$3]));2);&quot; &quot;;&quot;&quot;)">
            <text:p/>
          </table:table-cell>
          <table:table-cell table:style-name="Default"/>
          <table:table-cell table:style-name="ce180" office:value-type="string" calcext:value-type="string">
            <text:p>m_set</text:p>
          </table:table-cell>
          <table:table-cell table:style-name="ce312" table:formula="of:=mem_set" office:value-type="float" office:value="0" calcext:value-type="float">
            <text:p>0</text:p>
          </table:table-cell>
          <table:table-cell table:style-name="ce309" table:formula="of:=IF( m_clear = 1; 0; IF(AND(m_address = ([.$AK13] * 10) + [.AA$10]; m_set = 1); m_value; [.AA13]))" office:value-type="float" office:value="0" calcext:value-type="float">
            <text:p>0</text:p>
          </table:table-cell>
          <table:table-cell table:style-name="ce309" table:formula="of:=IF( m_clear = 1; 0; IF(AND(m_address = ([.$AK13] * 10) + [.AB$10]; m_set = 1); m_value; [.AB13]))" office:value-type="float" office:value="0" calcext:value-type="float">
            <text:p>0</text:p>
          </table:table-cell>
          <table:table-cell table:style-name="ce309" table:formula="of:=IF( m_clear = 1; 0; IF(AND(m_address = ([.$AK13] * 10) + [.AC$10]; m_set = 1); m_value; [.AC13]))" office:value-type="float" office:value="0" calcext:value-type="float">
            <text:p>0</text:p>
          </table:table-cell>
          <table:table-cell table:style-name="ce309" table:formula="of:=IF( m_clear = 1; 0; IF(AND(m_address = ([.$AK13] * 10) + [.AD$10]; m_set = 1); m_value; [.AD13]))" office:value-type="float" office:value="0" calcext:value-type="float">
            <text:p>0</text:p>
          </table:table-cell>
          <table:table-cell table:style-name="ce309" table:formula="of:=IF( m_clear = 1; 0; IF(AND(m_address = ([.$AK13] * 10) + [.AE$10]; m_set = 1); m_value; [.AE13]))" office:value-type="float" office:value="0" calcext:value-type="float">
            <text:p>0</text:p>
          </table:table-cell>
          <table:table-cell table:style-name="ce309" table:formula="of:=IF( m_clear = 1; 0; IF(AND(m_address = ([.$AK13] * 10) + [.AF$10]; m_set = 1); m_value; [.AF13]))" office:value-type="float" office:value="0" calcext:value-type="float">
            <text:p>0</text:p>
          </table:table-cell>
          <table:table-cell table:style-name="ce309" table:formula="of:=IF( m_clear = 1; 0; IF(AND(m_address = ([.$AK13] * 10) + [.AG$10]; m_set = 1); m_value; [.AG13]))" office:value-type="float" office:value="0" calcext:value-type="float">
            <text:p>0</text:p>
          </table:table-cell>
          <table:table-cell table:style-name="ce309" table:formula="of:=IF( m_clear = 1; 0; IF(AND(m_address = ([.$AK13] * 10) + [.AH$10]; m_set = 1); m_value; [.AH13]))" office:value-type="float" office:value="0" calcext:value-type="float">
            <text:p>0</text:p>
          </table:table-cell>
          <table:table-cell table:style-name="ce309" table:formula="of:=IF( m_clear = 1; 0; IF(AND(m_address = ([.$AK13] * 10) + [.AI$10]; m_set = 1); m_value; [.AI13]))" office:value-type="float" office:value="0" calcext:value-type="float">
            <text:p>0</text:p>
          </table:table-cell>
          <table:table-cell table:style-name="ce309" table:formula="of:=IF( m_clear = 1; 0; IF(AND(m_address = ([.$AK13] * 10) + [.AJ$10]; m_set = 1); m_value; [.AJ13]))" office:value-type="float" office:value="0" calcext:value-type="float">
            <text:p>0</text:p>
          </table:table-cell>
          <table:table-cell office:value-type="float" office:value="2" calcext:value-type="float">
            <text:p>2</text:p>
          </table:table-cell>
          <table:table-cell table:style-name="Default" table:number-columns-repeated="2"/>
          <table:table-cell table:number-columns-repeated="985"/>
        </table:table-row>
        <table:table-row table:style-name="ro4">
          <table:table-cell table:style-name="Default"/>
          <table:table-cell table:style-name="ce111"/>
          <table:table-cell table:style-name="ce146"/>
          <table:table-cell table:style-name="ce180" office:value-type="string" calcext:value-type="string">
            <text:p>cx</text:p>
          </table:table-cell>
          <table:table-cell table:style-name="ce185" table:formula="of:=IF(c_reset = 1; 0; [.F14])" office:value-type="float" office:value="0" calcext:value-type="float">
            <text:p>0</text:p>
          </table:table-cell>
          <table:table-cell table:style-name="ce188" table:formula="of:=IF (c_clock = 1; [.G14]; cx)" office:value-type="float" office:value="0" calcext:value-type="float">
            <text:p>0</text:p>
          </table:table-cell>
          <table:table-cell table:style-name="ce188" table:formula="of:=IF (opA = &quot;cx&quot;; [.H14]; IF(opB = &quot;cx&quot;; [.I14]; cx))" office:value-type="float" office:value="0" calcext:value-type="float">
            <text:p>0</text:p>
          </table:table-cell>
          <table:table-cell table:style-name="ce189" table:formula="of:=IF(opA = &quot;cx&quot;;IF (command = &quot;pop&quot;; pop_value; IF (command = &quot;mov&quot;; opB; cx)); cx)" office:value-type="float" office:value="0" calcext:value-type="float">
            <text:p>0</text:p>
          </table:table-cell>
          <table:table-cell table:style-name="ce189" table:formula="of:= IF(AND(opB=&quot;cx&quot;;command = &quot;mmov&quot;); mem_value; cx)" office:value-type="float" office:value="0" calcext:value-type="float">
            <text:p>0</text:p>
          </table:table-cell>
          <table:table-cell table:style-name="ce180"/>
          <table:table-cell table:style-name="Default"/>
          <table:table-cell table:style-name="ce272" office:value-type="float" office:value="10" calcext:value-type="float">
            <text:p>10</text:p>
          </table:table-cell>
          <table:table-cell table:style-name="ce214" table:formula="of:=[.AA12]" office:value-type="float" office:value="0" calcext:value-type="float">
            <text:p>0</text:p>
          </table:table-cell>
          <table:table-cell table:style-name="ce288" table:formula="of:=IF(MOD(TRUNC([.$M14]/(2^[.N$3]));2);&quot; &quot;;&quot;&quot;)">
            <text:p/>
          </table:table-cell>
          <table:table-cell table:style-name="ce302" table:formula="of:=IF(MOD(TRUNC([.$M14]/(2^[.O$3]));2);&quot; &quot;;&quot;&quot;)">
            <text:p/>
          </table:table-cell>
          <table:table-cell table:style-name="ce302" table:formula="of:=IF(MOD(TRUNC([.$M14]/(2^[.P$3]));2);&quot; &quot;;&quot;&quot;)">
            <text:p/>
          </table:table-cell>
          <table:table-cell table:style-name="ce302" table:formula="of:=IF(MOD(TRUNC([.$M14]/(2^[.Q$3]));2);&quot; &quot;;&quot;&quot;)">
            <text:p/>
          </table:table-cell>
          <table:table-cell table:style-name="ce302" table:formula="of:=IF(MOD(TRUNC([.$M14]/(2^[.R$3]));2);&quot; &quot;;&quot;&quot;)">
            <text:p/>
          </table:table-cell>
          <table:table-cell table:style-name="ce302" table:formula="of:=IF(MOD(TRUNC([.$M14]/(2^[.S$3]));2);&quot; &quot;;&quot;&quot;)">
            <text:p/>
          </table:table-cell>
          <table:table-cell table:style-name="ce302" table:formula="of:=IF(MOD(TRUNC([.$M14]/(2^[.T$3]));2);&quot; &quot;;&quot;&quot;)">
            <text:p/>
          </table:table-cell>
          <table:table-cell table:style-name="ce302" table:formula="of:=IF(MOD(TRUNC([.$M14]/(2^[.U$3]));2);&quot; &quot;;&quot;&quot;)">
            <text:p/>
          </table:table-cell>
          <table:table-cell table:style-name="ce302" table:formula="of:=IF(MOD(TRUNC([.$M14]/(2^[.V$3]));2);&quot; &quot;;&quot;&quot;)">
            <text:p/>
          </table:table-cell>
          <table:table-cell table:style-name="ce307" table:formula="of:=IF(MOD(TRUNC([.$M14]/(2^[.W$3]));2);&quot; &quot;;&quot;&quot;)">
            <text:p/>
          </table:table-cell>
          <table:table-cell table:style-name="Default"/>
          <table:table-cell table:style-name="ce180" office:value-type="string" calcext:value-type="string">
            <text:p>m_value_out</text:p>
          </table:table-cell>
          <table:table-cell table:style-name="ce215" table:formula="of:=INDIRECT(ADDRESS(ROW([.AA11]) + m_address / 10; COLUMN([.AA11]) + MOD(m_address; 10); 1;0);0)" office:value-type="float" office:value="0" calcext:value-type="float">
            <text:p>0</text:p>
          </table:table-cell>
          <table:table-cell table:style-name="ce309" table:formula="of:=IF( m_clear = 1; 0; IF(AND(m_address = ([.$AK14] * 10) + [.AA$10]; m_set = 1); m_value; [.AA14]))" office:value-type="float" office:value="0" calcext:value-type="float">
            <text:p>0</text:p>
          </table:table-cell>
          <table:table-cell table:style-name="ce309" table:formula="of:=IF( m_clear = 1; 0; IF(AND(m_address = ([.$AK14] * 10) + [.AB$10]; m_set = 1); m_value; [.AB14]))" office:value-type="float" office:value="0" calcext:value-type="float">
            <text:p>0</text:p>
          </table:table-cell>
          <table:table-cell table:style-name="ce309" table:formula="of:=IF( m_clear = 1; 0; IF(AND(m_address = ([.$AK14] * 10) + [.AC$10]; m_set = 1); m_value; [.AC14]))" office:value-type="float" office:value="0" calcext:value-type="float">
            <text:p>0</text:p>
          </table:table-cell>
          <table:table-cell table:style-name="ce309" table:formula="of:=IF( m_clear = 1; 0; IF(AND(m_address = ([.$AK14] * 10) + [.AD$10]; m_set = 1); m_value; [.AD14]))" office:value-type="float" office:value="0" calcext:value-type="float">
            <text:p>0</text:p>
          </table:table-cell>
          <table:table-cell table:style-name="ce309" table:formula="of:=IF( m_clear = 1; 0; IF(AND(m_address = ([.$AK14] * 10) + [.AE$10]; m_set = 1); m_value; [.AE14]))" office:value-type="float" office:value="0" calcext:value-type="float">
            <text:p>0</text:p>
          </table:table-cell>
          <table:table-cell table:style-name="ce309" table:formula="of:=IF( m_clear = 1; 0; IF(AND(m_address = ([.$AK14] * 10) + [.AF$10]; m_set = 1); m_value; [.AF14]))" office:value-type="float" office:value="0" calcext:value-type="float">
            <text:p>0</text:p>
          </table:table-cell>
          <table:table-cell table:style-name="ce309" table:formula="of:=IF( m_clear = 1; 0; IF(AND(m_address = ([.$AK14] * 10) + [.AG$10]; m_set = 1); m_value; [.AG14]))" office:value-type="float" office:value="0" calcext:value-type="float">
            <text:p>0</text:p>
          </table:table-cell>
          <table:table-cell table:style-name="ce309" table:formula="of:=IF( m_clear = 1; 0; IF(AND(m_address = ([.$AK14] * 10) + [.AH$10]; m_set = 1); m_value; [.AH14]))" office:value-type="float" office:value="0" calcext:value-type="float">
            <text:p>0</text:p>
          </table:table-cell>
          <table:table-cell table:style-name="ce309" table:formula="of:=IF( m_clear = 1; 0; IF(AND(m_address = ([.$AK14] * 10) + [.AI$10]; m_set = 1); m_value; [.AI14]))" office:value-type="float" office:value="0" calcext:value-type="float">
            <text:p>0</text:p>
          </table:table-cell>
          <table:table-cell table:style-name="ce309" table:formula="of:=IF( m_clear = 1; 0; IF(AND(m_address = ([.$AK14] * 10) + [.AJ$10]; m_set = 1); m_value; [.AJ14]))" office:value-type="float" office:value="0" calcext:value-type="float">
            <text:p>0</text:p>
          </table:table-cell>
          <table:table-cell office:value-type="float" office:value="3" calcext:value-type="float">
            <text:p>3</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46"/>
          <table:table-cell table:style-name="Default" table:number-columns-repeated="6"/>
          <table:table-cell table:style-name="ce180"/>
          <table:table-cell table:style-name="Default"/>
          <table:table-cell table:style-name="ce272" office:value-type="float" office:value="11" calcext:value-type="float">
            <text:p>11</text:p>
          </table:table-cell>
          <table:table-cell table:style-name="ce214" table:formula="of:=[.AB12]" office:value-type="float" office:value="0" calcext:value-type="float">
            <text:p>0</text:p>
          </table:table-cell>
          <table:table-cell table:style-name="ce288" table:formula="of:=IF(MOD(TRUNC([.$M15]/(2^[.N$3]));2);&quot; &quot;;&quot;&quot;)">
            <text:p/>
          </table:table-cell>
          <table:table-cell table:style-name="ce302" table:formula="of:=IF(MOD(TRUNC([.$M15]/(2^[.O$3]));2);&quot; &quot;;&quot;&quot;)">
            <text:p/>
          </table:table-cell>
          <table:table-cell table:style-name="ce302" table:formula="of:=IF(MOD(TRUNC([.$M15]/(2^[.P$3]));2);&quot; &quot;;&quot;&quot;)">
            <text:p/>
          </table:table-cell>
          <table:table-cell table:style-name="ce302" table:formula="of:=IF(MOD(TRUNC([.$M15]/(2^[.Q$3]));2);&quot; &quot;;&quot;&quot;)">
            <text:p/>
          </table:table-cell>
          <table:table-cell table:style-name="ce302" table:formula="of:=IF(MOD(TRUNC([.$M15]/(2^[.R$3]));2);&quot; &quot;;&quot;&quot;)">
            <text:p/>
          </table:table-cell>
          <table:table-cell table:style-name="ce302" table:formula="of:=IF(MOD(TRUNC([.$M15]/(2^[.S$3]));2);&quot; &quot;;&quot;&quot;)">
            <text:p/>
          </table:table-cell>
          <table:table-cell table:style-name="ce302" table:formula="of:=IF(MOD(TRUNC([.$M15]/(2^[.T$3]));2);&quot; &quot;;&quot;&quot;)">
            <text:p/>
          </table:table-cell>
          <table:table-cell table:style-name="ce302" table:formula="of:=IF(MOD(TRUNC([.$M15]/(2^[.U$3]));2);&quot; &quot;;&quot;&quot;)">
            <text:p/>
          </table:table-cell>
          <table:table-cell table:style-name="ce302" table:formula="of:=IF(MOD(TRUNC([.$M15]/(2^[.V$3]));2);&quot; &quot;;&quot;&quot;)">
            <text:p/>
          </table:table-cell>
          <table:table-cell table:style-name="ce307" table:formula="of:=IF(MOD(TRUNC([.$M15]/(2^[.W$3]));2);&quot; &quot;;&quot;&quot;)">
            <text:p/>
          </table:table-cell>
          <table:table-cell table:style-name="Default"/>
          <table:table-cell table:style-name="ce180" office:value-type="string" calcext:value-type="string">
            <text:p>m_clear</text:p>
          </table:table-cell>
          <table:table-cell table:style-name="ce214" table:formula="of:=g_reset" office:value-type="float" office:value="0" calcext:value-type="float">
            <text:p>0</text:p>
          </table:table-cell>
          <table:table-cell table:style-name="ce309" table:formula="of:=IF( m_clear = 1; 0; IF(AND(m_address = ([.$AK15] * 10) + [.AA$10]; m_set = 1); m_value; [.AA15]))" office:value-type="float" office:value="0" calcext:value-type="float">
            <text:p>0</text:p>
          </table:table-cell>
          <table:table-cell table:style-name="ce309" table:formula="of:=IF( m_clear = 1; 0; IF(AND(m_address = ([.$AK15] * 10) + [.AB$10]; m_set = 1); m_value; [.AB15]))" office:value-type="float" office:value="0" calcext:value-type="float">
            <text:p>0</text:p>
          </table:table-cell>
          <table:table-cell table:style-name="ce309" table:formula="of:=IF( m_clear = 1; 0; IF(AND(m_address = ([.$AK15] * 10) + [.AC$10]; m_set = 1); m_value; [.AC15]))" office:value-type="float" office:value="0" calcext:value-type="float">
            <text:p>0</text:p>
          </table:table-cell>
          <table:table-cell table:style-name="ce309" table:formula="of:=IF( m_clear = 1; 0; IF(AND(m_address = ([.$AK15] * 10) + [.AD$10]; m_set = 1); m_value; [.AD15]))" office:value-type="float" office:value="0" calcext:value-type="float">
            <text:p>0</text:p>
          </table:table-cell>
          <table:table-cell table:style-name="ce309" table:formula="of:=IF( m_clear = 1; 0; IF(AND(m_address = ([.$AK15] * 10) + [.AE$10]; m_set = 1); m_value; [.AE15]))" office:value-type="float" office:value="0" calcext:value-type="float">
            <text:p>0</text:p>
          </table:table-cell>
          <table:table-cell table:style-name="ce309" table:formula="of:=IF( m_clear = 1; 0; IF(AND(m_address = ([.$AK15] * 10) + [.AF$10]; m_set = 1); m_value; [.AF15]))" office:value-type="float" office:value="0" calcext:value-type="float">
            <text:p>0</text:p>
          </table:table-cell>
          <table:table-cell table:style-name="ce309" table:formula="of:=IF( m_clear = 1; 0; IF(AND(m_address = ([.$AK15] * 10) + [.AG$10]; m_set = 1); m_value; [.AG15]))" office:value-type="float" office:value="0" calcext:value-type="float">
            <text:p>0</text:p>
          </table:table-cell>
          <table:table-cell table:style-name="ce309" table:formula="of:=IF( m_clear = 1; 0; IF(AND(m_address = ([.$AK15] * 10) + [.AH$10]; m_set = 1); m_value; [.AH15]))" office:value-type="float" office:value="0" calcext:value-type="float">
            <text:p>0</text:p>
          </table:table-cell>
          <table:table-cell table:style-name="ce309" table:formula="of:=IF( m_clear = 1; 0; IF(AND(m_address = ([.$AK15] * 10) + [.AI$10]; m_set = 1); m_value; [.AI15]))" office:value-type="float" office:value="0" calcext:value-type="float">
            <text:p>0</text:p>
          </table:table-cell>
          <table:table-cell table:style-name="ce309" table:formula="of:=IF( m_clear = 1; 0; IF(AND(m_address = ([.$AK15] * 10) + [.AJ$10]; m_set = 1); m_value; [.AJ15]))" office:value-type="float" office:value="0" calcext:value-type="float">
            <text:p>0</text:p>
          </table:table-cell>
          <table:table-cell office:value-type="float" office:value="4" calcext:value-type="float">
            <text:p>4</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46"/>
          <table:table-cell table:style-name="Default" table:number-columns-repeated="6"/>
          <table:table-cell table:style-name="ce180"/>
          <table:table-cell table:style-name="Default"/>
          <table:table-cell table:style-name="ce272" office:value-type="float" office:value="12" calcext:value-type="float">
            <text:p>12</text:p>
          </table:table-cell>
          <table:table-cell table:style-name="ce214" table:formula="of:=[.AC12]" office:value-type="float" office:value="0" calcext:value-type="float">
            <text:p>0</text:p>
          </table:table-cell>
          <table:table-cell table:style-name="ce288" table:formula="of:=IF(MOD(TRUNC([.$M16]/(2^[.N$3]));2);&quot; &quot;;&quot;&quot;)">
            <text:p/>
          </table:table-cell>
          <table:table-cell table:style-name="ce302" table:formula="of:=IF(MOD(TRUNC([.$M16]/(2^[.O$3]));2);&quot; &quot;;&quot;&quot;)">
            <text:p/>
          </table:table-cell>
          <table:table-cell table:style-name="ce302" table:formula="of:=IF(MOD(TRUNC([.$M16]/(2^[.P$3]));2);&quot; &quot;;&quot;&quot;)">
            <text:p/>
          </table:table-cell>
          <table:table-cell table:style-name="ce302" table:formula="of:=IF(MOD(TRUNC([.$M16]/(2^[.Q$3]));2);&quot; &quot;;&quot;&quot;)">
            <text:p/>
          </table:table-cell>
          <table:table-cell table:style-name="ce302" table:formula="of:=IF(MOD(TRUNC([.$M16]/(2^[.R$3]));2);&quot; &quot;;&quot;&quot;)">
            <text:p/>
          </table:table-cell>
          <table:table-cell table:style-name="ce302" table:formula="of:=IF(MOD(TRUNC([.$M16]/(2^[.S$3]));2);&quot; &quot;;&quot;&quot;)">
            <text:p/>
          </table:table-cell>
          <table:table-cell table:style-name="ce302" table:formula="of:=IF(MOD(TRUNC([.$M16]/(2^[.T$3]));2);&quot; &quot;;&quot;&quot;)">
            <text:p/>
          </table:table-cell>
          <table:table-cell table:style-name="ce302" table:formula="of:=IF(MOD(TRUNC([.$M16]/(2^[.U$3]));2);&quot; &quot;;&quot;&quot;)">
            <text:p/>
          </table:table-cell>
          <table:table-cell table:style-name="ce302" table:formula="of:=IF(MOD(TRUNC([.$M16]/(2^[.V$3]));2);&quot; &quot;;&quot;&quot;)">
            <text:p/>
          </table:table-cell>
          <table:table-cell table:style-name="ce307" table:formula="of:=IF(MOD(TRUNC([.$M16]/(2^[.W$3]));2);&quot; &quot;;&quot;&quot;)">
            <text:p/>
          </table:table-cell>
          <table:table-cell table:style-name="Default"/>
          <table:table-cell table:number-columns-repeated="2"/>
          <table:table-cell table:style-name="ce309" table:formula="of:=IF( m_clear = 1; 0; IF(AND(m_address = ([.$AK16] * 10) + [.AA$10]; m_set = 1); m_value; [.AA16]))" office:value-type="float" office:value="0" calcext:value-type="float">
            <text:p>0</text:p>
          </table:table-cell>
          <table:table-cell table:style-name="ce309" table:formula="of:=IF( m_clear = 1; 0; IF(AND(m_address = ([.$AK16] * 10) + [.AB$10]; m_set = 1); m_value; [.AB16]))" office:value-type="float" office:value="0" calcext:value-type="float">
            <text:p>0</text:p>
          </table:table-cell>
          <table:table-cell table:style-name="ce309" table:formula="of:=IF( m_clear = 1; 0; IF(AND(m_address = ([.$AK16] * 10) + [.AC$10]; m_set = 1); m_value; [.AC16]))" office:value-type="float" office:value="0" calcext:value-type="float">
            <text:p>0</text:p>
          </table:table-cell>
          <table:table-cell table:style-name="ce309" table:formula="of:=IF( m_clear = 1; 0; IF(AND(m_address = ([.$AK16] * 10) + [.AD$10]; m_set = 1); m_value; [.AD16]))" office:value-type="float" office:value="0" calcext:value-type="float">
            <text:p>0</text:p>
          </table:table-cell>
          <table:table-cell table:style-name="ce309" table:formula="of:=IF( m_clear = 1; 0; IF(AND(m_address = ([.$AK16] * 10) + [.AE$10]; m_set = 1); m_value; [.AE16]))" office:value-type="float" office:value="0" calcext:value-type="float">
            <text:p>0</text:p>
          </table:table-cell>
          <table:table-cell table:style-name="ce309" table:formula="of:=IF( m_clear = 1; 0; IF(AND(m_address = ([.$AK16] * 10) + [.AF$10]; m_set = 1); m_value; [.AF16]))" office:value-type="float" office:value="0" calcext:value-type="float">
            <text:p>0</text:p>
          </table:table-cell>
          <table:table-cell table:style-name="ce309" table:formula="of:=IF( m_clear = 1; 0; IF(AND(m_address = ([.$AK16] * 10) + [.AG$10]; m_set = 1); m_value; [.AG16]))" office:value-type="float" office:value="0" calcext:value-type="float">
            <text:p>0</text:p>
          </table:table-cell>
          <table:table-cell table:style-name="ce309" table:formula="of:=IF( m_clear = 1; 0; IF(AND(m_address = ([.$AK16] * 10) + [.AH$10]; m_set = 1); m_value; [.AH16]))" office:value-type="float" office:value="0" calcext:value-type="float">
            <text:p>0</text:p>
          </table:table-cell>
          <table:table-cell table:style-name="ce309" table:formula="of:=IF( m_clear = 1; 0; IF(AND(m_address = ([.$AK16] * 10) + [.AI$10]; m_set = 1); m_value; [.AI16]))" office:value-type="float" office:value="0" calcext:value-type="float">
            <text:p>0</text:p>
          </table:table-cell>
          <table:table-cell table:style-name="ce309" table:formula="of:=IF( m_clear = 1; 0; IF(AND(m_address = ([.$AK16] * 10) + [.AJ$10]; m_set = 1); m_value; [.AJ16]))" office:value-type="float" office:value="0" calcext:value-type="float">
            <text:p>0</text:p>
          </table:table-cell>
          <table:table-cell office:value-type="float" office:value="5" calcext:value-type="float">
            <text:p>5</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46"/>
          <table:table-cell table:style-name="Default" table:number-columns-repeated="8"/>
          <table:table-cell table:style-name="ce272" office:value-type="float" office:value="13" calcext:value-type="float">
            <text:p>13</text:p>
          </table:table-cell>
          <table:table-cell table:style-name="ce214" table:formula="of:=[.AD12]" office:value-type="float" office:value="0" calcext:value-type="float">
            <text:p>0</text:p>
          </table:table-cell>
          <table:table-cell table:style-name="ce288" table:formula="of:=IF(MOD(TRUNC([.$M17]/(2^[.N$3]));2);&quot; &quot;;&quot;&quot;)">
            <text:p/>
          </table:table-cell>
          <table:table-cell table:style-name="ce302" table:formula="of:=IF(MOD(TRUNC([.$M17]/(2^[.O$3]));2);&quot; &quot;;&quot;&quot;)">
            <text:p/>
          </table:table-cell>
          <table:table-cell table:style-name="ce302" table:formula="of:=IF(MOD(TRUNC([.$M17]/(2^[.P$3]));2);&quot; &quot;;&quot;&quot;)">
            <text:p/>
          </table:table-cell>
          <table:table-cell table:style-name="ce302" table:formula="of:=IF(MOD(TRUNC([.$M17]/(2^[.Q$3]));2);&quot; &quot;;&quot;&quot;)">
            <text:p/>
          </table:table-cell>
          <table:table-cell table:style-name="ce302" table:formula="of:=IF(MOD(TRUNC([.$M17]/(2^[.R$3]));2);&quot; &quot;;&quot;&quot;)">
            <text:p/>
          </table:table-cell>
          <table:table-cell table:style-name="ce302" table:formula="of:=IF(MOD(TRUNC([.$M17]/(2^[.S$3]));2);&quot; &quot;;&quot;&quot;)">
            <text:p/>
          </table:table-cell>
          <table:table-cell table:style-name="ce302" table:formula="of:=IF(MOD(TRUNC([.$M17]/(2^[.T$3]));2);&quot; &quot;;&quot;&quot;)">
            <text:p/>
          </table:table-cell>
          <table:table-cell table:style-name="ce302" table:formula="of:=IF(MOD(TRUNC([.$M17]/(2^[.U$3]));2);&quot; &quot;;&quot;&quot;)">
            <text:p/>
          </table:table-cell>
          <table:table-cell table:style-name="ce302" table:formula="of:=IF(MOD(TRUNC([.$M17]/(2^[.V$3]));2);&quot; &quot;;&quot;&quot;)">
            <text:p/>
          </table:table-cell>
          <table:table-cell table:style-name="ce307" table:formula="of:=IF(MOD(TRUNC([.$M17]/(2^[.W$3]));2);&quot; &quot;;&quot;&quot;)">
            <text:p/>
          </table:table-cell>
          <table:table-cell table:style-name="Default"/>
          <table:table-cell table:number-columns-repeated="2"/>
          <table:table-cell table:style-name="ce309" table:formula="of:=IF( m_clear = 1; 0; IF(AND(m_address = ([.$AK17] * 10) + [.AA$10]; m_set = 1); m_value; [.AA17]))" office:value-type="float" office:value="0" calcext:value-type="float">
            <text:p>0</text:p>
          </table:table-cell>
          <table:table-cell table:style-name="ce309" table:formula="of:=IF( m_clear = 1; 0; IF(AND(m_address = ([.$AK17] * 10) + [.AB$10]; m_set = 1); m_value; [.AB17]))" office:value-type="float" office:value="0" calcext:value-type="float">
            <text:p>0</text:p>
          </table:table-cell>
          <table:table-cell table:style-name="ce309" table:formula="of:=IF( m_clear = 1; 0; IF(AND(m_address = ([.$AK17] * 10) + [.AC$10]; m_set = 1); m_value; [.AC17]))" office:value-type="float" office:value="0" calcext:value-type="float">
            <text:p>0</text:p>
          </table:table-cell>
          <table:table-cell table:style-name="ce309" table:formula="of:=IF( m_clear = 1; 0; IF(AND(m_address = ([.$AK17] * 10) + [.AD$10]; m_set = 1); m_value; [.AD17]))" office:value-type="float" office:value="0" calcext:value-type="float">
            <text:p>0</text:p>
          </table:table-cell>
          <table:table-cell table:style-name="ce309" table:formula="of:=IF( m_clear = 1; 0; IF(AND(m_address = ([.$AK17] * 10) + [.AE$10]; m_set = 1); m_value; [.AE17]))" office:value-type="float" office:value="0" calcext:value-type="float">
            <text:p>0</text:p>
          </table:table-cell>
          <table:table-cell table:style-name="ce309" table:formula="of:=IF( m_clear = 1; 0; IF(AND(m_address = ([.$AK17] * 10) + [.AF$10]; m_set = 1); m_value; [.AF17]))" office:value-type="float" office:value="0" calcext:value-type="float">
            <text:p>0</text:p>
          </table:table-cell>
          <table:table-cell table:style-name="ce309" table:formula="of:=IF( m_clear = 1; 0; IF(AND(m_address = ([.$AK17] * 10) + [.AG$10]; m_set = 1); m_value; [.AG17]))" office:value-type="float" office:value="0" calcext:value-type="float">
            <text:p>0</text:p>
          </table:table-cell>
          <table:table-cell table:style-name="ce309" table:formula="of:=IF( m_clear = 1; 0; IF(AND(m_address = ([.$AK17] * 10) + [.AH$10]; m_set = 1); m_value; [.AH17]))" office:value-type="float" office:value="0" calcext:value-type="float">
            <text:p>0</text:p>
          </table:table-cell>
          <table:table-cell table:style-name="ce309" table:formula="of:=IF( m_clear = 1; 0; IF(AND(m_address = ([.$AK17] * 10) + [.AI$10]; m_set = 1); m_value; [.AI17]))" office:value-type="float" office:value="0" calcext:value-type="float">
            <text:p>0</text:p>
          </table:table-cell>
          <table:table-cell table:style-name="ce309" table:formula="of:=IF( m_clear = 1; 0; IF(AND(m_address = ([.$AK17] * 10) + [.AJ$10]; m_set = 1); m_value; [.AJ17]))" office:value-type="float" office:value="0" calcext:value-type="float">
            <text:p>0</text:p>
          </table:table-cell>
          <table:table-cell office:value-type="float" office:value="6" calcext:value-type="float">
            <text:p>6</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46"/>
          <table:table-cell table:style-name="Default" table:number-columns-repeated="2"/>
          <table:table-cell table:style-name="ce180"/>
          <table:table-cell table:style-name="Default" table:number-columns-repeated="5"/>
          <table:table-cell table:style-name="ce272" office:value-type="float" office:value="14" calcext:value-type="float">
            <text:p>14</text:p>
          </table:table-cell>
          <table:table-cell table:style-name="ce214" table:formula="of:=[.AE12]" office:value-type="float" office:value="0" calcext:value-type="float">
            <text:p>0</text:p>
          </table:table-cell>
          <table:table-cell table:style-name="ce288" table:formula="of:=IF(MOD(TRUNC([.$M18]/(2^[.N$3]));2);&quot; &quot;;&quot;&quot;)">
            <text:p/>
          </table:table-cell>
          <table:table-cell table:style-name="ce302" table:formula="of:=IF(MOD(TRUNC([.$M18]/(2^[.O$3]));2);&quot; &quot;;&quot;&quot;)">
            <text:p/>
          </table:table-cell>
          <table:table-cell table:style-name="ce302" table:formula="of:=IF(MOD(TRUNC([.$M18]/(2^[.P$3]));2);&quot; &quot;;&quot;&quot;)">
            <text:p/>
          </table:table-cell>
          <table:table-cell table:style-name="ce302" table:formula="of:=IF(MOD(TRUNC([.$M18]/(2^[.Q$3]));2);&quot; &quot;;&quot;&quot;)">
            <text:p/>
          </table:table-cell>
          <table:table-cell table:style-name="ce302" table:formula="of:=IF(MOD(TRUNC([.$M18]/(2^[.R$3]));2);&quot; &quot;;&quot;&quot;)">
            <text:p/>
          </table:table-cell>
          <table:table-cell table:style-name="ce302" table:formula="of:=IF(MOD(TRUNC([.$M18]/(2^[.S$3]));2);&quot; &quot;;&quot;&quot;)">
            <text:p/>
          </table:table-cell>
          <table:table-cell table:style-name="ce302" table:formula="of:=IF(MOD(TRUNC([.$M18]/(2^[.T$3]));2);&quot; &quot;;&quot;&quot;)">
            <text:p/>
          </table:table-cell>
          <table:table-cell table:style-name="ce302" table:formula="of:=IF(MOD(TRUNC([.$M18]/(2^[.U$3]));2);&quot; &quot;;&quot;&quot;)">
            <text:p/>
          </table:table-cell>
          <table:table-cell table:style-name="ce302" table:formula="of:=IF(MOD(TRUNC([.$M18]/(2^[.V$3]));2);&quot; &quot;;&quot;&quot;)">
            <text:p/>
          </table:table-cell>
          <table:table-cell table:style-name="ce307" table:formula="of:=IF(MOD(TRUNC([.$M18]/(2^[.W$3]));2);&quot; &quot;;&quot;&quot;)">
            <text:p/>
          </table:table-cell>
          <table:table-cell table:style-name="Default"/>
          <table:table-cell table:number-columns-repeated="2"/>
          <table:table-cell table:style-name="ce309" table:formula="of:=IF( m_clear = 1; 0; IF(AND(m_address = ([.$AK18] * 10) + [.AA$10]; m_set = 1); m_value; [.AA18]))" office:value-type="float" office:value="0" calcext:value-type="float">
            <text:p>0</text:p>
          </table:table-cell>
          <table:table-cell table:style-name="ce309" table:formula="of:=IF( m_clear = 1; 0; IF(AND(m_address = ([.$AK18] * 10) + [.AB$10]; m_set = 1); m_value; [.AB18]))" office:value-type="float" office:value="0" calcext:value-type="float">
            <text:p>0</text:p>
          </table:table-cell>
          <table:table-cell table:style-name="ce309" table:formula="of:=IF( m_clear = 1; 0; IF(AND(m_address = ([.$AK18] * 10) + [.AC$10]; m_set = 1); m_value; [.AC18]))" office:value-type="float" office:value="0" calcext:value-type="float">
            <text:p>0</text:p>
          </table:table-cell>
          <table:table-cell table:style-name="ce309" table:formula="of:=IF( m_clear = 1; 0; IF(AND(m_address = ([.$AK18] * 10) + [.AD$10]; m_set = 1); m_value; [.AD18]))" office:value-type="float" office:value="0" calcext:value-type="float">
            <text:p>0</text:p>
          </table:table-cell>
          <table:table-cell table:style-name="ce309" table:formula="of:=IF( m_clear = 1; 0; IF(AND(m_address = ([.$AK18] * 10) + [.AE$10]; m_set = 1); m_value; [.AE18]))" office:value-type="float" office:value="0" calcext:value-type="float">
            <text:p>0</text:p>
          </table:table-cell>
          <table:table-cell table:style-name="ce309" table:formula="of:=IF( m_clear = 1; 0; IF(AND(m_address = ([.$AK18] * 10) + [.AF$10]; m_set = 1); m_value; [.AF18]))" office:value-type="float" office:value="0" calcext:value-type="float">
            <text:p>0</text:p>
          </table:table-cell>
          <table:table-cell table:style-name="ce309" table:formula="of:=IF( m_clear = 1; 0; IF(AND(m_address = ([.$AK18] * 10) + [.AG$10]; m_set = 1); m_value; [.AG18]))" office:value-type="float" office:value="0" calcext:value-type="float">
            <text:p>0</text:p>
          </table:table-cell>
          <table:table-cell table:style-name="ce309" table:formula="of:=IF( m_clear = 1; 0; IF(AND(m_address = ([.$AK18] * 10) + [.AH$10]; m_set = 1); m_value; [.AH18]))" office:value-type="float" office:value="0" calcext:value-type="float">
            <text:p>0</text:p>
          </table:table-cell>
          <table:table-cell table:style-name="ce309" table:formula="of:=IF( m_clear = 1; 0; IF(AND(m_address = ([.$AK18] * 10) + [.AI$10]; m_set = 1); m_value; [.AI18]))" office:value-type="float" office:value="0" calcext:value-type="float">
            <text:p>0</text:p>
          </table:table-cell>
          <table:table-cell table:style-name="ce309" table:formula="of:=IF( m_clear = 1; 0; IF(AND(m_address = ([.$AK18] * 10) + [.AJ$10]; m_set = 1); m_value; [.AJ18]))" office:value-type="float" office:value="0" calcext:value-type="float">
            <text:p>0</text:p>
          </table:table-cell>
          <table:table-cell office:value-type="float" office:value="7" calcext:value-type="float">
            <text:p>7</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46"/>
          <table:table-cell table:style-name="Default" table:number-columns-repeated="2"/>
          <table:table-cell table:style-name="ce180"/>
          <table:table-cell table:style-name="Default" table:number-columns-repeated="5"/>
          <table:table-cell table:style-name="ce272" office:value-type="float" office:value="15" calcext:value-type="float">
            <text:p>15</text:p>
          </table:table-cell>
          <table:table-cell table:style-name="ce214" table:formula="of:=[.AF12]" office:value-type="float" office:value="0" calcext:value-type="float">
            <text:p>0</text:p>
          </table:table-cell>
          <table:table-cell table:style-name="ce288" table:formula="of:=IF(MOD(TRUNC([.$M19]/(2^[.N$3]));2);&quot; &quot;;&quot;&quot;)">
            <text:p/>
          </table:table-cell>
          <table:table-cell table:style-name="ce302" table:formula="of:=IF(MOD(TRUNC([.$M19]/(2^[.O$3]));2);&quot; &quot;;&quot;&quot;)">
            <text:p/>
          </table:table-cell>
          <table:table-cell table:style-name="ce302" table:formula="of:=IF(MOD(TRUNC([.$M19]/(2^[.P$3]));2);&quot; &quot;;&quot;&quot;)">
            <text:p/>
          </table:table-cell>
          <table:table-cell table:style-name="ce302" table:formula="of:=IF(MOD(TRUNC([.$M19]/(2^[.Q$3]));2);&quot; &quot;;&quot;&quot;)">
            <text:p/>
          </table:table-cell>
          <table:table-cell table:style-name="ce302" table:formula="of:=IF(MOD(TRUNC([.$M19]/(2^[.R$3]));2);&quot; &quot;;&quot;&quot;)">
            <text:p/>
          </table:table-cell>
          <table:table-cell table:style-name="ce302" table:formula="of:=IF(MOD(TRUNC([.$M19]/(2^[.S$3]));2);&quot; &quot;;&quot;&quot;)">
            <text:p/>
          </table:table-cell>
          <table:table-cell table:style-name="ce302" table:formula="of:=IF(MOD(TRUNC([.$M19]/(2^[.T$3]));2);&quot; &quot;;&quot;&quot;)">
            <text:p/>
          </table:table-cell>
          <table:table-cell table:style-name="ce302" table:formula="of:=IF(MOD(TRUNC([.$M19]/(2^[.U$3]));2);&quot; &quot;;&quot;&quot;)">
            <text:p/>
          </table:table-cell>
          <table:table-cell table:style-name="ce302" table:formula="of:=IF(MOD(TRUNC([.$M19]/(2^[.V$3]));2);&quot; &quot;;&quot;&quot;)">
            <text:p/>
          </table:table-cell>
          <table:table-cell table:style-name="ce307" table:formula="of:=IF(MOD(TRUNC([.$M19]/(2^[.W$3]));2);&quot; &quot;;&quot;&quot;)">
            <text:p/>
          </table:table-cell>
          <table:table-cell table:style-name="Default"/>
          <table:table-cell table:number-columns-repeated="2"/>
          <table:table-cell table:style-name="ce309" table:formula="of:=IF( m_clear = 1; 0; IF(AND(m_address = ([.$AK19] * 10) + [.AA$10]; m_set = 1); m_value; [.AA19]))" office:value-type="float" office:value="0" calcext:value-type="float">
            <text:p>0</text:p>
          </table:table-cell>
          <table:table-cell table:style-name="ce309" table:formula="of:=IF( m_clear = 1; 0; IF(AND(m_address = ([.$AK19] * 10) + [.AB$10]; m_set = 1); m_value; [.AB19]))" office:value-type="float" office:value="0" calcext:value-type="float">
            <text:p>0</text:p>
          </table:table-cell>
          <table:table-cell table:style-name="ce309" table:formula="of:=IF( m_clear = 1; 0; IF(AND(m_address = ([.$AK19] * 10) + [.AC$10]; m_set = 1); m_value; [.AC19]))" office:value-type="float" office:value="0" calcext:value-type="float">
            <text:p>0</text:p>
          </table:table-cell>
          <table:table-cell table:style-name="ce309" table:formula="of:=IF( m_clear = 1; 0; IF(AND(m_address = ([.$AK19] * 10) + [.AD$10]; m_set = 1); m_value; [.AD19]))" office:value-type="float" office:value="0" calcext:value-type="float">
            <text:p>0</text:p>
          </table:table-cell>
          <table:table-cell table:style-name="ce309" table:formula="of:=IF( m_clear = 1; 0; IF(AND(m_address = ([.$AK19] * 10) + [.AE$10]; m_set = 1); m_value; [.AE19]))" office:value-type="float" office:value="0" calcext:value-type="float">
            <text:p>0</text:p>
          </table:table-cell>
          <table:table-cell table:style-name="ce309" table:formula="of:=IF( m_clear = 1; 0; IF(AND(m_address = ([.$AK19] * 10) + [.AF$10]; m_set = 1); m_value; [.AF19]))" office:value-type="float" office:value="0" calcext:value-type="float">
            <text:p>0</text:p>
          </table:table-cell>
          <table:table-cell table:style-name="ce309" table:formula="of:=IF( m_clear = 1; 0; IF(AND(m_address = ([.$AK19] * 10) + [.AG$10]; m_set = 1); m_value; [.AG19]))" office:value-type="float" office:value="0" calcext:value-type="float">
            <text:p>0</text:p>
          </table:table-cell>
          <table:table-cell table:style-name="ce309" table:formula="of:=IF( m_clear = 1; 0; IF(AND(m_address = ([.$AK19] * 10) + [.AH$10]; m_set = 1); m_value; [.AH19]))" office:value-type="float" office:value="0" calcext:value-type="float">
            <text:p>0</text:p>
          </table:table-cell>
          <table:table-cell table:style-name="ce309" table:formula="of:=IF( m_clear = 1; 0; IF(AND(m_address = ([.$AK19] * 10) + [.AI$10]; m_set = 1); m_value; [.AI19]))" office:value-type="float" office:value="0" calcext:value-type="float">
            <text:p>0</text:p>
          </table:table-cell>
          <table:table-cell table:style-name="ce309" table:formula="of:=IF( m_clear = 1; 0; IF(AND(m_address = ([.$AK19] * 10) + [.AJ$10]; m_set = 1); m_value; [.AJ19]))" office:value-type="float" office:value="0" calcext:value-type="float">
            <text:p>0</text:p>
          </table:table-cell>
          <table:table-cell office:value-type="float" office:value="8" calcext:value-type="float">
            <text:p>8</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46"/>
          <table:table-cell table:style-name="Default" table:number-columns-repeated="2"/>
          <table:table-cell table:style-name="ce180"/>
          <table:table-cell table:style-name="Default" table:number-columns-repeated="4"/>
          <table:table-cell/>
          <table:table-cell table:style-name="ce272" office:value-type="float" office:value="16" calcext:value-type="float">
            <text:p>16</text:p>
          </table:table-cell>
          <table:table-cell table:style-name="ce214" table:formula="of:=[.AG12]" office:value-type="float" office:value="0" calcext:value-type="float">
            <text:p>0</text:p>
          </table:table-cell>
          <table:table-cell table:style-name="ce288" table:formula="of:=IF(MOD(TRUNC([.$M20]/(2^[.N$3]));2);&quot; &quot;;&quot;&quot;)">
            <text:p/>
          </table:table-cell>
          <table:table-cell table:style-name="ce302" table:formula="of:=IF(MOD(TRUNC([.$M20]/(2^[.O$3]));2);&quot; &quot;;&quot;&quot;)">
            <text:p/>
          </table:table-cell>
          <table:table-cell table:style-name="ce302" table:formula="of:=IF(MOD(TRUNC([.$M20]/(2^[.P$3]));2);&quot; &quot;;&quot;&quot;)">
            <text:p/>
          </table:table-cell>
          <table:table-cell table:style-name="ce302" table:formula="of:=IF(MOD(TRUNC([.$M20]/(2^[.Q$3]));2);&quot; &quot;;&quot;&quot;)">
            <text:p/>
          </table:table-cell>
          <table:table-cell table:style-name="ce302" table:formula="of:=IF(MOD(TRUNC([.$M20]/(2^[.R$3]));2);&quot; &quot;;&quot;&quot;)">
            <text:p/>
          </table:table-cell>
          <table:table-cell table:style-name="ce302" table:formula="of:=IF(MOD(TRUNC([.$M20]/(2^[.S$3]));2);&quot; &quot;;&quot;&quot;)">
            <text:p/>
          </table:table-cell>
          <table:table-cell table:style-name="ce302" table:formula="of:=IF(MOD(TRUNC([.$M20]/(2^[.T$3]));2);&quot; &quot;;&quot;&quot;)">
            <text:p/>
          </table:table-cell>
          <table:table-cell table:style-name="ce302" table:formula="of:=IF(MOD(TRUNC([.$M20]/(2^[.U$3]));2);&quot; &quot;;&quot;&quot;)">
            <text:p/>
          </table:table-cell>
          <table:table-cell table:style-name="ce302" table:formula="of:=IF(MOD(TRUNC([.$M20]/(2^[.V$3]));2);&quot; &quot;;&quot;&quot;)">
            <text:p/>
          </table:table-cell>
          <table:table-cell table:style-name="ce307" table:formula="of:=IF(MOD(TRUNC([.$M20]/(2^[.W$3]));2);&quot; &quot;;&quot;&quot;)">
            <text:p/>
          </table:table-cell>
          <table:table-cell table:style-name="Default"/>
          <table:table-cell table:number-columns-repeated="2"/>
          <table:table-cell table:style-name="ce309" table:formula="of:=IF( m_clear = 1; 0; IF(AND(m_address = ([.$AK20] * 10) + [.AA$10]; m_set = 1); m_value; [.AA20]))" office:value-type="float" office:value="0" calcext:value-type="float">
            <text:p>0</text:p>
          </table:table-cell>
          <table:table-cell table:style-name="ce309" table:formula="of:=IF( m_clear = 1; 0; IF(AND(m_address = ([.$AK20] * 10) + [.AB$10]; m_set = 1); m_value; [.AB20]))" office:value-type="float" office:value="0" calcext:value-type="float">
            <text:p>0</text:p>
          </table:table-cell>
          <table:table-cell table:style-name="ce309" table:formula="of:=IF( m_clear = 1; 0; IF(AND(m_address = ([.$AK20] * 10) + [.AC$10]; m_set = 1); m_value; [.AC20]))" office:value-type="float" office:value="0" calcext:value-type="float">
            <text:p>0</text:p>
          </table:table-cell>
          <table:table-cell table:style-name="ce309" table:formula="of:=IF( m_clear = 1; 0; IF(AND(m_address = ([.$AK20] * 10) + [.AD$10]; m_set = 1); m_value; [.AD20]))" office:value-type="float" office:value="0" calcext:value-type="float">
            <text:p>0</text:p>
          </table:table-cell>
          <table:table-cell table:style-name="ce309" table:formula="of:=IF( m_clear = 1; 0; IF(AND(m_address = ([.$AK20] * 10) + [.AE$10]; m_set = 1); m_value; [.AE20]))" office:value-type="float" office:value="0" calcext:value-type="float">
            <text:p>0</text:p>
          </table:table-cell>
          <table:table-cell table:style-name="ce309" table:formula="of:=IF( m_clear = 1; 0; IF(AND(m_address = ([.$AK20] * 10) + [.AF$10]; m_set = 1); m_value; [.AF20]))" office:value-type="float" office:value="0" calcext:value-type="float">
            <text:p>0</text:p>
          </table:table-cell>
          <table:table-cell table:style-name="ce309" table:formula="of:=IF( m_clear = 1; 0; IF(AND(m_address = ([.$AK20] * 10) + [.AG$10]; m_set = 1); m_value; [.AG20]))" office:value-type="float" office:value="0" calcext:value-type="float">
            <text:p>0</text:p>
          </table:table-cell>
          <table:table-cell table:style-name="ce309" table:formula="of:=IF( m_clear = 1; 0; IF(AND(m_address = ([.$AK20] * 10) + [.AH$10]; m_set = 1); m_value; [.AH20]))" office:value-type="float" office:value="0" calcext:value-type="float">
            <text:p>0</text:p>
          </table:table-cell>
          <table:table-cell table:style-name="ce309" table:formula="of:=IF( m_clear = 1; 0; IF(AND(m_address = ([.$AK20] * 10) + [.AI$10]; m_set = 1); m_value; [.AI20]))" office:value-type="float" office:value="0" calcext:value-type="float">
            <text:p>0</text:p>
          </table:table-cell>
          <table:table-cell table:style-name="ce309" table:formula="of:=IF( m_clear = 1; 0; IF(AND(m_address = ([.$AK20] * 10) + [.AJ$10]; m_set = 1); m_value; [.AJ20]))" office:value-type="float" office:value="0" calcext:value-type="float">
            <text:p>0</text:p>
          </table:table-cell>
          <table:table-cell office:value-type="float" office:value="9" calcext:value-type="float">
            <text:p>9</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46"/>
          <table:table-cell table:style-name="Default" table:number-columns-repeated="3"/>
          <table:table-cell table:style-name="ce180" table:number-columns-repeated="4"/>
          <table:table-cell/>
          <table:table-cell table:style-name="ce272" office:value-type="float" office:value="17" calcext:value-type="float">
            <text:p>17</text:p>
          </table:table-cell>
          <table:table-cell table:style-name="ce214" table:formula="of:=[.AH12]" office:value-type="float" office:value="0" calcext:value-type="float">
            <text:p>0</text:p>
          </table:table-cell>
          <table:table-cell table:style-name="ce288" table:formula="of:=IF(MOD(TRUNC([.$M21]/(2^[.N$3]));2);&quot; &quot;;&quot;&quot;)">
            <text:p/>
          </table:table-cell>
          <table:table-cell table:style-name="ce302" table:formula="of:=IF(MOD(TRUNC([.$M21]/(2^[.O$3]));2);&quot; &quot;;&quot;&quot;)">
            <text:p/>
          </table:table-cell>
          <table:table-cell table:style-name="ce302" table:formula="of:=IF(MOD(TRUNC([.$M21]/(2^[.P$3]));2);&quot; &quot;;&quot;&quot;)">
            <text:p/>
          </table:table-cell>
          <table:table-cell table:style-name="ce302" table:formula="of:=IF(MOD(TRUNC([.$M21]/(2^[.Q$3]));2);&quot; &quot;;&quot;&quot;)">
            <text:p/>
          </table:table-cell>
          <table:table-cell table:style-name="ce302" table:formula="of:=IF(MOD(TRUNC([.$M21]/(2^[.R$3]));2);&quot; &quot;;&quot;&quot;)">
            <text:p/>
          </table:table-cell>
          <table:table-cell table:style-name="ce302" table:formula="of:=IF(MOD(TRUNC([.$M21]/(2^[.S$3]));2);&quot; &quot;;&quot;&quot;)">
            <text:p/>
          </table:table-cell>
          <table:table-cell table:style-name="ce302" table:formula="of:=IF(MOD(TRUNC([.$M21]/(2^[.T$3]));2);&quot; &quot;;&quot;&quot;)">
            <text:p/>
          </table:table-cell>
          <table:table-cell table:style-name="ce302" table:formula="of:=IF(MOD(TRUNC([.$M21]/(2^[.U$3]));2);&quot; &quot;;&quot;&quot;)">
            <text:p/>
          </table:table-cell>
          <table:table-cell table:style-name="ce302" table:formula="of:=IF(MOD(TRUNC([.$M21]/(2^[.V$3]));2);&quot; &quot;;&quot;&quot;)">
            <text:p/>
          </table:table-cell>
          <table:table-cell table:style-name="ce307" table:formula="of:=IF(MOD(TRUNC([.$M21]/(2^[.W$3]));2);&quot; &quot;;&quot;&quot;)">
            <text:p/>
          </table:table-cell>
          <table:table-cell table:style-name="Default" table:number-columns-repeated="10"/>
          <table:table-cell/>
          <table:table-cell table:style-name="Default" table:number-columns-repeated="5"/>
          <table:table-cell table:number-columns-repeated="985"/>
        </table:table-row>
        <table:table-row table:style-name="ro3">
          <table:table-cell table:style-name="ce103" office:value-type="string" calcext:value-type="string">
            <text:p>command set</text:p>
          </table:table-cell>
          <table:table-cell table:style-name="ce9"/>
          <table:table-cell table:style-name="ce146"/>
          <table:table-cell table:style-name="ce179" office:value-type="string" calcext:value-type="string">
            <text:p>rax</text:p>
          </table:table-cell>
          <table:table-cell table:style-name="ce185" table:formula="of:=IF(c_reset= 1; 0; IF(AND(rax&lt;&gt;ax; c_clock=0); ax; rax))" office:value-type="float" office:value="0" calcext:value-type="float">
            <text:p>0</text:p>
          </table:table-cell>
          <table:table-cell table:style-name="Default"/>
          <table:table-cell table:style-name="ce179" table:number-columns-repeated="2"/>
          <table:table-cell table:style-name="ce180" table:number-columns-repeated="2"/>
          <table:table-cell/>
          <table:table-cell table:style-name="ce272" office:value-type="float" office:value="18" calcext:value-type="float">
            <text:p>18</text:p>
          </table:table-cell>
          <table:table-cell table:style-name="ce214" table:formula="of:=[.AI12]" office:value-type="float" office:value="0" calcext:value-type="float">
            <text:p>0</text:p>
          </table:table-cell>
          <table:table-cell table:style-name="ce288" table:formula="of:=IF(MOD(TRUNC([.$M22]/(2^[.N$3]));2);&quot; &quot;;&quot;&quot;)">
            <text:p/>
          </table:table-cell>
          <table:table-cell table:style-name="ce302" table:formula="of:=IF(MOD(TRUNC([.$M22]/(2^[.O$3]));2);&quot; &quot;;&quot;&quot;)">
            <text:p/>
          </table:table-cell>
          <table:table-cell table:style-name="ce302" table:formula="of:=IF(MOD(TRUNC([.$M22]/(2^[.P$3]));2);&quot; &quot;;&quot;&quot;)">
            <text:p/>
          </table:table-cell>
          <table:table-cell table:style-name="ce302" table:formula="of:=IF(MOD(TRUNC([.$M22]/(2^[.Q$3]));2);&quot; &quot;;&quot;&quot;)">
            <text:p/>
          </table:table-cell>
          <table:table-cell table:style-name="ce302" table:formula="of:=IF(MOD(TRUNC([.$M22]/(2^[.R$3]));2);&quot; &quot;;&quot;&quot;)">
            <text:p/>
          </table:table-cell>
          <table:table-cell table:style-name="ce302" table:formula="of:=IF(MOD(TRUNC([.$M22]/(2^[.S$3]));2);&quot; &quot;;&quot;&quot;)">
            <text:p/>
          </table:table-cell>
          <table:table-cell table:style-name="ce302" table:formula="of:=IF(MOD(TRUNC([.$M22]/(2^[.T$3]));2);&quot; &quot;;&quot;&quot;)">
            <text:p/>
          </table:table-cell>
          <table:table-cell table:style-name="ce302" table:formula="of:=IF(MOD(TRUNC([.$M22]/(2^[.U$3]));2);&quot; &quot;;&quot;&quot;)">
            <text:p/>
          </table:table-cell>
          <table:table-cell table:style-name="ce302" table:formula="of:=IF(MOD(TRUNC([.$M22]/(2^[.V$3]));2);&quot; &quot;;&quot;&quot;)">
            <text:p/>
          </table:table-cell>
          <table:table-cell table:style-name="ce307" table:formula="of:=IF(MOD(TRUNC([.$M22]/(2^[.W$3]));2);&quot; &quot;;&quot;&quot;)">
            <text:p/>
          </table:table-cell>
          <table:table-cell table:style-name="Default" table:number-columns-repeated="10"/>
          <table:table-cell/>
          <table:table-cell table:style-name="Default" table:number-columns-repeated="5"/>
          <table:table-cell table:number-columns-repeated="985"/>
        </table:table-row>
        <table:table-row table:style-name="ro1">
          <table:table-cell office:value-type="string" calcext:value-type="string">
            <text:p>mov</text:p>
          </table:table-cell>
          <table:table-cell table:style-name="ce9"/>
          <table:table-cell table:style-name="ce146"/>
          <table:table-cell table:style-name="ce179" office:value-type="string" calcext:value-type="string">
            <text:p>rbx</text:p>
          </table:table-cell>
          <table:table-cell table:style-name="ce185" table:formula="of:=IF(c_reset= 1; 0; IF(AND(rbx&lt;&gt;bx; c_clock=0); bx; rbx))" office:value-type="float" office:value="0" calcext:value-type="float">
            <text:p>0</text:p>
          </table:table-cell>
          <table:table-cell table:style-name="Default"/>
          <table:table-cell table:style-name="ce181" office:value-type="string" calcext:value-type="string">
            <text:p>output</text:p>
          </table:table-cell>
          <table:table-cell table:style-name="ce180" table:number-columns-repeated="3"/>
          <table:table-cell/>
          <table:table-cell table:style-name="ce273" office:value-type="float" office:value="19" calcext:value-type="float">
            <text:p>19</text:p>
          </table:table-cell>
          <table:table-cell table:style-name="ce214" table:formula="of:=[.AJ12]" office:value-type="float" office:value="0" calcext:value-type="float">
            <text:p>0</text:p>
          </table:table-cell>
          <table:table-cell table:style-name="ce289" table:formula="of:=IF(MOD(TRUNC([.$M23]/(2^[.N$3]));2);&quot; &quot;;&quot;&quot;)">
            <text:p/>
          </table:table-cell>
          <table:table-cell table:style-name="ce303" table:formula="of:=IF(MOD(TRUNC([.$M23]/(2^[.O$3]));2);&quot; &quot;;&quot;&quot;)">
            <text:p/>
          </table:table-cell>
          <table:table-cell table:style-name="ce303" table:formula="of:=IF(MOD(TRUNC([.$M23]/(2^[.P$3]));2);&quot; &quot;;&quot;&quot;)">
            <text:p/>
          </table:table-cell>
          <table:table-cell table:style-name="ce303" table:formula="of:=IF(MOD(TRUNC([.$M23]/(2^[.Q$3]));2);&quot; &quot;;&quot;&quot;)">
            <text:p/>
          </table:table-cell>
          <table:table-cell table:style-name="ce303" table:formula="of:=IF(MOD(TRUNC([.$M23]/(2^[.R$3]));2);&quot; &quot;;&quot;&quot;)">
            <text:p/>
          </table:table-cell>
          <table:table-cell table:style-name="ce303" table:formula="of:=IF(MOD(TRUNC([.$M23]/(2^[.S$3]));2);&quot; &quot;;&quot;&quot;)">
            <text:p/>
          </table:table-cell>
          <table:table-cell table:style-name="ce303" table:formula="of:=IF(MOD(TRUNC([.$M23]/(2^[.T$3]));2);&quot; &quot;;&quot;&quot;)">
            <text:p/>
          </table:table-cell>
          <table:table-cell table:style-name="ce303" table:formula="of:=IF(MOD(TRUNC([.$M23]/(2^[.U$3]));2);&quot; &quot;;&quot;&quot;)">
            <text:p/>
          </table:table-cell>
          <table:table-cell table:style-name="ce303" table:formula="of:=IF(MOD(TRUNC([.$M23]/(2^[.V$3]));2);&quot; &quot;;&quot;&quot;)">
            <text:p/>
          </table:table-cell>
          <table:table-cell table:style-name="ce308" table:formula="of:=IF(MOD(TRUNC([.$M23]/(2^[.W$3]));2);&quot; &quot;;&quot;&quot;)">
            <text:p/>
          </table:table-cell>
          <table:table-cell table:style-name="Default"/>
          <table:table-cell table:style-name="ce102" office:value-type="string" calcext:value-type="string">
            <text:p>Баги:</text:p>
          </table:table-cell>
          <table:table-cell table:style-name="Default" table:number-columns-repeated="8"/>
          <table:table-cell/>
          <table:table-cell table:style-name="Default"/>
          <table:table-cell table:style-name="ce318"/>
          <table:table-cell table:style-name="Default" table:number-columns-repeated="3"/>
          <table:table-cell table:number-columns-repeated="985"/>
        </table:table-row>
        <table:table-row table:style-name="ro1">
          <table:table-cell office:value-type="string" calcext:value-type="string">
            <text:p>movm</text:p>
          </table:table-cell>
          <table:table-cell table:style-name="ce9" office:value-type="string" calcext:value-type="string">
            <text:p>move to memory</text:p>
          </table:table-cell>
          <table:table-cell table:style-name="ce146"/>
          <table:table-cell table:style-name="ce179" office:value-type="string" calcext:value-type="string">
            <text:p>rcx</text:p>
          </table:table-cell>
          <table:table-cell table:style-name="ce185" table:formula="of:=IF(c_reset= 1; 0; IF(AND(rcx&lt;&gt;cx; c_clock=0); cx; rcx))" office:value-type="float" office:value="0" calcext:value-type="float">
            <text:p>0</text:p>
          </table:table-cell>
          <table:table-cell table:style-name="Default"/>
          <table:table-cell table:style-name="ce180" office:value-type="string" calcext:value-type="string">
            <text:p>mem_addr</text:p>
          </table:table-cell>
          <table:table-cell table:style-name="ce215" table:formula="of:=IF(c_reset = 1; 0; IF(OR(command = &quot;movm&quot;; command = &quot;mmov&quot;); IF(opA = &quot;ax&quot; ; ax; IF(opA = &quot;bx&quot;; bx; IF(opA = &quot;cx&quot;; cx; opA))); mem_addr))" office:value-type="float" office:value="0" calcext:value-type="float">
            <text:p>0</text:p>
          </table:table-cell>
          <table:table-cell table:style-name="ce180" table:number-columns-repeated="2"/>
          <table:table-cell table:style-name="Default" table:number-columns-repeated="11"/>
          <table:table-cell table:number-columns-repeated="3"/>
          <table:table-cell office:value-type="string" calcext:value-type="string">
            <text:p>Походу порядок сверху вниз влияет на результат вычисления</text:p>
          </table:table-cell>
          <table:table-cell table:number-columns-repeated="9"/>
          <table:table-cell table:style-name="Default" table:number-columns-repeated="5"/>
          <table:table-cell table:number-columns-repeated="985"/>
        </table:table-row>
        <table:table-row table:style-name="ro3">
          <table:table-cell office:value-type="string" calcext:value-type="string">
            <text:p>jmp</text:p>
          </table:table-cell>
          <table:table-cell table:style-name="ce9"/>
          <table:table-cell table:style-name="ce146"/>
          <table:table-cell/>
          <table:table-cell table:style-name="ce186"/>
          <table:table-cell table:style-name="Default"/>
          <table:table-cell table:style-name="ce180" office:value-type="string" calcext:value-type="string">
            <text:p>mem_value</text:p>
          </table:table-cell>
          <table:table-cell table:style-name="ce215" table:formula="of:=IF(c_reset = 1; 0; IF(command = &quot;movm&quot;; IF(opB = &quot;ax&quot; ; ax; IF(opB = &quot;bx&quot;; bx; IF(opB = &quot;cx&quot;; cx; opB))); IF(command=&quot;mmov&quot;; m_value_out; mem_value)))" office:value-type="float" office:value="0" calcext:value-type="float">
            <text:p>0</text:p>
          </table:table-cell>
          <table:table-cell table:style-name="ce180" table:number-columns-repeated="2"/>
          <table:table-cell table:style-name="Default" table:number-columns-repeated="11"/>
          <table:table-cell table:number-columns-repeated="13"/>
          <table:table-cell table:style-name="ce315"/>
          <table:table-cell table:style-name="ce319"/>
          <table:table-cell table:style-name="ce322"/>
          <table:table-cell table:style-name="ce325"/>
          <table:table-cell table:style-name="Default"/>
          <table:table-cell table:number-columns-repeated="985"/>
        </table:table-row>
        <table:table-row table:style-name="ro3">
          <table:table-cell office:value-type="string" calcext:value-type="string">
            <text:p>push</text:p>
          </table:table-cell>
          <table:table-cell table:style-name="ce9"/>
          <table:table-cell table:style-name="ce146"/>
          <table:table-cell/>
          <table:table-cell table:style-name="ce186"/>
          <table:table-cell/>
          <table:table-cell table:style-name="ce180" office:value-type="string" calcext:value-type="string">
            <text:p>mem_set</text:p>
          </table:table-cell>
          <table:table-cell table:style-name="ce215" table:formula="of:=IF(c_reset = 1; 0; IF(command = &quot;movm&quot; ; 1; 0))" office:value-type="float" office:value="0" calcext:value-type="float">
            <text:p>0</text:p>
          </table:table-cell>
          <table:table-cell table:style-name="ce180" table:number-columns-repeated="2"/>
          <table:table-cell table:style-name="Default" table:number-columns-repeated="11"/>
          <table:table-cell table:style-name="ce181" office:value-type="string" calcext:value-type="string">
            <text:p>U</text:p>
          </table:table-cell>
          <table:table-cell table:style-name="ce309" office:value-type="float" office:value="0" calcext:value-type="float">
            <text:p>0</text:p>
          </table:table-cell>
          <table:table-cell table:number-columns-repeated="11"/>
          <table:table-cell table:style-name="ce316"/>
          <table:table-cell table:style-name="ce320"/>
          <table:table-cell table:style-name="ce323"/>
          <table:table-cell table:style-name="ce325"/>
          <table:table-cell table:style-name="Default"/>
          <table:table-cell table:number-columns-repeated="985"/>
        </table:table-row>
        <table:table-row table:style-name="ro1">
          <table:table-cell office:value-type="string" calcext:value-type="string">
            <text:p>pop</text:p>
          </table:table-cell>
          <table:table-cell table:style-name="ce9"/>
          <table:table-cell table:style-name="ce146"/>
          <table:table-cell table:style-name="Default" table:number-columns-repeated="2"/>
          <table:table-cell/>
          <table:table-cell table:style-name="ce180" table:number-columns-repeated="4"/>
          <table:table-cell table:style-name="Default" table:number-columns-repeated="11"/>
          <table:table-cell table:style-name="ce181" office:value-type="string" calcext:value-type="string">
            <text:p>D</text:p>
          </table:table-cell>
          <table:table-cell table:style-name="ce309" office:value-type="float" office:value="0" calcext:value-type="float">
            <text:p>0</text:p>
          </table:table-cell>
          <table:table-cell table:number-columns-repeated="11"/>
          <table:table-cell table:style-name="ce317"/>
          <table:table-cell table:style-name="ce321"/>
          <table:table-cell table:style-name="ce324"/>
          <table:table-cell table:style-name="ce325"/>
          <table:table-cell table:style-name="Default"/>
          <table:table-cell table:number-columns-repeated="985"/>
        </table:table-row>
        <table:table-row table:style-name="ro1">
          <table:table-cell table:style-name="ce104" office:value-type="string" calcext:value-type="string">
            <text:p>mmov</text:p>
          </table:table-cell>
          <table:table-cell table:style-name="ce9" office:value-type="string" calcext:value-type="string">
            <text:p>move from memory</text:p>
          </table:table-cell>
          <table:table-cell/>
          <table:table-cell table:style-name="Default" table:number-columns-repeated="2"/>
          <table:table-cell/>
          <table:table-cell table:style-name="ce180" office:value-type="string" calcext:value-type="string">
            <text:p>pop_value</text:p>
          </table:table-cell>
          <table:table-cell table:style-name="ce185" table:formula="of:=s_popvalue" office:value-type="float" office:value="78" calcext:value-type="float">
            <text:p>78</text:p>
          </table:table-cell>
          <table:table-cell table:style-name="ce240" table:number-columns-repeated="2"/>
          <table:table-cell table:number-columns-repeated="11"/>
          <table:table-cell table:style-name="ce181" office:value-type="string" calcext:value-type="string">
            <text:p>L</text:p>
          </table:table-cell>
          <table:table-cell table:style-name="ce309" office:value-type="float" office:value="0" calcext:value-type="float">
            <text:p>0</text:p>
          </table:table-cell>
          <table:table-cell table:number-columns-repeated="15"/>
          <table:table-cell table:style-name="Default"/>
          <table:table-cell table:number-columns-repeated="985"/>
        </table:table-row>
        <table:table-row table:style-name="ro2">
          <table:table-cell table:style-name="Default" table:number-columns-repeated="2"/>
          <table:table-cell/>
          <table:table-cell table:style-name="Default" table:number-columns-repeated="2"/>
          <table:table-cell/>
          <table:table-cell table:style-name="ce180" office:value-type="string" calcext:value-type="string">
            <text:p>push_value</text:p>
          </table:table-cell>
          <table:table-cell table:style-name="ce215" table:formula="of:=IFERROR(IF(command=&quot;push&quot;; opA; push_value);null)" office:value-type="float" office:value="78" calcext:value-type="float">
            <text:p>78</text:p>
          </table:table-cell>
          <table:table-cell table:style-name="ce240" table:number-columns-repeated="2"/>
          <table:table-cell table:number-columns-repeated="11"/>
          <table:table-cell table:style-name="ce181" office:value-type="string" calcext:value-type="string">
            <text:p>R</text:p>
          </table:table-cell>
          <table:table-cell table:style-name="ce309" office:value-type="float" office:value="0" calcext:value-type="float">
            <text:p>0</text:p>
          </table:table-cell>
          <table:table-cell table:number-columns-repeated="11"/>
          <table:table-cell table:style-name="Default"/>
          <table:table-cell table:number-columns-repeated="3"/>
          <table:table-cell table:style-name="Default"/>
          <table:table-cell table:number-columns-repeated="985"/>
        </table:table-row>
        <table:table-row table:style-name="ro1">
          <table:table-cell table:style-name="Default" table:number-columns-repeated="2"/>
          <table:table-cell/>
          <table:table-cell table:style-name="Default" table:number-columns-repeated="3"/>
          <table:table-cell table:style-name="ce179" office:value-type="string" calcext:value-type="string">
            <text:p>push_c</text:p>
          </table:table-cell>
          <table:table-cell table:style-name="ce215" table:formula="of:=IF(command=&quot;push&quot;; c_clock; 0)" office:value-type="float" office:value="0" calcext:value-type="float">
            <text:p>0</text:p>
          </table:table-cell>
          <table:table-cell table:style-name="ce240" table:number-columns-repeated="2"/>
          <table:table-cell table:number-columns-repeated="11"/>
          <table:table-cell table:style-name="ce181" office:value-type="string" calcext:value-type="string">
            <text:p>key_trigger</text:p>
          </table:table-cell>
          <table:table-cell table:style-name="ce309" table:formula="of:=IF(key_up; &quot;U&quot;; IF(key_down; &quot;D&quot;; IF(key_left; &quot;L&quot;; IF(key_right; &quot;R&quot;; key_trigger))))" office:value-type="string" office:string-value="L" calcext:value-type="string">
            <text:p>L</text:p>
          </table:table-cell>
          <table:table-cell table:number-columns-repeated="11"/>
          <table:table-cell table:style-name="Default"/>
          <table:table-cell table:number-columns-repeated="3"/>
          <table:table-cell table:style-name="Default"/>
          <table:table-cell table:number-columns-repeated="985"/>
        </table:table-row>
        <table:table-row table:style-name="ro1">
          <table:table-cell table:style-name="Default" table:number-columns-repeated="2"/>
          <table:table-cell/>
          <table:table-cell table:style-name="ce103" office:value-type="string" calcext:value-type="string">
            <text:p>Debug:</text:p>
          </table:table-cell>
          <table:table-cell/>
          <table:table-cell table:style-name="Default"/>
          <table:table-cell table:style-name="ce180" office:value-type="string" calcext:value-type="string">
            <text:p>pop_c</text:p>
          </table:table-cell>
          <table:table-cell table:style-name="ce215" table:formula="of:=IF(AND(command=&quot;pop&quot;; c_clock = 1); 1; 0)" office:value-type="float" office:value="0" calcext:value-type="float">
            <text:p>0</text:p>
          </table:table-cell>
          <table:table-cell table:style-name="ce240" table:number-columns-repeated="2"/>
          <table:table-cell table:number-columns-repeated="28"/>
          <table:table-cell table:style-name="Default"/>
          <table:table-cell table:number-columns-repeated="985"/>
        </table:table-row>
        <table:table-row table:style-name="ro1">
          <table:table-cell table:style-name="Default" table:number-columns-repeated="2"/>
          <table:table-cell/>
          <table:table-cell office:value-type="string" calcext:value-type="string">
            <text:p>opA[text]</text:p>
          </table:table-cell>
          <table:table-cell table:style-name="ce187" table:formula="of:=IFERROR(FORMULA(INDIRECT(ADDRESS(cur_row; cur_col + 1; 1;0); 0)); INDIRECT(ADDRESS(cur_row; cur_col + 1; 1;0); 0))" office:value-type="string" office:string-value="G43" calcext:value-type="string">
            <text:p>G43</text:p>
          </table:table-cell>
          <table:table-cell table:style-name="Default" table:number-columns-repeated="18"/>
          <table:table-cell/>
          <table:table-cell table:style-name="Default" table:number-columns-repeated="26"/>
          <table:table-cell table:number-columns-repeated="974"/>
        </table:table-row>
        <table:table-row table:style-name="ro1">
          <table:table-cell table:style-name="Default" table:number-columns-repeated="2"/>
          <table:table-cell/>
          <table:table-cell office:value-type="string" calcext:value-type="string">
            <text:p>opB[text]</text:p>
          </table:table-cell>
          <table:table-cell table:style-name="ce187" table:formula="of:=IFERROR(FORMULA(INDIRECT(ADDRESS(cur_row; cur_col + 2; 1;0); 0)); INDIRECT(ADDRESS(cur_row; cur_col + 2; 1;0); 0))" office:value-type="float" office:value="0" calcext:value-type="float">
            <text:p>0</text:p>
          </table:table-cell>
          <table:table-cell table:style-name="Default" table:number-columns-repeated="55"/>
          <table:table-cell table:number-columns-repeated="964"/>
        </table:table-row>
        <table:table-row table:style-name="ro1">
          <table:table-cell table:style-name="Default" table:number-columns-repeated="2"/>
          <table:table-cell table:number-columns-repeated="8"/>
          <table:table-cell table:style-name="Default" table:number-columns-repeated="14"/>
          <table:table-cell table:style-name="ce310"/>
          <table:table-cell table:style-name="Default" table:number-columns-repeated="35"/>
          <table:table-cell table:number-columns-repeated="964"/>
        </table:table-row>
        <table:table-row table:style-name="ro1">
          <table:table-cell table:style-name="Default" table:number-columns-repeated="2"/>
          <table:table-cell/>
          <table:table-cell office:value-type="string" calcext:value-type="string">
            <text:p>push_c</text:p>
          </table:table-cell>
          <table:table-cell table:formula="of:=[.H30]" office:value-type="float" office:value="0" calcext:value-type="float">
            <text:p>0</text:p>
          </table:table-cell>
          <table:table-cell table:number-columns-repeated="5"/>
          <table:table-cell table:style-name="Default" table:number-columns-repeated="50"/>
          <table:table-cell table:number-columns-repeated="964"/>
        </table:table-row>
        <table:table-row table:style-name="ro1">
          <table:table-cell table:style-name="Default" table:number-columns-repeated="2"/>
          <table:table-cell/>
          <table:table-cell office:value-type="string" calcext:value-type="string">
            <text:p>pop_c</text:p>
          </table:table-cell>
          <table:table-cell table:formula="of:=[.H31]" office:value-type="float" office:value="0" calcext:value-type="float">
            <text:p>0</text:p>
          </table:table-cell>
          <table:table-cell table:number-columns-repeated="5"/>
          <table:table-cell table:style-name="Default" table:number-columns-repeated="50"/>
          <table:table-cell table:number-columns-repeated="964"/>
        </table:table-row>
        <table:table-row table:style-name="ro1">
          <table:table-cell/>
          <table:table-cell table:style-name="ce9"/>
          <table:table-cell/>
          <table:table-cell office:value-type="string" calcext:value-type="string">
            <text:p>push_value</text:p>
          </table:table-cell>
          <table:table-cell table:formula="of:=[.H29]" office:value-type="float" office:value="78" calcext:value-type="float">
            <text:p>78</text:p>
          </table:table-cell>
          <table:table-cell table:number-columns-repeated="5"/>
          <table:table-cell table:style-name="Default" table:number-columns-repeated="50"/>
          <table:table-cell table:number-columns-repeated="964"/>
        </table:table-row>
        <table:table-row table:style-name="ro1" table:number-rows-repeated="2">
          <table:table-cell/>
          <table:table-cell table:style-name="ce9"/>
          <table:table-cell table:number-columns-repeated="8"/>
          <table:table-cell table:style-name="Default" table:number-columns-repeated="50"/>
          <table:table-cell table:number-columns-repeated="964"/>
        </table:table-row>
        <table:table-row table:style-name="ro1">
          <table:table-cell table:style-name="ce103" office:value-type="string" calcext:value-type="string">
            <text:p>SNAKE</text:p>
          </table:table-cell>
          <table:table-cell table:number-columns-repeated="4"/>
          <table:table-cell table:style-name="ce103"/>
          <table:table-cell table:style-name="ce103" office:value-type="string" calcext:value-type="string">
            <text:p>HELLO_HABR</text:p>
          </table:table-cell>
          <table:table-cell table:number-columns-repeated="3"/>
          <table:table-cell table:style-name="Default" table:number-columns-repeated="28"/>
          <table:table-cell table:number-columns-repeated="986"/>
        </table:table-row>
        <table:table-row table:style-name="ro1">
          <table:table-cell table:style-name="ce103" office:value-type="string" calcext:value-type="string">
            <text:p>cmd</text:p>
          </table:table-cell>
          <table:table-cell table:style-name="ce113" office:value-type="string" calcext:value-type="string">
            <office:annotation draw:style-name="gr1" draw:text-style-name="P2" svg:width="2.899cm" svg:height="1.386cm" svg:x="5.717cm" svg:y="16.892cm" draw:caption-point-x="-0.61cm" draw:caption-point-y="1.51cm">
              <dc:date>2014-12-23T00:00:00</dc:date>
              <text:p text:style-name="P2"><text:span text:style-name="T1">Should use rxx registers in formulas</text:span></text:p>
            </office:annotation>
            <text:p>operand1</text:p>
          </table:table-cell>
          <table:table-cell table:style-name="ce148" office:value-type="string" calcext:value-type="string">
            <text:p>operand2</text:p>
          </table:table-cell>
          <table:table-cell table:style-name="ce103" office:value-type="string" calcext:value-type="string">
            <text:p>comment</text:p>
          </table:table-cell>
          <table:table-cell table:style-name="Default"/>
          <table:table-cell/>
          <table:table-cell table:style-name="ce190"/>
          <table:table-cell table:style-name="ce216"/>
          <table:table-cell table:style-name="ce241"/>
          <table:table-cell/>
          <table:table-cell table:style-name="Default" table:number-columns-repeated="28"/>
          <table:table-cell table:number-columns-repeated="986"/>
        </table:table-row>
        <table:table-row table:style-name="ro1">
          <table:table-cell table:style-name="Default" office:value-type="string" calcext:value-type="string">
            <text:p>jmp</text:p>
          </table:table-cell>
          <table:table-cell table:style-name="ce114" office:value-type="string" calcext:value-type="string">
            <text:p>G43</text:p>
          </table:table-cell>
          <table:table-cell table:style-name="ce149"/>
          <table:table-cell/>
          <table:table-cell table:style-name="Default"/>
          <table:table-cell/>
          <table:table-cell table:style-name="ce191"/>
          <table:table-cell table:style-name="ce217"/>
          <table:table-cell table:style-name="ce242"/>
          <table:table-cell/>
          <table:table-cell table:style-name="Default" table:number-columns-repeated="28"/>
          <table:table-cell table:number-columns-repeated="986"/>
        </table:table-row>
        <table:table-row table:style-name="ro5">
          <table:table-cell office:value-type="string" calcext:value-type="string">
            <text:p>mov</text:p>
          </table:table-cell>
          <table:table-cell table:style-name="ce115" office:value-type="string" calcext:value-type="string">
            <text:p>ax</text:p>
          </table:table-cell>
          <table:table-cell table:style-name="ce150" table:formula="of:=RANDBETWEEN(0;9) * 1000000 + RANDBETWEEN(0;19)* 10000 + 2120" office:value-type="float" office:value="9032120" calcext:value-type="float">
            <text:p>9032120</text:p>
          </table:table-cell>
          <table:table-cell office:value-type="string" calcext:value-type="string">
            <text:p>BXBYHHTT</text:p>
          </table:table-cell>
          <table:table-cell table:style-name="Default" office:value-type="string" calcext:value-type="string">
            <text:p>start INIT</text:p>
          </table:table-cell>
          <table:table-cell table:style-name="Default"/>
          <table:table-cell table:style-name="ce192" office:value-type="string" calcext:value-type="string">
            <text:p>mov</text:p>
          </table:table-cell>
          <table:table-cell table:style-name="ce218" office:value-type="string" calcext:value-type="string">
            <text:p>ax</text:p>
          </table:table-cell>
          <table:table-cell table:style-name="ce243" office:value-type="float" office:value="4" calcext:value-type="float">
            <text:p>4</text:p>
          </table:table-cell>
          <table:table-cell table:style-name="Default"/>
          <table:table-cell/>
          <table:table-cell table:style-name="Default"/>
          <table:table-cell table:style-name="ce275"/>
          <table:table-cell table:style-name="ce290"/>
          <table:table-cell table:number-columns-repeated="7"/>
          <table:table-cell table:style-name="Default"/>
          <table:table-cell/>
          <table:table-cell table:style-name="Default" table:number-columns-repeated="15"/>
          <table:table-cell table:number-columns-repeated="986"/>
        </table:table-row>
        <table:table-row table:style-name="ro1">
          <table:table-cell office:value-type="string" calcext:value-type="string">
            <text:p>movm</text:p>
          </table:table-cell>
          <table:table-cell table:style-name="ce116" office:value-type="float" office:value="21" calcext:value-type="float">
            <text:p>21</text:p>
          </table:table-cell>
          <table:table-cell table:style-name="ce151" office:value-type="float" office:value="509" calcext:value-type="float">
            <text:p>509</text:p>
          </table:table-cell>
          <table:table-cell office:value-type="string" calcext:value-type="string">
            <text:p>x — 5, y — 9</text:p>
          </table:table-cell>
          <table:table-cell table:style-name="Default"/>
          <table:table-cell/>
          <table:table-cell table:style-name="ce193" office:value-type="string" calcext:value-type="string">
            <text:p>mov</text:p>
          </table:table-cell>
          <table:table-cell table:style-name="ce219" office:value-type="string" calcext:value-type="string">
            <text:p>bx</text:p>
          </table:table-cell>
          <table:table-cell table:style-name="ce244" office:value-type="float" office:value="1" calcext:value-type="float">
            <text:p>1</text:p>
          </table:table-cell>
          <table:table-cell table:style-name="ce255" office:value-type="string" calcext:value-type="string">
            <text:p>step</text:p>
          </table:table-cell>
          <table:table-cell/>
          <table:table-cell table:style-name="Default" table:number-columns-repeated="3"/>
          <table:table-cell table:number-columns-repeated="19"/>
          <table:table-cell table:style-name="Default" table:number-columns-repeated="5"/>
          <table:table-cell table:number-columns-repeated="986"/>
        </table:table-row>
        <table:table-row table:style-name="ro1">
          <table:table-cell table:style-name="Default" office:value-type="string" calcext:value-type="string">
            <text:p>movm</text:p>
          </table:table-cell>
          <table:table-cell table:style-name="ce117" office:value-type="float" office:value="20" calcext:value-type="float">
            <text:p>20</text:p>
          </table:table-cell>
          <table:table-cell table:style-name="ce152" office:value-type="float" office:value="409" calcext:value-type="float">
            <text:p>409</text:p>
          </table:table-cell>
          <table:table-cell table:style-name="Default" office:value-type="string" calcext:value-type="string">
            <text:p>X — 4; y - 9</text:p>
          </table:table-cell>
          <table:table-cell table:style-name="Default"/>
          <table:table-cell/>
          <table:table-cell table:style-name="ce194" office:value-type="string" calcext:value-type="string">
            <text:p>movm</text:p>
          </table:table-cell>
          <table:table-cell table:style-name="ce220" table:formula="of:=rax" office:value-type="float" office:value="0" calcext:value-type="float">
            <text:p>0</text:p>
          </table:table-cell>
          <table:table-cell table:style-name="ce245" table:formula="of:=BIN2DEC(MID([.K45];rbx;2))*256+BIN2DEC(MID([.K45];rbx+2;8))" office:value-type="string" office:string-value="" calcext:value-type="error">
            <text:p>Err:502</text:p>
          </table:table-cell>
          <table:table-cell table:style-name="ce256"/>
          <table:table-cell table:style-name="ce267" office:value-type="string" calcext:value-type="string">
            <text:p>00000000001111001110001001001110001111011111000010010001100011100011100010000000</text:p>
          </table:table-cell>
          <table:table-cell table:number-columns-repeated="10"/>
          <table:table-cell table:style-name="Default" table:number-columns-repeated="16"/>
          <table:table-cell table:number-columns-repeated="987"/>
        </table:table-row>
        <table:table-row table:style-name="ro1">
          <table:table-cell office:value-type="string" calcext:value-type="string">
            <text:p>mov</text:p>
          </table:table-cell>
          <table:table-cell table:style-name="ce118" office:value-type="string" calcext:value-type="string">
            <text:p>cx</text:p>
          </table:table-cell>
          <table:table-cell table:style-name="ce153" office:value-type="string" calcext:value-type="string">
            <text:p>R</text:p>
          </table:table-cell>
          <table:table-cell office:value-type="string" calcext:value-type="string">
            <text:p>direction init</text:p>
          </table:table-cell>
          <table:table-cell table:style-name="Default" table:number-columns-repeated="2"/>
          <table:table-cell table:style-name="ce195" office:value-type="string" calcext:value-type="string">
            <text:p>movm</text:p>
          </table:table-cell>
          <table:table-cell table:style-name="ce221" table:formula="of:=rax+1" office:value-type="float" office:value="1" calcext:value-type="float">
            <text:p>1</text:p>
          </table:table-cell>
          <table:table-cell table:style-name="ce245" table:formula="of:=BIN2DEC(MID([.K46];rbx;2))*256+BIN2DEC(MID([.K46];rbx+2;8))" office:value-type="string" office:string-value="" calcext:value-type="error">
            <text:p>Err:502</text:p>
          </table:table-cell>
          <table:table-cell table:style-name="ce257"/>
          <table:table-cell table:style-name="ce267" office:value-type="string" calcext:value-type="string">
            <text:p>00000000001001001001001001001001001000000100000010010010010010010010010010000000</text:p>
          </table:table-cell>
          <table:table-cell table:style-name="Default"/>
          <table:table-cell table:style-name="ce276"/>
          <table:table-cell table:style-name="ce291"/>
          <table:table-cell table:number-columns-repeated="7"/>
          <table:table-cell table:style-name="Default" table:number-columns-repeated="16"/>
          <table:table-cell table:number-columns-repeated="987"/>
        </table:table-row>
        <table:table-row table:style-name="ro1">
          <table:table-cell table:style-name="Default" office:value-type="string" calcext:value-type="string">
            <text:p>mov</text:p>
          </table:table-cell>
          <table:table-cell table:style-name="ce119" office:value-type="string" calcext:value-type="string">
            <text:p>bx</text:p>
          </table:table-cell>
          <table:table-cell table:style-name="ce154" table:formula="of:=5090409" office:value-type="float" office:value="5090409" calcext:value-type="float">
            <text:p>5090409</text:p>
          </table:table-cell>
          <table:table-cell table:style-name="Default" office:value-type="string" calcext:value-type="string">
            <text:p>HXHYTXTY</text:p>
          </table:table-cell>
          <table:table-cell table:style-name="Default"/>
          <table:table-cell/>
          <table:table-cell table:style-name="ce196" office:value-type="string" calcext:value-type="string">
            <text:p>movm</text:p>
          </table:table-cell>
          <table:table-cell table:style-name="ce222" table:formula="of:=rax+2" office:value-type="float" office:value="2" calcext:value-type="float">
            <text:p>2</text:p>
          </table:table-cell>
          <table:table-cell table:style-name="ce245" table:formula="of:=BIN2DEC(MID([.K47];rbx;2))*256+BIN2DEC(MID([.K47];rbx+2;8))" office:value-type="string" office:string-value="" calcext:value-type="error">
            <text:p>Err:502</text:p>
          </table:table-cell>
          <table:table-cell table:style-name="ce258"/>
          <table:table-cell table:style-name="ce267" office:value-type="string" calcext:value-type="string">
            <text:p>00000000001001001001001011001110001110000100000011110010010011100010010010000000</text:p>
          </table:table-cell>
          <table:table-cell table:style-name="Default"/>
          <table:table-cell table:style-name="ce277"/>
          <table:table-cell table:style-name="ce292"/>
          <table:table-cell table:number-columns-repeated="7"/>
          <table:table-cell table:style-name="Default" table:number-columns-repeated="16"/>
          <table:table-cell table:number-columns-repeated="987"/>
        </table:table-row>
        <table:table-row table:style-name="ro1">
          <table:table-cell office:value-type="string" calcext:value-type="string">
            <text:p>movm</text:p>
          </table:table-cell>
          <table:table-cell table:style-name="ce120" table:formula="of:=MOD(ROUNDDOWN(rax/10000);100)" office:value-type="float" office:value="0" calcext:value-type="float">
            <text:p>0</text:p>
          </table:table-cell>
          <table:table-cell table:style-name="ce155" table:formula="of:=2^(9-ROUNDDOWN(rax/1000000))" office:value-type="float" office:value="512" calcext:value-type="float">
            <text:p>512</text:p>
          </table:table-cell>
          <table:table-cell office:value-type="string" calcext:value-type="string">
            <text:p>draw ball</text:p>
          </table:table-cell>
          <table:table-cell table:style-name="Default" office:value-type="string" calcext:value-type="string">
            <text:p>finish INIT</text:p>
          </table:table-cell>
          <table:table-cell table:style-name="Default"/>
          <table:table-cell table:style-name="ce197" office:value-type="string" calcext:value-type="string">
            <text:p>movm</text:p>
          </table:table-cell>
          <table:table-cell table:style-name="ce223" table:formula="of:=rax+3" office:value-type="float" office:value="3" calcext:value-type="float">
            <text:p>3</text:p>
          </table:table-cell>
          <table:table-cell table:style-name="ce245" table:formula="of:=BIN2DEC(MID([.K48];rbx;2))*256+BIN2DEC(MID([.K48];rbx+2;8))" office:value-type="string" office:string-value="" calcext:value-type="error">
            <text:p>Err:502</text:p>
          </table:table-cell>
          <table:table-cell table:style-name="ce259"/>
          <table:table-cell table:style-name="ce268" office:value-type="string" calcext:value-type="string">
            <text:p>00000000001001001110001101001001001000000100000010010011110010010011100010000000</text:p>
          </table:table-cell>
          <table:table-cell table:style-name="Default"/>
          <table:table-cell table:style-name="ce278"/>
          <table:table-cell table:style-name="ce293"/>
          <table:table-cell table:number-columns-repeated="7"/>
          <table:table-cell table:style-name="Default" table:number-columns-repeated="16"/>
          <table:table-cell table:number-columns-repeated="987"/>
        </table:table-row>
        <table:table-row table:style-name="ro1">
          <table:table-cell office:value-type="string" calcext:value-type="string">
            <text:p>mov</text:p>
          </table:table-cell>
          <table:table-cell table:style-name="ce121" office:value-type="string" calcext:value-type="string">
            <text:p>cx</text:p>
          </table:table-cell>
          <table:table-cell table:style-name="ce156" table:formula="of:=key_trigger" office:value-type="string" office:string-value="L" calcext:value-type="string">
            <text:p>L</text:p>
          </table:table-cell>
          <table:table-cell office:value-type="string" calcext:value-type="string">
            <text:p>readkey</text:p>
          </table:table-cell>
          <table:table-cell table:style-name="Default" office:value-type="string" calcext:value-type="string">
            <text:p>main loop</text:p>
          </table:table-cell>
          <table:table-cell table:style-name="Default"/>
          <table:table-cell table:style-name="ce198" office:value-type="string" calcext:value-type="string">
            <text:p>movm</text:p>
          </table:table-cell>
          <table:table-cell table:style-name="ce224" table:formula="of:=rax+4" office:value-type="float" office:value="4" calcext:value-type="float">
            <text:p>4</text:p>
          </table:table-cell>
          <table:table-cell table:style-name="ce245" table:formula="of:=BIN2DEC(MID([.K49];rbx;2))*256+BIN2DEC(MID([.K49];rbx+2;8))" office:value-type="string" office:string-value="" calcext:value-type="error">
            <text:p>Err:502</text:p>
          </table:table-cell>
          <table:table-cell table:style-name="ce260"/>
          <table:table-cell table:style-name="ce267" office:value-type="string" calcext:value-type="string">
            <text:p>00000000001001001000001001001001001000000100000010010010010010010010010000000000</text:p>
          </table:table-cell>
          <table:table-cell table:style-name="Default"/>
          <table:table-cell table:style-name="ce279"/>
          <table:table-cell table:style-name="ce294"/>
          <table:table-cell table:number-columns-repeated="7"/>
          <table:table-cell table:style-name="Default" table:number-columns-repeated="16"/>
          <table:table-cell table:number-columns-repeated="987"/>
        </table:table-row>
        <table:table-row table:style-name="ro1">
          <table:table-cell office:value-type="string" calcext:value-type="string">
            <text:p>mov</text:p>
          </table:table-cell>
          <table:table-cell table:style-name="ce122" office:value-type="string" calcext:value-type="string">
            <text:p>ax</text:p>
          </table:table-cell>
          <table:table-cell table:style-name="ce157" table:formula="of:=IF(ROUNDDOWN(MOD(rax;10000)/100) &lt; 89; ROUNDDOWN(MOD(rax;10000)/100 + 1); 20) * 100 + MOD(rax;100) + ROUNDDOWN(rax/10000) * 10000" office:value-type="float" office:value="100" calcext:value-type="float">
            <text:p>100</text:p>
          </table:table-cell>
          <table:table-cell table:style-name="Default" office:value-type="string" calcext:value-type="string">
            <text:p>HH++</text:p>
          </table:table-cell>
          <table:table-cell table:style-name="Default" table:number-columns-repeated="2"/>
          <table:table-cell table:style-name="ce199" office:value-type="string" calcext:value-type="string">
            <text:p>movm</text:p>
          </table:table-cell>
          <table:table-cell table:style-name="ce225" table:formula="of:=rax+5" office:value-type="float" office:value="5" calcext:value-type="float">
            <text:p>5</text:p>
          </table:table-cell>
          <table:table-cell table:style-name="ce245" table:formula="of:=BIN2DEC(MID([.K50];rbx;2))*256+BIN2DEC(MID([.K50];rbx+2;8))" office:value-type="string" office:string-value="" calcext:value-type="error">
            <text:p>Err:502</text:p>
          </table:table-cell>
          <table:table-cell table:style-name="ce260"/>
          <table:table-cell table:style-name="ce267" office:value-type="string" calcext:value-type="string">
            <text:p>00000000001001001000001001001110001111000100000010010010010011100010010010000000</text:p>
          </table:table-cell>
          <table:table-cell table:style-name="Default"/>
          <table:table-cell table:style-name="ce280"/>
          <table:table-cell table:style-name="ce295"/>
          <table:table-cell table:number-columns-repeated="7"/>
          <table:table-cell table:style-name="Default" table:number-columns-repeated="16"/>
          <table:table-cell/>
          <table:table-cell table:style-name="Default"/>
          <table:table-cell table:number-columns-repeated="985"/>
        </table:table-row>
        <table:table-row table:style-name="ro1">
          <table:table-cell table:style-name="Default" office:value-type="string" calcext:value-type="string">
            <text:p>mov</text:p>
          </table:table-cell>
          <table:table-cell table:style-name="ce123" office:value-type="string" calcext:value-type="string">
            <text:p>bx</text:p>
          </table:table-cell>
          <table:table-cell table:style-name="ce158" table:formula="of:=IF(AND(rcx=&quot;U&quot;;MOD(ROUNDDOWN(rbx/10000);100)&gt;0);rbx-10000;IF(AND(rcx=&quot;D&quot;;MOD(ROUNDDOWN(rbx/10000);100)&lt;19);rbx+10000;IF(AND(rcx=&quot;R&quot;;ROUNDDOWN(rbx/1000000)&lt;9);rbx+1000000;IF(AND(rcx=&quot;L&quot;;ROUNDDOWN(rbx/1000000)&gt;0);rbx-1000000;&quot;FAIL&quot;))))" office:value-type="string" office:string-value="FAIL" calcext:value-type="string">
            <text:p>FAIL</text:p>
          </table:table-cell>
          <table:table-cell office:value-type="string" calcext:value-type="string">
            <text:p>HXHY + DIR</text:p>
          </table:table-cell>
          <table:table-cell table:style-name="Default" table:number-columns-repeated="2"/>
          <table:table-cell table:style-name="ce200" office:value-type="string" calcext:value-type="string">
            <text:p>push</text:p>
          </table:table-cell>
          <table:table-cell table:style-name="ce226" table:formula="of:=MOD(rbx+1;82)" office:value-type="float" office:value="1" calcext:value-type="float">
            <text:p>1</text:p>
          </table:table-cell>
          <table:table-cell table:style-name="ce246" office:value-type="string" calcext:value-type="string">
            <text:p>-</text:p>
          </table:table-cell>
          <table:table-cell table:style-name="ce259"/>
          <table:table-cell/>
          <table:table-cell table:style-name="Default"/>
          <table:table-cell table:style-name="ce281"/>
          <table:table-cell table:style-name="ce296"/>
          <table:table-cell table:number-columns-repeated="7"/>
          <table:table-cell table:style-name="Default" table:number-columns-repeated="16"/>
          <table:table-cell table:number-columns-repeated="987"/>
        </table:table-row>
        <table:table-row table:style-name="ro1">
          <table:table-cell office:value-type="string" calcext:value-type="string">
            <text:p>push</text:p>
          </table:table-cell>
          <table:table-cell table:style-name="ce124" table:formula="of:=cx" office:value-type="float" office:value="0" calcext:value-type="float">
            <text:p>0</text:p>
          </table:table-cell>
          <table:table-cell table:style-name="ce159" office:value-type="string" calcext:value-type="string">
            <text:p>-</text:p>
          </table:table-cell>
          <table:table-cell office:value-type="string" calcext:value-type="string">
            <text:p>store DIR</text:p>
          </table:table-cell>
          <table:table-cell table:style-name="Default"/>
          <table:table-cell/>
          <table:table-cell table:style-name="ce201" office:value-type="string" calcext:value-type="string">
            <text:p>pop</text:p>
          </table:table-cell>
          <table:table-cell table:style-name="ce227" office:value-type="string" calcext:value-type="string">
            <text:p>bx</text:p>
          </table:table-cell>
          <table:table-cell table:style-name="ce247" office:value-type="string" calcext:value-type="string">
            <text:p>-</text:p>
          </table:table-cell>
          <table:table-cell table:style-name="ce259"/>
          <table:table-cell/>
          <table:table-cell table:style-name="Default"/>
          <table:table-cell table:style-name="ce282"/>
          <table:table-cell table:style-name="ce297"/>
          <table:table-cell table:number-columns-repeated="7"/>
          <table:table-cell table:style-name="Default" table:number-columns-repeated="16"/>
          <table:table-cell table:number-columns-repeated="987"/>
        </table:table-row>
        <table:table-row table:style-name="ro1">
          <table:table-cell office:value-type="string" calcext:value-type="string">
            <text:p>movm</text:p>
          </table:table-cell>
          <table:table-cell table:style-name="ce125" table:formula="of:=ROUNDDOWN(MOD(rax; 10000)/100)" office:value-type="float" office:value="0" calcext:value-type="float">
            <text:p>0</text:p>
          </table:table-cell>
          <table:table-cell table:style-name="ce160" table:formula="of:=ROUNDDOWN(rbx/10000)" office:value-type="float" office:value="0" calcext:value-type="float">
            <text:p>0</text:p>
          </table:table-cell>
          <table:table-cell office:value-type="string" calcext:value-type="string">
            <text:p>[HH] = HXHY</text:p>
          </table:table-cell>
          <table:table-cell table:style-name="Default"/>
          <table:table-cell/>
          <table:table-cell table:style-name="ce202" office:value-type="string" calcext:value-type="string">
            <text:p>jmp</text:p>
          </table:table-cell>
          <table:table-cell table:style-name="ce228" office:value-type="string" calcext:value-type="string">
            <text:p>G45</text:p>
          </table:table-cell>
          <table:table-cell table:style-name="ce248" office:value-type="string" calcext:value-type="string">
            <text:p>-</text:p>
          </table:table-cell>
          <table:table-cell table:style-name="ce259"/>
          <table:table-cell/>
          <table:table-cell table:style-name="Default"/>
          <table:table-cell table:style-name="ce283"/>
          <table:table-cell table:style-name="ce298"/>
          <table:table-cell table:number-columns-repeated="7"/>
          <table:table-cell table:style-name="Default" table:number-columns-repeated="16"/>
          <table:table-cell table:number-columns-repeated="987"/>
        </table:table-row>
        <table:table-row table:style-name="ro1">
          <table:table-cell office:value-type="string" calcext:value-type="string">
            <text:p>jmp</text:p>
          </table:table-cell>
          <table:table-cell table:style-name="ce126" table:formula="of:=IF(ROUNDDOWN(rax/10000) &lt;&gt; ROUNDDOWN(rbx/10000); &quot;A59&quot;; &quot;A55&quot;)" office:value-type="string" office:string-value="A55" calcext:value-type="string">
            <text:p>A55</text:p>
          </table:table-cell>
          <table:table-cell table:style-name="ce161" office:value-type="string" calcext:value-type="string">
            <text:p>-</text:p>
          </table:table-cell>
          <table:table-cell table:style-name="Default" office:value-type="string" calcext:value-type="string">
            <text:p>if not eat ball goto ctail</text:p>
          </table:table-cell>
          <table:table-cell table:style-name="Default"/>
          <table:table-cell/>
          <table:table-cell table:style-name="ce203"/>
          <table:table-cell table:style-name="ce229"/>
          <table:table-cell table:style-name="ce249"/>
          <table:table-cell table:style-name="ce261"/>
          <table:table-cell/>
          <table:table-cell table:style-name="Default"/>
          <table:table-cell table:style-name="ce284"/>
          <table:table-cell table:style-name="ce299"/>
          <table:table-cell table:number-columns-repeated="7"/>
          <table:table-cell table:style-name="Default" table:number-columns-repeated="16"/>
          <table:table-cell table:number-columns-repeated="987"/>
        </table:table-row>
        <table:table-row table:style-name="ro1">
          <table:table-cell table:style-name="Default" office:value-type="string" calcext:value-type="string">
            <text:p>mov</text:p>
          </table:table-cell>
          <table:table-cell table:style-name="ce127" office:value-type="string" calcext:value-type="string">
            <text:p>ax</text:p>
          </table:table-cell>
          <table:table-cell table:style-name="ce162" table:formula="of:=MOD(rax;10000) + MOD(MOD(MOD(ROUNDDOWN(rax/10000);100)*2 + 3; 23);20) * 10000 + MOD(ROUNDDOWN(rax/1000000)*3+2;11)*1000000" office:value-type="float" office:value="2030000" calcext:value-type="float">
            <text:p>2030000</text:p>
          </table:table-cell>
          <table:table-cell table:style-name="Default" office:value-type="string" calcext:value-type="string">
            <text:p>new ball generator</text:p>
          </table:table-cell>
          <table:table-cell table:number-columns-repeated="2"/>
          <table:table-cell table:style-name="ce204"/>
          <table:table-cell table:style-name="ce230"/>
          <table:table-cell table:style-name="ce250"/>
          <table:table-cell table:style-name="ce261"/>
          <table:table-cell/>
          <table:table-cell table:style-name="Default"/>
          <table:table-cell table:number-columns-repeated="9"/>
          <table:table-cell table:style-name="Default" table:number-columns-repeated="16"/>
          <table:table-cell table:number-columns-repeated="987"/>
        </table:table-row>
        <table:table-row table:style-name="ro1">
          <table:table-cell table:style-name="Default" office:value-type="string" calcext:value-type="string">
            <text:p>mmov</text:p>
          </table:table-cell>
          <table:table-cell table:style-name="ce128" table:formula="of:=MOD(ROUNDDOWN(rax/10000);100)" office:value-type="float" office:value="0" calcext:value-type="float">
            <text:p>0</text:p>
          </table:table-cell>
          <table:table-cell table:style-name="ce163" office:value-type="string" calcext:value-type="string">
            <text:p>cx</text:p>
          </table:table-cell>
          <table:table-cell table:style-name="Default" office:value-type="string" calcext:value-type="string">
            <text:p>Cx = [BY]</text:p>
          </table:table-cell>
          <table:table-cell table:number-columns-repeated="2"/>
          <table:table-cell table:style-name="ce205"/>
          <table:table-cell table:style-name="ce231"/>
          <table:table-cell table:style-name="ce251"/>
          <table:table-cell table:style-name="ce262"/>
          <table:table-cell table:style-name="ce267"/>
          <table:table-cell table:style-name="Default"/>
          <table:table-cell table:number-columns-repeated="9"/>
          <table:table-cell table:style-name="Default" table:number-columns-repeated="16"/>
          <table:table-cell table:number-columns-repeated="987"/>
        </table:table-row>
        <table:table-row table:style-name="ro1">
          <table:table-cell table:style-name="Default" office:value-type="string" calcext:value-type="string">
            <text:p>movm</text:p>
          </table:table-cell>
          <table:table-cell table:style-name="ce129" table:formula="of:=MOD(ROUNDDOWN(rax/10000);100)" office:value-type="float" office:value="0" calcext:value-type="float">
            <text:p>0</text:p>
          </table:table-cell>
          <table:table-cell table:style-name="ce164" table:formula="of:=BITOR(rcx; 2^(9-ROUNDDOWN(rax/1000000)))" office:value-type="float" office:value="512" calcext:value-type="float">
            <text:p>512</text:p>
          </table:table-cell>
          <table:table-cell table:style-name="Default" office:value-type="string" calcext:value-type="string">
            <text:p>draw ball</text:p>
          </table:table-cell>
          <table:table-cell table:number-columns-repeated="2"/>
          <table:table-cell table:style-name="ce206"/>
          <table:table-cell table:style-name="ce232"/>
          <table:table-cell table:style-name="ce251"/>
          <table:table-cell table:style-name="ce263"/>
          <table:table-cell table:style-name="ce267"/>
          <table:table-cell table:number-columns-repeated="10"/>
          <table:table-cell table:style-name="Default" table:number-columns-repeated="16"/>
          <table:table-cell table:number-columns-repeated="987"/>
        </table:table-row>
        <table:table-row table:style-name="ro1">
          <table:table-cell office:value-type="string" calcext:value-type="string">
            <text:p>jmp</text:p>
          </table:table-cell>
          <table:table-cell table:style-name="ce130" office:value-type="string" calcext:value-type="string">
            <text:p>A65</text:p>
          </table:table-cell>
          <table:table-cell table:style-name="ce165" office:value-type="string" calcext:value-type="string">
            <text:p>-</text:p>
          </table:table-cell>
          <table:table-cell office:value-type="string" calcext:value-type="string">
            <text:p>not clean tail</text:p>
          </table:table-cell>
          <table:table-cell table:number-columns-repeated="2"/>
          <table:table-cell table:style-name="ce207"/>
          <table:table-cell table:style-name="ce233"/>
          <table:table-cell table:style-name="ce251"/>
          <table:table-cell table:style-name="ce264"/>
          <table:table-cell table:style-name="ce267"/>
          <table:table-cell table:style-name="Default" table:number-columns-repeated="3"/>
          <table:table-cell table:number-columns-repeated="7"/>
          <table:table-cell table:style-name="Default" table:number-columns-repeated="16"/>
          <table:table-cell table:number-columns-repeated="987"/>
        </table:table-row>
        <table:table-row table:style-name="ro1">
          <table:table-cell office:value-type="string" calcext:value-type="string">
            <text:p>mmov</text:p>
          </table:table-cell>
          <table:table-cell table:style-name="ce131" table:formula="of:=MOD(rbx;100)" office:value-type="float" office:value="0" calcext:value-type="float">
            <text:p>0</text:p>
          </table:table-cell>
          <table:table-cell table:style-name="ce166" office:value-type="string" calcext:value-type="string">
            <text:p>cx</text:p>
          </table:table-cell>
          <table:table-cell office:value-type="string" calcext:value-type="string">
            <text:p>Cx = [TY]</text:p>
          </table:table-cell>
          <table:table-cell table:style-name="Default" office:value-type="string" calcext:value-type="string">
            <text:p>clean tail</text:p>
          </table:table-cell>
          <table:table-cell/>
          <table:table-cell table:style-name="ce208"/>
          <table:table-cell table:style-name="ce234"/>
          <table:table-cell table:style-name="ce251"/>
          <table:table-cell table:style-name="ce265"/>
          <table:table-cell table:style-name="ce269"/>
          <table:table-cell table:style-name="Default" table:number-columns-repeated="3"/>
          <table:table-cell table:number-columns-repeated="7"/>
          <table:table-cell table:style-name="Default" table:number-columns-repeated="16"/>
          <table:table-cell table:number-columns-repeated="987"/>
        </table:table-row>
        <table:table-row table:style-name="ro1">
          <table:table-cell office:value-type="string" calcext:value-type="string">
            <text:p>movm</text:p>
          </table:table-cell>
          <table:table-cell table:style-name="ce132" table:formula="of:=MOD(rbx;100)" office:value-type="float" office:value="0" calcext:value-type="float">
            <text:p>0</text:p>
          </table:table-cell>
          <table:table-cell table:style-name="ce167" table:formula="of:=BITAND(rcx; BITXOR(HEX2DEC(&quot;FFFF&quot;); 2^(9-ROUNDDOWN(MOD(rbx;10000)/100))))" office:value-type="float" office:value="0" calcext:value-type="float">
            <text:p>0</text:p>
          </table:table-cell>
          <table:table-cell table:style-name="Default" office:value-type="string" calcext:value-type="string">
            <text:p>undraw tail on scr</text:p>
          </table:table-cell>
          <table:table-cell table:style-name="Default"/>
          <table:table-cell/>
          <table:table-cell table:style-name="ce209"/>
          <table:table-cell table:style-name="ce235"/>
          <table:table-cell table:style-name="ce251"/>
          <table:table-cell table:style-name="ce266"/>
          <table:table-cell table:style-name="ce267"/>
          <table:table-cell table:style-name="Default" table:number-columns-repeated="3"/>
          <table:table-cell table:number-columns-repeated="7"/>
          <table:table-cell table:style-name="Default" table:number-columns-repeated="16"/>
          <table:table-cell table:number-columns-repeated="987"/>
        </table:table-row>
        <table:table-row table:style-name="ro1">
          <table:table-cell table:style-name="Default" office:value-type="string" calcext:value-type="string">
            <text:p>mov</text:p>
          </table:table-cell>
          <table:table-cell table:style-name="ce133" office:value-type="string" calcext:value-type="string">
            <text:p>ax</text:p>
          </table:table-cell>
          <table:table-cell table:style-name="ce168" table:formula="of:=IF(MOD(rax;100) &lt; 89; rax + 1; ROUNDDOWN(rax/100)*100 + 20)" office:value-type="float" office:value="1" calcext:value-type="float">
            <text:p>1</text:p>
          </table:table-cell>
          <table:table-cell table:style-name="Default" office:value-type="string" calcext:value-type="string">
            <text:p>TT++</text:p>
          </table:table-cell>
          <table:table-cell table:style-name="Default"/>
          <table:table-cell/>
          <table:table-cell table:style-name="ce210"/>
          <table:table-cell table:style-name="ce236"/>
          <table:table-cell table:style-name="ce251"/>
          <table:table-cell table:style-name="ce266"/>
          <table:table-cell table:style-name="ce267"/>
          <table:table-cell/>
          <table:table-cell table:style-name="ce285"/>
          <table:table-cell table:style-name="ce300"/>
          <table:table-cell table:number-columns-repeated="7"/>
          <table:table-cell table:style-name="Default" table:number-columns-repeated="16"/>
          <table:table-cell table:number-columns-repeated="987"/>
        </table:table-row>
        <table:table-row table:style-name="ro1">
          <table:table-cell table:style-name="Default" office:value-type="string" calcext:value-type="string">
            <text:p>mmov</text:p>
          </table:table-cell>
          <table:table-cell table:style-name="ce134" table:formula="of:=MOD(rax;100)" office:value-type="float" office:value="0" calcext:value-type="float">
            <text:p>0</text:p>
          </table:table-cell>
          <table:table-cell table:style-name="ce169" office:value-type="string" calcext:value-type="string">
            <text:p>cx</text:p>
          </table:table-cell>
          <table:table-cell table:style-name="Default" office:value-type="string" calcext:value-type="string">
            <text:p>Cx = [TT]</text:p>
          </table:table-cell>
          <table:table-cell table:style-name="Default"/>
          <table:table-cell/>
          <table:table-cell table:style-name="ce211"/>
          <table:table-cell table:style-name="ce237"/>
          <table:table-cell table:style-name="ce252"/>
          <table:table-cell table:style-name="ce265"/>
          <table:table-cell table:number-columns-repeated="2"/>
          <table:table-cell table:style-name="ce104"/>
          <table:table-cell table:number-columns-repeated="8"/>
          <table:table-cell table:style-name="Default" table:number-columns-repeated="16"/>
          <table:table-cell table:number-columns-repeated="987"/>
        </table:table-row>
        <table:table-row table:style-name="ro1">
          <table:table-cell table:style-name="Default" office:value-type="string" calcext:value-type="string">
            <text:p>push</text:p>
          </table:table-cell>
          <table:table-cell table:style-name="ce135" table:formula="of:=ROUNDDOWN(rbx/10000)*10000 + rcx" office:value-type="float" office:value="0" calcext:value-type="float">
            <text:p>0</text:p>
          </table:table-cell>
          <table:table-cell table:style-name="ce170" office:value-type="string" calcext:value-type="string">
            <text:p>-</text:p>
          </table:table-cell>
          <table:table-cell table:style-name="Default" office:value-type="string" calcext:value-type="string">
            <text:p>TXTY = cx</text:p>
          </table:table-cell>
          <table:table-cell table:style-name="Default"/>
          <table:table-cell/>
          <table:table-cell table:style-name="ce212"/>
          <table:table-cell table:style-name="ce238"/>
          <table:table-cell table:style-name="ce253"/>
          <table:table-cell table:style-name="ce265"/>
          <table:table-cell table:number-columns-repeated="2"/>
          <table:table-cell table:style-name="ce104"/>
          <table:table-cell table:number-columns-repeated="8"/>
          <table:table-cell table:style-name="Default" table:number-columns-repeated="16"/>
          <table:table-cell table:number-columns-repeated="987"/>
        </table:table-row>
        <table:table-row table:style-name="ro1">
          <table:table-cell table:style-name="Default" office:value-type="string" calcext:value-type="string">
            <text:p>pop</text:p>
          </table:table-cell>
          <table:table-cell table:style-name="ce136" office:value-type="string" calcext:value-type="string">
            <text:p>bx</text:p>
          </table:table-cell>
          <table:table-cell table:style-name="ce171" office:value-type="string" calcext:value-type="string">
            <text:p>-</text:p>
          </table:table-cell>
          <table:table-cell table:style-name="Default"/>
          <table:table-cell table:style-name="Default" office:value-type="string" calcext:value-type="string">
            <text:p>end clean tail</text:p>
          </table:table-cell>
          <table:table-cell/>
          <table:table-cell table:style-name="ce213"/>
          <table:table-cell table:style-name="ce239"/>
          <table:table-cell table:style-name="ce254"/>
          <table:table-cell table:style-name="ce265"/>
          <table:table-cell table:number-columns-repeated="2"/>
          <table:table-cell table:style-name="ce104"/>
          <table:table-cell table:number-columns-repeated="8"/>
          <table:table-cell table:style-name="Default" table:number-columns-repeated="16"/>
          <table:table-cell table:number-columns-repeated="987"/>
        </table:table-row>
        <table:table-row table:style-name="ro1">
          <table:table-cell table:style-name="Default" office:value-type="string" calcext:value-type="string">
            <text:p>mmov</text:p>
          </table:table-cell>
          <table:table-cell table:style-name="ce137" table:formula="of:=MOD(ROUNDDOWN(rbx/10000);100)" office:value-type="float" office:value="0" calcext:value-type="float">
            <text:p>0</text:p>
          </table:table-cell>
          <table:table-cell table:style-name="ce172" office:value-type="string" calcext:value-type="string">
            <text:p>cx</text:p>
          </table:table-cell>
          <table:table-cell table:style-name="Default" office:value-type="string" calcext:value-type="string">
            <text:p>Cx = [HY]</text:p>
          </table:table-cell>
          <table:table-cell table:style-name="Default"/>
          <table:table-cell table:number-columns-repeated="7"/>
          <table:table-cell table:style-name="ce104"/>
          <table:table-cell table:number-columns-repeated="8"/>
          <table:table-cell table:style-name="Default" table:number-columns-repeated="16"/>
          <table:table-cell table:number-columns-repeated="987"/>
        </table:table-row>
        <table:table-row table:style-name="ro1">
          <table:table-cell table:style-name="Default" office:value-type="string" calcext:value-type="string">
            <text:p>movm</text:p>
          </table:table-cell>
          <table:table-cell table:style-name="ce138" table:formula="of:=MOD(ROUNDDOWN(rbx/10000);100)" office:value-type="float" office:value="0" calcext:value-type="float">
            <text:p>0</text:p>
          </table:table-cell>
          <table:table-cell table:style-name="ce173" table:formula="of:=BITOR(rcx; 2^(9-ROUNDDOWN(rbx/1000000)))" office:value-type="float" office:value="512" calcext:value-type="float">
            <text:p>512</text:p>
          </table:table-cell>
          <table:table-cell table:style-name="Default" office:value-type="string" calcext:value-type="string">
            <text:p>draw head</text:p>
          </table:table-cell>
          <table:table-cell table:style-name="Default"/>
          <table:table-cell table:number-columns-repeated="7"/>
          <table:table-cell table:style-name="ce104"/>
          <table:table-cell table:number-columns-repeated="8"/>
          <table:table-cell table:style-name="Default" table:number-columns-repeated="16"/>
          <table:table-cell table:number-columns-repeated="987"/>
        </table:table-row>
        <table:table-row table:style-name="ro1">
          <table:table-cell table:style-name="Default" office:value-type="string" calcext:value-type="string">
            <text:p>pop</text:p>
          </table:table-cell>
          <table:table-cell table:style-name="ce139" office:value-type="string" calcext:value-type="string">
            <text:p>cx</text:p>
          </table:table-cell>
          <table:table-cell table:style-name="ce174" office:value-type="string" calcext:value-type="string">
            <text:p>-</text:p>
          </table:table-cell>
          <table:table-cell table:style-name="Default" office:value-type="string" calcext:value-type="string">
            <text:p>restore DIR</text:p>
          </table:table-cell>
          <table:table-cell table:style-name="Default"/>
          <table:table-cell table:number-columns-repeated="1019"/>
        </table:table-row>
        <table:table-row table:style-name="ro1">
          <table:table-cell table:style-name="Default" office:value-type="string" calcext:value-type="string">
            <text:p>jmp</text:p>
          </table:table-cell>
          <table:table-cell table:style-name="ce140" office:value-type="string" calcext:value-type="string">
            <text:p>A49</text:p>
          </table:table-cell>
          <table:table-cell table:style-name="ce175" office:value-type="string" calcext:value-type="string">
            <text:p>-</text:p>
          </table:table-cell>
          <table:table-cell table:style-name="Default" table:number-columns-repeated="2"/>
          <table:table-cell table:number-columns-repeated="1019"/>
        </table:table-row>
        <table:table-row table:style-name="ro1">
          <table:table-cell table:style-name="Default"/>
          <table:table-cell table:style-name="ce141"/>
          <table:table-cell table:style-name="ce176"/>
          <table:table-cell table:style-name="Default" table:number-columns-repeated="2"/>
          <table:table-cell table:number-columns-repeated="1019"/>
        </table:table-row>
        <table:table-row table:style-name="ro1">
          <table:table-cell table:style-name="Default"/>
          <table:table-cell table:style-name="ce142"/>
          <table:table-cell table:style-name="ce177"/>
          <table:table-cell table:style-name="Default" table:number-columns-repeated="2"/>
          <table:table-cell table:number-columns-repeated="1019"/>
        </table:table-row>
        <table:table-row table:style-name="ro1" table:number-rows-repeated="12">
          <table:table-cell table:style-name="Default" table:number-columns-repeated="5"/>
          <table:table-cell table:number-columns-repeated="1019"/>
        </table:table-row>
        <table:table-row table:style-name="ro1" table:number-rows-repeated="2">
          <table:table-cell table:number-columns-repeated="1024"/>
        </table:table-row>
        <table:table-row table:style-name="ro1">
          <table:table-cell/>
          <table:table-cell table:style-name="ce143"/>
          <table:table-cell table:number-columns-repeated="1022"/>
        </table:table-row>
        <table:table-row table:style-name="ro1">
          <table:table-cell table:style-name="ce105"/>
          <table:table-cell table:style-name="ce144"/>
          <table:table-cell table:style-name="ce178"/>
          <table:table-cell table:style-name="ce182"/>
          <table:table-cell table:number-columns-repeated="1020"/>
        </table:table-row>
        <table:table-row table:style-name="ro1">
          <table:table-cell table:style-name="Default" table:number-columns-repeated="5"/>
          <table:table-cell table:number-columns-repeated="1019"/>
        </table:table-row>
        <table:table-row table:style-name="ro1" table:number-rows-repeated="7">
          <table:table-cell table:style-name="Default"/>
          <table:table-cell table:style-name="ce145"/>
          <table:table-cell table:style-name="ce146"/>
          <table:table-cell table:style-name="ce183"/>
          <table:table-cell table:style-name="Default"/>
          <table:table-cell table:number-columns-repeated="1019"/>
        </table:table-row>
        <table:table-row table:style-name="ro1">
          <table:table-cell table:style-name="Default"/>
          <table:table-cell table:style-name="ce145"/>
          <table:table-cell table:style-name="ce146"/>
          <table:table-cell table:style-name="ce183"/>
          <table:table-cell table:style-name="Default" table:number-columns-repeated="3"/>
          <table:table-cell table:number-columns-repeated="1017"/>
        </table:table-row>
        <table:table-row table:style-name="ro1" table:number-rows-repeated="15">
          <table:table-cell table:style-name="Default"/>
          <table:table-cell table:style-name="ce145"/>
          <table:table-cell table:style-name="ce146"/>
          <table:table-cell table:style-name="ce183"/>
          <table:table-cell table:style-name="Default"/>
          <table:table-cell table:number-columns-repeated="1019"/>
        </table:table-row>
        <table:table-row table:style-name="ro1" table:number-rows-repeated="9">
          <table:table-cell table:number-columns-repeated="3"/>
          <table:table-cell table:style-name="ce184"/>
          <table:table-cell table:number-columns-repeated="1020"/>
        </table:table-row>
        <table:table-row table:style-name="ro1" table:number-rows-repeated="1048456">
          <table:table-cell table:number-columns-repeated="1024"/>
        </table:table-row>
        <table:table-row table:style-name="ro1">
          <table:table-cell table:number-columns-repeated="1024"/>
        </table:table-row>
        <calcext:conditional-formats>
          <calcext:conditional-format calcext:target-range-address="Лист2.C88:Лист2.C1048576 Лист2.C83:Лист2.C85 Лист2.C2:Лист2.C41">
            <calcext:condition calcext:apply-style-name="Безымянный1" calcext:value="formula-is(NOT(ISERROR(FORMULA([.C2]))))" calcext:base-cell-address="Лист2.C2"/>
          </calcext:conditional-format>
          <calcext:conditional-format calcext:target-range-address="Лист2.B88:Лист2.B1048576 Лист2.B83:Лист2.B84 Лист2.B3:Лист2.B3 Лист2.B5:Лист2.B21 Лист2.B40:Лист2.B41">
            <calcext:condition calcext:apply-style-name="Безымянный1" calcext:value="formula-is(NOT(ISERROR(FORMULA([.B3]))))" calcext:base-cell-address="Лист2.B3"/>
          </calcext:conditional-format>
          <calcext:conditional-format calcext:target-range-address="Лист2.B3:Лист2.B3 Лист2.B5:Лист2.B21">
            <calcext:condition calcext:apply-style-name="Безымянный1" calcext:value="formula-is(NOT(ISERROR(FORMULA([.B3]))))" calcext:base-cell-address="Лист2.B3"/>
          </calcext:conditional-format>
          <calcext:conditional-format calcext:target-range-address="Лист2.B85:Лист2.B85">
            <calcext:condition calcext:apply-style-name="Безымянный1" calcext:value="formula-is(NOT(ISERROR(FORMULA([.B85]))))" calcext:base-cell-address="Лист2.B85"/>
          </calcext:conditional-format>
          <calcext:conditional-format calcext:target-range-address="Лист2.A86:Лист2.A86">
            <calcext:condition calcext:apply-style-name="Безымянный1" calcext:value="formula-is(NOT(ISERROR(FORMULA([.A86]))))" calcext:base-cell-address="Лист2.A86"/>
          </calcext:conditional-format>
          <calcext:conditional-format calcext:target-range-address="Лист2.A86:Лист2.A86">
            <calcext:condition calcext:apply-style-name="Безымянный1" calcext:value="formula-is(NOT(ISERROR(FORMULA([.A86]))))" calcext:base-cell-address="Лист2.A86"/>
          </calcext:conditional-format>
          <calcext:conditional-format calcext:target-range-address="Лист2.B86:Лист2.B86">
            <calcext:condition calcext:apply-style-name="Безымянный1" calcext:value="formula-is(NOT(ISERROR(FORMULA([.B86]))))" calcext:base-cell-address="Лист2.B86"/>
          </calcext:conditional-format>
          <calcext:conditional-format calcext:target-range-address="Лист2.B86:Лист2.B86">
            <calcext:condition calcext:apply-style-name="Безымянный1" calcext:value="formula-is(NOT(ISERROR(FORMULA([.B86]))))" calcext:base-cell-address="Лист2.B86"/>
          </calcext:conditional-format>
          <calcext:conditional-format calcext:target-range-address="Лист2.C86:Лист2.C86">
            <calcext:condition calcext:apply-style-name="Безымянный1" calcext:value="formula-is(NOT(ISERROR(FORMULA([.C86]))))" calcext:base-cell-address="Лист2.C86"/>
          </calcext:conditional-format>
          <calcext:conditional-format calcext:target-range-address="Лист2.C86:Лист2.C86">
            <calcext:condition calcext:apply-style-name="Безымянный1" calcext:value="formula-is(NOT(ISERROR(FORMULA([.C86]))))" calcext:base-cell-address="Лист2.C86"/>
          </calcext:conditional-format>
          <calcext:conditional-format calcext:target-range-address="Лист2.D86:Лист2.D86">
            <calcext:condition calcext:apply-style-name="Безымянный1" calcext:value="formula-is(NOT(ISERROR(FORMULA([.D86]))))" calcext:base-cell-address="Лист2.D86"/>
          </calcext:conditional-format>
          <calcext:conditional-format calcext:target-range-address="Лист2.D86:Лист2.D86">
            <calcext:condition calcext:apply-style-name="Безымянный1" calcext:value="formula-is(NOT(ISERROR(FORMULA([.D86]))))" calcext:base-cell-address="Лист2.D86"/>
          </calcext:conditional-format>
          <calcext:conditional-format calcext:target-range-address="Лист2.D88:Лист2.D119">
            <calcext:condition calcext:apply-style-name="Безымянный1" calcext:value="formula-is(NOT(ISERROR(FORMULA([.J44]))))" calcext:base-cell-address="Лист2.D88"/>
          </calcext:conditional-format>
          <calcext:conditional-format calcext:target-range-address="Лист2.D88:Лист2.D119">
            <calcext:condition calcext:apply-style-name="Безымянный1" calcext:value="formula-is(NOT(ISERROR(FORMULA([.J44]))))" calcext:base-cell-address="Лист2.D88"/>
          </calcext:conditional-format>
          <calcext:conditional-format calcext:target-range-address="Лист2.AK25:Лист2.AK27">
            <calcext:condition calcext:apply-style-name="Безымянный1" calcext:value="formula-is(NOT(ISERROR(FORMULA([.AK25]))))" calcext:base-cell-address="Лист2.AK25"/>
          </calcext:conditional-format>
          <calcext:conditional-format calcext:target-range-address="Лист2.AJ25:Лист2.AJ27">
            <calcext:condition calcext:apply-style-name="Безымянный1" calcext:value="formula-is(NOT(ISERROR(FORMULA([.AJ25]))))" calcext:base-cell-address="Лист2.AJ25"/>
          </calcext:conditional-format>
          <calcext:conditional-format calcext:target-range-address="Лист2.AL25:Лист2.AL27">
            <calcext:condition calcext:apply-style-name="Безымянный1" calcext:value="formula-is(NOT(ISERROR(FORMULA([.AL25]))))" calcext:base-cell-address="Лист2.AL25"/>
          </calcext:conditional-format>
          <calcext:conditional-format calcext:target-range-address="Лист2.AL25:Лист2.AL27">
            <calcext:condition calcext:apply-style-name="Безымянный1" calcext:value="formula-is(NOT(ISERROR(FORMULA([.AL25]))))" calcext:base-cell-address="Лист2.AL25"/>
          </calcext:conditional-format>
          <calcext:conditional-format calcext:target-range-address="Лист2.AI25:Лист2.AI25">
            <calcext:condition calcext:apply-style-name="Безымянный1" calcext:value="formula-is(NOT(ISERROR(FORMULA([.AI25]))))" calcext:base-cell-address="Лист2.AI25"/>
          </calcext:conditional-format>
          <calcext:conditional-format calcext:target-range-address="Лист2.AI25:Лист2.AI25">
            <calcext:condition calcext:apply-style-name="Безымянный1" calcext:value="formula-is(NOT(ISERROR(FORMULA([.AI25]))))" calcext:base-cell-address="Лист2.AI25"/>
          </calcext:conditional-format>
          <calcext:conditional-format calcext:target-range-address="Лист2.AK25:Лист2.AK25">
            <calcext:condition calcext:apply-style-name="Безымянный1" calcext:value="formula-is(NOT(ISERROR(FORMULA([.AK25]))))" calcext:base-cell-address="Лист2.AK25"/>
          </calcext:conditional-format>
          <calcext:conditional-format calcext:target-range-address="Лист2.AK25:Лист2.AK25">
            <calcext:condition calcext:apply-style-name="Безымянный1" calcext:value="formula-is(NOT(ISERROR(FORMULA([.AK25]))))" calcext:base-cell-address="Лист2.AK25"/>
          </calcext:conditional-format>
          <calcext:conditional-format calcext:target-range-address="Лист2.AI26:Лист2.AI26">
            <calcext:condition calcext:apply-style-name="Безымянный1" calcext:value="formula-is(NOT(ISERROR(FORMULA([.AI26]))))" calcext:base-cell-address="Лист2.AI26"/>
          </calcext:conditional-format>
          <calcext:conditional-format calcext:target-range-address="Лист2.AI26:Лист2.AI26">
            <calcext:condition calcext:apply-style-name="Безымянный1" calcext:value="formula-is(NOT(ISERROR(FORMULA([.AI26]))))" calcext:base-cell-address="Лист2.AI26"/>
          </calcext:conditional-format>
          <calcext:conditional-format calcext:target-range-address="Лист2.AK26:Лист2.AK26">
            <calcext:condition calcext:apply-style-name="Безымянный1" calcext:value="formula-is(NOT(ISERROR(FORMULA([.AK26]))))" calcext:base-cell-address="Лист2.AK26"/>
          </calcext:conditional-format>
          <calcext:conditional-format calcext:target-range-address="Лист2.AK26:Лист2.AK26">
            <calcext:condition calcext:apply-style-name="Безымянный1" calcext:value="formula-is(NOT(ISERROR(FORMULA([.AK26]))))" calcext:base-cell-address="Лист2.AK26"/>
          </calcext:conditional-format>
          <calcext:conditional-format calcext:target-range-address="Лист2.AI27:Лист2.AI27">
            <calcext:condition calcext:apply-style-name="Безымянный1" calcext:value="formula-is(NOT(ISERROR(FORMULA([.AI27]))))" calcext:base-cell-address="Лист2.AI27"/>
          </calcext:conditional-format>
          <calcext:conditional-format calcext:target-range-address="Лист2.AI27:Лист2.AI27">
            <calcext:condition calcext:apply-style-name="Безымянный1" calcext:value="formula-is(NOT(ISERROR(FORMULA([.AI27]))))" calcext:base-cell-address="Лист2.AI27"/>
          </calcext:conditional-format>
          <calcext:conditional-format calcext:target-range-address="Лист2.AJ27:Лист2.AJ27">
            <calcext:condition calcext:apply-style-name="Безымянный1" calcext:value="formula-is(NOT(ISERROR(FORMULA([.AJ27]))))" calcext:base-cell-address="Лист2.AJ27"/>
          </calcext:conditional-format>
          <calcext:conditional-format calcext:target-range-address="Лист2.AJ27:Лист2.AJ27">
            <calcext:condition calcext:apply-style-name="Безымянный1" calcext:value="formula-is(NOT(ISERROR(FORMULA([.AJ27]))))" calcext:base-cell-address="Лист2.AJ27"/>
          </calcext:conditional-format>
          <calcext:conditional-format calcext:target-range-address="Лист2.AK27:Лист2.AK27">
            <calcext:condition calcext:apply-style-name="Безымянный1" calcext:value="formula-is(NOT(ISERROR(FORMULA([.AK27]))))" calcext:base-cell-address="Лист2.AK27"/>
          </calcext:conditional-format>
          <calcext:conditional-format calcext:target-range-address="Лист2.AK27:Лист2.AK27">
            <calcext:condition calcext:apply-style-name="Безымянный1" calcext:value="formula-is(NOT(ISERROR(FORMULA([.AK27]))))" calcext:base-cell-address="Лист2.AK27"/>
          </calcext:conditional-format>
          <calcext:conditional-format calcext:target-range-address="Лист2.AJ25:Лист2.AJ25">
            <calcext:condition calcext:apply-style-name="Безымянный1" calcext:value="formula-is(NOT(ISERROR(FORMULA([.AJ25]))))" calcext:base-cell-address="Лист2.AJ25"/>
          </calcext:conditional-format>
          <calcext:conditional-format calcext:target-range-address="Лист2.AJ25:Лист2.AJ25">
            <calcext:condition calcext:apply-style-name="Безымянный1" calcext:value="formula-is(NOT(ISERROR(FORMULA([.AJ25]))))" calcext:base-cell-address="Лист2.AJ25"/>
          </calcext:conditional-format>
          <calcext:conditional-format calcext:target-range-address="Лист2.AJ26:Лист2.AJ26">
            <calcext:condition calcext:apply-style-name="Безымянный1" calcext:value="formula-is(NOT(ISERROR(FORMULA([.AJ26]))))" calcext:base-cell-address="Лист2.AJ26"/>
          </calcext:conditional-format>
          <calcext:conditional-format calcext:target-range-address="Лист2.AJ26:Лист2.AJ26">
            <calcext:condition calcext:apply-style-name="Безымянный1" calcext:value="formula-is(NOT(ISERROR(FORMULA([.AJ26]))))" calcext:base-cell-address="Лист2.AJ26"/>
          </calcext:conditional-format>
          <calcext:conditional-format calcext:target-range-address="Лист2.AJ23:Лист2.AJ23">
            <calcext:condition calcext:apply-style-name="Безымянный1" calcext:value="formula-is(NOT(ISERROR(FORMULA([.AJ23]))))" calcext:base-cell-address="Лист2.AJ23"/>
          </calcext:conditional-format>
          <calcext:conditional-format calcext:target-range-address="Лист2.B5:Лист2.B5 Лист2.B2:Лист2.B3">
            <calcext:condition calcext:apply-style-name="Безымянный1" calcext:value="formula-is(NOT(ISERROR(FORMULA([.B2]))))" calcext:base-cell-address="Лист2.B2"/>
          </calcext:conditional-format>
          <calcext:conditional-format calcext:target-range-address="Лист2.B5:Лист2.B5 Лист2.B2:Лист2.B3">
            <calcext:condition calcext:apply-style-name="Безымянный1" calcext:value="formula-is(NOT(ISERROR(FORMULA([.B2]))))" calcext:base-cell-address="Лист2.B2"/>
          </calcext:conditional-format>
          <calcext:conditional-format calcext:target-range-address="Лист2.B6:Лист2.B6">
            <calcext:condition calcext:apply-style-name="Безымянный1" calcext:value="formula-is(NOT(ISERROR(FORMULA([.B6]))))" calcext:base-cell-address="Лист2.B6"/>
          </calcext:conditional-format>
          <calcext:conditional-format calcext:target-range-address="Лист2.B6:Лист2.B6">
            <calcext:condition calcext:apply-style-name="Безымянный1" calcext:value="formula-is(NOT(ISERROR(FORMULA([.B6]))))" calcext:base-cell-address="Лист2.B6"/>
          </calcext:conditional-format>
          <calcext:conditional-format calcext:target-range-address="Лист2.N4:Лист2.W23">
            <calcext:condition calcext:apply-style-name="Excel_CondFormat_2_1_1" calcext:value="=&quot; &quot;" calcext:base-cell-address="Лист2.N4"/>
          </calcext:conditional-format>
          <calcext:conditional-format calcext:target-range-address="Лист2.J44:Лист2.J44">
            <calcext:condition calcext:apply-style-name="Безымянный1" calcext:value="formula-is(NOT(ISERROR(FORMULA([.J44]))))" calcext:base-cell-address="Лист2.J44"/>
          </calcext:conditional-format>
          <calcext:conditional-format calcext:target-range-address="Лист2.J44:Лист2.J44">
            <calcext:condition calcext:apply-style-name="Безымянный1" calcext:value="formula-is(NOT(ISERROR(FORMULA([.J44]))))" calcext:base-cell-address="Лист2.J44"/>
          </calcext:conditional-format>
          <calcext:conditional-format calcext:target-range-address="Лист2.J46:Лист2.J55">
            <calcext:condition calcext:apply-style-name="Безымянный1" calcext:value="formula-is(NOT(ISERROR(FORMULA([.J46]))))" calcext:base-cell-address="Лист2.J46"/>
          </calcext:conditional-format>
          <calcext:conditional-format calcext:target-range-address="Лист2.J46:Лист2.J55">
            <calcext:condition calcext:apply-style-name="Безымянный1" calcext:value="formula-is(NOT(ISERROR(FORMULA([.J46]))))" calcext:base-cell-address="Лист2.J46"/>
          </calcext:conditional-format>
          <calcext:conditional-format calcext:target-range-address="Лист2.G55:Лист2.G55">
            <calcext:condition calcext:apply-style-name="Безымянный1" calcext:value="formula-is(NOT(ISERROR(FORMULA([.G49]))))" calcext:base-cell-address="Лист2.G55"/>
          </calcext:conditional-format>
          <calcext:conditional-format calcext:target-range-address="Лист2.G55:Лист2.G55">
            <calcext:condition calcext:apply-style-name="Безымянный1" calcext:value="formula-is(NOT(ISERROR(FORMULA([.G49]))))" calcext:base-cell-address="Лист2.G55"/>
          </calcext:conditional-format>
          <calcext:conditional-format calcext:target-range-address="Лист2.G54:Лист2.G54">
            <calcext:condition calcext:apply-style-name="Безымянный1" calcext:value="formula-is(NOT(ISERROR(FORMULA([.G49]))))" calcext:base-cell-address="Лист2.G54"/>
          </calcext:conditional-format>
          <calcext:conditional-format calcext:target-range-address="Лист2.G54:Лист2.G54">
            <calcext:condition calcext:apply-style-name="Безымянный1" calcext:value="formula-is(NOT(ISERROR(FORMULA([.G49]))))" calcext:base-cell-address="Лист2.G54"/>
          </calcext:conditional-format>
          <calcext:conditional-format calcext:target-range-address="Лист2.G55:Лист2.G55">
            <calcext:condition calcext:apply-style-name="Безымянный1" calcext:value="formula-is(NOT(ISERROR(FORMULA([.G49]))))" calcext:base-cell-address="Лист2.G55"/>
          </calcext:conditional-format>
          <calcext:conditional-format calcext:target-range-address="Лист2.G55:Лист2.G55">
            <calcext:condition calcext:apply-style-name="Безымянный1" calcext:value="formula-is(NOT(ISERROR(FORMULA([.G49]))))" calcext:base-cell-address="Лист2.G55"/>
          </calcext:conditional-format>
          <calcext:conditional-format calcext:target-range-address="Лист2.G54:Лист2.G54">
            <calcext:condition calcext:apply-style-name="Безымянный1" calcext:value="formula-is(NOT(ISERROR(FORMULA([.G49]))))" calcext:base-cell-address="Лист2.G54"/>
          </calcext:conditional-format>
          <calcext:conditional-format calcext:target-range-address="Лист2.G54:Лист2.G54">
            <calcext:condition calcext:apply-style-name="Безымянный1" calcext:value="formula-is(NOT(ISERROR(FORMULA([.G49]))))" calcext:base-cell-address="Лист2.G54"/>
          </calcext:conditional-format>
          <calcext:conditional-format calcext:target-range-address="Лист2.B4:Лист2.B4">
            <calcext:condition calcext:apply-style-name="Безымянный1" calcext:value="formula-is(NOT(ISERROR(FORMULA([.B4]))))" calcext:base-cell-address="Лист2.B4"/>
          </calcext:conditional-format>
          <calcext:conditional-format calcext:target-range-address="Лист2.B4:Лист2.B4">
            <calcext:condition calcext:apply-style-name="Безымянный1" calcext:value="formula-is(NOT(ISERROR(FORMULA([.B4]))))" calcext:base-cell-address="Лист2.B4"/>
          </calcext:conditional-format>
          <calcext:conditional-format calcext:target-range-address="Лист2.B4:Лист2.B4">
            <calcext:condition calcext:apply-style-name="Безымянный1" calcext:value="formula-is(NOT(ISERROR(FORMULA([.B4]))))" calcext:base-cell-address="Лист2.B4"/>
          </calcext:conditional-format>
          <calcext:conditional-format calcext:target-range-address="Лист2.B4:Лист2.B4">
            <calcext:condition calcext:apply-style-name="Безымянный1" calcext:value="formula-is(NOT(ISERROR(FORMULA([.B4]))))" calcext:base-cell-address="Лист2.B4"/>
          </calcext:conditional-format>
          <calcext:conditional-format calcext:target-range-address="Лист2.M61:Лист2.M61">
            <calcext:condition calcext:apply-style-name="Безымянный1" calcext:value="formula-is(NOT(ISERROR(FORMULA([.M61]))))" calcext:base-cell-address="Лист2.M61"/>
          </calcext:conditional-format>
          <calcext:conditional-format calcext:target-range-address="Лист2.N61:Лист2.N61">
            <calcext:condition calcext:apply-style-name="Безымянный1" calcext:value="formula-is(NOT(ISERROR(FORMULA([.N61]))))" calcext:base-cell-address="Лист2.N61"/>
          </calcext:conditional-format>
          <calcext:conditional-format calcext:target-range-address="Лист2.M43:Лист2.M43">
            <calcext:condition calcext:apply-style-name="Безымянный1" calcext:value="formula-is(NOT(ISERROR(FORMULA([.M43]))))" calcext:base-cell-address="Лист2.M43"/>
          </calcext:conditional-format>
          <calcext:conditional-format calcext:target-range-address="Лист2.N43:Лист2.N43">
            <calcext:condition calcext:apply-style-name="Безымянный1" calcext:value="formula-is(NOT(ISERROR(FORMULA([.N43]))))" calcext:base-cell-address="Лист2.N43"/>
          </calcext:conditional-format>
          <calcext:conditional-format calcext:target-range-address="Лист2.M43:Лист2.M43">
            <calcext:condition calcext:apply-style-name="Безымянный1" calcext:value="formula-is(NOT(ISERROR(FORMULA([.M40]))))" calcext:base-cell-address="Лист2.M43"/>
          </calcext:conditional-format>
          <calcext:conditional-format calcext:target-range-address="Лист2.N43:Лист2.N43">
            <calcext:condition calcext:apply-style-name="Безымянный1" calcext:value="formula-is(NOT(ISERROR(FORMULA([.N40]))))" calcext:base-cell-address="Лист2.N43"/>
          </calcext:conditional-format>
          <calcext:conditional-format calcext:target-range-address="Лист2.M46:Лист2.M46">
            <calcext:condition calcext:apply-style-name="Безымянный1" calcext:value="formula-is(NOT(ISERROR(FORMULA([.M47]))))" calcext:base-cell-address="Лист2.M46"/>
          </calcext:conditional-format>
          <calcext:conditional-format calcext:target-range-address="Лист2.N46:Лист2.N46">
            <calcext:condition calcext:apply-style-name="Безымянный1" calcext:value="formula-is(NOT(ISERROR(FORMULA([.N47]))))" calcext:base-cell-address="Лист2.N46"/>
          </calcext:conditional-format>
          <calcext:conditional-format calcext:target-range-address="Лист2.M47:Лист2.M47">
            <calcext:condition calcext:apply-style-name="Безымянный1" calcext:value="formula-is(NOT(ISERROR(FORMULA([.M48]))))" calcext:base-cell-address="Лист2.M47"/>
          </calcext:conditional-format>
          <calcext:conditional-format calcext:target-range-address="Лист2.N47:Лист2.N47">
            <calcext:condition calcext:apply-style-name="Безымянный1" calcext:value="formula-is(NOT(ISERROR(FORMULA([.N48]))))" calcext:base-cell-address="Лист2.N47"/>
          </calcext:conditional-format>
          <calcext:conditional-format calcext:target-range-address="Лист2.M46:Лист2.M46">
            <calcext:condition calcext:apply-style-name="Безымянный1" calcext:value="formula-is(NOT(ISERROR(FORMULA([.M43]))))" calcext:base-cell-address="Лист2.M46"/>
          </calcext:conditional-format>
          <calcext:conditional-format calcext:target-range-address="Лист2.N46:Лист2.N46">
            <calcext:condition calcext:apply-style-name="Безымянный1" calcext:value="formula-is(NOT(ISERROR(FORMULA([.N43]))))" calcext:base-cell-address="Лист2.N46"/>
          </calcext:conditional-format>
          <calcext:conditional-format calcext:target-range-address="Лист2.M47:Лист2.M47">
            <calcext:condition calcext:apply-style-name="Безымянный1" calcext:value="formula-is(NOT(ISERROR(FORMULA([.M44]))))" calcext:base-cell-address="Лист2.M47"/>
          </calcext:conditional-format>
          <calcext:conditional-format calcext:target-range-address="Лист2.N47:Лист2.N47">
            <calcext:condition calcext:apply-style-name="Безымянный1" calcext:value="formula-is(NOT(ISERROR(FORMULA([.N44]))))" calcext:base-cell-address="Лист2.N47"/>
          </calcext:conditional-format>
          <calcext:conditional-format calcext:target-range-address="Лист2.M48:Лист2.M48">
            <calcext:condition calcext:apply-style-name="Безымянный1" calcext:value="formula-is(NOT(ISERROR(FORMULA([.M46]))))" calcext:base-cell-address="Лист2.M48"/>
          </calcext:conditional-format>
          <calcext:conditional-format calcext:target-range-address="Лист2.N48:Лист2.N48">
            <calcext:condition calcext:apply-style-name="Безымянный1" calcext:value="formula-is(NOT(ISERROR(FORMULA([.N46]))))" calcext:base-cell-address="Лист2.N48"/>
          </calcext:conditional-format>
          <calcext:conditional-format calcext:target-range-address="Лист2.M49:Лист2.M49">
            <calcext:condition calcext:apply-style-name="Безымянный1" calcext:value="formula-is(NOT(ISERROR(FORMULA([.M47]))))" calcext:base-cell-address="Лист2.M49"/>
          </calcext:conditional-format>
          <calcext:conditional-format calcext:target-range-address="Лист2.N49:Лист2.N49">
            <calcext:condition calcext:apply-style-name="Безымянный1" calcext:value="formula-is(NOT(ISERROR(FORMULA([.N47]))))" calcext:base-cell-address="Лист2.N49"/>
          </calcext:conditional-format>
          <calcext:conditional-format calcext:target-range-address="Лист2.M51:Лист2.M51">
            <calcext:condition calcext:apply-style-name="Безымянный1" calcext:value="formula-is(NOT(ISERROR(FORMULA([.M49]))))" calcext:base-cell-address="Лист2.M51"/>
          </calcext:conditional-format>
          <calcext:conditional-format calcext:target-range-address="Лист2.N51:Лист2.N51">
            <calcext:condition calcext:apply-style-name="Безымянный1" calcext:value="formula-is(NOT(ISERROR(FORMULA([.N49]))))" calcext:base-cell-address="Лист2.N51"/>
          </calcext:conditional-format>
          <calcext:conditional-format calcext:target-range-address="Лист2.M52:Лист2.M52">
            <calcext:condition calcext:apply-style-name="Безымянный1" calcext:value="formula-is(NOT(ISERROR(FORMULA([.M50]))))" calcext:base-cell-address="Лист2.M52"/>
          </calcext:conditional-format>
          <calcext:conditional-format calcext:target-range-address="Лист2.N52:Лист2.N52">
            <calcext:condition calcext:apply-style-name="Безымянный1" calcext:value="formula-is(NOT(ISERROR(FORMULA([.N50]))))" calcext:base-cell-address="Лист2.N52"/>
          </calcext:conditional-format>
          <calcext:conditional-format calcext:target-range-address="Лист2.M53:Лист2.M53">
            <calcext:condition calcext:apply-style-name="Безымянный1" calcext:value="formula-is(NOT(ISERROR(FORMULA([.M50]))))" calcext:base-cell-address="Лист2.M53"/>
          </calcext:conditional-format>
          <calcext:conditional-format calcext:target-range-address="Лист2.N53:Лист2.N53">
            <calcext:condition calcext:apply-style-name="Безымянный1" calcext:value="formula-is(NOT(ISERROR(FORMULA([.N50]))))" calcext:base-cell-address="Лист2.N53"/>
          </calcext:conditional-format>
          <calcext:conditional-format calcext:target-range-address="Лист2.M54:Лист2.M54">
            <calcext:condition calcext:apply-style-name="Безымянный1" calcext:value="formula-is(NOT(ISERROR(FORMULA([.M51]))))" calcext:base-cell-address="Лист2.M54"/>
          </calcext:conditional-format>
          <calcext:conditional-format calcext:target-range-address="Лист2.N54:Лист2.N54">
            <calcext:condition calcext:apply-style-name="Безымянный1" calcext:value="formula-is(NOT(ISERROR(FORMULA([.N51]))))" calcext:base-cell-address="Лист2.N54"/>
          </calcext:conditional-format>
          <calcext:conditional-format calcext:target-range-address="Лист2.M50:Лист2.M50">
            <calcext:condition calcext:apply-style-name="Безымянный1" calcext:value="formula-is(NOT(ISERROR(FORMULA([.M47]))))" calcext:base-cell-address="Лист2.M50"/>
          </calcext:conditional-format>
          <calcext:conditional-format calcext:target-range-address="Лист2.N50:Лист2.N50">
            <calcext:condition calcext:apply-style-name="Безымянный1" calcext:value="formula-is(NOT(ISERROR(FORMULA([.N47]))))" calcext:base-cell-address="Лист2.N50"/>
          </calcext:conditional-format>
          <calcext:conditional-format calcext:target-range-address="Лист2.I41:Лист2.I41">
            <calcext:condition calcext:apply-style-name="Безымянный1" calcext:value="formula-is(NOT(ISERROR(FORMULA([.I40]))))" calcext:base-cell-address="Лист2.I41"/>
          </calcext:conditional-format>
          <calcext:conditional-format calcext:target-range-address="Лист2.I41:Лист2.I41">
            <calcext:condition calcext:apply-style-name="Безымянный1" calcext:value="formula-is(NOT(ISERROR(FORMULA([.I40]))))" calcext:base-cell-address="Лист2.I41"/>
          </calcext:conditional-format>
          <calcext:conditional-format calcext:target-range-address="Лист2.I41:Лист2.I41">
            <calcext:condition calcext:apply-style-name="Безымянный1" calcext:value="formula-is(NOT(ISERROR(FORMULA([.I40]))))" calcext:base-cell-address="Лист2.I41"/>
          </calcext:conditional-format>
          <calcext:conditional-format calcext:target-range-address="Лист2.I41:Лист2.I41">
            <calcext:condition calcext:apply-style-name="Безымянный1" calcext:value="formula-is(NOT(ISERROR(FORMULA([.I40]))))" calcext:base-cell-address="Лист2.I41"/>
          </calcext:conditional-format>
          <calcext:conditional-format calcext:target-range-address="Лист2.I42:Лист2.I42">
            <calcext:condition calcext:apply-style-name="Безымянный1" calcext:value="formula-is(NOT(ISERROR(FORMULA([.I41]))))" calcext:base-cell-address="Лист2.I42"/>
          </calcext:conditional-format>
          <calcext:conditional-format calcext:target-range-address="Лист2.I42:Лист2.I42">
            <calcext:condition calcext:apply-style-name="Безымянный1" calcext:value="formula-is(NOT(ISERROR(FORMULA([.I41]))))" calcext:base-cell-address="Лист2.I42"/>
          </calcext:conditional-format>
          <calcext:conditional-format calcext:target-range-address="Лист2.I42:Лист2.I42">
            <calcext:condition calcext:apply-style-name="Безымянный1" calcext:value="formula-is(NOT(ISERROR(FORMULA([.I41]))))" calcext:base-cell-address="Лист2.I42"/>
          </calcext:conditional-format>
          <calcext:conditional-format calcext:target-range-address="Лист2.I42:Лист2.I42">
            <calcext:condition calcext:apply-style-name="Безымянный1" calcext:value="formula-is(NOT(ISERROR(FORMULA([.I41]))))" calcext:base-cell-address="Лист2.I42"/>
          </calcext:conditional-format>
          <calcext:conditional-format calcext:target-range-address="Лист2.B42:Лист2.B42">
            <calcext:condition calcext:apply-style-name="Безымянный1" calcext:value="formula-is(NOT(ISERROR(FORMULA([.B42]))))" calcext:base-cell-address="Лист2.B42"/>
          </calcext:conditional-format>
          <calcext:conditional-format calcext:target-range-address="Лист2.C42:Лист2.C42">
            <calcext:condition calcext:apply-style-name="Безымянный1" calcext:value="formula-is(NOT(ISERROR(FORMULA([.C42]))))" calcext:base-cell-address="Лист2.C42"/>
          </calcext:conditional-format>
          <calcext:conditional-format calcext:target-range-address="Лист2.B43:Лист2.B43">
            <calcext:condition calcext:apply-style-name="Безымянный1" calcext:value="formula-is(NOT(ISERROR(FORMULA([.B43]))))" calcext:base-cell-address="Лист2.B43"/>
          </calcext:conditional-format>
          <calcext:conditional-format calcext:target-range-address="Лист2.C43:Лист2.C43">
            <calcext:condition calcext:apply-style-name="Безымянный1" calcext:value="formula-is(NOT(ISERROR(FORMULA([.C43]))))" calcext:base-cell-address="Лист2.C43"/>
          </calcext:conditional-format>
          <calcext:conditional-format calcext:target-range-address="Лист2.G41:Лист2.G41">
            <calcext:condition calcext:apply-style-name="Безымянный1" calcext:value="formula-is(NOT(ISERROR(FORMULA([.G41]))))" calcext:base-cell-address="Лист2.G41"/>
          </calcext:conditional-format>
          <calcext:conditional-format calcext:target-range-address="Лист2.H41:Лист2.H41">
            <calcext:condition calcext:apply-style-name="Безымянный1" calcext:value="formula-is(NOT(ISERROR(FORMULA([.H41]))))" calcext:base-cell-address="Лист2.H41"/>
          </calcext:conditional-format>
          <calcext:conditional-format calcext:target-range-address="Лист2.G42:Лист2.G42">
            <calcext:condition calcext:apply-style-name="Безымянный1" calcext:value="formula-is(NOT(ISERROR(FORMULA([.G42]))))" calcext:base-cell-address="Лист2.G42"/>
          </calcext:conditional-format>
          <calcext:conditional-format calcext:target-range-address="Лист2.H42:Лист2.H42">
            <calcext:condition calcext:apply-style-name="Безымянный1" calcext:value="formula-is(NOT(ISERROR(FORMULA([.H42]))))" calcext:base-cell-address="Лист2.H42"/>
          </calcext:conditional-format>
          <calcext:conditional-format calcext:target-range-address="Лист2.G43:Лист2.G43">
            <calcext:condition calcext:apply-style-name="Безымянный1" calcext:value="formula-is(NOT(ISERROR(FORMULA([.G43]))))" calcext:base-cell-address="Лист2.G43"/>
          </calcext:conditional-format>
          <calcext:conditional-format calcext:target-range-address="Лист2.G44:Лист2.G44">
            <calcext:condition calcext:apply-style-name="Безымянный1" calcext:value="formula-is(NOT(ISERROR(FORMULA([.G44]))))" calcext:base-cell-address="Лист2.G44"/>
          </calcext:conditional-format>
          <calcext:conditional-format calcext:target-range-address="Лист2.B44:Лист2.B44">
            <calcext:condition calcext:apply-style-name="Безымянный1" calcext:value="formula-is(NOT(ISERROR(FORMULA([.B44]))))" calcext:base-cell-address="Лист2.B44"/>
          </calcext:conditional-format>
          <calcext:conditional-format calcext:target-range-address="Лист2.C44:Лист2.C44">
            <calcext:condition calcext:apply-style-name="Безымянный1" calcext:value="formula-is(NOT(ISERROR(FORMULA([.C44]))))" calcext:base-cell-address="Лист2.C44"/>
          </calcext:conditional-format>
          <calcext:conditional-format calcext:target-range-address="Лист2.B45:Лист2.B45">
            <calcext:condition calcext:apply-style-name="Безымянный1" calcext:value="formula-is(NOT(ISERROR(FORMULA([.B45]))))" calcext:base-cell-address="Лист2.B45"/>
          </calcext:conditional-format>
          <calcext:conditional-format calcext:target-range-address="Лист2.C45:Лист2.C45">
            <calcext:condition calcext:apply-style-name="Безымянный1" calcext:value="formula-is(NOT(ISERROR(FORMULA([.C45]))))" calcext:base-cell-address="Лист2.C45"/>
          </calcext:conditional-format>
          <calcext:conditional-format calcext:target-range-address="Лист2.B46:Лист2.B46">
            <calcext:condition calcext:apply-style-name="Безымянный1" calcext:value="formula-is(NOT(ISERROR(FORMULA([.B46]))))" calcext:base-cell-address="Лист2.B46"/>
          </calcext:conditional-format>
          <calcext:conditional-format calcext:target-range-address="Лист2.C46:Лист2.C46">
            <calcext:condition calcext:apply-style-name="Безымянный1" calcext:value="formula-is(NOT(ISERROR(FORMULA([.C46]))))" calcext:base-cell-address="Лист2.C46"/>
          </calcext:conditional-format>
          <calcext:conditional-format calcext:target-range-address="Лист2.B47:Лист2.B47">
            <calcext:condition calcext:apply-style-name="Безымянный1" calcext:value="formula-is(NOT(ISERROR(FORMULA([.B47]))))" calcext:base-cell-address="Лист2.B47"/>
          </calcext:conditional-format>
          <calcext:conditional-format calcext:target-range-address="Лист2.C47:Лист2.C47">
            <calcext:condition calcext:apply-style-name="Безымянный1" calcext:value="formula-is(NOT(ISERROR(FORMULA([.C47]))))" calcext:base-cell-address="Лист2.C47"/>
          </calcext:conditional-format>
          <calcext:conditional-format calcext:target-range-address="Лист2.B48:Лист2.B48">
            <calcext:condition calcext:apply-style-name="Безымянный1" calcext:value="formula-is(NOT(ISERROR(FORMULA([.B48]))))" calcext:base-cell-address="Лист2.B48"/>
          </calcext:conditional-format>
          <calcext:conditional-format calcext:target-range-address="Лист2.C48:Лист2.C48">
            <calcext:condition calcext:apply-style-name="Безымянный1" calcext:value="formula-is(NOT(ISERROR(FORMULA([.C48]))))" calcext:base-cell-address="Лист2.C48"/>
          </calcext:conditional-format>
          <calcext:conditional-format calcext:target-range-address="Лист2.B49:Лист2.B49">
            <calcext:condition calcext:apply-style-name="Безымянный1" calcext:value="formula-is(NOT(ISERROR(FORMULA([.B49]))))" calcext:base-cell-address="Лист2.B49"/>
          </calcext:conditional-format>
          <calcext:conditional-format calcext:target-range-address="Лист2.C49:Лист2.C49">
            <calcext:condition calcext:apply-style-name="Безымянный1" calcext:value="formula-is(NOT(ISERROR(FORMULA([.C49]))))" calcext:base-cell-address="Лист2.C49"/>
          </calcext:conditional-format>
          <calcext:conditional-format calcext:target-range-address="Лист2.B50:Лист2.B50">
            <calcext:condition calcext:apply-style-name="Безымянный1" calcext:value="formula-is(NOT(ISERROR(FORMULA([.B50]))))" calcext:base-cell-address="Лист2.B50"/>
          </calcext:conditional-format>
          <calcext:conditional-format calcext:target-range-address="Лист2.C50:Лист2.C50">
            <calcext:condition calcext:apply-style-name="Безымянный1" calcext:value="formula-is(NOT(ISERROR(FORMULA([.C50]))))" calcext:base-cell-address="Лист2.C50"/>
          </calcext:conditional-format>
          <calcext:conditional-format calcext:target-range-address="Лист2.B69:Лист2.B69">
            <calcext:condition calcext:apply-style-name="Безымянный1" calcext:value="formula-is(NOT(ISERROR(FORMULA([.B69]))))" calcext:base-cell-address="Лист2.B69"/>
          </calcext:conditional-format>
          <calcext:conditional-format calcext:target-range-address="Лист2.C69:Лист2.C69">
            <calcext:condition calcext:apply-style-name="Безымянный1" calcext:value="formula-is(NOT(ISERROR(FORMULA([.C69]))))" calcext:base-cell-address="Лист2.C69"/>
          </calcext:conditional-format>
          <calcext:conditional-format calcext:target-range-address="Лист2.B70:Лист2.B70">
            <calcext:condition calcext:apply-style-name="Безымянный1" calcext:value="formula-is(NOT(ISERROR(FORMULA([.B70]))))" calcext:base-cell-address="Лист2.B70"/>
          </calcext:conditional-format>
          <calcext:conditional-format calcext:target-range-address="Лист2.C70:Лист2.C70">
            <calcext:condition calcext:apply-style-name="Безымянный1" calcext:value="formula-is(NOT(ISERROR(FORMULA([.C70]))))" calcext:base-cell-address="Лист2.C70"/>
          </calcext:conditional-format>
          <calcext:conditional-format calcext:target-range-address="Лист2.H43:Лист2.H43">
            <calcext:condition calcext:apply-style-name="Безымянный1" calcext:value="formula-is(NOT(ISERROR(FORMULA([.H43]))))" calcext:base-cell-address="Лист2.H43"/>
          </calcext:conditional-format>
          <calcext:conditional-format calcext:target-range-address="Лист2.I43:Лист2.I43">
            <calcext:condition calcext:apply-style-name="Безымянный1" calcext:value="formula-is(NOT(ISERROR(FORMULA([.I43]))))" calcext:base-cell-address="Лист2.I43"/>
          </calcext:conditional-format>
          <calcext:conditional-format calcext:target-range-address="Лист2.H44:Лист2.H44">
            <calcext:condition calcext:apply-style-name="Безымянный1" calcext:value="formula-is(NOT(ISERROR(FORMULA([.H44]))))" calcext:base-cell-address="Лист2.H44"/>
          </calcext:conditional-format>
          <calcext:conditional-format calcext:target-range-address="Лист2.I44:Лист2.I44">
            <calcext:condition calcext:apply-style-name="Безымянный1" calcext:value="formula-is(NOT(ISERROR(FORMULA([.I44]))))" calcext:base-cell-address="Лист2.I44"/>
          </calcext:conditional-format>
          <calcext:conditional-format calcext:target-range-address="Лист2.H54:Лист2.H54">
            <calcext:condition calcext:apply-style-name="Безымянный1" calcext:value="formula-is(NOT(ISERROR(FORMULA([.H54]))))" calcext:base-cell-address="Лист2.H54"/>
          </calcext:conditional-format>
          <calcext:conditional-format calcext:target-range-address="Лист2.I54:Лист2.I54">
            <calcext:condition calcext:apply-style-name="Безымянный1" calcext:value="formula-is(NOT(ISERROR(FORMULA([.I54]))))" calcext:base-cell-address="Лист2.I54"/>
          </calcext:conditional-format>
          <calcext:conditional-format calcext:target-range-address="Лист2.H55:Лист2.H55">
            <calcext:condition calcext:apply-style-name="Безымянный1" calcext:value="formula-is(NOT(ISERROR(FORMULA([.H55]))))" calcext:base-cell-address="Лист2.H55"/>
          </calcext:conditional-format>
          <calcext:conditional-format calcext:target-range-address="Лист2.I55:Лист2.I55">
            <calcext:condition calcext:apply-style-name="Безымянный1" calcext:value="formula-is(NOT(ISERROR(FORMULA([.I55]))))" calcext:base-cell-address="Лист2.I55"/>
          </calcext:conditional-format>
          <calcext:conditional-format calcext:target-range-address="Лист2.B51:Лист2.B51">
            <calcext:condition calcext:apply-style-name="Безымянный1" calcext:value="formula-is(NOT(ISERROR(FORMULA([.B51]))))" calcext:base-cell-address="Лист2.B51"/>
          </calcext:conditional-format>
          <calcext:conditional-format calcext:target-range-address="Лист2.C51:Лист2.C51">
            <calcext:condition calcext:apply-style-name="Безымянный1" calcext:value="formula-is(NOT(ISERROR(FORMULA([.C51]))))" calcext:base-cell-address="Лист2.C51"/>
          </calcext:conditional-format>
          <calcext:conditional-format calcext:target-range-address="Лист2.B52:Лист2.B52">
            <calcext:condition calcext:apply-style-name="Безымянный1" calcext:value="formula-is(NOT(ISERROR(FORMULA([.B52]))))" calcext:base-cell-address="Лист2.B52"/>
          </calcext:conditional-format>
          <calcext:conditional-format calcext:target-range-address="Лист2.C52:Лист2.C52">
            <calcext:condition calcext:apply-style-name="Безымянный1" calcext:value="formula-is(NOT(ISERROR(FORMULA([.C52]))))" calcext:base-cell-address="Лист2.C52"/>
          </calcext:conditional-format>
          <calcext:conditional-format calcext:target-range-address="Лист2.B53:Лист2.B53">
            <calcext:condition calcext:apply-style-name="Безымянный1" calcext:value="formula-is(NOT(ISERROR(FORMULA([.B53]))))" calcext:base-cell-address="Лист2.B53"/>
          </calcext:conditional-format>
          <calcext:conditional-format calcext:target-range-address="Лист2.C53:Лист2.C53">
            <calcext:condition calcext:apply-style-name="Безымянный1" calcext:value="formula-is(NOT(ISERROR(FORMULA([.C53]))))" calcext:base-cell-address="Лист2.C53"/>
          </calcext:conditional-format>
          <calcext:conditional-format calcext:target-range-address="Лист2.B54:Лист2.B54">
            <calcext:condition calcext:apply-style-name="Безымянный1" calcext:value="formula-is(NOT(ISERROR(FORMULA([.B54]))))" calcext:base-cell-address="Лист2.B54"/>
          </calcext:conditional-format>
          <calcext:conditional-format calcext:target-range-address="Лист2.C54:Лист2.C54">
            <calcext:condition calcext:apply-style-name="Безымянный1" calcext:value="formula-is(NOT(ISERROR(FORMULA([.C54]))))" calcext:base-cell-address="Лист2.C54"/>
          </calcext:conditional-format>
          <calcext:conditional-format calcext:target-range-address="Лист2.B55:Лист2.B55">
            <calcext:condition calcext:apply-style-name="Безымянный1" calcext:value="formula-is(NOT(ISERROR(FORMULA([.B55]))))" calcext:base-cell-address="Лист2.B55"/>
          </calcext:conditional-format>
          <calcext:conditional-format calcext:target-range-address="Лист2.C55:Лист2.C55">
            <calcext:condition calcext:apply-style-name="Безымянный1" calcext:value="formula-is(NOT(ISERROR(FORMULA([.C55]))))" calcext:base-cell-address="Лист2.C55"/>
          </calcext:conditional-format>
          <calcext:conditional-format calcext:target-range-address="Лист2.B56:Лист2.B56">
            <calcext:condition calcext:apply-style-name="Безымянный1" calcext:value="formula-is(NOT(ISERROR(FORMULA([.B56]))))" calcext:base-cell-address="Лист2.B56"/>
          </calcext:conditional-format>
          <calcext:conditional-format calcext:target-range-address="Лист2.C56:Лист2.C56">
            <calcext:condition calcext:apply-style-name="Безымянный1" calcext:value="formula-is(NOT(ISERROR(FORMULA([.C56]))))" calcext:base-cell-address="Лист2.C56"/>
          </calcext:conditional-format>
          <calcext:conditional-format calcext:target-range-address="Лист2.B57:Лист2.B57">
            <calcext:condition calcext:apply-style-name="Безымянный1" calcext:value="formula-is(NOT(ISERROR(FORMULA([.B57]))))" calcext:base-cell-address="Лист2.B57"/>
          </calcext:conditional-format>
          <calcext:conditional-format calcext:target-range-address="Лист2.C57:Лист2.C57">
            <calcext:condition calcext:apply-style-name="Безымянный1" calcext:value="formula-is(NOT(ISERROR(FORMULA([.C57]))))" calcext:base-cell-address="Лист2.C57"/>
          </calcext:conditional-format>
          <calcext:conditional-format calcext:target-range-address="Лист2.B58:Лист2.B58">
            <calcext:condition calcext:apply-style-name="Безымянный1" calcext:value="formula-is(NOT(ISERROR(FORMULA([.B58]))))" calcext:base-cell-address="Лист2.B58"/>
          </calcext:conditional-format>
          <calcext:conditional-format calcext:target-range-address="Лист2.C58:Лист2.C58">
            <calcext:condition calcext:apply-style-name="Безымянный1" calcext:value="formula-is(NOT(ISERROR(FORMULA([.C58]))))" calcext:base-cell-address="Лист2.C58"/>
          </calcext:conditional-format>
          <calcext:conditional-format calcext:target-range-address="Лист2.B59:Лист2.B59">
            <calcext:condition calcext:apply-style-name="Безымянный1" calcext:value="formula-is(NOT(ISERROR(FORMULA([.B59]))))" calcext:base-cell-address="Лист2.B59"/>
          </calcext:conditional-format>
          <calcext:conditional-format calcext:target-range-address="Лист2.C59:Лист2.C59">
            <calcext:condition calcext:apply-style-name="Безымянный1" calcext:value="formula-is(NOT(ISERROR(FORMULA([.C59]))))" calcext:base-cell-address="Лист2.C59"/>
          </calcext:conditional-format>
          <calcext:conditional-format calcext:target-range-address="Лист2.B60:Лист2.B60">
            <calcext:condition calcext:apply-style-name="Безымянный1" calcext:value="formula-is(NOT(ISERROR(FORMULA([.B60]))))" calcext:base-cell-address="Лист2.B60"/>
          </calcext:conditional-format>
          <calcext:conditional-format calcext:target-range-address="Лист2.C60:Лист2.C60">
            <calcext:condition calcext:apply-style-name="Безымянный1" calcext:value="formula-is(NOT(ISERROR(FORMULA([.C60]))))" calcext:base-cell-address="Лист2.C60"/>
          </calcext:conditional-format>
          <calcext:conditional-format calcext:target-range-address="Лист2.B61:Лист2.B61">
            <calcext:condition calcext:apply-style-name="Безымянный1" calcext:value="formula-is(NOT(ISERROR(FORMULA([.B61]))))" calcext:base-cell-address="Лист2.B61"/>
          </calcext:conditional-format>
          <calcext:conditional-format calcext:target-range-address="Лист2.C61:Лист2.C61">
            <calcext:condition calcext:apply-style-name="Безымянный1" calcext:value="formula-is(NOT(ISERROR(FORMULA([.C61]))))" calcext:base-cell-address="Лист2.C61"/>
          </calcext:conditional-format>
          <calcext:conditional-format calcext:target-range-address="Лист2.B62:Лист2.B62">
            <calcext:condition calcext:apply-style-name="Безымянный1" calcext:value="formula-is(NOT(ISERROR(FORMULA([.B62]))))" calcext:base-cell-address="Лист2.B62"/>
          </calcext:conditional-format>
          <calcext:conditional-format calcext:target-range-address="Лист2.C62:Лист2.C62">
            <calcext:condition calcext:apply-style-name="Безымянный1" calcext:value="formula-is(NOT(ISERROR(FORMULA([.C62]))))" calcext:base-cell-address="Лист2.C62"/>
          </calcext:conditional-format>
          <calcext:conditional-format calcext:target-range-address="Лист2.B64:Лист2.B64">
            <calcext:condition calcext:apply-style-name="Безымянный1" calcext:value="formula-is(NOT(ISERROR(FORMULA([.B64]))))" calcext:base-cell-address="Лист2.B64"/>
          </calcext:conditional-format>
          <calcext:conditional-format calcext:target-range-address="Лист2.C64:Лист2.C64">
            <calcext:condition calcext:apply-style-name="Безымянный1" calcext:value="formula-is(NOT(ISERROR(FORMULA([.C64]))))" calcext:base-cell-address="Лист2.C64"/>
          </calcext:conditional-format>
          <calcext:conditional-format calcext:target-range-address="Лист2.C63:Лист2.C63">
            <calcext:condition calcext:apply-style-name="Безымянный1" calcext:value="formula-is(NOT(ISERROR(FORMULA([.C63]))))" calcext:base-cell-address="Лист2.C63"/>
          </calcext:conditional-format>
          <calcext:conditional-format calcext:target-range-address="Лист2.B65:Лист2.B65">
            <calcext:condition calcext:apply-style-name="Безымянный1" calcext:value="formula-is(NOT(ISERROR(FORMULA([.B65]))))" calcext:base-cell-address="Лист2.B65"/>
          </calcext:conditional-format>
          <calcext:conditional-format calcext:target-range-address="Лист2.C65:Лист2.C65">
            <calcext:condition calcext:apply-style-name="Безымянный1" calcext:value="formula-is(NOT(ISERROR(FORMULA([.C65]))))" calcext:base-cell-address="Лист2.C65"/>
          </calcext:conditional-format>
          <calcext:conditional-format calcext:target-range-address="Лист2.B66:Лист2.B66">
            <calcext:condition calcext:apply-style-name="Безымянный1" calcext:value="formula-is(NOT(ISERROR(FORMULA([.B66]))))" calcext:base-cell-address="Лист2.B66"/>
          </calcext:conditional-format>
          <calcext:conditional-format calcext:target-range-address="Лист2.C66:Лист2.C66">
            <calcext:condition calcext:apply-style-name="Безымянный1" calcext:value="formula-is(NOT(ISERROR(FORMULA([.C66]))))" calcext:base-cell-address="Лист2.C66"/>
          </calcext:conditional-format>
          <calcext:conditional-format calcext:target-range-address="Лист2.B67:Лист2.B67">
            <calcext:condition calcext:apply-style-name="Безымянный1" calcext:value="formula-is(NOT(ISERROR(FORMULA([.B67]))))" calcext:base-cell-address="Лист2.B67"/>
          </calcext:conditional-format>
          <calcext:conditional-format calcext:target-range-address="Лист2.C67:Лист2.C67">
            <calcext:condition calcext:apply-style-name="Безымянный1" calcext:value="formula-is(NOT(ISERROR(FORMULA([.C67]))))" calcext:base-cell-address="Лист2.C67"/>
          </calcext:conditional-format>
          <calcext:conditional-format calcext:target-range-address="Лист2.B68:Лист2.B68">
            <calcext:condition calcext:apply-style-name="Безымянный1" calcext:value="formula-is(NOT(ISERROR(FORMULA([.B68]))))" calcext:base-cell-address="Лист2.B68"/>
          </calcext:conditional-format>
          <calcext:conditional-format calcext:target-range-address="Лист2.C68:Лист2.C68">
            <calcext:condition calcext:apply-style-name="Безымянный1" calcext:value="formula-is(NOT(ISERROR(FORMULA([.C68]))))" calcext:base-cell-address="Лист2.C68"/>
          </calcext:conditional-format>
          <calcext:conditional-format calcext:target-range-address="Лист2.B63:Лист2.B63">
            <calcext:condition calcext:apply-style-name="Безымянный1" calcext:value="formula-is(NOT(ISERROR(FORMULA([.B63]))))" calcext:base-cell-address="Лист2.B63"/>
          </calcext:conditional-format>
          <calcext:conditional-format calcext:target-range-address="Лист2.J56:Лист2.J56">
            <calcext:condition calcext:apply-style-name="Безымянный1" calcext:value="formula-is(NOT(ISERROR(FORMULA([.J56]))))" calcext:base-cell-address="Лист2.J56"/>
          </calcext:conditional-format>
          <calcext:conditional-format calcext:target-range-address="Лист2.J56:Лист2.J56">
            <calcext:condition calcext:apply-style-name="Безымянный1" calcext:value="formula-is(NOT(ISERROR(FORMULA([.J56]))))" calcext:base-cell-address="Лист2.J56"/>
          </calcext:conditional-format>
          <calcext:conditional-format calcext:target-range-address="Лист2.J57:Лист2.J57">
            <calcext:condition calcext:apply-style-name="Безымянный1" calcext:value="formula-is(NOT(ISERROR(FORMULA([.J57]))))" calcext:base-cell-address="Лист2.J57"/>
          </calcext:conditional-format>
          <calcext:conditional-format calcext:target-range-address="Лист2.J57:Лист2.J57">
            <calcext:condition calcext:apply-style-name="Безымянный1" calcext:value="formula-is(NOT(ISERROR(FORMULA([.J57]))))" calcext:base-cell-address="Лист2.J57"/>
          </calcext:conditional-format>
          <calcext:conditional-format calcext:target-range-address="Лист2.J58:Лист2.J58">
            <calcext:condition calcext:apply-style-name="Безымянный1" calcext:value="formula-is(NOT(ISERROR(FORMULA([.J58]))))" calcext:base-cell-address="Лист2.J58"/>
          </calcext:conditional-format>
          <calcext:conditional-format calcext:target-range-address="Лист2.J58:Лист2.J58">
            <calcext:condition calcext:apply-style-name="Безымянный1" calcext:value="formula-is(NOT(ISERROR(FORMULA([.J58]))))" calcext:base-cell-address="Лист2.J58"/>
          </calcext:conditional-format>
          <calcext:conditional-format calcext:target-range-address="Лист2.J59:Лист2.J64">
            <calcext:condition calcext:apply-style-name="Безымянный1" calcext:value="formula-is(NOT(ISERROR(FORMULA([.J59]))))" calcext:base-cell-address="Лист2.J59"/>
          </calcext:conditional-format>
          <calcext:conditional-format calcext:target-range-address="Лист2.J59:Лист2.J64">
            <calcext:condition calcext:apply-style-name="Безымянный1" calcext:value="formula-is(NOT(ISERROR(FORMULA([.J59]))))" calcext:base-cell-address="Лист2.J59"/>
          </calcext:conditional-format>
          <calcext:conditional-format calcext:target-range-address="Лист2.G64:Лист2.G64">
            <calcext:condition calcext:apply-style-name="Безымянный1" calcext:value="formula-is(NOT(ISERROR(FORMULA([.G64]))))" calcext:base-cell-address="Лист2.G64"/>
          </calcext:conditional-format>
          <calcext:conditional-format calcext:target-range-address="Лист2.G63:Лист2.G63">
            <calcext:condition calcext:apply-style-name="Безымянный1" calcext:value="formula-is(NOT(ISERROR(FORMULA([.G63]))))" calcext:base-cell-address="Лист2.G63"/>
          </calcext:conditional-format>
          <calcext:conditional-format calcext:target-range-address="Лист2.G62:Лист2.G62">
            <calcext:condition calcext:apply-style-name="Безымянный1" calcext:value="formula-is(NOT(ISERROR(FORMULA([.G62]))))" calcext:base-cell-address="Лист2.G62"/>
          </calcext:conditional-format>
          <calcext:conditional-format calcext:target-range-address="Лист2.H62:Лист2.H62">
            <calcext:condition calcext:apply-style-name="Безымянный1" calcext:value="formula-is(NOT(ISERROR(FORMULA([.H62]))))" calcext:base-cell-address="Лист2.H62"/>
          </calcext:conditional-format>
          <calcext:conditional-format calcext:target-range-address="Лист2.I62:Лист2.I62">
            <calcext:condition calcext:apply-style-name="Безымянный1" calcext:value="formula-is(NOT(ISERROR(FORMULA([.I62]))))" calcext:base-cell-address="Лист2.I62"/>
          </calcext:conditional-format>
          <calcext:conditional-format calcext:target-range-address="Лист2.H63:Лист2.H63">
            <calcext:condition calcext:apply-style-name="Безымянный1" calcext:value="formula-is(NOT(ISERROR(FORMULA([.H63]))))" calcext:base-cell-address="Лист2.H63"/>
          </calcext:conditional-format>
          <calcext:conditional-format calcext:target-range-address="Лист2.I63:Лист2.I63">
            <calcext:condition calcext:apply-style-name="Безымянный1" calcext:value="formula-is(NOT(ISERROR(FORMULA([.I63]))))" calcext:base-cell-address="Лист2.I63"/>
          </calcext:conditional-format>
          <calcext:conditional-format calcext:target-range-address="Лист2.H64:Лист2.H64">
            <calcext:condition calcext:apply-style-name="Безымянный1" calcext:value="formula-is(NOT(ISERROR(FORMULA([.H64]))))" calcext:base-cell-address="Лист2.H64"/>
          </calcext:conditional-format>
          <calcext:conditional-format calcext:target-range-address="Лист2.I64:Лист2.I64">
            <calcext:condition calcext:apply-style-name="Безымянный1" calcext:value="formula-is(NOT(ISERROR(FORMULA([.I64]))))" calcext:base-cell-address="Лист2.I64"/>
          </calcext:conditional-format>
          <calcext:conditional-format calcext:target-range-address="Лист2.G56:Лист2.G56">
            <calcext:condition calcext:apply-style-name="Безымянный1" calcext:value="formula-is(NOT(ISERROR(FORMULA([.G56]))))" calcext:base-cell-address="Лист2.G56"/>
          </calcext:conditional-format>
          <calcext:conditional-format calcext:target-range-address="Лист2.H56:Лист2.H56">
            <calcext:condition calcext:apply-style-name="Безымянный1" calcext:value="formula-is(NOT(ISERROR(FORMULA([.H56]))))" calcext:base-cell-address="Лист2.H56"/>
          </calcext:conditional-format>
          <calcext:conditional-format calcext:target-range-address="Лист2.I56:Лист2.I61">
            <calcext:condition calcext:apply-style-name="Безымянный1" calcext:value="formula-is(NOT(ISERROR(FORMULA([.I56]))))" calcext:base-cell-address="Лист2.I56"/>
          </calcext:conditional-format>
          <calcext:conditional-format calcext:target-range-address="Лист2.H57:Лист2.H57">
            <calcext:condition calcext:apply-style-name="Безымянный1" calcext:value="formula-is(NOT(ISERROR(FORMULA([.H57]))))" calcext:base-cell-address="Лист2.H57"/>
          </calcext:conditional-format>
          <calcext:conditional-format calcext:target-range-address="Лист2.H58:Лист2.H58">
            <calcext:condition calcext:apply-style-name="Безымянный1" calcext:value="formula-is(NOT(ISERROR(FORMULA([.H58]))))" calcext:base-cell-address="Лист2.H58"/>
          </calcext:conditional-format>
          <calcext:conditional-format calcext:target-range-address="Лист2.H59:Лист2.H59">
            <calcext:condition calcext:apply-style-name="Безымянный1" calcext:value="formula-is(NOT(ISERROR(FORMULA([.H59]))))" calcext:base-cell-address="Лист2.H59"/>
          </calcext:conditional-format>
          <calcext:conditional-format calcext:target-range-address="Лист2.H60:Лист2.H60">
            <calcext:condition calcext:apply-style-name="Безымянный1" calcext:value="formula-is(NOT(ISERROR(FORMULA([.H60]))))" calcext:base-cell-address="Лист2.H60"/>
          </calcext:conditional-format>
          <calcext:conditional-format calcext:target-range-address="Лист2.H61:Лист2.H61">
            <calcext:condition calcext:apply-style-name="Безымянный1" calcext:value="formula-is(NOT(ISERROR(FORMULA([.H61]))))" calcext:base-cell-address="Лист2.H61"/>
          </calcext:conditional-format>
          <calcext:conditional-format calcext:target-range-address="Лист2.G57:Лист2.G57">
            <calcext:condition calcext:apply-style-name="Безымянный1" calcext:value="formula-is(NOT(ISERROR(FORMULA([.G57]))))" calcext:base-cell-address="Лист2.G57"/>
          </calcext:conditional-format>
          <calcext:conditional-format calcext:target-range-address="Лист2.G58:Лист2.G58">
            <calcext:condition calcext:apply-style-name="Безымянный1" calcext:value="formula-is(NOT(ISERROR(FORMULA([.G58]))))" calcext:base-cell-address="Лист2.G58"/>
          </calcext:conditional-format>
          <calcext:conditional-format calcext:target-range-address="Лист2.G59:Лист2.G59">
            <calcext:condition calcext:apply-style-name="Безымянный1" calcext:value="formula-is(NOT(ISERROR(FORMULA([.G59]))))" calcext:base-cell-address="Лист2.G59"/>
          </calcext:conditional-format>
          <calcext:conditional-format calcext:target-range-address="Лист2.G60:Лист2.G60">
            <calcext:condition calcext:apply-style-name="Безымянный1" calcext:value="formula-is(NOT(ISERROR(FORMULA([.G60]))))" calcext:base-cell-address="Лист2.G60"/>
          </calcext:conditional-format>
          <calcext:conditional-format calcext:target-range-address="Лист2.G61:Лист2.G61">
            <calcext:condition calcext:apply-style-name="Безымянный1" calcext:value="formula-is(NOT(ISERROR(FORMULA([.G61]))))" calcext:base-cell-address="Лист2.G61"/>
          </calcext:conditional-format>
          <calcext:conditional-format calcext:target-range-address="Лист2.K59:Лист2.K59">
            <calcext:condition calcext:apply-style-name="Безымянный1" calcext:value="formula-is(NOT(ISERROR(FORMULA([.K59]))))" calcext:base-cell-address="Лист2.K59"/>
          </calcext:conditional-format>
          <calcext:conditional-format calcext:target-range-address="Лист2.J45:Лист2.J45">
            <calcext:condition calcext:apply-style-name="Безымянный1" calcext:value="formula-is(NOT(ISERROR(FORMULA([.J45]))))" calcext:base-cell-address="Лист2.J45"/>
          </calcext:conditional-format>
          <calcext:conditional-format calcext:target-range-address="Лист2.J45:Лист2.J45">
            <calcext:condition calcext:apply-style-name="Безымянный1" calcext:value="formula-is(NOT(ISERROR(FORMULA([.J45]))))" calcext:base-cell-address="Лист2.J45"/>
          </calcext:conditional-format>
          <calcext:conditional-format calcext:target-range-address="Лист2.J46:Лист2.J46">
            <calcext:condition calcext:apply-style-name="Безымянный1" calcext:value="formula-is(NOT(ISERROR(FORMULA([.J46]))))" calcext:base-cell-address="Лист2.J46"/>
          </calcext:conditional-format>
          <calcext:conditional-format calcext:target-range-address="Лист2.J46:Лист2.J46">
            <calcext:condition calcext:apply-style-name="Безымянный1" calcext:value="formula-is(NOT(ISERROR(FORMULA([.J46]))))" calcext:base-cell-address="Лист2.J46"/>
          </calcext:conditional-format>
          <calcext:conditional-format calcext:target-range-address="Лист2.J47:Лист2.J47">
            <calcext:condition calcext:apply-style-name="Безымянный1" calcext:value="formula-is(NOT(ISERROR(FORMULA([.J47]))))" calcext:base-cell-address="Лист2.J47"/>
          </calcext:conditional-format>
          <calcext:conditional-format calcext:target-range-address="Лист2.J47:Лист2.J47">
            <calcext:condition calcext:apply-style-name="Безымянный1" calcext:value="formula-is(NOT(ISERROR(FORMULA([.J47]))))" calcext:base-cell-address="Лист2.J47"/>
          </calcext:conditional-format>
          <calcext:conditional-format calcext:target-range-address="Лист2.J48:Лист2.J53">
            <calcext:condition calcext:apply-style-name="Безымянный1" calcext:value="formula-is(NOT(ISERROR(FORMULA([.J48]))))" calcext:base-cell-address="Лист2.J48"/>
          </calcext:conditional-format>
          <calcext:conditional-format calcext:target-range-address="Лист2.J48:Лист2.J53">
            <calcext:condition calcext:apply-style-name="Безымянный1" calcext:value="formula-is(NOT(ISERROR(FORMULA([.J48]))))" calcext:base-cell-address="Лист2.J48"/>
          </calcext:conditional-format>
          <calcext:conditional-format calcext:target-range-address="Лист2.G53:Лист2.G53">
            <calcext:condition calcext:apply-style-name="Безымянный1" calcext:value="formula-is(NOT(ISERROR(FORMULA([.G53]))))" calcext:base-cell-address="Лист2.G53"/>
          </calcext:conditional-format>
          <calcext:conditional-format calcext:target-range-address="Лист2.G52:Лист2.G52">
            <calcext:condition calcext:apply-style-name="Безымянный1" calcext:value="formula-is(NOT(ISERROR(FORMULA([.G52]))))" calcext:base-cell-address="Лист2.G52"/>
          </calcext:conditional-format>
          <calcext:conditional-format calcext:target-range-address="Лист2.G51:Лист2.G51">
            <calcext:condition calcext:apply-style-name="Безымянный1" calcext:value="formula-is(NOT(ISERROR(FORMULA([.G51]))))" calcext:base-cell-address="Лист2.G51"/>
          </calcext:conditional-format>
          <calcext:conditional-format calcext:target-range-address="Лист2.H51:Лист2.H51">
            <calcext:condition calcext:apply-style-name="Безымянный1" calcext:value="formula-is(NOT(ISERROR(FORMULA([.H51]))))" calcext:base-cell-address="Лист2.H51"/>
          </calcext:conditional-format>
          <calcext:conditional-format calcext:target-range-address="Лист2.I51:Лист2.I51">
            <calcext:condition calcext:apply-style-name="Безымянный1" calcext:value="formula-is(NOT(ISERROR(FORMULA([.I51]))))" calcext:base-cell-address="Лист2.I51"/>
          </calcext:conditional-format>
          <calcext:conditional-format calcext:target-range-address="Лист2.H52:Лист2.H52">
            <calcext:condition calcext:apply-style-name="Безымянный1" calcext:value="formula-is(NOT(ISERROR(FORMULA([.H52]))))" calcext:base-cell-address="Лист2.H52"/>
          </calcext:conditional-format>
          <calcext:conditional-format calcext:target-range-address="Лист2.I52:Лист2.I52">
            <calcext:condition calcext:apply-style-name="Безымянный1" calcext:value="formula-is(NOT(ISERROR(FORMULA([.I52]))))" calcext:base-cell-address="Лист2.I52"/>
          </calcext:conditional-format>
          <calcext:conditional-format calcext:target-range-address="Лист2.H53:Лист2.H53">
            <calcext:condition calcext:apply-style-name="Безымянный1" calcext:value="formula-is(NOT(ISERROR(FORMULA([.H53]))))" calcext:base-cell-address="Лист2.H53"/>
          </calcext:conditional-format>
          <calcext:conditional-format calcext:target-range-address="Лист2.I53:Лист2.I53">
            <calcext:condition calcext:apply-style-name="Безымянный1" calcext:value="formula-is(NOT(ISERROR(FORMULA([.I53]))))" calcext:base-cell-address="Лист2.I53"/>
          </calcext:conditional-format>
          <calcext:conditional-format calcext:target-range-address="Лист2.G45:Лист2.G45">
            <calcext:condition calcext:apply-style-name="Безымянный1" calcext:value="formula-is(NOT(ISERROR(FORMULA([.G45]))))" calcext:base-cell-address="Лист2.G45"/>
          </calcext:conditional-format>
          <calcext:conditional-format calcext:target-range-address="Лист2.H45:Лист2.H45">
            <calcext:condition calcext:apply-style-name="Безымянный1" calcext:value="formula-is(NOT(ISERROR(FORMULA([.H45]))))" calcext:base-cell-address="Лист2.H45"/>
          </calcext:conditional-format>
          <calcext:conditional-format calcext:target-range-address="Лист2.I45:Лист2.I50">
            <calcext:condition calcext:apply-style-name="Безымянный1" calcext:value="formula-is(NOT(ISERROR(FORMULA([.I45]))))" calcext:base-cell-address="Лист2.I45"/>
          </calcext:conditional-format>
          <calcext:conditional-format calcext:target-range-address="Лист2.H46:Лист2.H46">
            <calcext:condition calcext:apply-style-name="Безымянный1" calcext:value="formula-is(NOT(ISERROR(FORMULA([.H46]))))" calcext:base-cell-address="Лист2.H46"/>
          </calcext:conditional-format>
          <calcext:conditional-format calcext:target-range-address="Лист2.H47:Лист2.H47">
            <calcext:condition calcext:apply-style-name="Безымянный1" calcext:value="formula-is(NOT(ISERROR(FORMULA([.H47]))))" calcext:base-cell-address="Лист2.H47"/>
          </calcext:conditional-format>
          <calcext:conditional-format calcext:target-range-address="Лист2.H48:Лист2.H48">
            <calcext:condition calcext:apply-style-name="Безымянный1" calcext:value="formula-is(NOT(ISERROR(FORMULA([.H48]))))" calcext:base-cell-address="Лист2.H48"/>
          </calcext:conditional-format>
          <calcext:conditional-format calcext:target-range-address="Лист2.H49:Лист2.H49">
            <calcext:condition calcext:apply-style-name="Безымянный1" calcext:value="formula-is(NOT(ISERROR(FORMULA([.H49]))))" calcext:base-cell-address="Лист2.H49"/>
          </calcext:conditional-format>
          <calcext:conditional-format calcext:target-range-address="Лист2.H50:Лист2.H50">
            <calcext:condition calcext:apply-style-name="Безымянный1" calcext:value="formula-is(NOT(ISERROR(FORMULA([.H50]))))" calcext:base-cell-address="Лист2.H50"/>
          </calcext:conditional-format>
          <calcext:conditional-format calcext:target-range-address="Лист2.G46:Лист2.G46">
            <calcext:condition calcext:apply-style-name="Безымянный1" calcext:value="formula-is(NOT(ISERROR(FORMULA([.G46]))))" calcext:base-cell-address="Лист2.G46"/>
          </calcext:conditional-format>
          <calcext:conditional-format calcext:target-range-address="Лист2.G47:Лист2.G47">
            <calcext:condition calcext:apply-style-name="Безымянный1" calcext:value="formula-is(NOT(ISERROR(FORMULA([.G47]))))" calcext:base-cell-address="Лист2.G47"/>
          </calcext:conditional-format>
          <calcext:conditional-format calcext:target-range-address="Лист2.G48:Лист2.G48">
            <calcext:condition calcext:apply-style-name="Безымянный1" calcext:value="formula-is(NOT(ISERROR(FORMULA([.G48]))))" calcext:base-cell-address="Лист2.G48"/>
          </calcext:conditional-format>
          <calcext:conditional-format calcext:target-range-address="Лист2.G49:Лист2.G49">
            <calcext:condition calcext:apply-style-name="Безымянный1" calcext:value="formula-is(NOT(ISERROR(FORMULA([.G49]))))" calcext:base-cell-address="Лист2.G49"/>
          </calcext:conditional-format>
          <calcext:conditional-format calcext:target-range-address="Лист2.G50:Лист2.G50">
            <calcext:condition calcext:apply-style-name="Безымянный1" calcext:value="formula-is(NOT(ISERROR(FORMULA([.G50]))))" calcext:base-cell-address="Лист2.G50"/>
          </calcext:conditional-format>
          <calcext:conditional-format calcext:target-range-address="Лист2.K48:Лист2.K48">
            <calcext:condition calcext:apply-style-name="Безымянный1" calcext:value="formula-is(NOT(ISERROR(FORMULA([.K48]))))" calcext:base-cell-address="Лист2.K48"/>
          </calcext:conditional-format>
        </calcext:conditional-formats>
      </table:table>
      <table:table table:name="Лист3" table:style-name="ta3">
        <office:forms form:automatic-focus="false" form:apply-design-mode="false"/>
        <table:table-column table:style-name="co17" table:number-columns-repeated="3" table:default-cell-style-name="ce9"/>
        <table:table-column table:style-name="co18" table:default-cell-style-name="ce9"/>
        <table:table-column table:style-name="co17" table:number-columns-repeated="4" table:default-cell-style-name="ce9"/>
        <table:table-column table:style-name="co19" table:default-cell-style-name="ce9"/>
        <table:table-column table:style-name="co20" table:default-cell-style-name="ce9"/>
        <table:table-column table:style-name="co17" table:number-columns-repeated="2" table:default-cell-style-name="ce9"/>
        <table:table-column table:style-name="co21" table:default-cell-style-name="ce9"/>
        <table:table-column table:style-name="co17" table:number-columns-repeated="244" table:default-cell-style-name="ce9"/>
        <table:table-row table:style-name="ro2">
          <table:table-cell table:formula="of:=IF([.A1]&lt;50;SUM([.A1];1);0)" office:value-type="string" office:string-value="" calcext:value-type="error">
            <text:p>Err:523</text:p>
          </table:table-cell>
          <table:table-cell office:value-type="float" office:value="0" calcext:value-type="float">
            <text:p>0</text:p>
          </table:table-cell>
          <table:table-cell table:number-columns-repeated="255"/>
        </table:table-row>
        <table:table-row table:style-name="ro6">
          <table:table-cell table:number-columns-repeated="257"/>
        </table:table-row>
        <table:table-row table:style-name="ro2">
          <table:table-cell table:number-columns-repeated="3"/>
          <table:table-cell table:style-name="ce329" table:formula="of:=NOW()" office:value-type="date" office:date-value="2015-04-03T03:21:53.008587" calcext:value-type="date">
            <text:p>03.04.15 03:21</text:p>
          </table:table-cell>
          <table:table-cell table:number-columns-repeated="253"/>
        </table:table-row>
        <table:table-row table:style-name="ro4">
          <table:table-cell office:value-type="string" calcext:value-type="string">
            <text:p>reset</text:p>
          </table:table-cell>
          <table:table-cell office:value-type="float" office:value="0" calcext:value-type="float">
            <text:p>0</text:p>
          </table:table-cell>
          <table:table-cell table:number-columns-repeated="255"/>
        </table:table-row>
        <table:table-row table:style-name="ro4">
          <table:table-cell office:value-type="string" calcext:value-type="string">
            <text:p>addr</text:p>
          </table:table-cell>
          <table:table-cell office:value-type="float" office:value="0" calcext:value-type="float">
            <text:p>0</text:p>
          </table:table-cell>
          <table:table-cell/>
          <table:table-cell table:formula="of:=IF([.B4];0;IF(AND([.B5]=1;[.B7]=1);[.B6];[.D5]))">
            <text:p/>
          </table:table-cell>
          <table:table-cell table:number-columns-repeated="253"/>
        </table:table-row>
        <table:table-row table:style-name="ro4">
          <table:table-cell office:value-type="string" calcext:value-type="string">
            <text:p>value</text:p>
          </table:table-cell>
          <table:table-cell table:style-name="ce326" office:value-type="float" office:value="56" calcext:value-type="float">
            <text:p>56</text:p>
          </table:table-cell>
          <table:table-cell table:number-columns-repeated="255"/>
        </table:table-row>
        <table:table-row table:style-name="ro4">
          <table:table-cell office:value-type="string" calcext:value-type="string">
            <text:p>wr</text:p>
          </table:table-cell>
          <table:table-cell office:value-type="float" office:value="0" calcext:value-type="float">
            <text:p>0</text:p>
          </table:table-cell>
          <table:table-cell table:number-columns-repeated="255"/>
        </table:table-row>
        <table:table-row table:style-name="ro6">
          <table:table-cell table:number-columns-repeated="257"/>
        </table:table-row>
        <table:table-row table:style-name="ro2">
          <table:table-cell table:number-columns-repeated="257"/>
        </table:table-row>
        <table:table-row table:style-name="ro6">
          <table:table-cell table:number-columns-repeated="257"/>
        </table:table-row>
        <table:table-row table:style-name="ro6">
          <table:table-cell table:style-name="ce103" office:value-type="string" calcext:value-type="string">
            <text:p>tetris</text:p>
          </table:table-cell>
          <table:table-cell table:number-columns-repeated="256"/>
        </table:table-row>
        <table:table-row table:style-name="ro6">
          <table:table-cell office:value-type="string" calcext:value-type="string">
            <text:p>movm</text:p>
          </table:table-cell>
          <table:table-cell table:style-name="ce327" office:value-type="float" office:value="20" calcext:value-type="float">
            <text:p>20</text:p>
          </table:table-cell>
          <table:table-cell table:style-name="ce328" table:formula="of:=HEX2DEC(660)" office:value-type="float" office:value="1632" calcext:value-type="float">
            <text:p>1632</text:p>
          </table:table-cell>
          <table:table-cell office:value-type="string" calcext:value-type="string">
            <text:p>loading figures in memory</text:p>
          </table:table-cell>
          <table:table-cell/>
          <table:table-cell table:style-name="ce103" office:value-type="string" calcext:value-type="string">
            <text:p>figure output procedure ([30] — x [31] — y [32] — figureN)</text:p>
          </table:table-cell>
          <table:table-cell table:number-columns-repeated="251"/>
        </table:table-row>
        <table:table-row table:style-name="ro6">
          <table:table-cell office:value-type="string" calcext:value-type="string">
            <text:p>movm</text:p>
          </table:table-cell>
          <table:table-cell table:style-name="ce327" office:value-type="float" office:value="21" calcext:value-type="float">
            <text:p>21</text:p>
          </table:table-cell>
          <table:table-cell table:style-name="ce328" table:formula="of:=HEX2DEC(6444)" office:value-type="float" office:value="25668" calcext:value-type="float">
            <text:p>25668</text:p>
          </table:table-cell>
          <table:table-cell table:number-columns-repeated="254"/>
        </table:table-row>
        <table:table-row table:style-name="ro6">
          <table:table-cell office:value-type="string" calcext:value-type="string">
            <text:p>movm</text:p>
          </table:table-cell>
          <table:table-cell table:style-name="ce327" office:value-type="float" office:value="22" calcext:value-type="float">
            <text:p>22</text:p>
          </table:table-cell>
          <table:table-cell table:style-name="ce328" table:formula="of:=HEX2DEC(6222)" office:value-type="float" office:value="25122" calcext:value-type="float">
            <text:p>25122</text:p>
          </table:table-cell>
          <table:table-cell table:number-columns-repeated="2"/>
          <table:table-cell table:style-name="ce330" office:value-type="string" calcext:value-type="string">
            <text:p>mmov</text:p>
          </table:table-cell>
          <table:table-cell table:style-name="ce340" office:value-type="float" office:value="32" calcext:value-type="float">
            <text:p>32</text:p>
          </table:table-cell>
          <table:table-cell table:style-name="ce356" office:value-type="string" calcext:value-type="string">
            <text:p>bx</text:p>
          </table:table-cell>
          <table:table-cell table:style-name="Default" office:value-type="string" calcext:value-type="string">
            <text:p>figure number</text:p>
          </table:table-cell>
          <table:table-cell table:number-columns-repeated="248"/>
        </table:table-row>
        <table:table-row table:style-name="ro6">
          <table:table-cell office:value-type="string" calcext:value-type="string">
            <text:p>movm</text:p>
          </table:table-cell>
          <table:table-cell table:style-name="ce327" office:value-type="float" office:value="23" calcext:value-type="float">
            <text:p>23</text:p>
          </table:table-cell>
          <table:table-cell table:style-name="ce328" table:formula="of:=HEX2DEC(630)" office:value-type="float" office:value="1584" calcext:value-type="float">
            <text:p>1584</text:p>
          </table:table-cell>
          <table:table-cell table:number-columns-repeated="2"/>
          <table:table-cell table:style-name="ce331" office:value-type="string" calcext:value-type="string">
            <text:p>mmov</text:p>
          </table:table-cell>
          <table:table-cell table:style-name="ce341" table:formula="of:=20 + rbx" office:value-type="float" office:value="20" calcext:value-type="float">
            <text:p>20</text:p>
          </table:table-cell>
          <table:table-cell table:style-name="ce357" office:value-type="string" calcext:value-type="string">
            <text:p>ax</text:p>
          </table:table-cell>
          <table:table-cell table:style-name="ce372" office:value-type="string" calcext:value-type="string">
            <text:p>figure</text:p>
          </table:table-cell>
          <table:table-cell table:number-columns-repeated="248"/>
        </table:table-row>
        <table:table-row table:style-name="ro6">
          <table:table-cell office:value-type="string" calcext:value-type="string">
            <text:p>movm</text:p>
          </table:table-cell>
          <table:table-cell table:style-name="ce327" office:value-type="float" office:value="24" calcext:value-type="float">
            <text:p>24</text:p>
          </table:table-cell>
          <table:table-cell table:style-name="ce328" table:formula="of:=HEX2DEC(&quot;06C0&quot;)" office:value-type="float" office:value="1728" calcext:value-type="float">
            <text:p>1728</text:p>
          </table:table-cell>
          <table:table-cell table:number-columns-repeated="2"/>
          <table:table-cell office:value-type="string" calcext:value-type="string">
            <text:p>push</text:p>
          </table:table-cell>
          <table:table-cell table:style-name="ce342" table:formula="of:=ROUNDDOWN(rax / HEX2DEC(1000))" office:value-type="float" office:value="0" calcext:value-type="float">
            <text:p>0</text:p>
          </table:table-cell>
          <table:table-cell table:style-name="ce358" office:value-type="string" calcext:value-type="string">
            <text:p>-</text:p>
          </table:table-cell>
          <table:table-cell table:style-name="ce373" office:value-type="string" calcext:value-type="string">
            <text:p>push 1st raw of figure</text:p>
          </table:table-cell>
          <table:table-cell table:number-columns-repeated="248"/>
        </table:table-row>
        <table:table-row table:style-name="ro6">
          <table:table-cell office:value-type="string" calcext:value-type="string">
            <text:p>movm</text:p>
          </table:table-cell>
          <table:table-cell table:style-name="ce327" office:value-type="float" office:value="25" calcext:value-type="float">
            <text:p>25</text:p>
          </table:table-cell>
          <table:table-cell table:style-name="ce328" table:formula="of:=HEX2DEC(270)" office:value-type="float" office:value="624" calcext:value-type="float">
            <text:p>624</text:p>
          </table:table-cell>
          <table:table-cell table:number-columns-repeated="2"/>
          <table:table-cell office:value-type="string" calcext:value-type="string">
            <text:p>push</text:p>
          </table:table-cell>
          <table:table-cell table:style-name="ce343" table:formula="of:=ROUNDDOWN(MOD(rax; HEX2DEC(1000)) / HEX2DEC(100))" office:value-type="float" office:value="0" calcext:value-type="float">
            <text:p>0</text:p>
          </table:table-cell>
          <table:table-cell table:style-name="ce359" office:value-type="string" calcext:value-type="string">
            <text:p>-</text:p>
          </table:table-cell>
          <table:table-cell table:style-name="ce374" office:value-type="string" calcext:value-type="string">
            <text:p>push 2nd raw of figure</text:p>
          </table:table-cell>
          <table:table-cell table:number-columns-repeated="248"/>
        </table:table-row>
        <table:table-row table:style-name="ro6">
          <table:table-cell office:value-type="string" calcext:value-type="string">
            <text:p>movm</text:p>
          </table:table-cell>
          <table:table-cell table:style-name="ce327" office:value-type="float" office:value="26" calcext:value-type="float">
            <text:p>26</text:p>
          </table:table-cell>
          <table:table-cell table:style-name="ce328" table:formula="of:=HEX2DEC(&quot;0F00&quot;)" office:value-type="float" office:value="3840" calcext:value-type="float">
            <text:p>3840</text:p>
          </table:table-cell>
          <table:table-cell table:number-columns-repeated="2"/>
          <table:table-cell table:style-name="ce332" office:value-type="string" calcext:value-type="string">
            <text:p>push</text:p>
          </table:table-cell>
          <table:table-cell table:style-name="ce344" table:formula="of:=ROUNDDOWN(MOD(rax; HEX2DEC(100)) / HEX2DEC(10))" office:value-type="float" office:value="0" calcext:value-type="float">
            <text:p>0</text:p>
          </table:table-cell>
          <table:table-cell table:style-name="ce360" office:value-type="string" calcext:value-type="string">
            <text:p>-</text:p>
          </table:table-cell>
          <table:table-cell table:style-name="ce375" office:value-type="string" calcext:value-type="string">
            <text:p>push 3th raw of figure</text:p>
          </table:table-cell>
          <table:table-cell table:number-columns-repeated="248"/>
        </table:table-row>
        <table:table-row table:style-name="ro6">
          <table:table-cell office:value-type="string" calcext:value-type="string">
            <text:p>push</text:p>
          </table:table-cell>
          <table:table-cell table:style-name="ce327" office:value-type="string" calcext:value-type="string">
            <text:p>A55</text:p>
          </table:table-cell>
          <table:table-cell table:style-name="ce328" office:value-type="string" calcext:value-type="string">
            <text:p>-</text:p>
          </table:table-cell>
          <table:table-cell office:value-type="string" calcext:value-type="string">
            <text:p>push return point</text:p>
          </table:table-cell>
          <table:table-cell/>
          <table:table-cell office:value-type="string" calcext:value-type="string">
            <text:p>push</text:p>
          </table:table-cell>
          <table:table-cell table:style-name="ce345" table:formula="of:=MOD(rax; HEX2DEC(10))" office:value-type="float" office:value="0" calcext:value-type="float">
            <text:p>0</text:p>
          </table:table-cell>
          <table:table-cell table:style-name="ce361" office:value-type="string" calcext:value-type="string">
            <text:p>-</text:p>
          </table:table-cell>
          <table:table-cell table:style-name="ce376" office:value-type="string" calcext:value-type="string">
            <text:p>push 4th raw of figure</text:p>
          </table:table-cell>
          <table:table-cell table:number-columns-repeated="248"/>
        </table:table-row>
        <table:table-row table:style-name="ro6">
          <table:table-cell office:value-type="string" calcext:value-type="string">
            <text:p>movm</text:p>
          </table:table-cell>
          <table:table-cell table:style-name="ce327" office:value-type="float" office:value="30" calcext:value-type="float">
            <text:p>30</text:p>
          </table:table-cell>
          <table:table-cell table:style-name="ce328" office:value-type="float" office:value="5" calcext:value-type="float">
            <text:p>5</text:p>
          </table:table-cell>
          <table:table-cell office:value-type="string" calcext:value-type="string">
            <text:p>mov x to [30]</text:p>
          </table:table-cell>
          <table:table-cell/>
          <table:table-cell table:style-name="ce333" office:value-type="string" calcext:value-type="string">
            <text:p>mmov</text:p>
          </table:table-cell>
          <table:table-cell table:style-name="ce346" office:value-type="float" office:value="30" calcext:value-type="float">
            <text:p>30</text:p>
          </table:table-cell>
          <table:table-cell table:style-name="ce362" office:value-type="string" calcext:value-type="string">
            <text:p>ax</text:p>
          </table:table-cell>
          <table:table-cell table:style-name="ce377" office:value-type="string" calcext:value-type="string">
            <text:p>get x coord</text:p>
          </table:table-cell>
          <table:table-cell table:number-columns-repeated="248"/>
        </table:table-row>
        <table:table-row table:style-name="ro6">
          <table:table-cell office:value-type="string" calcext:value-type="string">
            <text:p>movm</text:p>
          </table:table-cell>
          <table:table-cell table:style-name="ce327" office:value-type="float" office:value="31" calcext:value-type="float">
            <text:p>31</text:p>
          </table:table-cell>
          <table:table-cell table:style-name="ce328" office:value-type="float" office:value="5" calcext:value-type="float">
            <text:p>5</text:p>
          </table:table-cell>
          <table:table-cell office:value-type="string" calcext:value-type="string">
            <text:p>mov y to [31]</text:p>
          </table:table-cell>
          <table:table-cell/>
          <table:table-cell table:style-name="ce334" office:value-type="string" calcext:value-type="string">
            <text:p>mmov</text:p>
          </table:table-cell>
          <table:table-cell table:style-name="ce347" office:value-type="float" office:value="31" calcext:value-type="float">
            <text:p>31</text:p>
          </table:table-cell>
          <table:table-cell table:style-name="ce363" office:value-type="string" calcext:value-type="string">
            <text:p>bx</text:p>
          </table:table-cell>
          <table:table-cell table:style-name="ce377" office:value-type="string" calcext:value-type="string">
            <text:p>get y coord</text:p>
          </table:table-cell>
          <table:table-cell table:number-columns-repeated="248"/>
        </table:table-row>
        <table:table-row table:style-name="ro6">
          <table:table-cell office:value-type="string" calcext:value-type="string">
            <text:p>movm</text:p>
          </table:table-cell>
          <table:table-cell table:style-name="ce327" office:value-type="float" office:value="32" calcext:value-type="float">
            <text:p>32</text:p>
          </table:table-cell>
          <table:table-cell table:style-name="ce328" office:value-type="float" office:value="3" calcext:value-type="float">
            <text:p>3</text:p>
          </table:table-cell>
          <table:table-cell office:value-type="string" calcext:value-type="string">
            <text:p>mov figN to [32]</text:p>
          </table:table-cell>
          <table:table-cell/>
          <table:table-cell table:style-name="ce335" office:value-type="string" calcext:value-type="string">
            <text:p>pop</text:p>
          </table:table-cell>
          <table:table-cell table:style-name="ce348" office:value-type="string" calcext:value-type="string">
            <text:p>cx</text:p>
          </table:table-cell>
          <table:table-cell table:style-name="ce364" office:value-type="string" calcext:value-type="string">
            <text:p>-</text:p>
          </table:table-cell>
          <table:table-cell table:style-name="ce376" office:value-type="string" calcext:value-type="string">
            <text:p>get figure raw</text:p>
          </table:table-cell>
          <table:table-cell table:number-columns-repeated="248"/>
        </table:table-row>
        <table:table-row table:style-name="ro6">
          <table:table-cell office:value-type="string" calcext:value-type="string">
            <text:p>jmp</text:p>
          </table:table-cell>
          <table:table-cell table:style-name="ce327" office:value-type="string" calcext:value-type="string">
            <text:p>G43</text:p>
          </table:table-cell>
          <table:table-cell table:style-name="ce328" office:value-type="string" calcext:value-type="string">
            <text:p>-</text:p>
          </table:table-cell>
          <table:table-cell office:value-type="string" calcext:value-type="string">
            <text:p>call</text:p>
          </table:table-cell>
          <table:table-cell/>
          <table:table-cell table:style-name="ce336" office:value-type="string" calcext:value-type="string">
            <text:p>movm</text:p>
          </table:table-cell>
          <table:table-cell table:style-name="ce349" table:formula="of:=(rbx+3)" office:value-type="float" office:value="3" calcext:value-type="float">
            <text:p>3</text:p>
          </table:table-cell>
          <table:table-cell table:style-name="ce365" table:formula="of:=IF(10 - rax &gt; 4; rcx * 2 ^ (6 - rax); ROUNDDOWN(rcx / 2^(rax - 6)))" office:value-type="float" office:value="0" calcext:value-type="float">
            <text:p>0</text:p>
          </table:table-cell>
          <table:table-cell table:style-name="ce376" office:value-type="string" calcext:value-type="string">
            <text:p>draw on screen</text:p>
          </table:table-cell>
          <table:table-cell table:number-columns-repeated="248"/>
        </table:table-row>
        <table:table-row table:style-name="ro6">
          <table:table-cell office:value-type="string" calcext:value-type="string">
            <text:p>jmp</text:p>
          </table:table-cell>
          <table:table-cell table:style-name="ce327" office:value-type="string" calcext:value-type="string">
            <text:p>A55</text:p>
          </table:table-cell>
          <table:table-cell table:style-name="ce328" office:value-type="string" calcext:value-type="string">
            <text:p>-</text:p>
          </table:table-cell>
          <table:table-cell table:number-columns-repeated="2"/>
          <table:table-cell table:style-name="ce337" office:value-type="string" calcext:value-type="string">
            <text:p>pop</text:p>
          </table:table-cell>
          <table:table-cell table:style-name="ce350" office:value-type="string" calcext:value-type="string">
            <text:p>cx</text:p>
          </table:table-cell>
          <table:table-cell table:style-name="ce366" office:value-type="string" calcext:value-type="string">
            <text:p>-</text:p>
          </table:table-cell>
          <table:table-cell table:style-name="ce376" office:value-type="string" calcext:value-type="string">
            <text:p>get figure raw</text:p>
          </table:table-cell>
          <table:table-cell table:number-columns-repeated="248"/>
        </table:table-row>
        <table:table-row table:style-name="ro6">
          <table:table-cell table:number-columns-repeated="5"/>
          <table:table-cell table:style-name="ce338" office:value-type="string" calcext:value-type="string">
            <text:p>movm</text:p>
          </table:table-cell>
          <table:table-cell table:style-name="ce351" table:formula="of:=(rbx+2)" office:value-type="float" office:value="2" calcext:value-type="float">
            <text:p>2</text:p>
          </table:table-cell>
          <table:table-cell table:style-name="ce367" table:formula="of:=IF(10 - rax &gt; 4; rcx * 2 ^ (6 - rax); ROUNDDOWN(rcx / 2^(rax - 6)))" office:value-type="float" office:value="0" calcext:value-type="float">
            <text:p>0</text:p>
          </table:table-cell>
          <table:table-cell table:style-name="ce376" office:value-type="string" calcext:value-type="string">
            <text:p>draw on screen</text:p>
          </table:table-cell>
          <table:table-cell table:number-columns-repeated="248"/>
        </table:table-row>
        <table:table-row table:style-name="ro6">
          <table:table-cell table:number-columns-repeated="5"/>
          <table:table-cell table:style-name="ce339" office:value-type="string" calcext:value-type="string">
            <text:p>pop</text:p>
          </table:table-cell>
          <table:table-cell table:style-name="ce352" office:value-type="string" calcext:value-type="string">
            <text:p>cx</text:p>
          </table:table-cell>
          <table:table-cell table:style-name="ce368" office:value-type="string" calcext:value-type="string">
            <text:p>-</text:p>
          </table:table-cell>
          <table:table-cell table:style-name="ce376" office:value-type="string" calcext:value-type="string">
            <text:p>get figure raw</text:p>
          </table:table-cell>
          <table:table-cell table:number-columns-repeated="248"/>
        </table:table-row>
        <table:table-row table:style-name="ro6">
          <table:table-cell table:number-columns-repeated="5"/>
          <table:table-cell office:value-type="string" calcext:value-type="string">
            <text:p>movm</text:p>
          </table:table-cell>
          <table:table-cell table:style-name="ce353" table:formula="of:=(rbx+1)" office:value-type="float" office:value="1" calcext:value-type="float">
            <text:p>1</text:p>
          </table:table-cell>
          <table:table-cell table:style-name="ce369" table:formula="of:=IF(10 - rax &gt; 4; rcx * 2 ^ (6 - rax); ROUNDDOWN(rcx / 2^(rax - 6)))" office:value-type="float" office:value="0" calcext:value-type="float">
            <text:p>0</text:p>
          </table:table-cell>
          <table:table-cell table:style-name="ce376" office:value-type="string" calcext:value-type="string">
            <text:p>draw on screen</text:p>
          </table:table-cell>
          <table:table-cell table:number-columns-repeated="248"/>
        </table:table-row>
        <table:table-row table:style-name="ro6">
          <table:table-cell table:number-columns-repeated="5"/>
          <table:table-cell office:value-type="string" calcext:value-type="string">
            <text:p>pop</text:p>
          </table:table-cell>
          <table:table-cell table:style-name="ce354" office:value-type="string" calcext:value-type="string">
            <text:p>cx</text:p>
          </table:table-cell>
          <table:table-cell table:style-name="ce370" office:value-type="string" calcext:value-type="string">
            <text:p>-</text:p>
          </table:table-cell>
          <table:table-cell table:style-name="ce376" office:value-type="string" calcext:value-type="string">
            <text:p>get figure raw</text:p>
          </table:table-cell>
          <table:table-cell table:number-columns-repeated="248"/>
        </table:table-row>
        <table:table-row table:style-name="ro6">
          <table:table-cell table:number-columns-repeated="5"/>
          <table:table-cell office:value-type="string" calcext:value-type="string">
            <text:p>movm</text:p>
          </table:table-cell>
          <table:table-cell table:style-name="ce355" table:formula="of:=(rbx)" office:value-type="float" office:value="0" calcext:value-type="float">
            <text:p>0</text:p>
          </table:table-cell>
          <table:table-cell table:style-name="ce371" table:formula="of:=IF(10 - rax &gt; 4; rcx * 2 ^ (6 - rax); ROUNDDOWN(rcx / 2^(rax - 6)))" office:value-type="float" office:value="0" calcext:value-type="float">
            <text:p>0</text:p>
          </table:table-cell>
          <table:table-cell table:style-name="ce376" office:value-type="string" calcext:value-type="string">
            <text:p>draw on screen</text:p>
          </table:table-cell>
          <table:table-cell table:number-columns-repeated="248"/>
        </table:table-row>
        <table:table-row table:style-name="ro6">
          <table:table-cell table:number-columns-repeated="5"/>
          <table:table-cell office:value-type="string" calcext:value-type="string">
            <text:p>pop</text:p>
          </table:table-cell>
          <table:table-cell office:value-type="string" calcext:value-type="string">
            <text:p>ip</text:p>
          </table:table-cell>
          <table:table-cell office:value-type="string" calcext:value-type="string">
            <text:p>-</text:p>
          </table:table-cell>
          <table:table-cell table:style-name="ce377" office:value-type="string" calcext:value-type="string">
            <text:p>return</text:p>
          </table:table-cell>
          <table:table-cell table:number-columns-repeated="248"/>
        </table:table-row>
        <table:table-row table:style-name="ro6">
          <table:table-cell table:number-columns-repeated="257"/>
        </table:table-row>
        <table:table-row table:style-name="ro6">
          <table:table-cell table:number-columns-repeated="7"/>
          <table:table-cell table:style-name="Default"/>
          <table:table-cell table:number-columns-repeated="249"/>
        </table:table-row>
        <table:table-row table:style-name="ro6">
          <table:table-cell table:number-columns-repeated="5"/>
          <table:table-cell office:value-type="string" calcext:value-type="string">
            <text:p>step</text:p>
          </table:table-cell>
          <table:table-cell table:style-name="ce267" office:value-type="string" calcext:value-type="string">
            <text:p>001111001110001001001110001111011111000000001001000110001110001110000010</text:p>
          </table:table-cell>
          <table:table-cell table:style-name="Default"/>
          <table:table-cell office:value-type="string" calcext:value-type="string">
            <text:p>HEX</text:p>
          </table:table-cell>
          <table:table-cell office:value-type="string" calcext:value-type="string">
            <text:p>bin</text:p>
          </table:table-cell>
          <table:table-cell/>
          <table:table-cell table:style-name="Default"/>
          <table:table-cell table:number-columns-repeated="2"/>
          <table:table-cell table:style-name="Default"/>
          <table:table-cell table:number-columns-repeated="242"/>
        </table:table-row>
        <table:table-row table:style-name="ro6">
          <table:table-cell office:value-type="string" calcext:value-type="string">
            <text:p>Линейный_конгруэнтный_метод</text:p>
          </table:table-cell>
          <table:table-cell table:number-columns-repeated="3"/>
          <table:table-cell table:formula="of:=MID([.$G$33];[.F34];4)&amp;MID([.$G$33];[.F34]+4;4)" office:value-type="string" office:string-value="00111100" calcext:value-type="string">
            <text:p>00111100</text:p>
          </table:table-cell>
          <table:table-cell office:value-type="float" office:value="1" calcext:value-type="float">
            <text:p>1</text:p>
          </table:table-cell>
          <table:table-cell table:style-name="ce186" table:formula="of:=BIN2DEC(MID([.$G$33];[.F34];4))*16+BIN2DEC(MID([.$G$33];[.F34]+4;4))" office:value-type="float" office:value="60" calcext:value-type="float">
            <text:p>60</text:p>
          </table:table-cell>
          <table:table-cell table:style-name="Default" table:formula="of:=BIN2DEC(MID([.$G$33];[.F34]+8;4))*16+BIN2DEC(MID([.$G$33];[.F34]+12;4))" office:value-type="float" office:value="226" calcext:value-type="float">
            <text:p>226</text:p>
          </table:table-cell>
          <table:table-cell table:formula="of:=DEC2HEX([.G34])&amp;DEC2HEX([.H34])" office:value-type="string" office:string-value="3CE2" calcext:value-type="string">
            <text:p>3CE2</text:p>
          </table:table-cell>
          <table:table-cell table:formula="of:=HEX2BIN(MID([.I34];1;2);8)&amp;HEX2BIN(MID([.I34];3;2);8)" office:value-type="string" office:string-value="0011110011100010" calcext:value-type="string">
            <text:p>0011110011100010</text:p>
          </table:table-cell>
          <table:table-cell table:formula="of:=BIN2DEC(MID([.$G$33];[.F34];8))*256+BIN2DEC(MID([.$G$33];[.F34]+8;8))" office:value-type="float" office:value="15586" calcext:value-type="float">
            <text:p>15586</text:p>
          </table:table-cell>
          <table:table-cell table:style-name="Default" table:formula="of:=[.G34]*256+[.H34]" office:value-type="float" office:value="15586" calcext:value-type="float">
            <text:p>15586</text:p>
          </table:table-cell>
          <table:table-cell table:number-columns-repeated="2"/>
          <table:table-cell table:style-name="Default"/>
          <table:table-cell table:number-columns-repeated="242"/>
        </table:table-row>
        <table:table-row table:style-name="ro6">
          <table:table-cell table:formula="of:=RANDBETWEEN(0;9)" office:value-type="float" office:value="0" calcext:value-type="float">
            <text:p>0</text:p>
          </table:table-cell>
          <table:table-cell table:formula="of:=RANDBETWEEN(0;19)" office:value-type="float" office:value="5" calcext:value-type="float">
            <text:p>5</text:p>
          </table:table-cell>
          <table:table-cell table:number-columns-repeated="2"/>
          <table:table-cell table:formula="of:=MID([.$G$33];[.F35];4)&amp;MID([.$G$33];[.F35]+4;4)" office:value-type="string" office:string-value="01111001" calcext:value-type="string">
            <text:p>01111001</text:p>
          </table:table-cell>
          <table:table-cell office:value-type="float" office:value="2" calcext:value-type="float">
            <text:p>2</text:p>
          </table:table-cell>
          <table:table-cell table:style-name="ce186" table:formula="of:=BIN2DEC(MID([.$G$33];[.F35];4))*16+BIN2DEC(MID([.$G$33];[.F35]+4;4))" office:value-type="float" office:value="121" calcext:value-type="float">
            <text:p>121</text:p>
          </table:table-cell>
          <table:table-cell table:style-name="Default" table:formula="of:=BIN2DEC(MID([.$G$33];[.F35]+8;4))*16+BIN2DEC(MID([.$G$33];[.F35]+12;4))" office:value-type="float" office:value="196" calcext:value-type="float">
            <text:p>196</text:p>
          </table:table-cell>
          <table:table-cell table:formula="of:=DEC2HEX([.G35])&amp;DEC2HEX([.H35])" office:value-type="string" office:string-value="79C4" calcext:value-type="string">
            <text:p>79C4</text:p>
          </table:table-cell>
          <table:table-cell table:formula="of:=HEX2BIN(MID([.I35];1;2);8)&amp;HEX2BIN(MID([.I35];3;2);8)" office:value-type="string" office:string-value="0111100111000100" calcext:value-type="string">
            <text:p>0111100111000100</text:p>
          </table:table-cell>
          <table:table-cell table:formula="of:=BIN2DEC(MID([.$G$33];[.F35];8))*256+BIN2DEC(MID([.$G$33];[.F35]+8;8))" office:value-type="float" office:value="31172" calcext:value-type="float">
            <text:p>31172</text:p>
          </table:table-cell>
          <table:table-cell table:style-name="Default" table:formula="of:=[.G35]*256+[.H35]" office:value-type="float" office:value="31172" calcext:value-type="float">
            <text:p>31172</text:p>
          </table:table-cell>
          <table:table-cell table:number-columns-repeated="2"/>
          <table:table-cell table:style-name="Default"/>
          <table:table-cell table:number-columns-repeated="242"/>
        </table:table-row>
        <table:table-row table:style-name="ro6">
          <table:table-cell table:formula="of:=MOD([.A35]*3+2; 11)" office:value-type="float" office:value="2" calcext:value-type="float">
            <text:p>2</text:p>
          </table:table-cell>
          <table:table-cell table:formula="of:=MOD(MOD([.B35]*2+3; 23);20)" office:value-type="float" office:value="13" calcext:value-type="float">
            <text:p>13</text:p>
          </table:table-cell>
          <table:table-cell table:number-columns-repeated="2"/>
          <table:table-cell table:formula="of:=MID([.$G$33];[.F36];4)&amp;MID([.$G$33];[.F36]+4;4)" office:value-type="string" office:string-value="11110011" calcext:value-type="string">
            <text:p>11110011</text:p>
          </table:table-cell>
          <table:table-cell office:value-type="float" office:value="3" calcext:value-type="float">
            <text:p>3</text:p>
          </table:table-cell>
          <table:table-cell table:style-name="ce186" table:formula="of:=BIN2DEC(MID([.$G$33];[.F36];4))*16+BIN2DEC(MID([.$G$33];[.F36]+4;4))" office:value-type="float" office:value="243" calcext:value-type="float">
            <text:p>243</text:p>
          </table:table-cell>
          <table:table-cell table:style-name="Default" table:formula="of:=BIN2DEC(MID([.$G$33];[.F36]+8;4))*16+BIN2DEC(MID([.$G$33];[.F36]+12;4))" office:value-type="float" office:value="137" calcext:value-type="float">
            <text:p>137</text:p>
          </table:table-cell>
          <table:table-cell table:formula="of:=DEC2HEX([.G36])&amp;DEC2HEX([.H36])" office:value-type="string" office:string-value="F389" calcext:value-type="string">
            <text:p>F389</text:p>
          </table:table-cell>
          <table:table-cell table:formula="of:=HEX2BIN(MID([.I36];1;2);8)&amp;HEX2BIN(MID([.I36];3;2);8)" office:value-type="string" office:string-value="1111001110001001" calcext:value-type="string">
            <text:p>1111001110001001</text:p>
          </table:table-cell>
          <table:table-cell table:formula="of:=BIN2DEC(MID([.$G$33];[.F36];8))*256+BIN2DEC(MID([.$G$33];[.F36]+8;8))" office:value-type="float" office:value="62345" calcext:value-type="float">
            <text:p>62345</text:p>
          </table:table-cell>
          <table:table-cell table:style-name="Default" table:formula="of:=[.G36]*256+[.H36]" office:value-type="float" office:value="62345" calcext:value-type="float">
            <text:p>62345</text:p>
          </table:table-cell>
          <table:table-cell table:number-columns-repeated="2"/>
          <table:table-cell table:style-name="Default"/>
          <table:table-cell table:number-columns-repeated="242"/>
        </table:table-row>
        <table:table-row table:style-name="ro6">
          <table:table-cell table:formula="of:=MOD([.A36]*3+2; 11)" office:value-type="float" office:value="8" calcext:value-type="float">
            <text:p>8</text:p>
          </table:table-cell>
          <table:table-cell table:formula="of:=MOD(MOD([.B36]*2+3; 23);20)" office:value-type="float" office:value="6" calcext:value-type="float">
            <text:p>6</text:p>
          </table:table-cell>
          <table:table-cell table:number-columns-repeated="2"/>
          <table:table-cell table:formula="of:=MID([.$G$33];[.F37];4)&amp;MID([.$G$33];[.F37]+4;4)" office:value-type="string" office:string-value="11100111" calcext:value-type="string">
            <text:p>11100111</text:p>
          </table:table-cell>
          <table:table-cell office:value-type="float" office:value="4" calcext:value-type="float">
            <text:p>4</text:p>
          </table:table-cell>
          <table:table-cell table:style-name="ce186" table:formula="of:=BIN2DEC(MID([.$G$33];[.F37];4))*16+BIN2DEC(MID([.$G$33];[.F37]+4;4))" office:value-type="float" office:value="231" calcext:value-type="float">
            <text:p>231</text:p>
          </table:table-cell>
          <table:table-cell table:style-name="Default" table:formula="of:=BIN2DEC(MID([.$G$33];[.F37]+8;4))*16+BIN2DEC(MID([.$G$33];[.F37]+12;4))" office:value-type="float" office:value="18" calcext:value-type="float">
            <text:p>18</text:p>
          </table:table-cell>
          <table:table-cell table:formula="of:=DEC2HEX([.G37])&amp;DEC2HEX([.H37])" office:value-type="string" office:string-value="E712" calcext:value-type="string">
            <text:p>E712</text:p>
          </table:table-cell>
          <table:table-cell table:formula="of:=HEX2BIN(MID([.I37];1;2);8)&amp;HEX2BIN(MID([.I37];3;2);8)" office:value-type="string" office:string-value="1110011100010010" calcext:value-type="string">
            <text:p>1110011100010010</text:p>
          </table:table-cell>
          <table:table-cell table:formula="of:=BIN2DEC(MID([.$G$33];[.F37];8))*256+BIN2DEC(MID([.$G$33];[.F37]+8;8))" office:value-type="float" office:value="59154" calcext:value-type="float">
            <text:p>59154</text:p>
          </table:table-cell>
          <table:table-cell table:style-name="Default" table:formula="of:=[.G37]*256+[.H37]" office:value-type="float" office:value="59154" calcext:value-type="float">
            <text:p>59154</text:p>
          </table:table-cell>
          <table:table-cell table:number-columns-repeated="2"/>
          <table:table-cell table:style-name="Default"/>
          <table:table-cell table:number-columns-repeated="242"/>
        </table:table-row>
        <table:table-row table:style-name="ro6">
          <table:table-cell table:formula="of:=MOD([.A37]*3+2; 11)" office:value-type="float" office:value="4" calcext:value-type="float">
            <text:p>4</text:p>
          </table:table-cell>
          <table:table-cell table:formula="of:=MOD(MOD([.B37]*2+3; 23);20)" office:value-type="float" office:value="15" calcext:value-type="float">
            <text:p>15</text:p>
          </table:table-cell>
          <table:table-cell table:number-columns-repeated="2"/>
          <table:table-cell table:formula="of:=MID([.$G$33];[.F38];4)&amp;MID([.$G$33];[.F38]+4;4)" office:value-type="string" office:string-value="11001110" calcext:value-type="string">
            <text:p>11001110</text:p>
          </table:table-cell>
          <table:table-cell office:value-type="float" office:value="5" calcext:value-type="float">
            <text:p>5</text:p>
          </table:table-cell>
          <table:table-cell table:style-name="ce186" table:formula="of:=BIN2DEC(MID([.$G$33];[.F38];4))*16+BIN2DEC(MID([.$G$33];[.F38]+4;4))" office:value-type="float" office:value="206" calcext:value-type="float">
            <text:p>206</text:p>
          </table:table-cell>
          <table:table-cell table:style-name="Default" table:formula="of:=BIN2DEC(MID([.$G$33];[.F38]+8;4))*16+BIN2DEC(MID([.$G$33];[.F38]+12;4))" office:value-type="float" office:value="36" calcext:value-type="float">
            <text:p>36</text:p>
          </table:table-cell>
          <table:table-cell table:formula="of:=DEC2HEX([.G38])&amp;DEC2HEX([.H38])" office:value-type="string" office:string-value="CE24" calcext:value-type="string">
            <text:p>CE24</text:p>
          </table:table-cell>
          <table:table-cell table:formula="of:=HEX2BIN(MID([.I38];1;2);8)&amp;HEX2BIN(MID([.I38];3;2);8)" office:value-type="string" office:string-value="1100111000100100" calcext:value-type="string">
            <text:p>1100111000100100</text:p>
          </table:table-cell>
          <table:table-cell table:formula="of:=BIN2DEC(MID([.$G$33];[.F38];8))*256+BIN2DEC(MID([.$G$33];[.F38]+8;8))" office:value-type="float" office:value="52772" calcext:value-type="float">
            <text:p>52772</text:p>
          </table:table-cell>
          <table:table-cell table:style-name="Default" table:formula="of:=[.G38]*256+[.H38]" office:value-type="float" office:value="52772" calcext:value-type="float">
            <text:p>52772</text:p>
          </table:table-cell>
          <table:table-cell table:number-columns-repeated="2"/>
          <table:table-cell table:style-name="Default"/>
          <table:table-cell table:number-columns-repeated="242"/>
        </table:table-row>
        <table:table-row table:style-name="ro6">
          <table:table-cell table:formula="of:=MOD([.A38]*3+2; 11)" office:value-type="float" office:value="3" calcext:value-type="float">
            <text:p>3</text:p>
          </table:table-cell>
          <table:table-cell table:formula="of:=MOD(MOD([.B38]*2+3; 23);20)" office:value-type="float" office:value="10" calcext:value-type="float">
            <text:p>10</text:p>
          </table:table-cell>
          <table:table-cell table:number-columns-repeated="2"/>
          <table:table-cell table:formula="of:=MID([.$G$33];[.F39];4)&amp;MID([.$G$33];[.F39]+4;4)" office:value-type="string" office:string-value="10011100" calcext:value-type="string">
            <text:p>10011100</text:p>
          </table:table-cell>
          <table:table-cell office:value-type="float" office:value="6" calcext:value-type="float">
            <text:p>6</text:p>
          </table:table-cell>
          <table:table-cell table:style-name="ce186" table:formula="of:=BIN2DEC(MID([.$G$33];[.F39];4))*16+BIN2DEC(MID([.$G$33];[.F39]+4;4))" office:value-type="float" office:value="156" calcext:value-type="float">
            <text:p>156</text:p>
          </table:table-cell>
          <table:table-cell table:style-name="Default" table:formula="of:=BIN2DEC(MID([.$G$33];[.F39]+8;4))*16+BIN2DEC(MID([.$G$33];[.F39]+12;4))" office:value-type="float" office:value="73" calcext:value-type="float">
            <text:p>73</text:p>
          </table:table-cell>
          <table:table-cell table:formula="of:=DEC2HEX([.G39])&amp;DEC2HEX([.H39])" office:value-type="string" office:string-value="9C49" calcext:value-type="string">
            <text:p>9C49</text:p>
          </table:table-cell>
          <table:table-cell table:formula="of:=HEX2BIN(MID([.I39];1;2);8)&amp;HEX2BIN(MID([.I39];3;2);8)" office:value-type="string" office:string-value="1001110001001001" calcext:value-type="string">
            <text:p>1001110001001001</text:p>
          </table:table-cell>
          <table:table-cell table:formula="of:=BIN2DEC(MID([.$G$33];[.F39];8))*256+BIN2DEC(MID([.$G$33];[.F39]+8;8))" office:value-type="float" office:value="40009" calcext:value-type="float">
            <text:p>40009</text:p>
          </table:table-cell>
          <table:table-cell table:style-name="Default" table:formula="of:=[.G39]*256+[.H39]" office:value-type="float" office:value="40009" calcext:value-type="float">
            <text:p>40009</text:p>
          </table:table-cell>
          <table:table-cell table:number-columns-repeated="2"/>
          <table:table-cell table:style-name="Default"/>
          <table:table-cell table:number-columns-repeated="242"/>
        </table:table-row>
        <table:table-row table:style-name="ro6">
          <table:table-cell table:formula="of:=MOD([.A39]*3+2; 11)" office:value-type="float" office:value="0" calcext:value-type="float">
            <text:p>0</text:p>
          </table:table-cell>
          <table:table-cell table:formula="of:=MOD(MOD([.B39]*2+3; 23);20)" office:value-type="float" office:value="0" calcext:value-type="float">
            <text:p>0</text:p>
          </table:table-cell>
          <table:table-cell table:number-columns-repeated="2"/>
          <table:table-cell table:formula="of:=MID([.$G$33];[.F40];4)&amp;MID([.$G$33];[.F40]+4;4)" office:value-type="string" office:string-value="00111000" calcext:value-type="string">
            <text:p>00111000</text:p>
          </table:table-cell>
          <table:table-cell office:value-type="float" office:value="7" calcext:value-type="float">
            <text:p>7</text:p>
          </table:table-cell>
          <table:table-cell table:style-name="ce186" table:formula="of:=BIN2DEC(MID([.$G$33];[.F40];4))*16+BIN2DEC(MID([.$G$33];[.F40]+4;4))" office:value-type="float" office:value="56" calcext:value-type="float">
            <text:p>56</text:p>
          </table:table-cell>
          <table:table-cell table:style-name="Default" table:formula="of:=BIN2DEC(MID([.$G$33];[.F40]+8;4))*16+BIN2DEC(MID([.$G$33];[.F40]+12;4))" office:value-type="float" office:value="147" calcext:value-type="float">
            <text:p>147</text:p>
          </table:table-cell>
          <table:table-cell table:formula="of:=DEC2HEX([.G40])&amp;DEC2HEX([.H40])" office:value-type="string" office:string-value="3893" calcext:value-type="string">
            <text:p>3893</text:p>
          </table:table-cell>
          <table:table-cell table:formula="of:=HEX2BIN(MID([.I40];1;2);8)&amp;HEX2BIN(MID([.I40];3;2);8)" office:value-type="string" office:string-value="0011100010010011" calcext:value-type="string">
            <text:p>0011100010010011</text:p>
          </table:table-cell>
          <table:table-cell table:formula="of:=BIN2DEC(MID([.$G$33];[.F40];8))*256+BIN2DEC(MID([.$G$33];[.F40]+8;8))" office:value-type="float" office:value="14483" calcext:value-type="float">
            <text:p>14483</text:p>
          </table:table-cell>
          <table:table-cell table:style-name="Default" table:formula="of:=[.G40]*256+[.H40]" office:value-type="float" office:value="14483" calcext:value-type="float">
            <text:p>14483</text:p>
          </table:table-cell>
          <table:table-cell table:number-columns-repeated="2"/>
          <table:table-cell table:style-name="Default"/>
          <table:table-cell table:number-columns-repeated="242"/>
        </table:table-row>
        <table:table-row table:style-name="ro6">
          <table:table-cell table:formula="of:=MOD([.A40]*3+2; 11)" office:value-type="float" office:value="2" calcext:value-type="float">
            <text:p>2</text:p>
          </table:table-cell>
          <table:table-cell table:formula="of:=MOD(MOD([.B40]*2+3; 23);20)" office:value-type="float" office:value="3" calcext:value-type="float">
            <text:p>3</text:p>
          </table:table-cell>
          <table:table-cell table:number-columns-repeated="2"/>
          <table:table-cell table:formula="of:=MID([.$G$33];[.F41];4)&amp;MID([.$G$33];[.F41]+4;4)" office:value-type="string" office:string-value="01110001" calcext:value-type="string">
            <text:p>01110001</text:p>
          </table:table-cell>
          <table:table-cell office:value-type="float" office:value="8" calcext:value-type="float">
            <text:p>8</text:p>
          </table:table-cell>
          <table:table-cell table:style-name="ce186" table:formula="of:=BIN2DEC(MID([.$G$33];[.F41];4))*16+BIN2DEC(MID([.$G$33];[.F41]+4;4))" office:value-type="float" office:value="113" calcext:value-type="float">
            <text:p>113</text:p>
          </table:table-cell>
          <table:table-cell table:style-name="Default" table:formula="of:=BIN2DEC(MID([.$G$33];[.F41]+8;4))*16+BIN2DEC(MID([.$G$33];[.F41]+12;4))" office:value-type="float" office:value="39" calcext:value-type="float">
            <text:p>39</text:p>
          </table:table-cell>
          <table:table-cell table:formula="of:=DEC2HEX([.G41])&amp;DEC2HEX([.H41])" office:value-type="string" office:string-value="7127" calcext:value-type="string">
            <text:p>7127</text:p>
          </table:table-cell>
          <table:table-cell table:formula="of:=HEX2BIN(MID([.I41];1;2);8)&amp;HEX2BIN(MID([.I41];3;2);8)" office:value-type="string" office:string-value="0111000100100111" calcext:value-type="string">
            <text:p>0111000100100111</text:p>
          </table:table-cell>
          <table:table-cell table:formula="of:=BIN2DEC(MID([.$G$33];[.F41];8))*256+BIN2DEC(MID([.$G$33];[.F41]+8;8))" office:value-type="float" office:value="28967" calcext:value-type="float">
            <text:p>28967</text:p>
          </table:table-cell>
          <table:table-cell table:style-name="Default" table:formula="of:=[.G41]*256+[.H41]" office:value-type="float" office:value="28967" calcext:value-type="float">
            <text:p>28967</text:p>
          </table:table-cell>
          <table:table-cell table:number-columns-repeated="2"/>
          <table:table-cell table:style-name="Default"/>
          <table:table-cell table:number-columns-repeated="242"/>
        </table:table-row>
        <table:table-row table:style-name="ro6">
          <table:table-cell table:formula="of:=MOD([.A41]*3+2; 11)" office:value-type="float" office:value="8" calcext:value-type="float">
            <text:p>8</text:p>
          </table:table-cell>
          <table:table-cell table:formula="of:=MOD(MOD([.B41]*2+3; 23);20)" office:value-type="float" office:value="9" calcext:value-type="float">
            <text:p>9</text:p>
          </table:table-cell>
          <table:table-cell table:number-columns-repeated="2"/>
          <table:table-cell table:formula="of:=MID([.$G$33];[.F42];4)&amp;MID([.$G$33];[.F42]+4;4)" office:value-type="string" office:string-value="11100010" calcext:value-type="string">
            <text:p>11100010</text:p>
          </table:table-cell>
          <table:table-cell office:value-type="float" office:value="9" calcext:value-type="float">
            <text:p>9</text:p>
          </table:table-cell>
          <table:table-cell table:style-name="ce186" table:formula="of:=BIN2DEC(MID([.$G$33];[.F42];4))*16+BIN2DEC(MID([.$G$33];[.F42]+4;4))" office:value-type="float" office:value="226" calcext:value-type="float">
            <text:p>226</text:p>
          </table:table-cell>
          <table:table-cell table:style-name="Default" table:formula="of:=BIN2DEC(MID([.$G$33];[.F42]+8;4))*16+BIN2DEC(MID([.$G$33];[.F42]+12;4))" office:value-type="float" office:value="78" calcext:value-type="float">
            <text:p>78</text:p>
          </table:table-cell>
          <table:table-cell table:formula="of:=DEC2HEX([.G42])&amp;DEC2HEX([.H42])" office:value-type="string" office:string-value="E24E" calcext:value-type="string">
            <text:p>E24E</text:p>
          </table:table-cell>
          <table:table-cell table:formula="of:=HEX2BIN(MID([.I42];1;2);8)&amp;HEX2BIN(MID([.I42];3;2);8)" office:value-type="string" office:string-value="1110001001001110" calcext:value-type="string">
            <text:p>1110001001001110</text:p>
          </table:table-cell>
          <table:table-cell table:formula="of:=BIN2DEC(MID([.$G$33];[.F42];8))*256+BIN2DEC(MID([.$G$33];[.F42]+8;8))" office:value-type="float" office:value="57934" calcext:value-type="float">
            <text:p>57934</text:p>
          </table:table-cell>
          <table:table-cell table:style-name="Default" table:formula="of:=[.G42]*256+[.H42]" office:value-type="float" office:value="57934" calcext:value-type="float">
            <text:p>57934</text:p>
          </table:table-cell>
          <table:table-cell table:number-columns-repeated="2"/>
          <table:table-cell table:style-name="Default"/>
          <table:table-cell table:number-columns-repeated="242"/>
        </table:table-row>
        <table:table-row table:style-name="ro6">
          <table:table-cell table:formula="of:=MOD([.A42]*3+2; 11)" office:value-type="float" office:value="4" calcext:value-type="float">
            <text:p>4</text:p>
          </table:table-cell>
          <table:table-cell table:formula="of:=MOD(MOD([.B42]*2+3; 23);20)" office:value-type="float" office:value="1" calcext:value-type="float">
            <text:p>1</text:p>
          </table:table-cell>
          <table:table-cell table:number-columns-repeated="2"/>
          <table:table-cell table:formula="of:=MID([.$G$33];[.F43];4)&amp;MID([.$G$33];[.F43]+4;4)" office:value-type="string" office:string-value="11000100" calcext:value-type="string">
            <text:p>11000100</text:p>
          </table:table-cell>
          <table:table-cell office:value-type="float" office:value="10" calcext:value-type="float">
            <text:p>10</text:p>
          </table:table-cell>
          <table:table-cell table:style-name="ce186" table:formula="of:=BIN2DEC(MID([.$G$33];[.F43];4))*16+BIN2DEC(MID([.$G$33];[.F43]+4;4))" office:value-type="float" office:value="196" calcext:value-type="float">
            <text:p>196</text:p>
          </table:table-cell>
          <table:table-cell table:style-name="Default" table:formula="of:=BIN2DEC(MID([.$G$33];[.F43]+8;4))*16+BIN2DEC(MID([.$G$33];[.F43]+12;4))" office:value-type="float" office:value="156" calcext:value-type="float">
            <text:p>156</text:p>
          </table:table-cell>
          <table:table-cell table:formula="of:=DEC2HEX([.G43])&amp;DEC2HEX([.H43])" office:value-type="string" office:string-value="C49C" calcext:value-type="string">
            <text:p>C49C</text:p>
          </table:table-cell>
          <table:table-cell table:formula="of:=HEX2BIN(MID([.I43];1;2);8)&amp;HEX2BIN(MID([.I43];3;2);8)" office:value-type="string" office:string-value="1100010010011100" calcext:value-type="string">
            <text:p>1100010010011100</text:p>
          </table:table-cell>
          <table:table-cell table:formula="of:=BIN2DEC(MID([.$G$33];[.F43];8))*256+BIN2DEC(MID([.$G$33];[.F43]+8;8))" office:value-type="float" office:value="50332" calcext:value-type="float">
            <text:p>50332</text:p>
          </table:table-cell>
          <table:table-cell table:style-name="Default" table:formula="of:=[.G43]*256+[.H43]" office:value-type="float" office:value="50332" calcext:value-type="float">
            <text:p>50332</text:p>
          </table:table-cell>
          <table:table-cell table:number-columns-repeated="2"/>
          <table:table-cell table:style-name="Default"/>
          <table:table-cell table:number-columns-repeated="242"/>
        </table:table-row>
        <table:table-row table:style-name="ro6">
          <table:table-cell table:formula="of:=MOD([.A43]*3+2; 11)" office:value-type="float" office:value="3" calcext:value-type="float">
            <text:p>3</text:p>
          </table:table-cell>
          <table:table-cell table:formula="of:=MOD(MOD([.B43]*2+3; 23);20)" office:value-type="float" office:value="5" calcext:value-type="float">
            <text:p>5</text:p>
          </table:table-cell>
          <table:table-cell table:number-columns-repeated="2"/>
          <table:table-cell table:formula="of:=MID([.$G$33];[.F44];4)&amp;MID([.$G$33];[.F44]+4;4)" office:value-type="string" office:string-value="10001001" calcext:value-type="string">
            <text:p>10001001</text:p>
          </table:table-cell>
          <table:table-cell office:value-type="float" office:value="11" calcext:value-type="float">
            <text:p>11</text:p>
          </table:table-cell>
          <table:table-cell table:style-name="ce186" table:formula="of:=BIN2DEC(MID([.$G$33];[.F44];4))*16+BIN2DEC(MID([.$G$33];[.F44]+4;4))" office:value-type="float" office:value="137" calcext:value-type="float">
            <text:p>137</text:p>
          </table:table-cell>
          <table:table-cell table:style-name="Default" table:formula="of:=BIN2DEC(MID([.$G$33];[.F44]+8;4))*16+BIN2DEC(MID([.$G$33];[.F44]+12;4))" office:value-type="float" office:value="56" calcext:value-type="float">
            <text:p>56</text:p>
          </table:table-cell>
          <table:table-cell table:formula="of:=DEC2HEX([.G44])&amp;DEC2HEX([.H44])" office:value-type="string" office:string-value="8938" calcext:value-type="string">
            <text:p>8938</text:p>
          </table:table-cell>
          <table:table-cell table:formula="of:=HEX2BIN(MID([.I44];1;2);8)&amp;HEX2BIN(MID([.I44];3;2);8)" office:value-type="string" office:string-value="1000100100111000" calcext:value-type="string">
            <text:p>1000100100111000</text:p>
          </table:table-cell>
          <table:table-cell table:formula="of:=BIN2DEC(MID([.$G$33];[.F44];8))*256+BIN2DEC(MID([.$G$33];[.F44]+8;8))" office:value-type="float" office:value="35128" calcext:value-type="float">
            <text:p>35128</text:p>
          </table:table-cell>
          <table:table-cell table:style-name="Default" table:formula="of:=[.G44]*256+[.H44]" office:value-type="float" office:value="35128" calcext:value-type="float">
            <text:p>35128</text:p>
          </table:table-cell>
          <table:table-cell table:number-columns-repeated="2"/>
          <table:table-cell table:style-name="Default"/>
          <table:table-cell table:number-columns-repeated="242"/>
        </table:table-row>
        <table:table-row table:style-name="ro6">
          <table:table-cell table:formula="of:=MOD([.A44]*3+2; 11)" office:value-type="float" office:value="0" calcext:value-type="float">
            <text:p>0</text:p>
          </table:table-cell>
          <table:table-cell table:formula="of:=MOD(MOD([.B44]*2+3; 23);20)" office:value-type="float" office:value="13" calcext:value-type="float">
            <text:p>13</text:p>
          </table:table-cell>
          <table:table-cell table:number-columns-repeated="2"/>
          <table:table-cell table:formula="of:=MID([.$G$33];[.F45];4)&amp;MID([.$G$33];[.F45]+4;4)" office:value-type="string" office:string-value="00010010" calcext:value-type="string">
            <text:p>00010010</text:p>
          </table:table-cell>
          <table:table-cell office:value-type="float" office:value="12" calcext:value-type="float">
            <text:p>12</text:p>
          </table:table-cell>
          <table:table-cell table:style-name="ce186" table:formula="of:=BIN2DEC(MID([.$G$33];[.F45];4))*16+BIN2DEC(MID([.$G$33];[.F45]+4;4))" office:value-type="float" office:value="18" calcext:value-type="float">
            <text:p>18</text:p>
          </table:table-cell>
          <table:table-cell table:style-name="Default" table:formula="of:=BIN2DEC(MID([.$G$33];[.F45]+8;4))*16+BIN2DEC(MID([.$G$33];[.F45]+12;4))" office:value-type="float" office:value="113" calcext:value-type="float">
            <text:p>113</text:p>
          </table:table-cell>
          <table:table-cell table:formula="of:=DEC2HEX([.G45])&amp;DEC2HEX([.H45])" office:value-type="string" office:string-value="1271" calcext:value-type="string">
            <text:p>1271</text:p>
          </table:table-cell>
          <table:table-cell table:formula="of:=HEX2BIN(MID([.I45];1;2);8)&amp;HEX2BIN(MID([.I45];3;2);8)" office:value-type="string" office:string-value="0001001001110001" calcext:value-type="string">
            <text:p>0001001001110001</text:p>
          </table:table-cell>
          <table:table-cell table:formula="of:=BIN2DEC(MID([.$G$33];[.F45];8))*256+BIN2DEC(MID([.$G$33];[.F45]+8;8))" office:value-type="float" office:value="4721" calcext:value-type="float">
            <text:p>4721</text:p>
          </table:table-cell>
          <table:table-cell table:style-name="Default" table:formula="of:=[.G45]*256+[.H45]" office:value-type="float" office:value="4721" calcext:value-type="float">
            <text:p>4721</text:p>
          </table:table-cell>
          <table:table-cell table:number-columns-repeated="2"/>
          <table:table-cell table:style-name="Default"/>
          <table:table-cell table:number-columns-repeated="242"/>
        </table:table-row>
        <table:table-row table:style-name="ro6">
          <table:table-cell table:formula="of:=MOD([.A45]*3+2; 11)" office:value-type="float" office:value="2" calcext:value-type="float">
            <text:p>2</text:p>
          </table:table-cell>
          <table:table-cell table:formula="of:=MOD(MOD([.B45]*2+3; 23);20)" office:value-type="float" office:value="6" calcext:value-type="float">
            <text:p>6</text:p>
          </table:table-cell>
          <table:table-cell table:number-columns-repeated="2"/>
          <table:table-cell table:formula="of:=MID([.$G$33];[.F46];4)&amp;MID([.$G$33];[.F46]+4;4)" office:value-type="string" office:string-value="00100100" calcext:value-type="string">
            <text:p>00100100</text:p>
          </table:table-cell>
          <table:table-cell office:value-type="float" office:value="13" calcext:value-type="float">
            <text:p>13</text:p>
          </table:table-cell>
          <table:table-cell table:style-name="ce186" table:formula="of:=BIN2DEC(MID([.$G$33];[.F46];4))*16+BIN2DEC(MID([.$G$33];[.F46]+4;4))" office:value-type="float" office:value="36" calcext:value-type="float">
            <text:p>36</text:p>
          </table:table-cell>
          <table:table-cell table:style-name="Default" table:formula="of:=BIN2DEC(MID([.$G$33];[.F46]+8;4))*16+BIN2DEC(MID([.$G$33];[.F46]+12;4))" office:value-type="float" office:value="227" calcext:value-type="float">
            <text:p>227</text:p>
          </table:table-cell>
          <table:table-cell table:formula="of:=DEC2HEX([.G46])&amp;DEC2HEX([.H46])" office:value-type="string" office:string-value="24E3" calcext:value-type="string">
            <text:p>24E3</text:p>
          </table:table-cell>
          <table:table-cell table:formula="of:=HEX2BIN(MID([.I46];1;2);8)&amp;HEX2BIN(MID([.I46];3;2);8)" office:value-type="string" office:string-value="0010010011100011" calcext:value-type="string">
            <text:p>0010010011100011</text:p>
          </table:table-cell>
          <table:table-cell table:formula="of:=BIN2DEC(MID([.$G$33];[.F46];8))*256+BIN2DEC(MID([.$G$33];[.F46]+8;8))" office:value-type="float" office:value="9443" calcext:value-type="float">
            <text:p>9443</text:p>
          </table:table-cell>
          <table:table-cell table:style-name="Default" table:formula="of:=[.G46]*256+[.H46]" office:value-type="float" office:value="9443" calcext:value-type="float">
            <text:p>9443</text:p>
          </table:table-cell>
          <table:table-cell table:number-columns-repeated="2"/>
          <table:table-cell table:style-name="Default"/>
          <table:table-cell table:number-columns-repeated="242"/>
        </table:table-row>
        <table:table-row table:style-name="ro6">
          <table:table-cell table:formula="of:=MOD([.A46]*3+2; 11)" office:value-type="float" office:value="8" calcext:value-type="float">
            <text:p>8</text:p>
          </table:table-cell>
          <table:table-cell table:formula="of:=MOD(MOD([.B46]*2+3; 23);20)" office:value-type="float" office:value="15" calcext:value-type="float">
            <text:p>15</text:p>
          </table:table-cell>
          <table:table-cell table:number-columns-repeated="2"/>
          <table:table-cell table:formula="of:=MID([.$G$33];[.F47];4)&amp;MID([.$G$33];[.F47]+4;4)" office:value-type="string" office:string-value="01001001" calcext:value-type="string">
            <text:p>01001001</text:p>
          </table:table-cell>
          <table:table-cell office:value-type="float" office:value="14" calcext:value-type="float">
            <text:p>14</text:p>
          </table:table-cell>
          <table:table-cell table:style-name="ce186" table:formula="of:=BIN2DEC(MID([.$G$33];[.F47];4))*16+BIN2DEC(MID([.$G$33];[.F47]+4;4))" office:value-type="float" office:value="73" calcext:value-type="float">
            <text:p>73</text:p>
          </table:table-cell>
          <table:table-cell table:style-name="Default" table:formula="of:=BIN2DEC(MID([.$G$33];[.F47]+8;4))*16+BIN2DEC(MID([.$G$33];[.F47]+12;4))" office:value-type="float" office:value="199" calcext:value-type="float">
            <text:p>199</text:p>
          </table:table-cell>
          <table:table-cell table:formula="of:=DEC2HEX([.G47])&amp;DEC2HEX([.H47])" office:value-type="string" office:string-value="49C7" calcext:value-type="string">
            <text:p>49C7</text:p>
          </table:table-cell>
          <table:table-cell table:formula="of:=HEX2BIN(MID([.I47];1;2);8)&amp;HEX2BIN(MID([.I47];3;2);8)" office:value-type="string" office:string-value="0100100111000111" calcext:value-type="string">
            <text:p>0100100111000111</text:p>
          </table:table-cell>
          <table:table-cell table:formula="of:=BIN2DEC(MID([.$G$33];[.F47];8))*256+BIN2DEC(MID([.$G$33];[.F47]+8;8))" office:value-type="float" office:value="18887" calcext:value-type="float">
            <text:p>18887</text:p>
          </table:table-cell>
          <table:table-cell table:style-name="Default" table:formula="of:=[.G47]*256+[.H47]" office:value-type="float" office:value="18887" calcext:value-type="float">
            <text:p>18887</text:p>
          </table:table-cell>
          <table:table-cell table:number-columns-repeated="2"/>
          <table:table-cell table:style-name="Default"/>
          <table:table-cell table:number-columns-repeated="242"/>
        </table:table-row>
        <table:table-row table:style-name="ro6">
          <table:table-cell table:formula="of:=MOD([.A47]*3+2; 11)" office:value-type="float" office:value="4" calcext:value-type="float">
            <text:p>4</text:p>
          </table:table-cell>
          <table:table-cell table:formula="of:=MOD(MOD([.B47]*2+3; 23);20)" office:value-type="float" office:value="10" calcext:value-type="float">
            <text:p>10</text:p>
          </table:table-cell>
          <table:table-cell table:number-columns-repeated="2"/>
          <table:table-cell table:formula="of:=MID([.$G$33];[.F48];4)&amp;MID([.$G$33];[.F48]+4;4)" office:value-type="string" office:string-value="10010011" calcext:value-type="string">
            <text:p>10010011</text:p>
          </table:table-cell>
          <table:table-cell office:value-type="float" office:value="15" calcext:value-type="float">
            <text:p>15</text:p>
          </table:table-cell>
          <table:table-cell table:style-name="ce186" table:formula="of:=BIN2DEC(MID([.$G$33];[.F48];4))*16+BIN2DEC(MID([.$G$33];[.F48]+4;4))" office:value-type="float" office:value="147" calcext:value-type="float">
            <text:p>147</text:p>
          </table:table-cell>
          <table:table-cell table:style-name="Default" table:formula="of:=BIN2DEC(MID([.$G$33];[.F48]+8;4))*16+BIN2DEC(MID([.$G$33];[.F48]+12;4))" office:value-type="float" office:value="143" calcext:value-type="float">
            <text:p>143</text:p>
          </table:table-cell>
          <table:table-cell table:formula="of:=DEC2HEX([.G48])&amp;DEC2HEX([.H48])" office:value-type="string" office:string-value="938F" calcext:value-type="string">
            <text:p>938F</text:p>
          </table:table-cell>
          <table:table-cell table:formula="of:=HEX2BIN(MID([.I48];1;2);8)&amp;HEX2BIN(MID([.I48];3;2);8)" office:value-type="string" office:string-value="1001001110001111" calcext:value-type="string">
            <text:p>1001001110001111</text:p>
          </table:table-cell>
          <table:table-cell table:formula="of:=BIN2DEC(MID([.$G$33];[.F48];8))*256+BIN2DEC(MID([.$G$33];[.F48]+8;8))" office:value-type="float" office:value="37775" calcext:value-type="float">
            <text:p>37775</text:p>
          </table:table-cell>
          <table:table-cell table:style-name="Default" table:formula="of:=[.G48]*256+[.H48]" office:value-type="float" office:value="37775" calcext:value-type="float">
            <text:p>37775</text:p>
          </table:table-cell>
          <table:table-cell table:number-columns-repeated="2"/>
          <table:table-cell table:style-name="Default"/>
          <table:table-cell table:number-columns-repeated="242"/>
        </table:table-row>
        <table:table-row table:style-name="ro6">
          <table:table-cell table:formula="of:=MOD([.A48]*3+2; 11)" office:value-type="float" office:value="3" calcext:value-type="float">
            <text:p>3</text:p>
          </table:table-cell>
          <table:table-cell table:formula="of:=MOD(MOD([.B48]*2+3; 23);20)" office:value-type="float" office:value="0" calcext:value-type="float">
            <text:p>0</text:p>
          </table:table-cell>
          <table:table-cell table:number-columns-repeated="2"/>
          <table:table-cell table:formula="of:=MID([.$G$33];[.F49];4)&amp;MID([.$G$33];[.F49]+4;4)" office:value-type="string" office:string-value="00100111" calcext:value-type="string">
            <text:p>00100111</text:p>
          </table:table-cell>
          <table:table-cell office:value-type="float" office:value="16" calcext:value-type="float">
            <text:p>16</text:p>
          </table:table-cell>
          <table:table-cell table:style-name="ce186" table:formula="of:=BIN2DEC(MID([.$G$33];[.F49];4))*16+BIN2DEC(MID([.$G$33];[.F49]+4;4))" office:value-type="float" office:value="39" calcext:value-type="float">
            <text:p>39</text:p>
          </table:table-cell>
          <table:table-cell table:style-name="Default" table:formula="of:=BIN2DEC(MID([.$G$33];[.F49]+8;4))*16+BIN2DEC(MID([.$G$33];[.F49]+12;4))" office:value-type="float" office:value="30" calcext:value-type="float">
            <text:p>30</text:p>
          </table:table-cell>
          <table:table-cell table:formula="of:=DEC2HEX([.G49])&amp;DEC2HEX([.H49])" office:value-type="string" office:string-value="271E" calcext:value-type="string">
            <text:p>271E</text:p>
          </table:table-cell>
          <table:table-cell table:formula="of:=HEX2BIN(MID([.I49];1;2);8)&amp;HEX2BIN(MID([.I49];3;2);8)" office:value-type="string" office:string-value="0010011100011110" calcext:value-type="string">
            <text:p>0010011100011110</text:p>
          </table:table-cell>
          <table:table-cell table:formula="of:=BIN2DEC(MID([.$G$33];[.F49];8))*256+BIN2DEC(MID([.$G$33];[.F49]+8;8))" office:value-type="float" office:value="10014" calcext:value-type="float">
            <text:p>10014</text:p>
          </table:table-cell>
          <table:table-cell table:style-name="Default" table:formula="of:=[.G49]*256+[.H49]" office:value-type="float" office:value="10014" calcext:value-type="float">
            <text:p>10014</text:p>
          </table:table-cell>
          <table:table-cell table:number-columns-repeated="2"/>
          <table:table-cell table:style-name="Default"/>
          <table:table-cell table:number-columns-repeated="242"/>
        </table:table-row>
        <table:table-row table:style-name="ro6">
          <table:table-cell table:formula="of:=MOD([.A49]*3+2; 11)" office:value-type="float" office:value="0" calcext:value-type="float">
            <text:p>0</text:p>
          </table:table-cell>
          <table:table-cell table:formula="of:=MOD(MOD([.B49]*2+3; 23);20)" office:value-type="float" office:value="3" calcext:value-type="float">
            <text:p>3</text:p>
          </table:table-cell>
          <table:table-cell table:number-columns-repeated="2"/>
          <table:table-cell table:formula="of:=MID([.$G$33];[.F50];4)&amp;MID([.$G$33];[.F50]+4;4)" office:value-type="string" office:string-value="01001110" calcext:value-type="string">
            <text:p>01001110</text:p>
          </table:table-cell>
          <table:table-cell office:value-type="float" office:value="17" calcext:value-type="float">
            <text:p>17</text:p>
          </table:table-cell>
          <table:table-cell table:style-name="ce186" table:formula="of:=BIN2DEC(MID([.$G$33];[.F50];4))*16+BIN2DEC(MID([.$G$33];[.F50]+4;4))" office:value-type="float" office:value="78" calcext:value-type="float">
            <text:p>78</text:p>
          </table:table-cell>
          <table:table-cell table:style-name="Default" table:formula="of:=BIN2DEC(MID([.$G$33];[.F50]+8;4))*16+BIN2DEC(MID([.$G$33];[.F50]+12;4))" office:value-type="float" office:value="61" calcext:value-type="float">
            <text:p>61</text:p>
          </table:table-cell>
          <table:table-cell table:formula="of:=DEC2HEX([.G50])&amp;DEC2HEX([.H50])" office:value-type="string" office:string-value="4E3D" calcext:value-type="string">
            <text:p>4E3D</text:p>
          </table:table-cell>
          <table:table-cell table:formula="of:=HEX2BIN(MID([.I50];1;2);8)&amp;HEX2BIN(MID([.I50];3;2);8)" office:value-type="string" office:string-value="0100111000111101" calcext:value-type="string">
            <text:p>0100111000111101</text:p>
          </table:table-cell>
          <table:table-cell table:formula="of:=BIN2DEC(MID([.$G$33];[.F50];8))*256+BIN2DEC(MID([.$G$33];[.F50]+8;8))" office:value-type="float" office:value="20029" calcext:value-type="float">
            <text:p>20029</text:p>
          </table:table-cell>
          <table:table-cell table:style-name="Default" table:formula="of:=[.G50]*256+[.H50]" office:value-type="float" office:value="20029" calcext:value-type="float">
            <text:p>20029</text:p>
          </table:table-cell>
          <table:table-cell table:number-columns-repeated="2"/>
          <table:table-cell table:style-name="Default"/>
          <table:table-cell table:number-columns-repeated="242"/>
        </table:table-row>
        <table:table-row table:style-name="ro6">
          <table:table-cell table:formula="of:=MOD([.A50]*3+2; 11)" office:value-type="float" office:value="2" calcext:value-type="float">
            <text:p>2</text:p>
          </table:table-cell>
          <table:table-cell table:formula="of:=MOD(MOD([.B50]*2+3; 23);20)" office:value-type="float" office:value="9" calcext:value-type="float">
            <text:p>9</text:p>
          </table:table-cell>
          <table:table-cell table:number-columns-repeated="2"/>
          <table:table-cell table:formula="of:=MID([.$G$33];[.F51];4)&amp;MID([.$G$33];[.F51]+4;4)" office:value-type="string" office:string-value="10011100" calcext:value-type="string">
            <text:p>10011100</text:p>
          </table:table-cell>
          <table:table-cell office:value-type="float" office:value="18" calcext:value-type="float">
            <text:p>18</text:p>
          </table:table-cell>
          <table:table-cell table:style-name="ce186" table:formula="of:=BIN2DEC(MID([.$G$33];[.F51];4))*16+BIN2DEC(MID([.$G$33];[.F51]+4;4))" office:value-type="float" office:value="156" calcext:value-type="float">
            <text:p>156</text:p>
          </table:table-cell>
          <table:table-cell table:style-name="Default" table:formula="of:=BIN2DEC(MID([.$G$33];[.F51]+8;4))*16+BIN2DEC(MID([.$G$33];[.F51]+12;4))" office:value-type="float" office:value="123" calcext:value-type="float">
            <text:p>123</text:p>
          </table:table-cell>
          <table:table-cell table:formula="of:=DEC2HEX([.G51])&amp;DEC2HEX([.H51])" office:value-type="string" office:string-value="9C7B" calcext:value-type="string">
            <text:p>9C7B</text:p>
          </table:table-cell>
          <table:table-cell table:formula="of:=HEX2BIN(MID([.I51];1;2);8)&amp;HEX2BIN(MID([.I51];3;2);8)" office:value-type="string" office:string-value="1001110001111011" calcext:value-type="string">
            <text:p>1001110001111011</text:p>
          </table:table-cell>
          <table:table-cell table:formula="of:=BIN2DEC(MID([.$G$33];[.F51];8))*256+BIN2DEC(MID([.$G$33];[.F51]+8;8))" office:value-type="float" office:value="40059" calcext:value-type="float">
            <text:p>40059</text:p>
          </table:table-cell>
          <table:table-cell table:style-name="Default" table:formula="of:=[.G51]*256+[.H51]" office:value-type="float" office:value="40059" calcext:value-type="float">
            <text:p>40059</text:p>
          </table:table-cell>
          <table:table-cell table:number-columns-repeated="2"/>
          <table:table-cell table:style-name="Default"/>
          <table:table-cell table:number-columns-repeated="242"/>
        </table:table-row>
        <table:table-row table:style-name="ro6">
          <table:table-cell table:formula="of:=MOD([.A51]*3+2; 11)" office:value-type="float" office:value="8" calcext:value-type="float">
            <text:p>8</text:p>
          </table:table-cell>
          <table:table-cell table:formula="of:=MOD(MOD([.B51]*2+3; 23);20)" office:value-type="float" office:value="1" calcext:value-type="float">
            <text:p>1</text:p>
          </table:table-cell>
          <table:table-cell table:number-columns-repeated="2"/>
          <table:table-cell table:formula="of:=MID([.$G$33];[.F52];4)&amp;MID([.$G$33];[.F52]+4;4)" office:value-type="string" office:string-value="00111000" calcext:value-type="string">
            <text:p>00111000</text:p>
          </table:table-cell>
          <table:table-cell office:value-type="float" office:value="19" calcext:value-type="float">
            <text:p>19</text:p>
          </table:table-cell>
          <table:table-cell table:style-name="ce186" table:formula="of:=BIN2DEC(MID([.$G$33];[.F52];4))*16+BIN2DEC(MID([.$G$33];[.F52]+4;4))" office:value-type="float" office:value="56" calcext:value-type="float">
            <text:p>56</text:p>
          </table:table-cell>
          <table:table-cell table:style-name="Default" table:formula="of:=BIN2DEC(MID([.$G$33];[.F52]+8;4))*16+BIN2DEC(MID([.$G$33];[.F52]+12;4))" office:value-type="float" office:value="247" calcext:value-type="float">
            <text:p>247</text:p>
          </table:table-cell>
          <table:table-cell table:formula="of:=DEC2HEX([.G52])&amp;DEC2HEX([.H52])" office:value-type="string" office:string-value="38F7" calcext:value-type="string">
            <text:p>38F7</text:p>
          </table:table-cell>
          <table:table-cell table:formula="of:=HEX2BIN(MID([.I52];1;2);8)&amp;HEX2BIN(MID([.I52];3;2);8)" office:value-type="string" office:string-value="0011100011110111" calcext:value-type="string">
            <text:p>0011100011110111</text:p>
          </table:table-cell>
          <table:table-cell table:formula="of:=BIN2DEC(MID([.$G$33];[.F52];8))*256+BIN2DEC(MID([.$G$33];[.F52]+8;8))" office:value-type="float" office:value="14583" calcext:value-type="float">
            <text:p>14583</text:p>
          </table:table-cell>
          <table:table-cell table:style-name="Default" table:formula="of:=[.G52]*256+[.H52]" office:value-type="float" office:value="14583" calcext:value-type="float">
            <text:p>14583</text:p>
          </table:table-cell>
          <table:table-cell table:number-columns-repeated="2"/>
          <table:table-cell table:style-name="Default"/>
          <table:table-cell table:number-columns-repeated="242"/>
        </table:table-row>
        <table:table-row table:style-name="ro6">
          <table:table-cell table:formula="of:=MOD([.A52]*3+2; 11)" office:value-type="float" office:value="4" calcext:value-type="float">
            <text:p>4</text:p>
          </table:table-cell>
          <table:table-cell table:formula="of:=MOD(MOD([.B52]*2+3; 23);20)" office:value-type="float" office:value="5" calcext:value-type="float">
            <text:p>5</text:p>
          </table:table-cell>
          <table:table-cell table:number-columns-repeated="2"/>
          <table:table-cell table:formula="of:=MID([.$G$33];[.F53];4)&amp;MID([.$G$33];[.F53]+4;4)" office:value-type="string" office:string-value="01110001" calcext:value-type="string">
            <text:p>01110001</text:p>
          </table:table-cell>
          <table:table-cell office:value-type="float" office:value="20" calcext:value-type="float">
            <text:p>20</text:p>
          </table:table-cell>
          <table:table-cell table:style-name="ce186" table:formula="of:=BIN2DEC(MID([.$G$33];[.F53];4))*16+BIN2DEC(MID([.$G$33];[.F53]+4;4))" office:value-type="float" office:value="113" calcext:value-type="float">
            <text:p>113</text:p>
          </table:table-cell>
          <table:table-cell table:style-name="Default" table:formula="of:=BIN2DEC(MID([.$G$33];[.F53]+8;4))*16+BIN2DEC(MID([.$G$33];[.F53]+12;4))" office:value-type="float" office:value="239" calcext:value-type="float">
            <text:p>239</text:p>
          </table:table-cell>
          <table:table-cell table:formula="of:=DEC2HEX([.G53])&amp;DEC2HEX([.H53])" office:value-type="string" office:string-value="71EF" calcext:value-type="string">
            <text:p>71EF</text:p>
          </table:table-cell>
          <table:table-cell table:formula="of:=HEX2BIN(MID([.I53];1;2);8)&amp;HEX2BIN(MID([.I53];3;2);8)" office:value-type="string" office:string-value="0111000111101111" calcext:value-type="string">
            <text:p>0111000111101111</text:p>
          </table:table-cell>
          <table:table-cell table:formula="of:=BIN2DEC(MID([.$G$33];[.F53];8))*256+BIN2DEC(MID([.$G$33];[.F53]+8;8))" office:value-type="float" office:value="29167" calcext:value-type="float">
            <text:p>29167</text:p>
          </table:table-cell>
          <table:table-cell table:style-name="Default" table:formula="of:=[.G53]*256+[.H53]" office:value-type="float" office:value="29167" calcext:value-type="float">
            <text:p>29167</text:p>
          </table:table-cell>
          <table:table-cell table:number-columns-repeated="2"/>
          <table:table-cell table:style-name="Default"/>
          <table:table-cell table:number-columns-repeated="242"/>
        </table:table-row>
        <table:table-row table:style-name="ro6">
          <table:table-cell table:formula="of:=MOD([.A53]*3+2; 11)" office:value-type="float" office:value="3" calcext:value-type="float">
            <text:p>3</text:p>
          </table:table-cell>
          <table:table-cell table:formula="of:=MOD(MOD([.B53]*2+3; 23);20)" office:value-type="float" office:value="13" calcext:value-type="float">
            <text:p>13</text:p>
          </table:table-cell>
          <table:table-cell table:number-columns-repeated="2"/>
          <table:table-cell table:formula="of:=MID([.$G$33];[.F54];4)&amp;MID([.$G$33];[.F54]+4;4)" office:value-type="string" office:string-value="11100011" calcext:value-type="string">
            <text:p>11100011</text:p>
          </table:table-cell>
          <table:table-cell office:value-type="float" office:value="21" calcext:value-type="float">
            <text:p>21</text:p>
          </table:table-cell>
          <table:table-cell table:style-name="ce186" table:formula="of:=BIN2DEC(MID([.$G$33];[.F54];4))*16+BIN2DEC(MID([.$G$33];[.F54]+4;4))" office:value-type="float" office:value="227" calcext:value-type="float">
            <text:p>227</text:p>
          </table:table-cell>
          <table:table-cell table:style-name="Default" table:formula="of:=BIN2DEC(MID([.$G$33];[.F54]+8;4))*16+BIN2DEC(MID([.$G$33];[.F54]+12;4))" office:value-type="float" office:value="223" calcext:value-type="float">
            <text:p>223</text:p>
          </table:table-cell>
          <table:table-cell table:formula="of:=DEC2HEX([.G54])&amp;DEC2HEX([.H54])" office:value-type="string" office:string-value="E3DF" calcext:value-type="string">
            <text:p>E3DF</text:p>
          </table:table-cell>
          <table:table-cell table:formula="of:=HEX2BIN(MID([.I54];1;2);8)&amp;HEX2BIN(MID([.I54];3;2);8)" office:value-type="string" office:string-value="1110001111011111" calcext:value-type="string">
            <text:p>1110001111011111</text:p>
          </table:table-cell>
          <table:table-cell table:formula="of:=BIN2DEC(MID([.$G$33];[.F54];8))*256+BIN2DEC(MID([.$G$33];[.F54]+8;8))" office:value-type="float" office:value="58335" calcext:value-type="float">
            <text:p>58335</text:p>
          </table:table-cell>
          <table:table-cell table:style-name="Default" table:formula="of:=[.G54]*256+[.H54]" office:value-type="float" office:value="58335" calcext:value-type="float">
            <text:p>58335</text:p>
          </table:table-cell>
          <table:table-cell table:number-columns-repeated="2"/>
          <table:table-cell table:style-name="Default"/>
          <table:table-cell table:number-columns-repeated="242"/>
        </table:table-row>
        <table:table-row table:style-name="ro6">
          <table:table-cell table:formula="of:=MOD([.A54]*3+2; 11)" office:value-type="float" office:value="0" calcext:value-type="float">
            <text:p>0</text:p>
          </table:table-cell>
          <table:table-cell table:formula="of:=MOD(MOD([.B54]*2+3; 23);20)" office:value-type="float" office:value="6" calcext:value-type="float">
            <text:p>6</text:p>
          </table:table-cell>
          <table:table-cell table:number-columns-repeated="2"/>
          <table:table-cell table:formula="of:=MID([.$G$33];[.F55];4)&amp;MID([.$G$33];[.F55]+4;4)" office:value-type="string" office:string-value="11000111" calcext:value-type="string">
            <text:p>11000111</text:p>
          </table:table-cell>
          <table:table-cell office:value-type="float" office:value="22" calcext:value-type="float">
            <text:p>22</text:p>
          </table:table-cell>
          <table:table-cell table:style-name="ce186" table:formula="of:=BIN2DEC(MID([.$G$33];[.F55];4))*16+BIN2DEC(MID([.$G$33];[.F55]+4;4))" office:value-type="float" office:value="199" calcext:value-type="float">
            <text:p>199</text:p>
          </table:table-cell>
          <table:table-cell table:style-name="Default" table:formula="of:=BIN2DEC(MID([.$G$33];[.F55]+8;4))*16+BIN2DEC(MID([.$G$33];[.F55]+12;4))" office:value-type="float" office:value="190" calcext:value-type="float">
            <text:p>190</text:p>
          </table:table-cell>
          <table:table-cell table:formula="of:=DEC2HEX([.G55])&amp;DEC2HEX([.H55])" office:value-type="string" office:string-value="C7BE" calcext:value-type="string">
            <text:p>C7BE</text:p>
          </table:table-cell>
          <table:table-cell table:formula="of:=HEX2BIN(MID([.I55];1;2);8)&amp;HEX2BIN(MID([.I55];3;2);8)" office:value-type="string" office:string-value="1100011110111110" calcext:value-type="string">
            <text:p>1100011110111110</text:p>
          </table:table-cell>
          <table:table-cell table:formula="of:=BIN2DEC(MID([.$G$33];[.F55];8))*256+BIN2DEC(MID([.$G$33];[.F55]+8;8))" office:value-type="float" office:value="51134" calcext:value-type="float">
            <text:p>51134</text:p>
          </table:table-cell>
          <table:table-cell table:style-name="Default" table:formula="of:=[.G55]*256+[.H55]" office:value-type="float" office:value="51134" calcext:value-type="float">
            <text:p>51134</text:p>
          </table:table-cell>
          <table:table-cell table:number-columns-repeated="2"/>
          <table:table-cell table:style-name="Default"/>
          <table:table-cell table:number-columns-repeated="242"/>
        </table:table-row>
        <table:table-row table:style-name="ro6">
          <table:table-cell table:formula="of:=MOD([.A55]*3+2; 11)" office:value-type="float" office:value="2" calcext:value-type="float">
            <text:p>2</text:p>
          </table:table-cell>
          <table:table-cell table:formula="of:=MOD(MOD([.B55]*2+3; 23);20)" office:value-type="float" office:value="15" calcext:value-type="float">
            <text:p>15</text:p>
          </table:table-cell>
          <table:table-cell table:number-columns-repeated="2"/>
          <table:table-cell table:formula="of:=MID([.$G$33];[.F56];4)&amp;MID([.$G$33];[.F56]+4;4)" office:value-type="string" office:string-value="10001111" calcext:value-type="string">
            <text:p>10001111</text:p>
          </table:table-cell>
          <table:table-cell office:value-type="float" office:value="23" calcext:value-type="float">
            <text:p>23</text:p>
          </table:table-cell>
          <table:table-cell table:style-name="ce186" table:formula="of:=BIN2DEC(MID([.$G$33];[.F56];4))*16+BIN2DEC(MID([.$G$33];[.F56]+4;4))" office:value-type="float" office:value="143" calcext:value-type="float">
            <text:p>143</text:p>
          </table:table-cell>
          <table:table-cell table:style-name="Default" table:formula="of:=BIN2DEC(MID([.$G$33];[.F56]+8;4))*16+BIN2DEC(MID([.$G$33];[.F56]+12;4))" office:value-type="float" office:value="124" calcext:value-type="float">
            <text:p>124</text:p>
          </table:table-cell>
          <table:table-cell table:formula="of:=DEC2HEX([.G56])&amp;DEC2HEX([.H56])" office:value-type="string" office:string-value="8F7C" calcext:value-type="string">
            <text:p>8F7C</text:p>
          </table:table-cell>
          <table:table-cell table:formula="of:=HEX2BIN(MID([.I56];1;2);8)&amp;HEX2BIN(MID([.I56];3;2);8)" office:value-type="string" office:string-value="1000111101111100" calcext:value-type="string">
            <text:p>1000111101111100</text:p>
          </table:table-cell>
          <table:table-cell table:formula="of:=BIN2DEC(MID([.$G$33];[.F56];8))*256+BIN2DEC(MID([.$G$33];[.F56]+8;8))" office:value-type="float" office:value="36732" calcext:value-type="float">
            <text:p>36732</text:p>
          </table:table-cell>
          <table:table-cell table:style-name="Default" table:formula="of:=[.G56]*256+[.H56]" office:value-type="float" office:value="36732" calcext:value-type="float">
            <text:p>36732</text:p>
          </table:table-cell>
          <table:table-cell table:number-columns-repeated="2"/>
          <table:table-cell table:style-name="Default"/>
          <table:table-cell table:number-columns-repeated="242"/>
        </table:table-row>
        <table:table-row table:style-name="ro6">
          <table:table-cell table:formula="of:=MOD([.A56]*3+2; 11)" office:value-type="float" office:value="8" calcext:value-type="float">
            <text:p>8</text:p>
          </table:table-cell>
          <table:table-cell table:formula="of:=MOD(MOD([.B56]*2+3; 23);20)" office:value-type="float" office:value="10" calcext:value-type="float">
            <text:p>10</text:p>
          </table:table-cell>
          <table:table-cell table:number-columns-repeated="2"/>
          <table:table-cell table:formula="of:=MID([.$G$33];[.F57];4)&amp;MID([.$G$33];[.F57]+4;4)" office:value-type="string" office:string-value="00011110" calcext:value-type="string">
            <text:p>00011110</text:p>
          </table:table-cell>
          <table:table-cell office:value-type="float" office:value="24" calcext:value-type="float">
            <text:p>24</text:p>
          </table:table-cell>
          <table:table-cell table:style-name="ce186" table:formula="of:=BIN2DEC(MID([.$G$33];[.F57];4))*16+BIN2DEC(MID([.$G$33];[.F57]+4;4))" office:value-type="float" office:value="30" calcext:value-type="float">
            <text:p>30</text:p>
          </table:table-cell>
          <table:table-cell table:style-name="Default" table:formula="of:=BIN2DEC(MID([.$G$33];[.F57]+8;4))*16+BIN2DEC(MID([.$G$33];[.F57]+12;4))" office:value-type="float" office:value="248" calcext:value-type="float">
            <text:p>248</text:p>
          </table:table-cell>
          <table:table-cell table:formula="of:=DEC2HEX([.G57])&amp;DEC2HEX([.H57])" office:value-type="string" office:string-value="1EF8" calcext:value-type="string">
            <text:p>1EF8</text:p>
          </table:table-cell>
          <table:table-cell table:formula="of:=HEX2BIN(MID([.I57];1;2);8)&amp;HEX2BIN(MID([.I57];3;2);8)" office:value-type="string" office:string-value="0001111011111000" calcext:value-type="string">
            <text:p>0001111011111000</text:p>
          </table:table-cell>
          <table:table-cell table:formula="of:=BIN2DEC(MID([.$G$33];[.F57];8))*256+BIN2DEC(MID([.$G$33];[.F57]+8;8))" office:value-type="float" office:value="7928" calcext:value-type="float">
            <text:p>7928</text:p>
          </table:table-cell>
          <table:table-cell table:style-name="Default" table:formula="of:=[.G57]*256+[.H57]" office:value-type="float" office:value="7928" calcext:value-type="float">
            <text:p>7928</text:p>
          </table:table-cell>
          <table:table-cell table:number-columns-repeated="2"/>
          <table:table-cell table:style-name="Default"/>
          <table:table-cell table:number-columns-repeated="242"/>
        </table:table-row>
        <table:table-row table:style-name="ro6">
          <table:table-cell table:formula="of:=MOD([.A57]*3+2; 11)" office:value-type="float" office:value="4" calcext:value-type="float">
            <text:p>4</text:p>
          </table:table-cell>
          <table:table-cell table:formula="of:=MOD(MOD([.B57]*2+3; 23);20)" office:value-type="float" office:value="0" calcext:value-type="float">
            <text:p>0</text:p>
          </table:table-cell>
          <table:table-cell table:number-columns-repeated="2"/>
          <table:table-cell table:formula="of:=MID([.$G$33];[.F58];4)&amp;MID([.$G$33];[.F58]+4;4)" office:value-type="string" office:string-value="00111101" calcext:value-type="string">
            <text:p>00111101</text:p>
          </table:table-cell>
          <table:table-cell office:value-type="float" office:value="25" calcext:value-type="float">
            <text:p>25</text:p>
          </table:table-cell>
          <table:table-cell table:style-name="ce186" table:formula="of:=BIN2DEC(MID([.$G$33];[.F58];4))*16+BIN2DEC(MID([.$G$33];[.F58]+4;4))" office:value-type="float" office:value="61" calcext:value-type="float">
            <text:p>61</text:p>
          </table:table-cell>
          <table:table-cell table:style-name="Default" table:formula="of:=BIN2DEC(MID([.$G$33];[.F58]+8;4))*16+BIN2DEC(MID([.$G$33];[.F58]+12;4))" office:value-type="float" office:value="240" calcext:value-type="float">
            <text:p>240</text:p>
          </table:table-cell>
          <table:table-cell table:formula="of:=DEC2HEX([.G58])&amp;DEC2HEX([.H58])" office:value-type="string" office:string-value="3DF0" calcext:value-type="string">
            <text:p>3DF0</text:p>
          </table:table-cell>
          <table:table-cell table:formula="of:=HEX2BIN(MID([.I58];1;2);8)&amp;HEX2BIN(MID([.I58];3;2);8)" office:value-type="string" office:string-value="0011110111110000" calcext:value-type="string">
            <text:p>0011110111110000</text:p>
          </table:table-cell>
          <table:table-cell table:formula="of:=BIN2DEC(MID([.$G$33];[.F58];8))*256+BIN2DEC(MID([.$G$33];[.F58]+8;8))" office:value-type="float" office:value="15856" calcext:value-type="float">
            <text:p>15856</text:p>
          </table:table-cell>
          <table:table-cell table:style-name="Default" table:formula="of:=[.G58]*256+[.H58]" office:value-type="float" office:value="15856" calcext:value-type="float">
            <text:p>15856</text:p>
          </table:table-cell>
          <table:table-cell table:number-columns-repeated="2"/>
          <table:table-cell table:style-name="Default"/>
          <table:table-cell table:number-columns-repeated="242"/>
        </table:table-row>
        <table:table-row table:style-name="ro6">
          <table:table-cell table:formula="of:=MOD([.A58]*3+2; 11)" office:value-type="float" office:value="3" calcext:value-type="float">
            <text:p>3</text:p>
          </table:table-cell>
          <table:table-cell table:formula="of:=MOD(MOD([.B58]*2+3; 23);20)" office:value-type="float" office:value="3" calcext:value-type="float">
            <text:p>3</text:p>
          </table:table-cell>
          <table:table-cell table:number-columns-repeated="2"/>
          <table:table-cell table:formula="of:=MID([.$G$33];[.F59];4)&amp;MID([.$G$33];[.F59]+4;4)" office:value-type="string" office:string-value="01111011" calcext:value-type="string">
            <text:p>01111011</text:p>
          </table:table-cell>
          <table:table-cell office:value-type="float" office:value="26" calcext:value-type="float">
            <text:p>26</text:p>
          </table:table-cell>
          <table:table-cell table:style-name="ce186" table:formula="of:=BIN2DEC(MID([.$G$33];[.F59];4))*16+BIN2DEC(MID([.$G$33];[.F59]+4;4))" office:value-type="float" office:value="123" calcext:value-type="float">
            <text:p>123</text:p>
          </table:table-cell>
          <table:table-cell table:style-name="Default" table:formula="of:=BIN2DEC(MID([.$G$33];[.F59]+8;4))*16+BIN2DEC(MID([.$G$33];[.F59]+12;4))" office:value-type="float" office:value="224" calcext:value-type="float">
            <text:p>224</text:p>
          </table:table-cell>
          <table:table-cell table:formula="of:=DEC2HEX([.G59])&amp;DEC2HEX([.H59])" office:value-type="string" office:string-value="7BE0" calcext:value-type="string">
            <text:p>7BE0</text:p>
          </table:table-cell>
          <table:table-cell table:formula="of:=HEX2BIN(MID([.I59];1;2);8)&amp;HEX2BIN(MID([.I59];3;2);8)" office:value-type="string" office:string-value="0111101111100000" calcext:value-type="string">
            <text:p>0111101111100000</text:p>
          </table:table-cell>
          <table:table-cell table:formula="of:=BIN2DEC(MID([.$G$33];[.F59];8))*256+BIN2DEC(MID([.$G$33];[.F59]+8;8))" office:value-type="float" office:value="31712" calcext:value-type="float">
            <text:p>31712</text:p>
          </table:table-cell>
          <table:table-cell table:style-name="Default" table:formula="of:=[.G59]*256+[.H59]" office:value-type="float" office:value="31712" calcext:value-type="float">
            <text:p>31712</text:p>
          </table:table-cell>
          <table:table-cell table:number-columns-repeated="2"/>
          <table:table-cell table:style-name="Default"/>
          <table:table-cell table:number-columns-repeated="242"/>
        </table:table-row>
        <table:table-row table:style-name="ro6">
          <table:table-cell table:formula="of:=MOD([.A59]*3+2; 11)" office:value-type="float" office:value="0" calcext:value-type="float">
            <text:p>0</text:p>
          </table:table-cell>
          <table:table-cell table:formula="of:=MOD(MOD([.B59]*2+3; 23);20)" office:value-type="float" office:value="9" calcext:value-type="float">
            <text:p>9</text:p>
          </table:table-cell>
          <table:table-cell table:number-columns-repeated="2"/>
          <table:table-cell table:formula="of:=MID([.$G$33];[.F60];4)&amp;MID([.$G$33];[.F60]+4;4)" office:value-type="string" office:string-value="11110111" calcext:value-type="string">
            <text:p>11110111</text:p>
          </table:table-cell>
          <table:table-cell office:value-type="float" office:value="27" calcext:value-type="float">
            <text:p>27</text:p>
          </table:table-cell>
          <table:table-cell table:style-name="ce186" table:formula="of:=BIN2DEC(MID([.$G$33];[.F60];4))*16+BIN2DEC(MID([.$G$33];[.F60]+4;4))" office:value-type="float" office:value="247" calcext:value-type="float">
            <text:p>247</text:p>
          </table:table-cell>
          <table:table-cell table:style-name="Default" table:formula="of:=BIN2DEC(MID([.$G$33];[.F60]+8;4))*16+BIN2DEC(MID([.$G$33];[.F60]+12;4))" office:value-type="float" office:value="192" calcext:value-type="float">
            <text:p>192</text:p>
          </table:table-cell>
          <table:table-cell table:formula="of:=DEC2HEX([.G60])&amp;DEC2HEX([.H60])" office:value-type="string" office:string-value="F7C0" calcext:value-type="string">
            <text:p>F7C0</text:p>
          </table:table-cell>
          <table:table-cell table:formula="of:=HEX2BIN(MID([.I60];1;2);8)&amp;HEX2BIN(MID([.I60];3;2);8)" office:value-type="string" office:string-value="1111011111000000" calcext:value-type="string">
            <text:p>1111011111000000</text:p>
          </table:table-cell>
          <table:table-cell table:formula="of:=BIN2DEC(MID([.$G$33];[.F60];8))*256+BIN2DEC(MID([.$G$33];[.F60]+8;8))" office:value-type="float" office:value="63424" calcext:value-type="float">
            <text:p>63424</text:p>
          </table:table-cell>
          <table:table-cell table:style-name="Default" table:formula="of:=[.G60]*256+[.H60]" office:value-type="float" office:value="63424" calcext:value-type="float">
            <text:p>63424</text:p>
          </table:table-cell>
          <table:table-cell table:number-columns-repeated="2"/>
          <table:table-cell table:style-name="Default"/>
          <table:table-cell table:number-columns-repeated="242"/>
        </table:table-row>
        <table:table-row table:style-name="ro6">
          <table:table-cell table:formula="of:=MOD([.A60]*3+2; 11)" office:value-type="float" office:value="2" calcext:value-type="float">
            <text:p>2</text:p>
          </table:table-cell>
          <table:table-cell table:formula="of:=MOD(MOD([.B60]*2+3; 23);20)" office:value-type="float" office:value="1" calcext:value-type="float">
            <text:p>1</text:p>
          </table:table-cell>
          <table:table-cell table:number-columns-repeated="2"/>
          <table:table-cell table:formula="of:=MID([.$G$33];[.F61];4)&amp;MID([.$G$33];[.F61]+4;4)" office:value-type="string" office:string-value="11101111" calcext:value-type="string">
            <text:p>11101111</text:p>
          </table:table-cell>
          <table:table-cell office:value-type="float" office:value="28" calcext:value-type="float">
            <text:p>28</text:p>
          </table:table-cell>
          <table:table-cell table:style-name="ce186" table:formula="of:=BIN2DEC(MID([.$G$33];[.F61];4))*16+BIN2DEC(MID([.$G$33];[.F61]+4;4))" office:value-type="float" office:value="239" calcext:value-type="float">
            <text:p>239</text:p>
          </table:table-cell>
          <table:table-cell table:style-name="Default" table:formula="of:=BIN2DEC(MID([.$G$33];[.F61]+8;4))*16+BIN2DEC(MID([.$G$33];[.F61]+12;4))" office:value-type="float" office:value="128" calcext:value-type="float">
            <text:p>128</text:p>
          </table:table-cell>
          <table:table-cell table:formula="of:=DEC2HEX([.G61])&amp;DEC2HEX([.H61])" office:value-type="string" office:string-value="EF80" calcext:value-type="string">
            <text:p>EF80</text:p>
          </table:table-cell>
          <table:table-cell table:formula="of:=HEX2BIN(MID([.I61];1;2);8)&amp;HEX2BIN(MID([.I61];3;2);8)" office:value-type="string" office:string-value="1110111110000000" calcext:value-type="string">
            <text:p>1110111110000000</text:p>
          </table:table-cell>
          <table:table-cell table:formula="of:=BIN2DEC(MID([.$G$33];[.F61];8))*256+BIN2DEC(MID([.$G$33];[.F61]+8;8))" office:value-type="float" office:value="61312" calcext:value-type="float">
            <text:p>61312</text:p>
          </table:table-cell>
          <table:table-cell table:style-name="Default" table:formula="of:=[.G61]*256+[.H61]" office:value-type="float" office:value="61312" calcext:value-type="float">
            <text:p>61312</text:p>
          </table:table-cell>
          <table:table-cell table:number-columns-repeated="2"/>
          <table:table-cell table:style-name="Default"/>
          <table:table-cell table:number-columns-repeated="242"/>
        </table:table-row>
        <table:table-row table:style-name="ro6">
          <table:table-cell table:formula="of:=MOD([.A61]*3+2; 11)" office:value-type="float" office:value="8" calcext:value-type="float">
            <text:p>8</text:p>
          </table:table-cell>
          <table:table-cell table:formula="of:=MOD(MOD([.B61]*2+3; 23);20)" office:value-type="float" office:value="5" calcext:value-type="float">
            <text:p>5</text:p>
          </table:table-cell>
          <table:table-cell table:number-columns-repeated="2"/>
          <table:table-cell table:formula="of:=MID([.$G$33];[.F62];4)&amp;MID([.$G$33];[.F62]+4;4)" office:value-type="string" office:string-value="11011111" calcext:value-type="string">
            <text:p>11011111</text:p>
          </table:table-cell>
          <table:table-cell office:value-type="float" office:value="29" calcext:value-type="float">
            <text:p>29</text:p>
          </table:table-cell>
          <table:table-cell table:style-name="ce186" table:formula="of:=BIN2DEC(MID([.$G$33];[.F62];4))*16+BIN2DEC(MID([.$G$33];[.F62]+4;4))" office:value-type="float" office:value="223" calcext:value-type="float">
            <text:p>223</text:p>
          </table:table-cell>
          <table:table-cell table:style-name="Default" table:formula="of:=BIN2DEC(MID([.$G$33];[.F62]+8;4))*16+BIN2DEC(MID([.$G$33];[.F62]+12;4))" office:value-type="float" office:value="0" calcext:value-type="float">
            <text:p>0</text:p>
          </table:table-cell>
          <table:table-cell table:formula="of:=DEC2HEX([.G62])&amp;DEC2HEX([.H62])" office:value-type="string" office:string-value="DF0" calcext:value-type="string">
            <text:p>DF0</text:p>
          </table:table-cell>
          <table:table-cell table:formula="of:=HEX2BIN(MID([.I62];1;2);8)&amp;HEX2BIN(MID([.I62];3;2);8)" office:value-type="string" office:string-value="1101111100000000" calcext:value-type="string">
            <text:p>1101111100000000</text:p>
          </table:table-cell>
          <table:table-cell table:formula="of:=BIN2DEC(MID([.$G$33];[.F62];8))*256+BIN2DEC(MID([.$G$33];[.F62]+8;8))" office:value-type="float" office:value="57088" calcext:value-type="float">
            <text:p>57088</text:p>
          </table:table-cell>
          <table:table-cell table:style-name="Default" table:formula="of:=[.G62]*256+[.H62]" office:value-type="float" office:value="57088" calcext:value-type="float">
            <text:p>57088</text:p>
          </table:table-cell>
          <table:table-cell table:number-columns-repeated="2"/>
          <table:table-cell table:style-name="Default"/>
          <table:table-cell table:number-columns-repeated="242"/>
        </table:table-row>
        <table:table-row table:style-name="ro6">
          <table:table-cell table:formula="of:=MOD([.A62]*3+2; 11)" office:value-type="float" office:value="4" calcext:value-type="float">
            <text:p>4</text:p>
          </table:table-cell>
          <table:table-cell table:formula="of:=MOD(MOD([.B62]*2+3; 23);20)" office:value-type="float" office:value="13" calcext:value-type="float">
            <text:p>13</text:p>
          </table:table-cell>
          <table:table-cell table:number-columns-repeated="2"/>
          <table:table-cell table:formula="of:=MID([.$G$33];[.F63];4)&amp;MID([.$G$33];[.F63]+4;4)" office:value-type="string" office:string-value="10111110" calcext:value-type="string">
            <text:p>10111110</text:p>
          </table:table-cell>
          <table:table-cell office:value-type="float" office:value="30" calcext:value-type="float">
            <text:p>30</text:p>
          </table:table-cell>
          <table:table-cell table:style-name="ce186" table:formula="of:=BIN2DEC(MID([.$G$33];[.F63];4))*16+BIN2DEC(MID([.$G$33];[.F63]+4;4))" office:value-type="float" office:value="190" calcext:value-type="float">
            <text:p>190</text:p>
          </table:table-cell>
          <table:table-cell table:style-name="Default" table:formula="of:=BIN2DEC(MID([.$G$33];[.F63]+8;4))*16+BIN2DEC(MID([.$G$33];[.F63]+12;4))" office:value-type="float" office:value="1" calcext:value-type="float">
            <text:p>1</text:p>
          </table:table-cell>
          <table:table-cell table:formula="of:=DEC2HEX([.G63])&amp;DEC2HEX([.H63])" office:value-type="string" office:string-value="BE1" calcext:value-type="string">
            <text:p>BE1</text:p>
          </table:table-cell>
          <table:table-cell table:formula="of:=HEX2BIN(MID([.I63];1;2);8)&amp;HEX2BIN(MID([.I63];3;2);8)" office:value-type="string" office:string-value="1011111000000001" calcext:value-type="string">
            <text:p>1011111000000001</text:p>
          </table:table-cell>
          <table:table-cell table:formula="of:=BIN2DEC(MID([.$G$33];[.F63];8))*256+BIN2DEC(MID([.$G$33];[.F63]+8;8))" office:value-type="float" office:value="48641" calcext:value-type="float">
            <text:p>48641</text:p>
          </table:table-cell>
          <table:table-cell table:style-name="Default" table:formula="of:=[.G63]*256+[.H63]" office:value-type="float" office:value="48641" calcext:value-type="float">
            <text:p>48641</text:p>
          </table:table-cell>
          <table:table-cell table:number-columns-repeated="2"/>
          <table:table-cell table:style-name="Default"/>
          <table:table-cell table:number-columns-repeated="242"/>
        </table:table-row>
        <table:table-row table:style-name="ro6">
          <table:table-cell table:number-columns-repeated="4"/>
          <table:table-cell table:formula="of:=MID([.$G$33];[.F64];4)&amp;MID([.$G$33];[.F64]+4;4)" office:value-type="string" office:string-value="01111100" calcext:value-type="string">
            <text:p>01111100</text:p>
          </table:table-cell>
          <table:table-cell office:value-type="float" office:value="31" calcext:value-type="float">
            <text:p>31</text:p>
          </table:table-cell>
          <table:table-cell table:style-name="ce186" table:formula="of:=BIN2DEC(MID([.$G$33];[.F64];4))*16+BIN2DEC(MID([.$G$33];[.F64]+4;4))" office:value-type="float" office:value="124" calcext:value-type="float">
            <text:p>124</text:p>
          </table:table-cell>
          <table:table-cell table:style-name="Default" table:formula="of:=BIN2DEC(MID([.$G$33];[.F64]+8;4))*16+BIN2DEC(MID([.$G$33];[.F64]+12;4))" office:value-type="float" office:value="2" calcext:value-type="float">
            <text:p>2</text:p>
          </table:table-cell>
          <table:table-cell table:formula="of:=DEC2HEX([.G64])&amp;DEC2HEX([.H64])" office:value-type="string" office:string-value="7C2" calcext:value-type="string">
            <text:p>7C2</text:p>
          </table:table-cell>
          <table:table-cell table:formula="of:=HEX2BIN(MID([.I64];1;2);8)&amp;HEX2BIN(MID([.I64];3;2);8)" office:value-type="string" office:string-value="0111110000000010" calcext:value-type="string">
            <text:p>0111110000000010</text:p>
          </table:table-cell>
          <table:table-cell table:formula="of:=BIN2DEC(MID([.$G$33];[.F64];8))*256+BIN2DEC(MID([.$G$33];[.F64]+8;8))" office:value-type="float" office:value="31746" calcext:value-type="float">
            <text:p>31746</text:p>
          </table:table-cell>
          <table:table-cell table:style-name="Default" table:formula="of:=[.G64]*256+[.H64]" office:value-type="float" office:value="31746" calcext:value-type="float">
            <text:p>31746</text:p>
          </table:table-cell>
          <table:table-cell table:number-columns-repeated="2"/>
          <table:table-cell table:style-name="Default"/>
          <table:table-cell table:number-columns-repeated="242"/>
        </table:table-row>
        <table:table-row table:style-name="ro6">
          <table:table-cell table:number-columns-repeated="4"/>
          <table:table-cell table:formula="of:=MID([.$G$33];[.F65];4)&amp;MID([.$G$33];[.F65]+4;4)" office:value-type="string" office:string-value="11111000" calcext:value-type="string">
            <text:p>11111000</text:p>
          </table:table-cell>
          <table:table-cell office:value-type="float" office:value="32" calcext:value-type="float">
            <text:p>32</text:p>
          </table:table-cell>
          <table:table-cell table:style-name="ce186" table:formula="of:=BIN2DEC(MID([.$G$33];[.F65];4))*16+BIN2DEC(MID([.$G$33];[.F65]+4;4))" office:value-type="float" office:value="248" calcext:value-type="float">
            <text:p>248</text:p>
          </table:table-cell>
          <table:table-cell table:style-name="Default" table:formula="of:=BIN2DEC(MID([.$G$33];[.F65]+8;4))*16+BIN2DEC(MID([.$G$33];[.F65]+12;4))" office:value-type="float" office:value="4" calcext:value-type="float">
            <text:p>4</text:p>
          </table:table-cell>
          <table:table-cell table:formula="of:=DEC2HEX([.G65])&amp;DEC2HEX([.H65])" office:value-type="string" office:string-value="F84" calcext:value-type="string">
            <text:p>F84</text:p>
          </table:table-cell>
          <table:table-cell table:formula="of:=HEX2BIN(MID([.I65];1;2);8)&amp;HEX2BIN(MID([.I65];3;2);8)" office:value-type="string" office:string-value="1111100000000100" calcext:value-type="string">
            <text:p>1111100000000100</text:p>
          </table:table-cell>
          <table:table-cell table:formula="of:=BIN2DEC(MID([.$G$33];[.F65];8))*256+BIN2DEC(MID([.$G$33];[.F65]+8;8))" office:value-type="float" office:value="63492" calcext:value-type="float">
            <text:p>63492</text:p>
          </table:table-cell>
          <table:table-cell table:style-name="Default" table:formula="of:=[.G65]*256+[.H65]" office:value-type="float" office:value="63492" calcext:value-type="float">
            <text:p>63492</text:p>
          </table:table-cell>
          <table:table-cell table:number-columns-repeated="2"/>
          <table:table-cell table:style-name="Default"/>
          <table:table-cell table:number-columns-repeated="242"/>
        </table:table-row>
        <table:table-row table:style-name="ro6">
          <table:table-cell table:number-columns-repeated="4"/>
          <table:table-cell table:formula="of:=MID([.$G$33];[.F66];4)&amp;MID([.$G$33];[.F66]+4;4)" office:value-type="string" office:string-value="11110000" calcext:value-type="string">
            <text:p>11110000</text:p>
          </table:table-cell>
          <table:table-cell office:value-type="float" office:value="33" calcext:value-type="float">
            <text:p>33</text:p>
          </table:table-cell>
          <table:table-cell table:style-name="ce186" table:formula="of:=BIN2DEC(MID([.$G$33];[.F66];4))*16+BIN2DEC(MID([.$G$33];[.F66]+4;4))" office:value-type="float" office:value="240" calcext:value-type="float">
            <text:p>240</text:p>
          </table:table-cell>
          <table:table-cell table:style-name="Default" table:formula="of:=BIN2DEC(MID([.$G$33];[.F66]+8;4))*16+BIN2DEC(MID([.$G$33];[.F66]+12;4))" office:value-type="float" office:value="9" calcext:value-type="float">
            <text:p>9</text:p>
          </table:table-cell>
          <table:table-cell table:formula="of:=DEC2HEX([.G66])&amp;DEC2HEX([.H66])" office:value-type="string" office:string-value="F09" calcext:value-type="string">
            <text:p>F09</text:p>
          </table:table-cell>
          <table:table-cell table:formula="of:=HEX2BIN(MID([.I66];1;2);8)&amp;HEX2BIN(MID([.I66];3;2);8)" office:value-type="string" office:string-value="1111000000001001" calcext:value-type="string">
            <text:p>1111000000001001</text:p>
          </table:table-cell>
          <table:table-cell table:formula="of:=BIN2DEC(MID([.$G$33];[.F66];8))*256+BIN2DEC(MID([.$G$33];[.F66]+8;8))" office:value-type="float" office:value="61449" calcext:value-type="float">
            <text:p>61449</text:p>
          </table:table-cell>
          <table:table-cell table:style-name="Default" table:formula="of:=[.G66]*256+[.H66]" office:value-type="float" office:value="61449" calcext:value-type="float">
            <text:p>61449</text:p>
          </table:table-cell>
          <table:table-cell table:number-columns-repeated="2"/>
          <table:table-cell table:style-name="Default"/>
          <table:table-cell table:number-columns-repeated="242"/>
        </table:table-row>
        <table:table-row table:style-name="ro6">
          <table:table-cell table:number-columns-repeated="4"/>
          <table:table-cell table:formula="of:=MID([.$G$33];[.F67];4)&amp;MID([.$G$33];[.F67]+4;4)" office:value-type="string" office:string-value="11100000" calcext:value-type="string">
            <text:p>11100000</text:p>
          </table:table-cell>
          <table:table-cell office:value-type="float" office:value="34" calcext:value-type="float">
            <text:p>34</text:p>
          </table:table-cell>
          <table:table-cell table:style-name="ce186" table:formula="of:=BIN2DEC(MID([.$G$33];[.F67];4))*16+BIN2DEC(MID([.$G$33];[.F67]+4;4))" office:value-type="float" office:value="224" calcext:value-type="float">
            <text:p>224</text:p>
          </table:table-cell>
          <table:table-cell table:style-name="Default" table:formula="of:=BIN2DEC(MID([.$G$33];[.F67]+8;4))*16+BIN2DEC(MID([.$G$33];[.F67]+12;4))" office:value-type="float" office:value="18" calcext:value-type="float">
            <text:p>18</text:p>
          </table:table-cell>
          <table:table-cell table:formula="of:=DEC2HEX([.G67])&amp;DEC2HEX([.H67])" office:value-type="string" office:string-value="E012" calcext:value-type="string">
            <text:p>E012</text:p>
          </table:table-cell>
          <table:table-cell table:formula="of:=HEX2BIN(MID([.I67];1;2);8)&amp;HEX2BIN(MID([.I67];3;2);8)" office:value-type="string" office:string-value="1110000000010010" calcext:value-type="string">
            <text:p>1110000000010010</text:p>
          </table:table-cell>
          <table:table-cell table:formula="of:=BIN2DEC(MID([.$G$33];[.F67];8))*256+BIN2DEC(MID([.$G$33];[.F67]+8;8))" office:value-type="float" office:value="57362" calcext:value-type="float">
            <text:p>57362</text:p>
          </table:table-cell>
          <table:table-cell table:style-name="Default" table:formula="of:=[.G67]*256+[.H67]" office:value-type="float" office:value="57362" calcext:value-type="float">
            <text:p>57362</text:p>
          </table:table-cell>
          <table:table-cell table:number-columns-repeated="2"/>
          <table:table-cell table:style-name="Default"/>
          <table:table-cell table:number-columns-repeated="242"/>
        </table:table-row>
        <table:table-row table:style-name="ro6">
          <table:table-cell table:number-columns-repeated="4"/>
          <table:table-cell table:formula="of:=MID([.$G$33];[.F68];4)&amp;MID([.$G$33];[.F68]+4;4)" office:value-type="string" office:string-value="11000000" calcext:value-type="string">
            <text:p>11000000</text:p>
          </table:table-cell>
          <table:table-cell office:value-type="float" office:value="35" calcext:value-type="float">
            <text:p>35</text:p>
          </table:table-cell>
          <table:table-cell table:style-name="ce186" table:formula="of:=BIN2DEC(MID([.$G$33];[.F68];4))*16+BIN2DEC(MID([.$G$33];[.F68]+4;4))" office:value-type="float" office:value="192" calcext:value-type="float">
            <text:p>192</text:p>
          </table:table-cell>
          <table:table-cell table:style-name="Default" table:formula="of:=BIN2DEC(MID([.$G$33];[.F68]+8;4))*16+BIN2DEC(MID([.$G$33];[.F68]+12;4))" office:value-type="float" office:value="36" calcext:value-type="float">
            <text:p>36</text:p>
          </table:table-cell>
          <table:table-cell table:formula="of:=DEC2HEX([.G68])&amp;DEC2HEX([.H68])" office:value-type="string" office:string-value="C024" calcext:value-type="string">
            <text:p>C024</text:p>
          </table:table-cell>
          <table:table-cell table:formula="of:=HEX2BIN(MID([.I68];1;2);8)&amp;HEX2BIN(MID([.I68];3;2);8)" office:value-type="string" office:string-value="1100000000100100" calcext:value-type="string">
            <text:p>1100000000100100</text:p>
          </table:table-cell>
          <table:table-cell table:formula="of:=BIN2DEC(MID([.$G$33];[.F68];8))*256+BIN2DEC(MID([.$G$33];[.F68]+8;8))" office:value-type="float" office:value="49188" calcext:value-type="float">
            <text:p>49188</text:p>
          </table:table-cell>
          <table:table-cell table:style-name="Default" table:formula="of:=[.G68]*256+[.H68]" office:value-type="float" office:value="49188" calcext:value-type="float">
            <text:p>49188</text:p>
          </table:table-cell>
          <table:table-cell table:number-columns-repeated="2"/>
          <table:table-cell table:style-name="Default"/>
          <table:table-cell table:number-columns-repeated="242"/>
        </table:table-row>
        <table:table-row table:style-name="ro6">
          <table:table-cell table:number-columns-repeated="4"/>
          <table:table-cell table:formula="of:=MID([.$G$33];[.F69];4)&amp;MID([.$G$33];[.F69]+4;4)" office:value-type="string" office:string-value="10000000" calcext:value-type="string">
            <text:p>10000000</text:p>
          </table:table-cell>
          <table:table-cell office:value-type="float" office:value="36" calcext:value-type="float">
            <text:p>36</text:p>
          </table:table-cell>
          <table:table-cell table:style-name="ce186" table:formula="of:=BIN2DEC(MID([.$G$33];[.F69];4))*16+BIN2DEC(MID([.$G$33];[.F69]+4;4))" office:value-type="float" office:value="128" calcext:value-type="float">
            <text:p>128</text:p>
          </table:table-cell>
          <table:table-cell table:style-name="Default" table:formula="of:=BIN2DEC(MID([.$G$33];[.F69]+8;4))*16+BIN2DEC(MID([.$G$33];[.F69]+12;4))" office:value-type="float" office:value="72" calcext:value-type="float">
            <text:p>72</text:p>
          </table:table-cell>
          <table:table-cell table:formula="of:=DEC2HEX([.G69])&amp;DEC2HEX([.H69])" office:value-type="string" office:string-value="8048" calcext:value-type="string">
            <text:p>8048</text:p>
          </table:table-cell>
          <table:table-cell table:formula="of:=HEX2BIN(MID([.I69];1;2);8)&amp;HEX2BIN(MID([.I69];3;2);8)" office:value-type="string" office:string-value="1000000001001000" calcext:value-type="string">
            <text:p>1000000001001000</text:p>
          </table:table-cell>
          <table:table-cell table:formula="of:=BIN2DEC(MID([.$G$33];[.F69];8))*256+BIN2DEC(MID([.$G$33];[.F69]+8;8))" office:value-type="float" office:value="32840" calcext:value-type="float">
            <text:p>32840</text:p>
          </table:table-cell>
          <table:table-cell table:style-name="Default" table:formula="of:=[.G69]*256+[.H69]" office:value-type="float" office:value="32840" calcext:value-type="float">
            <text:p>32840</text:p>
          </table:table-cell>
          <table:table-cell table:number-columns-repeated="2"/>
          <table:table-cell table:style-name="Default"/>
          <table:table-cell table:number-columns-repeated="242"/>
        </table:table-row>
        <table:table-row table:style-name="ro6">
          <table:table-cell table:number-columns-repeated="4"/>
          <table:table-cell table:formula="of:=MID([.$G$33];[.F70];4)&amp;MID([.$G$33];[.F70]+4;4)" office:value-type="string" office:string-value="00000000" calcext:value-type="string">
            <text:p>00000000</text:p>
          </table:table-cell>
          <table:table-cell office:value-type="float" office:value="37" calcext:value-type="float">
            <text:p>37</text:p>
          </table:table-cell>
          <table:table-cell table:style-name="ce186" table:formula="of:=BIN2DEC(MID([.$G$33];[.F70];4))*16+BIN2DEC(MID([.$G$33];[.F70]+4;4))" office:value-type="float" office:value="0" calcext:value-type="float">
            <text:p>0</text:p>
          </table:table-cell>
          <table:table-cell table:style-name="Default" table:formula="of:=BIN2DEC(MID([.$G$33];[.F70]+8;4))*16+BIN2DEC(MID([.$G$33];[.F70]+12;4))" office:value-type="float" office:value="145" calcext:value-type="float">
            <text:p>145</text:p>
          </table:table-cell>
          <table:table-cell table:formula="of:=DEC2HEX([.G70])&amp;DEC2HEX([.H70])" office:value-type="string" office:string-value="091" calcext:value-type="string">
            <text:p>091</text:p>
          </table:table-cell>
          <table:table-cell table:formula="of:=HEX2BIN(MID([.I70];1;2);8)&amp;HEX2BIN(MID([.I70];3;2);8)" office:value-type="string" office:string-value="0000100100000001" calcext:value-type="string">
            <text:p>0000100100000001</text:p>
          </table:table-cell>
          <table:table-cell table:formula="of:=BIN2DEC(MID([.$G$33];[.F70];8))*256+BIN2DEC(MID([.$G$33];[.F70]+8;8))" office:value-type="float" office:value="145" calcext:value-type="float">
            <text:p>145</text:p>
          </table:table-cell>
          <table:table-cell table:style-name="Default" table:formula="of:=[.G70]*256+[.H70]" office:value-type="float" office:value="145" calcext:value-type="float">
            <text:p>145</text:p>
          </table:table-cell>
          <table:table-cell table:number-columns-repeated="2"/>
          <table:table-cell table:style-name="Default"/>
          <table:table-cell table:number-columns-repeated="242"/>
        </table:table-row>
        <table:table-row table:style-name="ro6">
          <table:table-cell table:number-columns-repeated="4"/>
          <table:table-cell table:formula="of:=MID([.$G$33];[.F71];4)&amp;MID([.$G$33];[.F71]+4;4)" office:value-type="string" office:string-value="00000001" calcext:value-type="string">
            <text:p>00000001</text:p>
          </table:table-cell>
          <table:table-cell office:value-type="float" office:value="38" calcext:value-type="float">
            <text:p>38</text:p>
          </table:table-cell>
          <table:table-cell table:style-name="ce186" table:formula="of:=BIN2DEC(MID([.$G$33];[.F71];4))*16+BIN2DEC(MID([.$G$33];[.F71]+4;4))" office:value-type="float" office:value="1" calcext:value-type="float">
            <text:p>1</text:p>
          </table:table-cell>
          <table:table-cell table:style-name="Default" table:formula="of:=BIN2DEC(MID([.$G$33];[.F71]+8;4))*16+BIN2DEC(MID([.$G$33];[.F71]+12;4))" office:value-type="float" office:value="35" calcext:value-type="float">
            <text:p>35</text:p>
          </table:table-cell>
          <table:table-cell table:formula="of:=DEC2HEX([.G71])&amp;DEC2HEX([.H71])" office:value-type="string" office:string-value="123" calcext:value-type="string">
            <text:p>123</text:p>
          </table:table-cell>
          <table:table-cell table:formula="of:=HEX2BIN(MID([.I71];1;2);8)&amp;HEX2BIN(MID([.I71];3;2);8)" office:value-type="string" office:string-value="0001001000000011" calcext:value-type="string">
            <text:p>0001001000000011</text:p>
          </table:table-cell>
          <table:table-cell table:formula="of:=BIN2DEC(MID([.$G$33];[.F71];8))*256+BIN2DEC(MID([.$G$33];[.F71]+8;8))" office:value-type="float" office:value="291" calcext:value-type="float">
            <text:p>291</text:p>
          </table:table-cell>
          <table:table-cell table:style-name="Default" table:formula="of:=[.G71]*256+[.H71]" office:value-type="float" office:value="291" calcext:value-type="float">
            <text:p>291</text:p>
          </table:table-cell>
          <table:table-cell table:number-columns-repeated="2"/>
          <table:table-cell table:style-name="Default"/>
          <table:table-cell table:number-columns-repeated="242"/>
        </table:table-row>
        <table:table-row table:style-name="ro6">
          <table:table-cell table:number-columns-repeated="4"/>
          <table:table-cell table:formula="of:=MID([.$G$33];[.F72];4)&amp;MID([.$G$33];[.F72]+4;4)" office:value-type="string" office:string-value="00000010" calcext:value-type="string">
            <text:p>00000010</text:p>
          </table:table-cell>
          <table:table-cell office:value-type="float" office:value="39" calcext:value-type="float">
            <text:p>39</text:p>
          </table:table-cell>
          <table:table-cell table:style-name="ce186" table:formula="of:=BIN2DEC(MID([.$G$33];[.F72];4))*16+BIN2DEC(MID([.$G$33];[.F72]+4;4))" office:value-type="float" office:value="2" calcext:value-type="float">
            <text:p>2</text:p>
          </table:table-cell>
          <table:table-cell table:style-name="Default" table:formula="of:=BIN2DEC(MID([.$G$33];[.F72]+8;4))*16+BIN2DEC(MID([.$G$33];[.F72]+12;4))" office:value-type="float" office:value="70" calcext:value-type="float">
            <text:p>70</text:p>
          </table:table-cell>
          <table:table-cell table:formula="of:=DEC2HEX([.G72])&amp;DEC2HEX([.H72])" office:value-type="string" office:string-value="246" calcext:value-type="string">
            <text:p>246</text:p>
          </table:table-cell>
          <table:table-cell table:formula="of:=HEX2BIN(MID([.I72];1;2);8)&amp;HEX2BIN(MID([.I72];3;2);8)" office:value-type="string" office:string-value="0010010000000110" calcext:value-type="string">
            <text:p>0010010000000110</text:p>
          </table:table-cell>
          <table:table-cell table:formula="of:=BIN2DEC(MID([.$G$33];[.F72];8))*256+BIN2DEC(MID([.$G$33];[.F72]+8;8))" office:value-type="float" office:value="582" calcext:value-type="float">
            <text:p>582</text:p>
          </table:table-cell>
          <table:table-cell table:style-name="Default" table:formula="of:=[.G72]*256+[.H72]" office:value-type="float" office:value="582" calcext:value-type="float">
            <text:p>582</text:p>
          </table:table-cell>
          <table:table-cell table:number-columns-repeated="2"/>
          <table:table-cell table:style-name="Default"/>
          <table:table-cell table:number-columns-repeated="242"/>
        </table:table-row>
        <table:table-row table:style-name="ro6">
          <table:table-cell table:number-columns-repeated="4"/>
          <table:table-cell table:formula="of:=MID([.$G$33];[.F73];4)&amp;MID([.$G$33];[.F73]+4;4)" office:value-type="string" office:string-value="00000100" calcext:value-type="string">
            <text:p>00000100</text:p>
          </table:table-cell>
          <table:table-cell office:value-type="float" office:value="40" calcext:value-type="float">
            <text:p>40</text:p>
          </table:table-cell>
          <table:table-cell table:style-name="ce186" table:formula="of:=BIN2DEC(MID([.$G$33];[.F73];4))*16+BIN2DEC(MID([.$G$33];[.F73]+4;4))" office:value-type="float" office:value="4" calcext:value-type="float">
            <text:p>4</text:p>
          </table:table-cell>
          <table:table-cell table:style-name="Default" table:formula="of:=BIN2DEC(MID([.$G$33];[.F73]+8;4))*16+BIN2DEC(MID([.$G$33];[.F73]+12;4))" office:value-type="float" office:value="140" calcext:value-type="float">
            <text:p>140</text:p>
          </table:table-cell>
          <table:table-cell table:formula="of:=DEC2HEX([.G73])&amp;DEC2HEX([.H73])" office:value-type="string" office:string-value="48C" calcext:value-type="string">
            <text:p>48C</text:p>
          </table:table-cell>
          <table:table-cell table:formula="of:=HEX2BIN(MID([.I73];1;2);8)&amp;HEX2BIN(MID([.I73];3;2);8)" office:value-type="string" office:string-value="0100100000001100" calcext:value-type="string">
            <text:p>0100100000001100</text:p>
          </table:table-cell>
          <table:table-cell table:formula="of:=BIN2DEC(MID([.$G$33];[.F73];8))*256+BIN2DEC(MID([.$G$33];[.F73]+8;8))" office:value-type="float" office:value="1164" calcext:value-type="float">
            <text:p>1164</text:p>
          </table:table-cell>
          <table:table-cell table:style-name="Default" table:formula="of:=[.G73]*256+[.H73]" office:value-type="float" office:value="1164" calcext:value-type="float">
            <text:p>1164</text:p>
          </table:table-cell>
          <table:table-cell table:number-columns-repeated="2"/>
          <table:table-cell table:style-name="Default"/>
          <table:table-cell table:number-columns-repeated="242"/>
        </table:table-row>
        <table:table-row table:style-name="ro6">
          <table:table-cell table:number-columns-repeated="4"/>
          <table:table-cell table:formula="of:=MID([.$G$33];[.F74];4)&amp;MID([.$G$33];[.F74]+4;4)" office:value-type="string" office:string-value="00001001" calcext:value-type="string">
            <text:p>00001001</text:p>
          </table:table-cell>
          <table:table-cell office:value-type="float" office:value="41" calcext:value-type="float">
            <text:p>41</text:p>
          </table:table-cell>
          <table:table-cell table:style-name="ce186" table:formula="of:=BIN2DEC(MID([.$G$33];[.F74];4))*16+BIN2DEC(MID([.$G$33];[.F74]+4;4))" office:value-type="float" office:value="9" calcext:value-type="float">
            <text:p>9</text:p>
          </table:table-cell>
          <table:table-cell table:style-name="Default" table:formula="of:=BIN2DEC(MID([.$G$33];[.F74]+8;4))*16+BIN2DEC(MID([.$G$33];[.F74]+12;4))" office:value-type="float" office:value="24" calcext:value-type="float">
            <text:p>24</text:p>
          </table:table-cell>
          <table:table-cell table:formula="of:=DEC2HEX([.G74])&amp;DEC2HEX([.H74])" office:value-type="string" office:string-value="918" calcext:value-type="string">
            <text:p>918</text:p>
          </table:table-cell>
          <table:table-cell table:formula="of:=HEX2BIN(MID([.I74];1;2);8)&amp;HEX2BIN(MID([.I74];3;2);8)" office:value-type="string" office:string-value="1001000100001000" calcext:value-type="string">
            <text:p>1001000100001000</text:p>
          </table:table-cell>
          <table:table-cell table:formula="of:=BIN2DEC(MID([.$G$33];[.F74];8))*256+BIN2DEC(MID([.$G$33];[.F74]+8;8))" office:value-type="float" office:value="2328" calcext:value-type="float">
            <text:p>2328</text:p>
          </table:table-cell>
          <table:table-cell table:style-name="Default" table:formula="of:=[.G74]*256+[.H74]" office:value-type="float" office:value="2328" calcext:value-type="float">
            <text:p>2328</text:p>
          </table:table-cell>
          <table:table-cell table:number-columns-repeated="2"/>
          <table:table-cell table:style-name="Default"/>
          <table:table-cell table:number-columns-repeated="242"/>
        </table:table-row>
        <table:table-row table:style-name="ro6">
          <table:table-cell table:number-columns-repeated="4"/>
          <table:table-cell table:formula="of:=MID([.$G$33];[.F75];4)&amp;MID([.$G$33];[.F75]+4;4)" office:value-type="string" office:string-value="00010010" calcext:value-type="string">
            <text:p>00010010</text:p>
          </table:table-cell>
          <table:table-cell office:value-type="float" office:value="42" calcext:value-type="float">
            <text:p>42</text:p>
          </table:table-cell>
          <table:table-cell table:style-name="ce186" table:formula="of:=BIN2DEC(MID([.$G$33];[.F75];4))*16+BIN2DEC(MID([.$G$33];[.F75]+4;4))" office:value-type="float" office:value="18" calcext:value-type="float">
            <text:p>18</text:p>
          </table:table-cell>
          <table:table-cell table:style-name="Default" table:formula="of:=BIN2DEC(MID([.$G$33];[.F75]+8;4))*16+BIN2DEC(MID([.$G$33];[.F75]+12;4))" office:value-type="float" office:value="49" calcext:value-type="float">
            <text:p>49</text:p>
          </table:table-cell>
          <table:table-cell table:formula="of:=DEC2HEX([.G75])&amp;DEC2HEX([.H75])" office:value-type="string" office:string-value="1231" calcext:value-type="string">
            <text:p>1231</text:p>
          </table:table-cell>
          <table:table-cell table:formula="of:=HEX2BIN(MID([.I75];1;2);8)&amp;HEX2BIN(MID([.I75];3;2);8)" office:value-type="string" office:string-value="0001001000110001" calcext:value-type="string">
            <text:p>0001001000110001</text:p>
          </table:table-cell>
          <table:table-cell table:formula="of:=BIN2DEC(MID([.$G$33];[.F75];8))*256+BIN2DEC(MID([.$G$33];[.F75]+8;8))" office:value-type="float" office:value="4657" calcext:value-type="float">
            <text:p>4657</text:p>
          </table:table-cell>
          <table:table-cell table:style-name="Default" table:formula="of:=[.G75]*256+[.H75]" office:value-type="float" office:value="4657" calcext:value-type="float">
            <text:p>4657</text:p>
          </table:table-cell>
          <table:table-cell table:number-columns-repeated="2"/>
          <table:table-cell table:style-name="Default"/>
          <table:table-cell table:number-columns-repeated="242"/>
        </table:table-row>
        <table:table-row table:style-name="ro6">
          <table:table-cell table:number-columns-repeated="4"/>
          <table:table-cell table:formula="of:=MID([.$G$33];[.F76];4)&amp;MID([.$G$33];[.F76]+4;4)" office:value-type="string" office:string-value="00100100" calcext:value-type="string">
            <text:p>00100100</text:p>
          </table:table-cell>
          <table:table-cell office:value-type="float" office:value="43" calcext:value-type="float">
            <text:p>43</text:p>
          </table:table-cell>
          <table:table-cell table:style-name="ce186" table:formula="of:=BIN2DEC(MID([.$G$33];[.F76];4))*16+BIN2DEC(MID([.$G$33];[.F76]+4;4))" office:value-type="float" office:value="36" calcext:value-type="float">
            <text:p>36</text:p>
          </table:table-cell>
          <table:table-cell table:style-name="Default" table:formula="of:=BIN2DEC(MID([.$G$33];[.F76]+8;4))*16+BIN2DEC(MID([.$G$33];[.F76]+12;4))" office:value-type="float" office:value="99" calcext:value-type="float">
            <text:p>99</text:p>
          </table:table-cell>
          <table:table-cell table:formula="of:=DEC2HEX([.G76])&amp;DEC2HEX([.H76])" office:value-type="string" office:string-value="2463" calcext:value-type="string">
            <text:p>2463</text:p>
          </table:table-cell>
          <table:table-cell table:formula="of:=HEX2BIN(MID([.I76];1;2);8)&amp;HEX2BIN(MID([.I76];3;2);8)" office:value-type="string" office:string-value="0010010001100011" calcext:value-type="string">
            <text:p>0010010001100011</text:p>
          </table:table-cell>
          <table:table-cell table:formula="of:=BIN2DEC(MID([.$G$33];[.F76];8))*256+BIN2DEC(MID([.$G$33];[.F76]+8;8))" office:value-type="float" office:value="9315" calcext:value-type="float">
            <text:p>9315</text:p>
          </table:table-cell>
          <table:table-cell table:style-name="Default" table:formula="of:=[.G76]*256+[.H76]" office:value-type="float" office:value="9315" calcext:value-type="float">
            <text:p>9315</text:p>
          </table:table-cell>
          <table:table-cell table:number-columns-repeated="2"/>
          <table:table-cell table:style-name="Default"/>
          <table:table-cell table:number-columns-repeated="242"/>
        </table:table-row>
        <table:table-row table:style-name="ro6">
          <table:table-cell table:number-columns-repeated="4"/>
          <table:table-cell table:formula="of:=MID([.$G$33];[.F77];4)&amp;MID([.$G$33];[.F77]+4;4)" office:value-type="string" office:string-value="01001000" calcext:value-type="string">
            <text:p>01001000</text:p>
          </table:table-cell>
          <table:table-cell office:value-type="float" office:value="44" calcext:value-type="float">
            <text:p>44</text:p>
          </table:table-cell>
          <table:table-cell table:style-name="ce186" table:formula="of:=BIN2DEC(MID([.$G$33];[.F77];4))*16+BIN2DEC(MID([.$G$33];[.F77]+4;4))" office:value-type="float" office:value="72" calcext:value-type="float">
            <text:p>72</text:p>
          </table:table-cell>
          <table:table-cell table:style-name="Default" table:formula="of:=BIN2DEC(MID([.$G$33];[.F77]+8;4))*16+BIN2DEC(MID([.$G$33];[.F77]+12;4))" office:value-type="float" office:value="199" calcext:value-type="float">
            <text:p>199</text:p>
          </table:table-cell>
          <table:table-cell table:formula="of:=DEC2HEX([.G77])&amp;DEC2HEX([.H77])" office:value-type="string" office:string-value="48C7" calcext:value-type="string">
            <text:p>48C7</text:p>
          </table:table-cell>
          <table:table-cell table:formula="of:=HEX2BIN(MID([.I77];1;2);8)&amp;HEX2BIN(MID([.I77];3;2);8)" office:value-type="string" office:string-value="0100100011000111" calcext:value-type="string">
            <text:p>0100100011000111</text:p>
          </table:table-cell>
          <table:table-cell table:formula="of:=BIN2DEC(MID([.$G$33];[.F77];8))*256+BIN2DEC(MID([.$G$33];[.F77]+8;8))" office:value-type="float" office:value="18631" calcext:value-type="float">
            <text:p>18631</text:p>
          </table:table-cell>
          <table:table-cell table:style-name="Default" table:formula="of:=[.G77]*256+[.H77]" office:value-type="float" office:value="18631" calcext:value-type="float">
            <text:p>18631</text:p>
          </table:table-cell>
          <table:table-cell table:number-columns-repeated="2"/>
          <table:table-cell table:style-name="Default"/>
          <table:table-cell table:number-columns-repeated="242"/>
        </table:table-row>
        <table:table-row table:style-name="ro6">
          <table:table-cell table:number-columns-repeated="4"/>
          <table:table-cell table:formula="of:=MID([.$G$33];[.F78];4)&amp;MID([.$G$33];[.F78]+4;4)" office:value-type="string" office:string-value="10010001" calcext:value-type="string">
            <text:p>10010001</text:p>
          </table:table-cell>
          <table:table-cell office:value-type="float" office:value="45" calcext:value-type="float">
            <text:p>45</text:p>
          </table:table-cell>
          <table:table-cell table:style-name="ce186" table:formula="of:=BIN2DEC(MID([.$G$33];[.F78];4))*16+BIN2DEC(MID([.$G$33];[.F78]+4;4))" office:value-type="float" office:value="145" calcext:value-type="float">
            <text:p>145</text:p>
          </table:table-cell>
          <table:table-cell table:style-name="Default" table:formula="of:=BIN2DEC(MID([.$G$33];[.F78]+8;4))*16+BIN2DEC(MID([.$G$33];[.F78]+12;4))" office:value-type="float" office:value="142" calcext:value-type="float">
            <text:p>142</text:p>
          </table:table-cell>
          <table:table-cell table:formula="of:=DEC2HEX([.G78])&amp;DEC2HEX([.H78])" office:value-type="string" office:string-value="918E" calcext:value-type="string">
            <text:p>918E</text:p>
          </table:table-cell>
          <table:table-cell table:formula="of:=HEX2BIN(MID([.I78];1;2);8)&amp;HEX2BIN(MID([.I78];3;2);8)" office:value-type="string" office:string-value="1001000110001110" calcext:value-type="string">
            <text:p>1001000110001110</text:p>
          </table:table-cell>
          <table:table-cell table:formula="of:=BIN2DEC(MID([.$G$33];[.F78];8))*256+BIN2DEC(MID([.$G$33];[.F78]+8;8))" office:value-type="float" office:value="37262" calcext:value-type="float">
            <text:p>37262</text:p>
          </table:table-cell>
          <table:table-cell table:style-name="Default" table:formula="of:=[.G78]*256+[.H78]" office:value-type="float" office:value="37262" calcext:value-type="float">
            <text:p>37262</text:p>
          </table:table-cell>
          <table:table-cell table:number-columns-repeated="2"/>
          <table:table-cell table:style-name="Default"/>
          <table:table-cell table:number-columns-repeated="242"/>
        </table:table-row>
        <table:table-row table:style-name="ro6">
          <table:table-cell table:number-columns-repeated="4"/>
          <table:table-cell table:formula="of:=MID([.$G$33];[.F79];4)&amp;MID([.$G$33];[.F79]+4;4)" office:value-type="string" office:string-value="00100011" calcext:value-type="string">
            <text:p>00100011</text:p>
          </table:table-cell>
          <table:table-cell office:value-type="float" office:value="46" calcext:value-type="float">
            <text:p>46</text:p>
          </table:table-cell>
          <table:table-cell table:style-name="ce186" table:formula="of:=BIN2DEC(MID([.$G$33];[.F79];4))*16+BIN2DEC(MID([.$G$33];[.F79]+4;4))" office:value-type="float" office:value="35" calcext:value-type="float">
            <text:p>35</text:p>
          </table:table-cell>
          <table:table-cell table:style-name="Default" table:formula="of:=BIN2DEC(MID([.$G$33];[.F79]+8;4))*16+BIN2DEC(MID([.$G$33];[.F79]+12;4))" office:value-type="float" office:value="28" calcext:value-type="float">
            <text:p>28</text:p>
          </table:table-cell>
          <table:table-cell table:formula="of:=DEC2HEX([.G79])&amp;DEC2HEX([.H79])" office:value-type="string" office:string-value="231C" calcext:value-type="string">
            <text:p>231C</text:p>
          </table:table-cell>
          <table:table-cell table:formula="of:=HEX2BIN(MID([.I79];1;2);8)&amp;HEX2BIN(MID([.I79];3;2);8)" office:value-type="string" office:string-value="0010001100011100" calcext:value-type="string">
            <text:p>0010001100011100</text:p>
          </table:table-cell>
          <table:table-cell table:formula="of:=BIN2DEC(MID([.$G$33];[.F79];8))*256+BIN2DEC(MID([.$G$33];[.F79]+8;8))" office:value-type="float" office:value="8988" calcext:value-type="float">
            <text:p>8988</text:p>
          </table:table-cell>
          <table:table-cell table:style-name="Default" table:formula="of:=[.G79]*256+[.H79]" office:value-type="float" office:value="8988" calcext:value-type="float">
            <text:p>8988</text:p>
          </table:table-cell>
          <table:table-cell table:number-columns-repeated="2"/>
          <table:table-cell table:style-name="Default"/>
          <table:table-cell table:number-columns-repeated="242"/>
        </table:table-row>
        <table:table-row table:style-name="ro6">
          <table:table-cell table:number-columns-repeated="4"/>
          <table:table-cell table:formula="of:=MID([.$G$33];[.F80];4)&amp;MID([.$G$33];[.F80]+4;4)" office:value-type="string" office:string-value="01000110" calcext:value-type="string">
            <text:p>01000110</text:p>
          </table:table-cell>
          <table:table-cell office:value-type="float" office:value="47" calcext:value-type="float">
            <text:p>47</text:p>
          </table:table-cell>
          <table:table-cell table:style-name="ce186" table:formula="of:=BIN2DEC(MID([.$G$33];[.F80];4))*16+BIN2DEC(MID([.$G$33];[.F80]+4;4))" office:value-type="float" office:value="70" calcext:value-type="float">
            <text:p>70</text:p>
          </table:table-cell>
          <table:table-cell table:style-name="Default" table:formula="of:=BIN2DEC(MID([.$G$33];[.F80]+8;4))*16+BIN2DEC(MID([.$G$33];[.F80]+12;4))" office:value-type="float" office:value="56" calcext:value-type="float">
            <text:p>56</text:p>
          </table:table-cell>
          <table:table-cell table:formula="of:=DEC2HEX([.G80])&amp;DEC2HEX([.H80])" office:value-type="string" office:string-value="4638" calcext:value-type="string">
            <text:p>4638</text:p>
          </table:table-cell>
          <table:table-cell table:formula="of:=HEX2BIN(MID([.I80];1;2);8)&amp;HEX2BIN(MID([.I80];3;2);8)" office:value-type="string" office:string-value="0100011000111000" calcext:value-type="string">
            <text:p>0100011000111000</text:p>
          </table:table-cell>
          <table:table-cell table:formula="of:=BIN2DEC(MID([.$G$33];[.F80];8))*256+BIN2DEC(MID([.$G$33];[.F80]+8;8))" office:value-type="float" office:value="17976" calcext:value-type="float">
            <text:p>17976</text:p>
          </table:table-cell>
          <table:table-cell table:style-name="Default" table:formula="of:=[.G80]*256+[.H80]" office:value-type="float" office:value="17976" calcext:value-type="float">
            <text:p>17976</text:p>
          </table:table-cell>
          <table:table-cell table:number-columns-repeated="2"/>
          <table:table-cell table:style-name="Default"/>
          <table:table-cell table:number-columns-repeated="242"/>
        </table:table-row>
        <table:table-row table:style-name="ro6">
          <table:table-cell table:number-columns-repeated="4"/>
          <table:table-cell table:formula="of:=MID([.$G$33];[.F81];4)&amp;MID([.$G$33];[.F81]+4;4)" office:value-type="string" office:string-value="10001100" calcext:value-type="string">
            <text:p>10001100</text:p>
          </table:table-cell>
          <table:table-cell office:value-type="float" office:value="48" calcext:value-type="float">
            <text:p>48</text:p>
          </table:table-cell>
          <table:table-cell table:style-name="ce186" table:formula="of:=BIN2DEC(MID([.$G$33];[.F81];4))*16+BIN2DEC(MID([.$G$33];[.F81]+4;4))" office:value-type="float" office:value="140" calcext:value-type="float">
            <text:p>140</text:p>
          </table:table-cell>
          <table:table-cell table:style-name="Default" table:formula="of:=BIN2DEC(MID([.$G$33];[.F81]+8;4))*16+BIN2DEC(MID([.$G$33];[.F81]+12;4))" office:value-type="float" office:value="113" calcext:value-type="float">
            <text:p>113</text:p>
          </table:table-cell>
          <table:table-cell table:formula="of:=DEC2HEX([.G81])&amp;DEC2HEX([.H81])" office:value-type="string" office:string-value="8C71" calcext:value-type="string">
            <text:p>8C71</text:p>
          </table:table-cell>
          <table:table-cell table:formula="of:=HEX2BIN(MID([.I81];1;2);8)&amp;HEX2BIN(MID([.I81];3;2);8)" office:value-type="string" office:string-value="1000110001110001" calcext:value-type="string">
            <text:p>1000110001110001</text:p>
          </table:table-cell>
          <table:table-cell table:formula="of:=BIN2DEC(MID([.$G$33];[.F81];8))*256+BIN2DEC(MID([.$G$33];[.F81]+8;8))" office:value-type="float" office:value="35953" calcext:value-type="float">
            <text:p>35953</text:p>
          </table:table-cell>
          <table:table-cell table:style-name="Default" table:formula="of:=[.G81]*256+[.H81]" office:value-type="float" office:value="35953" calcext:value-type="float">
            <text:p>35953</text:p>
          </table:table-cell>
          <table:table-cell table:number-columns-repeated="2"/>
          <table:table-cell table:style-name="Default"/>
          <table:table-cell table:number-columns-repeated="242"/>
        </table:table-row>
        <table:table-row table:style-name="ro6">
          <table:table-cell table:number-columns-repeated="4"/>
          <table:table-cell table:formula="of:=MID([.$G$33];[.F82];4)&amp;MID([.$G$33];[.F82]+4;4)" office:value-type="string" office:string-value="00011000" calcext:value-type="string">
            <text:p>00011000</text:p>
          </table:table-cell>
          <table:table-cell office:value-type="float" office:value="49" calcext:value-type="float">
            <text:p>49</text:p>
          </table:table-cell>
          <table:table-cell table:style-name="ce186" table:formula="of:=BIN2DEC(MID([.$G$33];[.F82];4))*16+BIN2DEC(MID([.$G$33];[.F82]+4;4))" office:value-type="float" office:value="24" calcext:value-type="float">
            <text:p>24</text:p>
          </table:table-cell>
          <table:table-cell table:style-name="Default" table:formula="of:=BIN2DEC(MID([.$G$33];[.F82]+8;4))*16+BIN2DEC(MID([.$G$33];[.F82]+12;4))" office:value-type="float" office:value="227" calcext:value-type="float">
            <text:p>227</text:p>
          </table:table-cell>
          <table:table-cell table:formula="of:=DEC2HEX([.G82])&amp;DEC2HEX([.H82])" office:value-type="string" office:string-value="18E3" calcext:value-type="string">
            <text:p>18E3</text:p>
          </table:table-cell>
          <table:table-cell table:formula="of:=HEX2BIN(MID([.I82];1;2);8)&amp;HEX2BIN(MID([.I82];3;2);8)" office:value-type="string" office:string-value="0001100011100011" calcext:value-type="string">
            <text:p>0001100011100011</text:p>
          </table:table-cell>
          <table:table-cell table:formula="of:=BIN2DEC(MID([.$G$33];[.F82];8))*256+BIN2DEC(MID([.$G$33];[.F82]+8;8))" office:value-type="float" office:value="6371" calcext:value-type="float">
            <text:p>6371</text:p>
          </table:table-cell>
          <table:table-cell table:style-name="Default" table:formula="of:=[.G82]*256+[.H82]" office:value-type="float" office:value="6371" calcext:value-type="float">
            <text:p>6371</text:p>
          </table:table-cell>
          <table:table-cell table:number-columns-repeated="2"/>
          <table:table-cell table:style-name="Default"/>
          <table:table-cell table:number-columns-repeated="242"/>
        </table:table-row>
        <table:table-row table:style-name="ro6">
          <table:table-cell table:number-columns-repeated="4"/>
          <table:table-cell table:formula="of:=MID([.$G$33];[.F83];4)&amp;MID([.$G$33];[.F83]+4;4)" office:value-type="string" office:string-value="00110001" calcext:value-type="string">
            <text:p>00110001</text:p>
          </table:table-cell>
          <table:table-cell office:value-type="float" office:value="50" calcext:value-type="float">
            <text:p>50</text:p>
          </table:table-cell>
          <table:table-cell table:style-name="ce186" table:formula="of:=BIN2DEC(MID([.$G$33];[.F83];4))*16+BIN2DEC(MID([.$G$33];[.F83]+4;4))" office:value-type="float" office:value="49" calcext:value-type="float">
            <text:p>49</text:p>
          </table:table-cell>
          <table:table-cell table:style-name="Default" table:formula="of:=BIN2DEC(MID([.$G$33];[.F83]+8;4))*16+BIN2DEC(MID([.$G$33];[.F83]+12;4))" office:value-type="float" office:value="199" calcext:value-type="float">
            <text:p>199</text:p>
          </table:table-cell>
          <table:table-cell table:formula="of:=DEC2HEX([.G83])&amp;DEC2HEX([.H83])" office:value-type="string" office:string-value="31C7" calcext:value-type="string">
            <text:p>31C7</text:p>
          </table:table-cell>
          <table:table-cell table:formula="of:=HEX2BIN(MID([.I83];1;2);8)&amp;HEX2BIN(MID([.I83];3;2);8)" office:value-type="string" office:string-value="0011000111000111" calcext:value-type="string">
            <text:p>0011000111000111</text:p>
          </table:table-cell>
          <table:table-cell table:formula="of:=BIN2DEC(MID([.$G$33];[.F83];8))*256+BIN2DEC(MID([.$G$33];[.F83]+8;8))" office:value-type="float" office:value="12743" calcext:value-type="float">
            <text:p>12743</text:p>
          </table:table-cell>
          <table:table-cell table:style-name="Default" table:formula="of:=[.G83]*256+[.H83]" office:value-type="float" office:value="12743" calcext:value-type="float">
            <text:p>12743</text:p>
          </table:table-cell>
          <table:table-cell table:number-columns-repeated="2"/>
          <table:table-cell table:style-name="Default"/>
          <table:table-cell table:number-columns-repeated="242"/>
        </table:table-row>
        <table:table-row table:style-name="ro6">
          <table:table-cell table:number-columns-repeated="4"/>
          <table:table-cell table:formula="of:=MID([.$G$33];[.F84];4)&amp;MID([.$G$33];[.F84]+4;4)" office:value-type="string" office:string-value="01100011" calcext:value-type="string">
            <text:p>01100011</text:p>
          </table:table-cell>
          <table:table-cell office:value-type="float" office:value="51" calcext:value-type="float">
            <text:p>51</text:p>
          </table:table-cell>
          <table:table-cell table:style-name="ce186" table:formula="of:=BIN2DEC(MID([.$G$33];[.F84];4))*16+BIN2DEC(MID([.$G$33];[.F84]+4;4))" office:value-type="float" office:value="99" calcext:value-type="float">
            <text:p>99</text:p>
          </table:table-cell>
          <table:table-cell table:style-name="Default" table:formula="of:=BIN2DEC(MID([.$G$33];[.F84]+8;4))*16+BIN2DEC(MID([.$G$33];[.F84]+12;4))" office:value-type="float" office:value="142" calcext:value-type="float">
            <text:p>142</text:p>
          </table:table-cell>
          <table:table-cell table:formula="of:=DEC2HEX([.G84])&amp;DEC2HEX([.H84])" office:value-type="string" office:string-value="638E" calcext:value-type="string">
            <text:p>638E</text:p>
          </table:table-cell>
          <table:table-cell table:formula="of:=HEX2BIN(MID([.I84];1;2);8)&amp;HEX2BIN(MID([.I84];3;2);8)" office:value-type="string" office:string-value="0110001110001110" calcext:value-type="string">
            <text:p>0110001110001110</text:p>
          </table:table-cell>
          <table:table-cell table:formula="of:=BIN2DEC(MID([.$G$33];[.F84];8))*256+BIN2DEC(MID([.$G$33];[.F84]+8;8))" office:value-type="float" office:value="25486" calcext:value-type="float">
            <text:p>25486</text:p>
          </table:table-cell>
          <table:table-cell table:style-name="Default" table:formula="of:=[.G84]*256+[.H84]" office:value-type="float" office:value="25486" calcext:value-type="float">
            <text:p>25486</text:p>
          </table:table-cell>
          <table:table-cell table:number-columns-repeated="2"/>
          <table:table-cell table:style-name="Default"/>
          <table:table-cell table:number-columns-repeated="242"/>
        </table:table-row>
        <table:table-row table:style-name="ro6">
          <table:table-cell table:number-columns-repeated="4"/>
          <table:table-cell table:formula="of:=MID([.$G$33];[.F85];4)&amp;MID([.$G$33];[.F85]+4;4)" office:value-type="string" office:string-value="11000111" calcext:value-type="string">
            <text:p>11000111</text:p>
          </table:table-cell>
          <table:table-cell office:value-type="float" office:value="52" calcext:value-type="float">
            <text:p>52</text:p>
          </table:table-cell>
          <table:table-cell table:style-name="ce186" table:formula="of:=BIN2DEC(MID([.$G$33];[.F85];4))*16+BIN2DEC(MID([.$G$33];[.F85]+4;4))" office:value-type="float" office:value="199" calcext:value-type="float">
            <text:p>199</text:p>
          </table:table-cell>
          <table:table-cell table:style-name="Default" table:formula="of:=BIN2DEC(MID([.$G$33];[.F85]+8;4))*16+BIN2DEC(MID([.$G$33];[.F85]+12;4))" office:value-type="float" office:value="28" calcext:value-type="float">
            <text:p>28</text:p>
          </table:table-cell>
          <table:table-cell table:formula="of:=DEC2HEX([.G85])&amp;DEC2HEX([.H85])" office:value-type="string" office:string-value="C71C" calcext:value-type="string">
            <text:p>C71C</text:p>
          </table:table-cell>
          <table:table-cell table:formula="of:=HEX2BIN(MID([.I85];1;2);8)&amp;HEX2BIN(MID([.I85];3;2);8)" office:value-type="string" office:string-value="1100011100011100" calcext:value-type="string">
            <text:p>1100011100011100</text:p>
          </table:table-cell>
          <table:table-cell table:formula="of:=BIN2DEC(MID([.$G$33];[.F85];8))*256+BIN2DEC(MID([.$G$33];[.F85]+8;8))" office:value-type="float" office:value="50972" calcext:value-type="float">
            <text:p>50972</text:p>
          </table:table-cell>
          <table:table-cell table:style-name="Default" table:formula="of:=[.G85]*256+[.H85]" office:value-type="float" office:value="50972" calcext:value-type="float">
            <text:p>50972</text:p>
          </table:table-cell>
          <table:table-cell table:number-columns-repeated="2"/>
          <table:table-cell table:style-name="Default"/>
          <table:table-cell table:number-columns-repeated="242"/>
        </table:table-row>
        <table:table-row table:style-name="ro6">
          <table:table-cell table:number-columns-repeated="4"/>
          <table:table-cell table:formula="of:=MID([.$G$33];[.F86];4)&amp;MID([.$G$33];[.F86]+4;4)" office:value-type="string" office:string-value="10001110" calcext:value-type="string">
            <text:p>10001110</text:p>
          </table:table-cell>
          <table:table-cell office:value-type="float" office:value="53" calcext:value-type="float">
            <text:p>53</text:p>
          </table:table-cell>
          <table:table-cell table:style-name="ce186" table:formula="of:=BIN2DEC(MID([.$G$33];[.F86];4))*16+BIN2DEC(MID([.$G$33];[.F86]+4;4))" office:value-type="float" office:value="142" calcext:value-type="float">
            <text:p>142</text:p>
          </table:table-cell>
          <table:table-cell table:style-name="Default" table:formula="of:=BIN2DEC(MID([.$G$33];[.F86]+8;4))*16+BIN2DEC(MID([.$G$33];[.F86]+12;4))" office:value-type="float" office:value="56" calcext:value-type="float">
            <text:p>56</text:p>
          </table:table-cell>
          <table:table-cell table:formula="of:=DEC2HEX([.G86])&amp;DEC2HEX([.H86])" office:value-type="string" office:string-value="8E38" calcext:value-type="string">
            <text:p>8E38</text:p>
          </table:table-cell>
          <table:table-cell table:formula="of:=HEX2BIN(MID([.I86];1;2);8)&amp;HEX2BIN(MID([.I86];3;2);8)" office:value-type="string" office:string-value="1000111000111000" calcext:value-type="string">
            <text:p>1000111000111000</text:p>
          </table:table-cell>
          <table:table-cell table:formula="of:=BIN2DEC(MID([.$G$33];[.F86];8))*256+BIN2DEC(MID([.$G$33];[.F86]+8;8))" office:value-type="float" office:value="36408" calcext:value-type="float">
            <text:p>36408</text:p>
          </table:table-cell>
          <table:table-cell table:style-name="Default" table:formula="of:=[.G86]*256+[.H86]" office:value-type="float" office:value="36408" calcext:value-type="float">
            <text:p>36408</text:p>
          </table:table-cell>
          <table:table-cell table:number-columns-repeated="2"/>
          <table:table-cell table:style-name="Default"/>
          <table:table-cell table:number-columns-repeated="242"/>
        </table:table-row>
        <table:table-row table:style-name="ro6">
          <table:table-cell table:number-columns-repeated="4"/>
          <table:table-cell table:formula="of:=MID([.$G$33];[.F87];4)&amp;MID([.$G$33];[.F87]+4;4)" office:value-type="string" office:string-value="00011100" calcext:value-type="string">
            <text:p>00011100</text:p>
          </table:table-cell>
          <table:table-cell office:value-type="float" office:value="54" calcext:value-type="float">
            <text:p>54</text:p>
          </table:table-cell>
          <table:table-cell table:style-name="ce186" table:formula="of:=BIN2DEC(MID([.$G$33];[.F87];4))*16+BIN2DEC(MID([.$G$33];[.F87]+4;4))" office:value-type="float" office:value="28" calcext:value-type="float">
            <text:p>28</text:p>
          </table:table-cell>
          <table:table-cell table:style-name="Default" table:formula="of:=BIN2DEC(MID([.$G$33];[.F87]+8;4))*16+BIN2DEC(MID([.$G$33];[.F87]+12;4))" office:value-type="float" office:value="112" calcext:value-type="float">
            <text:p>112</text:p>
          </table:table-cell>
          <table:table-cell table:formula="of:=DEC2HEX([.G87])&amp;DEC2HEX([.H87])" office:value-type="string" office:string-value="1C70" calcext:value-type="string">
            <text:p>1C70</text:p>
          </table:table-cell>
          <table:table-cell table:formula="of:=HEX2BIN(MID([.I87];1;2);8)&amp;HEX2BIN(MID([.I87];3;2);8)" office:value-type="string" office:string-value="0001110001110000" calcext:value-type="string">
            <text:p>0001110001110000</text:p>
          </table:table-cell>
          <table:table-cell table:formula="of:=BIN2DEC(MID([.$G$33];[.F87];8))*256+BIN2DEC(MID([.$G$33];[.F87]+8;8))" office:value-type="float" office:value="7280" calcext:value-type="float">
            <text:p>7280</text:p>
          </table:table-cell>
          <table:table-cell table:style-name="Default" table:formula="of:=[.G87]*256+[.H87]" office:value-type="float" office:value="7280" calcext:value-type="float">
            <text:p>7280</text:p>
          </table:table-cell>
          <table:table-cell table:number-columns-repeated="2"/>
          <table:table-cell table:style-name="Default"/>
          <table:table-cell table:number-columns-repeated="242"/>
        </table:table-row>
        <table:table-row table:style-name="ro6">
          <table:table-cell table:number-columns-repeated="4"/>
          <table:table-cell table:formula="of:=MID([.$G$33];[.F88];4)&amp;MID([.$G$33];[.F88]+4;4)" office:value-type="string" office:string-value="00111000" calcext:value-type="string">
            <text:p>00111000</text:p>
          </table:table-cell>
          <table:table-cell office:value-type="float" office:value="55" calcext:value-type="float">
            <text:p>55</text:p>
          </table:table-cell>
          <table:table-cell table:style-name="ce186" table:formula="of:=BIN2DEC(MID([.$G$33];[.F88];4))*16+BIN2DEC(MID([.$G$33];[.F88]+4;4))" office:value-type="float" office:value="56" calcext:value-type="float">
            <text:p>56</text:p>
          </table:table-cell>
          <table:table-cell table:style-name="Default" table:formula="of:=BIN2DEC(MID([.$G$33];[.F88]+8;4))*16+BIN2DEC(MID([.$G$33];[.F88]+12;4))" office:value-type="float" office:value="224" calcext:value-type="float">
            <text:p>224</text:p>
          </table:table-cell>
          <table:table-cell table:formula="of:=DEC2HEX([.G88])&amp;DEC2HEX([.H88])" office:value-type="string" office:string-value="38E0" calcext:value-type="string">
            <text:p>38E0</text:p>
          </table:table-cell>
          <table:table-cell table:formula="of:=HEX2BIN(MID([.I88];1;2);8)&amp;HEX2BIN(MID([.I88];3;2);8)" office:value-type="string" office:string-value="0011100011100000" calcext:value-type="string">
            <text:p>0011100011100000</text:p>
          </table:table-cell>
          <table:table-cell table:formula="of:=BIN2DEC(MID([.$G$33];[.F88];8))*256+BIN2DEC(MID([.$G$33];[.F88]+8;8))" office:value-type="float" office:value="14560" calcext:value-type="float">
            <text:p>14560</text:p>
          </table:table-cell>
          <table:table-cell table:style-name="Default" table:formula="of:=[.G88]*256+[.H88]" office:value-type="float" office:value="14560" calcext:value-type="float">
            <text:p>14560</text:p>
          </table:table-cell>
          <table:table-cell table:number-columns-repeated="2"/>
          <table:table-cell table:style-name="Default"/>
          <table:table-cell table:number-columns-repeated="242"/>
        </table:table-row>
        <table:table-row table:style-name="ro6">
          <table:table-cell table:number-columns-repeated="4"/>
          <table:table-cell table:formula="of:=MID([.$G$33];[.F89];4)&amp;MID([.$G$33];[.F89]+4;4)" office:value-type="string" office:string-value="01110001" calcext:value-type="string">
            <text:p>01110001</text:p>
          </table:table-cell>
          <table:table-cell office:value-type="float" office:value="56" calcext:value-type="float">
            <text:p>56</text:p>
          </table:table-cell>
          <table:table-cell table:style-name="ce186" table:formula="of:=BIN2DEC(MID([.$G$33];[.F89];4))*16+BIN2DEC(MID([.$G$33];[.F89]+4;4))" office:value-type="float" office:value="113" calcext:value-type="float">
            <text:p>113</text:p>
          </table:table-cell>
          <table:table-cell table:style-name="Default" table:formula="of:=BIN2DEC(MID([.$G$33];[.F89]+8;4))*16+BIN2DEC(MID([.$G$33];[.F89]+12;4))" office:value-type="float" office:value="193" calcext:value-type="float">
            <text:p>193</text:p>
          </table:table-cell>
          <table:table-cell table:formula="of:=DEC2HEX([.G89])&amp;DEC2HEX([.H89])" office:value-type="string" office:string-value="71C1" calcext:value-type="string">
            <text:p>71C1</text:p>
          </table:table-cell>
          <table:table-cell table:formula="of:=HEX2BIN(MID([.I89];1;2);8)&amp;HEX2BIN(MID([.I89];3;2);8)" office:value-type="string" office:string-value="0111000111000001" calcext:value-type="string">
            <text:p>0111000111000001</text:p>
          </table:table-cell>
          <table:table-cell table:formula="of:=BIN2DEC(MID([.$G$33];[.F89];8))*256+BIN2DEC(MID([.$G$33];[.F89]+8;8))" office:value-type="float" office:value="29121" calcext:value-type="float">
            <text:p>29121</text:p>
          </table:table-cell>
          <table:table-cell table:style-name="Default" table:formula="of:=[.G89]*256+[.H89]" office:value-type="float" office:value="29121" calcext:value-type="float">
            <text:p>29121</text:p>
          </table:table-cell>
          <table:table-cell table:number-columns-repeated="2"/>
          <table:table-cell table:style-name="Default"/>
          <table:table-cell table:number-columns-repeated="242"/>
        </table:table-row>
        <table:table-row table:style-name="ro6">
          <table:table-cell table:number-columns-repeated="4"/>
          <table:table-cell table:formula="of:=MID([.$G$33];[.F90];4)&amp;MID([.$G$33];[.F90]+4;4)" office:value-type="string" office:string-value="11100011" calcext:value-type="string">
            <text:p>11100011</text:p>
          </table:table-cell>
          <table:table-cell office:value-type="float" office:value="57" calcext:value-type="float">
            <text:p>57</text:p>
          </table:table-cell>
          <table:table-cell table:style-name="ce186" table:formula="of:=BIN2DEC(MID([.$G$33];[.F90];4))*16+BIN2DEC(MID([.$G$33];[.F90]+4;4))" office:value-type="float" office:value="227" calcext:value-type="float">
            <text:p>227</text:p>
          </table:table-cell>
          <table:table-cell table:style-name="Default" table:formula="of:=BIN2DEC(MID([.$G$33];[.F90]+8;4))*16+BIN2DEC(MID([.$G$33];[.F90]+12;4))" office:value-type="float" office:value="130" calcext:value-type="float">
            <text:p>130</text:p>
          </table:table-cell>
          <table:table-cell table:formula="of:=DEC2HEX([.G90])&amp;DEC2HEX([.H90])" office:value-type="string" office:string-value="E382" calcext:value-type="string">
            <text:p>E382</text:p>
          </table:table-cell>
          <table:table-cell table:formula="of:=HEX2BIN(MID([.I90];1;2);8)&amp;HEX2BIN(MID([.I90];3;2);8)" office:value-type="string" office:string-value="1110001110000010" calcext:value-type="string">
            <text:p>1110001110000010</text:p>
          </table:table-cell>
          <table:table-cell table:formula="of:=BIN2DEC(MID([.$G$33];[.F90];8))*256+BIN2DEC(MID([.$G$33];[.F90]+8;8))" office:value-type="float" office:value="58242" calcext:value-type="float">
            <text:p>58242</text:p>
          </table:table-cell>
          <table:table-cell table:style-name="Default" table:formula="of:=[.G90]*256+[.H90]" office:value-type="float" office:value="58242" calcext:value-type="float">
            <text:p>58242</text:p>
          </table:table-cell>
          <table:table-cell table:number-columns-repeated="2"/>
          <table:table-cell table:style-name="Default"/>
          <table:table-cell table:number-columns-repeated="242"/>
        </table:table-row>
        <table:table-row table:style-name="ro6">
          <table:table-cell table:number-columns-repeated="4"/>
          <table:table-cell table:formula="of:=MID([.$G$33];[.F91];4)&amp;MID([.$G$33];[.F91]+4;4)" office:value-type="string" office:string-value="11000111" calcext:value-type="string">
            <text:p>11000111</text:p>
          </table:table-cell>
          <table:table-cell office:value-type="float" office:value="58" calcext:value-type="float">
            <text:p>58</text:p>
          </table:table-cell>
          <table:table-cell table:style-name="ce186" table:formula="of:=BIN2DEC(MID([.$G$33];[.F91];4))*16+BIN2DEC(MID([.$G$33];[.F91]+4;4))" office:value-type="float" office:value="199" calcext:value-type="float">
            <text:p>199</text:p>
          </table:table-cell>
          <table:table-cell table:style-name="Default" table:formula="of:=BIN2DEC(MID([.$G$33];[.F91]+8;4))*16+BIN2DEC(MID([.$G$33];[.F91]+12;4))" office:value-type="float" office:value="2" calcext:value-type="float">
            <text:p>2</text:p>
          </table:table-cell>
          <table:table-cell table:formula="of:=DEC2HEX([.G91])&amp;DEC2HEX([.H91])" office:value-type="string" office:string-value="C72" calcext:value-type="string">
            <text:p>C72</text:p>
          </table:table-cell>
          <table:table-cell table:formula="of:=HEX2BIN(MID([.I91];1;2);8)&amp;HEX2BIN(MID([.I91];3;2);8)" office:value-type="string" office:string-value="1100011100000010" calcext:value-type="string">
            <text:p>1100011100000010</text:p>
          </table:table-cell>
          <table:table-cell table:formula="of:=BIN2DEC(MID([.$G$33];[.F91];8))*256+BIN2DEC(MID([.$G$33];[.F91]+8;8))" office:value-type="float" office:value="50946" calcext:value-type="float">
            <text:p>50946</text:p>
          </table:table-cell>
          <table:table-cell table:style-name="Default" table:formula="of:=[.G91]*256+[.H91]" office:value-type="float" office:value="50946" calcext:value-type="float">
            <text:p>50946</text:p>
          </table:table-cell>
          <table:table-cell table:number-columns-repeated="2"/>
          <table:table-cell table:style-name="Default"/>
          <table:table-cell table:number-columns-repeated="242"/>
        </table:table-row>
        <table:table-row table:style-name="ro6">
          <table:table-cell table:number-columns-repeated="4"/>
          <table:table-cell table:formula="of:=MID([.$G$33];[.F92];4)&amp;MID([.$G$33];[.F92]+4;4)" office:value-type="string" office:string-value="10001110" calcext:value-type="string">
            <text:p>10001110</text:p>
          </table:table-cell>
          <table:table-cell office:value-type="float" office:value="59" calcext:value-type="float">
            <text:p>59</text:p>
          </table:table-cell>
          <table:table-cell table:style-name="ce186" table:formula="of:=BIN2DEC(MID([.$G$33];[.F92];4))*16+BIN2DEC(MID([.$G$33];[.F92]+4;4))" office:value-type="float" office:value="142" calcext:value-type="float">
            <text:p>142</text:p>
          </table:table-cell>
          <table:table-cell table:style-name="Default" table:formula="of:=BIN2DEC(MID([.$G$33];[.F92]+8;4))*16+BIN2DEC(MID([.$G$33];[.F92]+12;4))" office:value-type="float" office:value="2" calcext:value-type="float">
            <text:p>2</text:p>
          </table:table-cell>
          <table:table-cell table:formula="of:=DEC2HEX([.G92])&amp;DEC2HEX([.H92])" office:value-type="string" office:string-value="8E2" calcext:value-type="string">
            <text:p>8E2</text:p>
          </table:table-cell>
          <table:table-cell table:formula="of:=HEX2BIN(MID([.I92];1;2);8)&amp;HEX2BIN(MID([.I92];3;2);8)" office:value-type="string" office:string-value="1000111000000010" calcext:value-type="string">
            <text:p>1000111000000010</text:p>
          </table:table-cell>
          <table:table-cell table:formula="of:=BIN2DEC(MID([.$G$33];[.F92];8))*256+BIN2DEC(MID([.$G$33];[.F92]+8;8))" office:value-type="float" office:value="36354" calcext:value-type="float">
            <text:p>36354</text:p>
          </table:table-cell>
          <table:table-cell table:style-name="Default" table:formula="of:=[.G92]*256+[.H92]" office:value-type="float" office:value="36354" calcext:value-type="float">
            <text:p>36354</text:p>
          </table:table-cell>
          <table:table-cell table:number-columns-repeated="2"/>
          <table:table-cell table:style-name="Default"/>
          <table:table-cell table:number-columns-repeated="242"/>
        </table:table-row>
        <table:table-row table:style-name="ro6">
          <table:table-cell table:number-columns-repeated="4"/>
          <table:table-cell table:formula="of:=MID([.$G$33];[.F93];4)&amp;MID([.$G$33];[.F93]+4;4)" office:value-type="string" office:string-value="00011100" calcext:value-type="string">
            <text:p>00011100</text:p>
          </table:table-cell>
          <table:table-cell office:value-type="float" office:value="60" calcext:value-type="float">
            <text:p>60</text:p>
          </table:table-cell>
          <table:table-cell table:style-name="ce186" table:formula="of:=BIN2DEC(MID([.$G$33];[.F93];4))*16+BIN2DEC(MID([.$G$33];[.F93]+4;4))" office:value-type="float" office:value="28" calcext:value-type="float">
            <text:p>28</text:p>
          </table:table-cell>
          <table:table-cell table:style-name="Default" table:formula="of:=BIN2DEC(MID([.$G$33];[.F93]+8;4))*16+BIN2DEC(MID([.$G$33];[.F93]+12;4))" office:value-type="float" office:value="16" calcext:value-type="float">
            <text:p>16</text:p>
          </table:table-cell>
          <table:table-cell table:formula="of:=DEC2HEX([.G93])&amp;DEC2HEX([.H93])" office:value-type="string" office:string-value="1C10" calcext:value-type="string">
            <text:p>1C10</text:p>
          </table:table-cell>
          <table:table-cell table:formula="of:=HEX2BIN(MID([.I93];1;2);8)&amp;HEX2BIN(MID([.I93];3;2);8)" office:value-type="string" office:string-value="0001110000010000" calcext:value-type="string">
            <text:p>0001110000010000</text:p>
          </table:table-cell>
          <table:table-cell table:formula="of:=BIN2DEC(MID([.$G$33];[.F93];8))*256+BIN2DEC(MID([.$G$33];[.F93]+8;8))" office:value-type="float" office:value="7170" calcext:value-type="float">
            <text:p>7170</text:p>
          </table:table-cell>
          <table:table-cell table:style-name="Default" table:formula="of:=[.G93]*256+[.H93]" office:value-type="float" office:value="7184" calcext:value-type="float">
            <text:p>7184</text:p>
          </table:table-cell>
          <table:table-cell table:number-columns-repeated="2"/>
          <table:table-cell table:style-name="Default"/>
          <table:table-cell table:number-columns-repeated="242"/>
        </table:table-row>
        <table:table-row table:style-name="ro6">
          <table:table-cell table:number-columns-repeated="4"/>
          <table:table-cell table:formula="of:=MID([.$G$33];[.F94];4)&amp;MID([.$G$33];[.F94]+4;4)" office:value-type="string" office:string-value="00111000" calcext:value-type="string">
            <text:p>00111000</text:p>
          </table:table-cell>
          <table:table-cell office:value-type="float" office:value="61" calcext:value-type="float">
            <text:p>61</text:p>
          </table:table-cell>
          <table:table-cell table:style-name="ce186" table:formula="of:=BIN2DEC(MID([.$G$33];[.F94];4))*16+BIN2DEC(MID([.$G$33];[.F94]+4;4))" office:value-type="float" office:value="56" calcext:value-type="float">
            <text:p>56</text:p>
          </table:table-cell>
          <table:table-cell table:style-name="Default" table:formula="of:=BIN2DEC(MID([.$G$33];[.F94]+8;4))*16+BIN2DEC(MID([.$G$33];[.F94]+12;4))" office:value-type="float" office:value="32" calcext:value-type="float">
            <text:p>32</text:p>
          </table:table-cell>
          <table:table-cell table:formula="of:=DEC2HEX([.G94])&amp;DEC2HEX([.H94])" office:value-type="string" office:string-value="3820" calcext:value-type="string">
            <text:p>3820</text:p>
          </table:table-cell>
          <table:table-cell table:formula="of:=HEX2BIN(MID([.I94];1;2);8)&amp;HEX2BIN(MID([.I94];3;2);8)" office:value-type="string" office:string-value="0011100000100000" calcext:value-type="string">
            <text:p>0011100000100000</text:p>
          </table:table-cell>
          <table:table-cell table:formula="of:=BIN2DEC(MID([.$G$33];[.F94];8))*256+BIN2DEC(MID([.$G$33];[.F94]+8;8))" office:value-type="float" office:value="14338" calcext:value-type="float">
            <text:p>14338</text:p>
          </table:table-cell>
          <table:table-cell table:style-name="Default" table:formula="of:=[.G94]*256+[.H94]" office:value-type="float" office:value="14368" calcext:value-type="float">
            <text:p>14368</text:p>
          </table:table-cell>
          <table:table-cell table:number-columns-repeated="2"/>
          <table:table-cell table:style-name="Default"/>
          <table:table-cell table:number-columns-repeated="242"/>
        </table:table-row>
        <table:table-row table:style-name="ro6">
          <table:table-cell table:number-columns-repeated="4"/>
          <table:table-cell table:formula="of:=MID([.$G$33];[.F95];4)&amp;MID([.$G$33];[.F95]+4;4)" office:value-type="string" office:string-value="01110000" calcext:value-type="string">
            <text:p>01110000</text:p>
          </table:table-cell>
          <table:table-cell office:value-type="float" office:value="62" calcext:value-type="float">
            <text:p>62</text:p>
          </table:table-cell>
          <table:table-cell table:style-name="ce186" table:formula="of:=BIN2DEC(MID([.$G$33];[.F95];4))*16+BIN2DEC(MID([.$G$33];[.F95]+4;4))" office:value-type="float" office:value="112" calcext:value-type="float">
            <text:p>112</text:p>
          </table:table-cell>
          <table:table-cell table:style-name="Default" table:formula="of:=BIN2DEC(MID([.$G$33];[.F95]+8;4))*16+BIN2DEC(MID([.$G$33];[.F95]+12;4))" office:value-type="float" office:value="32" calcext:value-type="float">
            <text:p>32</text:p>
          </table:table-cell>
          <table:table-cell table:formula="of:=DEC2HEX([.G95])&amp;DEC2HEX([.H95])" office:value-type="string" office:string-value="7020" calcext:value-type="string">
            <text:p>7020</text:p>
          </table:table-cell>
          <table:table-cell table:formula="of:=HEX2BIN(MID([.I95];1;2);8)&amp;HEX2BIN(MID([.I95];3;2);8)" office:value-type="string" office:string-value="0111000000100000" calcext:value-type="string">
            <text:p>0111000000100000</text:p>
          </table:table-cell>
          <table:table-cell table:formula="of:=BIN2DEC(MID([.$G$33];[.F95];8))*256+BIN2DEC(MID([.$G$33];[.F95]+8;8))" office:value-type="float" office:value="28674" calcext:value-type="float">
            <text:p>28674</text:p>
          </table:table-cell>
          <table:table-cell table:style-name="Default" table:formula="of:=[.G95]*256+[.H95]" office:value-type="float" office:value="28704" calcext:value-type="float">
            <text:p>28704</text:p>
          </table:table-cell>
          <table:table-cell table:number-columns-repeated="2"/>
          <table:table-cell table:style-name="Default"/>
          <table:table-cell table:number-columns-repeated="242"/>
        </table:table-row>
        <table:table-row table:style-name="ro6">
          <table:table-cell table:number-columns-repeated="4"/>
          <table:table-cell table:formula="of:=MID([.$G$33];[.F96];4)&amp;MID([.$G$33];[.F96]+4;4)" office:value-type="string" office:string-value="11100000" calcext:value-type="string">
            <text:p>11100000</text:p>
          </table:table-cell>
          <table:table-cell office:value-type="float" office:value="63" calcext:value-type="float">
            <text:p>63</text:p>
          </table:table-cell>
          <table:table-cell table:style-name="ce186" table:formula="of:=BIN2DEC(MID([.$G$33];[.F96];4))*16+BIN2DEC(MID([.$G$33];[.F96]+4;4))" office:value-type="float" office:value="224" calcext:value-type="float">
            <text:p>224</text:p>
          </table:table-cell>
          <table:table-cell table:style-name="Default" table:formula="of:=BIN2DEC(MID([.$G$33];[.F96]+8;4))*16+BIN2DEC(MID([.$G$33];[.F96]+12;4))" office:value-type="float" office:value="32" calcext:value-type="float">
            <text:p>32</text:p>
          </table:table-cell>
          <table:table-cell table:formula="of:=DEC2HEX([.G96])&amp;DEC2HEX([.H96])" office:value-type="string" office:string-value="E020" calcext:value-type="string">
            <text:p>E020</text:p>
          </table:table-cell>
          <table:table-cell table:formula="of:=HEX2BIN(MID([.I96];1;2);8)&amp;HEX2BIN(MID([.I96];3;2);8)" office:value-type="string" office:string-value="1110000000100000" calcext:value-type="string">
            <text:p>1110000000100000</text:p>
          </table:table-cell>
          <table:table-cell table:formula="of:=BIN2DEC(MID([.$G$33];[.F96];8))*256+BIN2DEC(MID([.$G$33];[.F96]+8;8))" office:value-type="float" office:value="57346" calcext:value-type="float">
            <text:p>57346</text:p>
          </table:table-cell>
          <table:table-cell table:style-name="Default" table:formula="of:=[.G96]*256+[.H96]" office:value-type="float" office:value="57376" calcext:value-type="float">
            <text:p>57376</text:p>
          </table:table-cell>
          <table:table-cell table:number-columns-repeated="2"/>
          <table:table-cell table:style-name="Default"/>
          <table:table-cell table:number-columns-repeated="242"/>
        </table:table-row>
        <table:table-row table:style-name="ro6">
          <table:table-cell table:number-columns-repeated="4"/>
          <table:table-cell table:formula="of:=MID([.$G$33];[.F97];4)&amp;MID([.$G$33];[.F97]+4;4)" office:value-type="string" office:string-value="11000001" calcext:value-type="string">
            <text:p>11000001</text:p>
          </table:table-cell>
          <table:table-cell office:value-type="float" office:value="64" calcext:value-type="float">
            <text:p>64</text:p>
          </table:table-cell>
          <table:table-cell table:style-name="ce186" table:formula="of:=BIN2DEC(MID([.$G$33];[.F97];4))*16+BIN2DEC(MID([.$G$33];[.F97]+4;4))" office:value-type="float" office:value="193" calcext:value-type="float">
            <text:p>193</text:p>
          </table:table-cell>
          <table:table-cell table:style-name="Default" table:formula="of:=BIN2DEC(MID([.$G$33];[.F97]+8;4))*16+BIN2DEC(MID([.$G$33];[.F97]+12;4))" office:value-type="float" office:value="0" calcext:value-type="float">
            <text:p>0</text:p>
          </table:table-cell>
          <table:table-cell table:formula="of:=DEC2HEX([.G97])&amp;DEC2HEX([.H97])" office:value-type="string" office:string-value="C10" calcext:value-type="string">
            <text:p>C10</text:p>
          </table:table-cell>
          <table:table-cell table:formula="of:=HEX2BIN(MID([.I97];1;2);8)&amp;HEX2BIN(MID([.I97];3;2);8)" office:value-type="string" office:string-value="1100000100000000" calcext:value-type="string">
            <text:p>1100000100000000</text:p>
          </table:table-cell>
          <table:table-cell table:formula="of:=BIN2DEC(MID([.$G$33];[.F97];8))*256+BIN2DEC(MID([.$G$33];[.F97]+8;8))" office:value-type="float" office:value="49408" calcext:value-type="float">
            <text:p>49408</text:p>
          </table:table-cell>
          <table:table-cell table:style-name="Default" table:formula="of:=[.G97]*256+[.H97]" office:value-type="float" office:value="49408" calcext:value-type="float">
            <text:p>49408</text:p>
          </table:table-cell>
          <table:table-cell table:number-columns-repeated="2"/>
          <table:table-cell table:style-name="Default"/>
          <table:table-cell table:number-columns-repeated="242"/>
        </table:table-row>
        <table:table-row table:style-name="ro6">
          <table:table-cell table:number-columns-repeated="4"/>
          <table:table-cell table:formula="of:=MID([.$G$33];[.F98];4)&amp;MID([.$G$33];[.F98]+4;4)" office:value-type="string" office:string-value="10000010" calcext:value-type="string">
            <text:p>10000010</text:p>
          </table:table-cell>
          <table:table-cell office:value-type="float" office:value="65" calcext:value-type="float">
            <text:p>65</text:p>
          </table:table-cell>
          <table:table-cell table:style-name="ce186" table:formula="of:=BIN2DEC(MID([.$G$33];[.F98];4))*16+BIN2DEC(MID([.$G$33];[.F98]+4;4))" office:value-type="float" office:value="130" calcext:value-type="float">
            <text:p>130</text:p>
          </table:table-cell>
          <table:table-cell table:style-name="Default" table:formula="of:=BIN2DEC(MID([.$G$33];[.F98]+8;4))*16+BIN2DEC(MID([.$G$33];[.F98]+12;4))" office:value-type="float" office:value="0" calcext:value-type="float">
            <text:p>0</text:p>
          </table:table-cell>
          <table:table-cell table:formula="of:=DEC2HEX([.G98])&amp;DEC2HEX([.H98])" office:value-type="string" office:string-value="820" calcext:value-type="string">
            <text:p>820</text:p>
          </table:table-cell>
          <table:table-cell table:formula="of:=HEX2BIN(MID([.I98];1;2);8)&amp;HEX2BIN(MID([.I98];3;2);8)" office:value-type="string" office:string-value="1000001000000000" calcext:value-type="string">
            <text:p>1000001000000000</text:p>
          </table:table-cell>
          <table:table-cell table:formula="of:=BIN2DEC(MID([.$G$33];[.F98];8))*256+BIN2DEC(MID([.$G$33];[.F98]+8;8))" office:value-type="float" office:value="33280" calcext:value-type="float">
            <text:p>33280</text:p>
          </table:table-cell>
          <table:table-cell table:style-name="Default" table:formula="of:=[.G98]*256+[.H98]" office:value-type="float" office:value="33280" calcext:value-type="float">
            <text:p>33280</text:p>
          </table:table-cell>
          <table:table-cell table:number-columns-repeated="2"/>
          <table:table-cell table:style-name="Default"/>
          <table:table-cell table:number-columns-repeated="242"/>
        </table:table-row>
        <table:table-row table:style-name="ro6">
          <table:table-cell table:number-columns-repeated="4"/>
          <table:table-cell table:formula="of:=MID([.$G$33];[.F99];4)&amp;MID([.$G$33];[.F99]+4;4)" office:value-type="string" office:string-value="0000010" calcext:value-type="string">
            <text:p>0000010</text:p>
          </table:table-cell>
          <table:table-cell office:value-type="float" office:value="66" calcext:value-type="float">
            <text:p>66</text:p>
          </table:table-cell>
          <table:table-cell table:style-name="ce186" table:formula="of:=BIN2DEC(MID([.$G$33];[.F99];4))*16+BIN2DEC(MID([.$G$33];[.F99]+4;4))" office:value-type="float" office:value="2" calcext:value-type="float">
            <text:p>2</text:p>
          </table:table-cell>
          <table:table-cell table:style-name="Default" table:formula="of:=BIN2DEC(MID([.$G$33];[.F99]+8;4))*16+BIN2DEC(MID([.$G$33];[.F99]+12;4))" office:value-type="float" office:value="0" calcext:value-type="float">
            <text:p>0</text:p>
          </table:table-cell>
          <table:table-cell table:formula="of:=DEC2HEX([.G99])&amp;DEC2HEX([.H99])" office:value-type="string" office:string-value="20" calcext:value-type="string">
            <text:p>20</text:p>
          </table:table-cell>
          <table:table-cell table:formula="of:=HEX2BIN(MID([.I99];1;2);8)&amp;HEX2BIN(MID([.I99];3;2);8)" office:value-type="string" office:string-value="0010000000000000" calcext:value-type="string">
            <text:p>0010000000000000</text:p>
          </table:table-cell>
          <table:table-cell table:formula="of:=BIN2DEC(MID([.$G$33];[.F99];8))*256+BIN2DEC(MID([.$G$33];[.F99]+8;8))" office:value-type="float" office:value="512" calcext:value-type="float">
            <text:p>512</text:p>
          </table:table-cell>
          <table:table-cell table:style-name="Default" table:formula="of:=[.G99]*256+[.H99]" office:value-type="float" office:value="512" calcext:value-type="float">
            <text:p>512</text:p>
          </table:table-cell>
          <table:table-cell table:number-columns-repeated="2"/>
          <table:table-cell table:style-name="Default"/>
          <table:table-cell table:number-columns-repeated="242"/>
        </table:table-row>
        <table:table-row table:style-name="ro6">
          <table:table-cell table:number-columns-repeated="4"/>
          <table:table-cell table:formula="of:=MID([.$G$33];[.F100];4)&amp;MID([.$G$33];[.F100]+4;4)" office:value-type="string" office:string-value="000010" calcext:value-type="string">
            <text:p>000010</text:p>
          </table:table-cell>
          <table:table-cell office:value-type="float" office:value="67" calcext:value-type="float">
            <text:p>67</text:p>
          </table:table-cell>
          <table:table-cell table:style-name="ce186" table:formula="of:=BIN2DEC(MID([.$G$33];[.F100];4))*16+BIN2DEC(MID([.$G$33];[.F100]+4;4))" office:value-type="float" office:value="2" calcext:value-type="float">
            <text:p>2</text:p>
          </table:table-cell>
          <table:table-cell table:style-name="Default" table:formula="of:=BIN2DEC(MID([.$G$33];[.F100]+8;4))*16+BIN2DEC(MID([.$G$33];[.F100]+12;4))" office:value-type="float" office:value="0" calcext:value-type="float">
            <text:p>0</text:p>
          </table:table-cell>
          <table:table-cell table:formula="of:=DEC2HEX([.G100])&amp;DEC2HEX([.H100])" office:value-type="string" office:string-value="20" calcext:value-type="string">
            <text:p>20</text:p>
          </table:table-cell>
          <table:table-cell table:formula="of:=HEX2BIN(MID([.I100];1;2);8)&amp;HEX2BIN(MID([.I100];3;2);8)" office:value-type="string" office:string-value="0010000000000000" calcext:value-type="string">
            <text:p>0010000000000000</text:p>
          </table:table-cell>
          <table:table-cell table:formula="of:=BIN2DEC(MID([.$G$33];[.F100];8))*256+BIN2DEC(MID([.$G$33];[.F100]+8;8))" office:value-type="float" office:value="512" calcext:value-type="float">
            <text:p>512</text:p>
          </table:table-cell>
          <table:table-cell table:style-name="Default" table:formula="of:=[.G100]*256+[.H100]" office:value-type="float" office:value="512" calcext:value-type="float">
            <text:p>512</text:p>
          </table:table-cell>
          <table:table-cell table:number-columns-repeated="2"/>
          <table:table-cell table:style-name="Default"/>
          <table:table-cell table:number-columns-repeated="242"/>
        </table:table-row>
        <table:table-row table:style-name="ro6">
          <table:table-cell table:number-columns-repeated="4"/>
          <table:table-cell table:formula="of:=MID([.$G$33];[.F101];4)&amp;MID([.$G$33];[.F101]+4;4)" office:value-type="string" office:string-value="00010" calcext:value-type="string">
            <text:p>00010</text:p>
          </table:table-cell>
          <table:table-cell office:value-type="float" office:value="68" calcext:value-type="float">
            <text:p>68</text:p>
          </table:table-cell>
          <table:table-cell table:style-name="ce186" table:formula="of:=BIN2DEC(MID([.$G$33];[.F101];4))*16+BIN2DEC(MID([.$G$33];[.F101]+4;4))" office:value-type="float" office:value="16" calcext:value-type="float">
            <text:p>16</text:p>
          </table:table-cell>
          <table:table-cell table:style-name="Default" table:formula="of:=BIN2DEC(MID([.$G$33];[.F101]+8;4))*16+BIN2DEC(MID([.$G$33];[.F101]+12;4))" office:value-type="float" office:value="0" calcext:value-type="float">
            <text:p>0</text:p>
          </table:table-cell>
          <table:table-cell table:formula="of:=DEC2HEX([.G101])&amp;DEC2HEX([.H101])" office:value-type="string" office:string-value="100" calcext:value-type="string">
            <text:p>100</text:p>
          </table:table-cell>
          <table:table-cell table:formula="of:=HEX2BIN(MID([.I101];1;2);8)&amp;HEX2BIN(MID([.I101];3;2);8)" office:value-type="string" office:string-value="0001000000000000" calcext:value-type="string">
            <text:p>0001000000000000</text:p>
          </table:table-cell>
          <table:table-cell table:formula="of:=BIN2DEC(MID([.$G$33];[.F101];8))*256+BIN2DEC(MID([.$G$33];[.F101]+8;8))" office:value-type="float" office:value="512" calcext:value-type="float">
            <text:p>512</text:p>
          </table:table-cell>
          <table:table-cell table:style-name="Default" table:formula="of:=[.G101]*256+[.H101]" office:value-type="float" office:value="4096" calcext:value-type="float">
            <text:p>4096</text:p>
          </table:table-cell>
          <table:table-cell table:number-columns-repeated="2"/>
          <table:table-cell table:style-name="Default"/>
          <table:table-cell table:number-columns-repeated="242"/>
        </table:table-row>
        <table:table-row table:style-name="ro6">
          <table:table-cell table:number-columns-repeated="4"/>
          <table:table-cell table:formula="of:=MID([.$G$33];[.F102];4)&amp;MID([.$G$33];[.F102]+4;4)" office:value-type="string" office:string-value="0010" calcext:value-type="string">
            <text:p>0010</text:p>
          </table:table-cell>
          <table:table-cell office:value-type="float" office:value="69" calcext:value-type="float">
            <text:p>69</text:p>
          </table:table-cell>
          <table:table-cell table:style-name="ce186" table:formula="of:=BIN2DEC(MID([.$G$33];[.F102];4))*16+BIN2DEC(MID([.$G$33];[.F102]+4;4))" office:value-type="float" office:value="32" calcext:value-type="float">
            <text:p>32</text:p>
          </table:table-cell>
          <table:table-cell table:style-name="Default" table:formula="of:=BIN2DEC(MID([.$G$33];[.F102]+8;4))*16+BIN2DEC(MID([.$G$33];[.F102]+12;4))" office:value-type="float" office:value="0" calcext:value-type="float">
            <text:p>0</text:p>
          </table:table-cell>
          <table:table-cell table:formula="of:=DEC2HEX([.G102])&amp;DEC2HEX([.H102])" office:value-type="string" office:string-value="200" calcext:value-type="string">
            <text:p>200</text:p>
          </table:table-cell>
          <table:table-cell table:formula="of:=HEX2BIN(MID([.I102];1;2);8)&amp;HEX2BIN(MID([.I102];3;2);8)" office:value-type="string" office:string-value="0010000000000000" calcext:value-type="string">
            <text:p>0010000000000000</text:p>
          </table:table-cell>
          <table:table-cell table:formula="of:=BIN2DEC(MID([.$G$33];[.F102];8))*256+BIN2DEC(MID([.$G$33];[.F102]+8;8))" office:value-type="float" office:value="512" calcext:value-type="float">
            <text:p>512</text:p>
          </table:table-cell>
          <table:table-cell table:style-name="Default" table:formula="of:=[.G102]*256+[.H102]" office:value-type="float" office:value="8192" calcext:value-type="float">
            <text:p>8192</text:p>
          </table:table-cell>
          <table:table-cell table:number-columns-repeated="2"/>
          <table:table-cell table:style-name="Default"/>
          <table:table-cell table:number-columns-repeated="242"/>
        </table:table-row>
        <table:table-row table:style-name="ro6">
          <table:table-cell table:number-columns-repeated="4"/>
          <table:table-cell table:formula="of:=MID([.$G$33];[.F103];4)&amp;MID([.$G$33];[.F103]+4;4)" office:value-type="string" office:string-value="010" calcext:value-type="string">
            <text:p>010</text:p>
          </table:table-cell>
          <table:table-cell office:value-type="float" office:value="70" calcext:value-type="float">
            <text:p>70</text:p>
          </table:table-cell>
          <table:table-cell table:style-name="ce186" table:formula="of:=BIN2DEC(MID([.$G$33];[.F103];4))*16+BIN2DEC(MID([.$G$33];[.F103]+4;4))" office:value-type="float" office:value="32" calcext:value-type="float">
            <text:p>32</text:p>
          </table:table-cell>
          <table:table-cell table:style-name="Default" table:formula="of:=BIN2DEC(MID([.$G$33];[.F103]+8;4))*16+BIN2DEC(MID([.$G$33];[.F103]+12;4))" office:value-type="float" office:value="0" calcext:value-type="float">
            <text:p>0</text:p>
          </table:table-cell>
          <table:table-cell table:formula="of:=DEC2HEX([.G103])&amp;DEC2HEX([.H103])" office:value-type="string" office:string-value="200" calcext:value-type="string">
            <text:p>200</text:p>
          </table:table-cell>
          <table:table-cell table:formula="of:=HEX2BIN(MID([.I103];1;2);8)&amp;HEX2BIN(MID([.I103];3;2);8)" office:value-type="string" office:string-value="0010000000000000" calcext:value-type="string">
            <text:p>0010000000000000</text:p>
          </table:table-cell>
          <table:table-cell table:formula="of:=BIN2DEC(MID([.$G$33];[.F103];8))*256+BIN2DEC(MID([.$G$33];[.F103]+8;8))" office:value-type="float" office:value="512" calcext:value-type="float">
            <text:p>512</text:p>
          </table:table-cell>
          <table:table-cell table:style-name="Default" table:formula="of:=[.G103]*256+[.H103]" office:value-type="float" office:value="8192" calcext:value-type="float">
            <text:p>8192</text:p>
          </table:table-cell>
          <table:table-cell table:number-columns-repeated="2"/>
          <table:table-cell table:style-name="Default"/>
          <table:table-cell table:number-columns-repeated="242"/>
        </table:table-row>
        <table:table-row table:style-name="ro6">
          <table:table-cell table:number-columns-repeated="4"/>
          <table:table-cell table:formula="of:=MID([.$G$33];[.F104];4)&amp;MID([.$G$33];[.F104]+4;4)" office:value-type="string" office:string-value="10" calcext:value-type="string">
            <text:p>10</text:p>
          </table:table-cell>
          <table:table-cell office:value-type="float" office:value="71" calcext:value-type="float">
            <text:p>71</text:p>
          </table:table-cell>
          <table:table-cell table:style-name="ce186" table:formula="of:=BIN2DEC(MID([.$G$33];[.F104];4))*16+BIN2DEC(MID([.$G$33];[.F104]+4;4))" office:value-type="float" office:value="32" calcext:value-type="float">
            <text:p>32</text:p>
          </table:table-cell>
          <table:table-cell table:style-name="Default" table:formula="of:=BIN2DEC(MID([.$G$33];[.F104]+8;4))*16+BIN2DEC(MID([.$G$33];[.F104]+12;4))" office:value-type="float" office:value="0" calcext:value-type="float">
            <text:p>0</text:p>
          </table:table-cell>
          <table:table-cell table:formula="of:=DEC2HEX([.G104])&amp;DEC2HEX([.H104])" office:value-type="string" office:string-value="200" calcext:value-type="string">
            <text:p>200</text:p>
          </table:table-cell>
          <table:table-cell table:formula="of:=HEX2BIN(MID([.I104];1;2);8)&amp;HEX2BIN(MID([.I104];3;2);8)" office:value-type="string" office:string-value="0010000000000000" calcext:value-type="string">
            <text:p>0010000000000000</text:p>
          </table:table-cell>
          <table:table-cell table:formula="of:=BIN2DEC(MID([.$G$33];[.F104];8))*256+BIN2DEC(MID([.$G$33];[.F104]+8;8))" office:value-type="float" office:value="512" calcext:value-type="float">
            <text:p>512</text:p>
          </table:table-cell>
          <table:table-cell table:style-name="Default" table:formula="of:=[.G104]*256+[.H104]" office:value-type="float" office:value="8192" calcext:value-type="float">
            <text:p>8192</text:p>
          </table:table-cell>
          <table:table-cell table:number-columns-repeated="2"/>
          <table:table-cell table:style-name="Default"/>
          <table:table-cell table:number-columns-repeated="242"/>
        </table:table-row>
        <table:table-row table:style-name="ro6">
          <table:table-cell table:number-columns-repeated="4"/>
          <table:table-cell table:formula="of:=MID([.$G$33];[.F105];4)&amp;MID([.$G$33];[.F105]+4;4)" office:value-type="string" office:string-value="0" calcext:value-type="string">
            <text:p>0</text:p>
          </table:table-cell>
          <table:table-cell office:value-type="float" office:value="72" calcext:value-type="float">
            <text:p>72</text:p>
          </table:table-cell>
          <table:table-cell table:style-name="ce186" table:formula="of:=BIN2DEC(MID([.$G$33];[.F105];4))*16+BIN2DEC(MID([.$G$33];[.F105]+4;4))" office:value-type="float" office:value="0" calcext:value-type="float">
            <text:p>0</text:p>
          </table:table-cell>
          <table:table-cell table:style-name="Default" table:formula="of:=BIN2DEC(MID([.$G$33];[.F105]+8;4))*16+BIN2DEC(MID([.$G$33];[.F105]+12;4))" office:value-type="float" office:value="0" calcext:value-type="float">
            <text:p>0</text:p>
          </table:table-cell>
          <table:table-cell table:formula="of:=DEC2HEX([.G105])&amp;DEC2HEX([.H105])" office:value-type="string" office:string-value="00" calcext:value-type="string">
            <text:p>00</text:p>
          </table:table-cell>
          <table:table-cell table:formula="of:=HEX2BIN(MID([.I105];1;2);8)&amp;HEX2BIN(MID([.I105];3;2);8)" office:value-type="string" office:string-value="0000000000000000" calcext:value-type="string">
            <text:p>0000000000000000</text:p>
          </table:table-cell>
          <table:table-cell table:formula="of:=BIN2DEC(MID([.$G$33];[.F105];8))*256+BIN2DEC(MID([.$G$33];[.F105]+8;8))" office:value-type="float" office:value="0" calcext:value-type="float">
            <text:p>0</text:p>
          </table:table-cell>
          <table:table-cell table:style-name="Default" table:formula="of:=[.G105]*256+[.H105]"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06];4)&amp;MID([.$G$33];[.F106]+4;4)">
            <text:p/>
          </table:table-cell>
          <table:table-cell office:value-type="float" office:value="73" calcext:value-type="float">
            <text:p>73</text:p>
          </table:table-cell>
          <table:table-cell table:style-name="ce186" table:formula="of:=BIN2DEC(MID([.$G$33];[.F106];4))*16+BIN2DEC(MID([.$G$33];[.F106]+4;4))" office:value-type="float" office:value="0" calcext:value-type="float">
            <text:p>0</text:p>
          </table:table-cell>
          <table:table-cell table:style-name="Default" table:formula="of:=BIN2DEC(MID([.$G$33];[.F106]+8;4))*16+BIN2DEC(MID([.$G$33];[.F106]+12;4))" office:value-type="float" office:value="0" calcext:value-type="float">
            <text:p>0</text:p>
          </table:table-cell>
          <table:table-cell table:formula="of:=DEC2HEX([.G106])&amp;DEC2HEX([.H106])" office:value-type="string" office:string-value="00" calcext:value-type="string">
            <text:p>00</text:p>
          </table:table-cell>
          <table:table-cell table:formula="of:=HEX2BIN(MID([.I106];1;2);8)&amp;HEX2BIN(MID([.I106];3;2);8)" office:value-type="string" office:string-value="0000000000000000" calcext:value-type="string">
            <text:p>0000000000000000</text:p>
          </table:table-cell>
          <table:table-cell table:formula="of:=BIN2DEC(MID([.$G$33];[.F106];8))*256+BIN2DEC(MID([.$G$33];[.F106]+8;8))" office:value-type="float" office:value="0" calcext:value-type="float">
            <text:p>0</text:p>
          </table:table-cell>
          <table:table-cell table:style-name="Default" table:formula="of:=[.G106]*256+[.H106]"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07];4)&amp;MID([.$G$33];[.F107]+4;4)">
            <text:p/>
          </table:table-cell>
          <table:table-cell office:value-type="float" office:value="74" calcext:value-type="float">
            <text:p>74</text:p>
          </table:table-cell>
          <table:table-cell table:style-name="ce186" table:formula="of:=BIN2DEC(MID([.$G$33];[.F107];4))*16+BIN2DEC(MID([.$G$33];[.F107]+4;4))" office:value-type="float" office:value="0" calcext:value-type="float">
            <text:p>0</text:p>
          </table:table-cell>
          <table:table-cell table:style-name="Default" table:formula="of:=BIN2DEC(MID([.$G$33];[.F107]+8;4))*16+BIN2DEC(MID([.$G$33];[.F107]+12;4))" office:value-type="float" office:value="0" calcext:value-type="float">
            <text:p>0</text:p>
          </table:table-cell>
          <table:table-cell table:formula="of:=DEC2HEX([.G107])&amp;DEC2HEX([.H107])" office:value-type="string" office:string-value="00" calcext:value-type="string">
            <text:p>00</text:p>
          </table:table-cell>
          <table:table-cell table:formula="of:=HEX2BIN(MID([.I107];1;2);8)&amp;HEX2BIN(MID([.I107];3;2);8)" office:value-type="string" office:string-value="0000000000000000" calcext:value-type="string">
            <text:p>0000000000000000</text:p>
          </table:table-cell>
          <table:table-cell table:formula="of:=BIN2DEC(MID([.$G$33];[.F107];8))*256+BIN2DEC(MID([.$G$33];[.F107]+8;8))" office:value-type="float" office:value="0" calcext:value-type="float">
            <text:p>0</text:p>
          </table:table-cell>
          <table:table-cell table:style-name="Default" table:formula="of:=[.G107]*256+[.H107]"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08];4)&amp;MID([.$G$33];[.F108]+4;4)">
            <text:p/>
          </table:table-cell>
          <table:table-cell office:value-type="float" office:value="75" calcext:value-type="float">
            <text:p>75</text:p>
          </table:table-cell>
          <table:table-cell table:style-name="ce186" table:formula="of:=BIN2DEC(MID([.$G$33];[.F108];4))*16+BIN2DEC(MID([.$G$33];[.F108]+4;4))" office:value-type="float" office:value="0" calcext:value-type="float">
            <text:p>0</text:p>
          </table:table-cell>
          <table:table-cell table:style-name="Default" table:formula="of:=BIN2DEC(MID([.$G$33];[.F108]+8;4))*16+BIN2DEC(MID([.$G$33];[.F108]+12;4))" office:value-type="float" office:value="0" calcext:value-type="float">
            <text:p>0</text:p>
          </table:table-cell>
          <table:table-cell table:formula="of:=DEC2HEX([.G108])&amp;DEC2HEX([.H108])" office:value-type="string" office:string-value="00" calcext:value-type="string">
            <text:p>00</text:p>
          </table:table-cell>
          <table:table-cell table:formula="of:=HEX2BIN(MID([.I108];1;2);8)&amp;HEX2BIN(MID([.I108];3;2);8)" office:value-type="string" office:string-value="0000000000000000" calcext:value-type="string">
            <text:p>0000000000000000</text:p>
          </table:table-cell>
          <table:table-cell table:formula="of:=BIN2DEC(MID([.$G$33];[.F108];8))*256+BIN2DEC(MID([.$G$33];[.F108]+8;8))" office:value-type="float" office:value="0" calcext:value-type="float">
            <text:p>0</text:p>
          </table:table-cell>
          <table:table-cell table:style-name="Default" table:formula="of:=[.G108]*256+[.H108]"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09];4)&amp;MID([.$G$33];[.F109]+4;4)">
            <text:p/>
          </table:table-cell>
          <table:table-cell office:value-type="float" office:value="76" calcext:value-type="float">
            <text:p>76</text:p>
          </table:table-cell>
          <table:table-cell table:style-name="ce186" table:formula="of:=BIN2DEC(MID([.$G$33];[.F109];4))*16+BIN2DEC(MID([.$G$33];[.F109]+4;4))" office:value-type="float" office:value="0" calcext:value-type="float">
            <text:p>0</text:p>
          </table:table-cell>
          <table:table-cell table:style-name="Default" table:formula="of:=BIN2DEC(MID([.$G$33];[.F109]+8;4))*16+BIN2DEC(MID([.$G$33];[.F109]+12;4))" office:value-type="float" office:value="0" calcext:value-type="float">
            <text:p>0</text:p>
          </table:table-cell>
          <table:table-cell table:formula="of:=DEC2HEX([.G109])&amp;DEC2HEX([.H109])" office:value-type="string" office:string-value="00" calcext:value-type="string">
            <text:p>00</text:p>
          </table:table-cell>
          <table:table-cell table:formula="of:=HEX2BIN(MID([.I109];1;2);8)&amp;HEX2BIN(MID([.I109];3;2);8)" office:value-type="string" office:string-value="0000000000000000" calcext:value-type="string">
            <text:p>0000000000000000</text:p>
          </table:table-cell>
          <table:table-cell table:formula="of:=BIN2DEC(MID([.$G$33];[.F109];8))*256+BIN2DEC(MID([.$G$33];[.F109]+8;8))" office:value-type="float" office:value="0" calcext:value-type="float">
            <text:p>0</text:p>
          </table:table-cell>
          <table:table-cell table:style-name="Default" table:formula="of:=[.G109]*256+[.H109]"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10];4)&amp;MID([.$G$33];[.F110]+4;4)">
            <text:p/>
          </table:table-cell>
          <table:table-cell office:value-type="float" office:value="77" calcext:value-type="float">
            <text:p>77</text:p>
          </table:table-cell>
          <table:table-cell table:style-name="ce186" table:formula="of:=BIN2DEC(MID([.$G$33];[.F110];4))*16+BIN2DEC(MID([.$G$33];[.F110]+4;4))" office:value-type="float" office:value="0" calcext:value-type="float">
            <text:p>0</text:p>
          </table:table-cell>
          <table:table-cell table:style-name="Default" table:formula="of:=BIN2DEC(MID([.$G$33];[.F110]+8;4))*16+BIN2DEC(MID([.$G$33];[.F110]+12;4))" office:value-type="float" office:value="0" calcext:value-type="float">
            <text:p>0</text:p>
          </table:table-cell>
          <table:table-cell table:formula="of:=DEC2HEX([.G110])&amp;DEC2HEX([.H110])" office:value-type="string" office:string-value="00" calcext:value-type="string">
            <text:p>00</text:p>
          </table:table-cell>
          <table:table-cell table:formula="of:=HEX2BIN(MID([.I110];1;2);8)&amp;HEX2BIN(MID([.I110];3;2);8)" office:value-type="string" office:string-value="0000000000000000" calcext:value-type="string">
            <text:p>0000000000000000</text:p>
          </table:table-cell>
          <table:table-cell table:formula="of:=BIN2DEC(MID([.$G$33];[.F110];8))*256+BIN2DEC(MID([.$G$33];[.F110]+8;8))" office:value-type="float" office:value="0" calcext:value-type="float">
            <text:p>0</text:p>
          </table:table-cell>
          <table:table-cell table:style-name="Default" table:formula="of:=[.G110]*256+[.H110]"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11];4)&amp;MID([.$G$33];[.F111]+4;4)">
            <text:p/>
          </table:table-cell>
          <table:table-cell office:value-type="float" office:value="78" calcext:value-type="float">
            <text:p>78</text:p>
          </table:table-cell>
          <table:table-cell table:style-name="ce186" table:formula="of:=BIN2DEC(MID([.$G$33];[.F111];4))*16+BIN2DEC(MID([.$G$33];[.F111]+4;4))" office:value-type="float" office:value="0" calcext:value-type="float">
            <text:p>0</text:p>
          </table:table-cell>
          <table:table-cell table:style-name="Default" table:formula="of:=BIN2DEC(MID([.$G$33];[.F111]+8;4))*16+BIN2DEC(MID([.$G$33];[.F111]+12;4))" office:value-type="float" office:value="0" calcext:value-type="float">
            <text:p>0</text:p>
          </table:table-cell>
          <table:table-cell table:formula="of:=DEC2HEX([.G111])&amp;DEC2HEX([.H111])" office:value-type="string" office:string-value="00" calcext:value-type="string">
            <text:p>00</text:p>
          </table:table-cell>
          <table:table-cell table:formula="of:=HEX2BIN(MID([.I111];1;2);8)&amp;HEX2BIN(MID([.I111];3;2);8)" office:value-type="string" office:string-value="0000000000000000" calcext:value-type="string">
            <text:p>0000000000000000</text:p>
          </table:table-cell>
          <table:table-cell table:formula="of:=BIN2DEC(MID([.$G$33];[.F111];8))*256+BIN2DEC(MID([.$G$33];[.F111]+8;8))" office:value-type="float" office:value="0" calcext:value-type="float">
            <text:p>0</text:p>
          </table:table-cell>
          <table:table-cell table:style-name="Default" table:formula="of:=[.G111]*256+[.H111]"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12];4)&amp;MID([.$G$33];[.F112]+4;4)">
            <text:p/>
          </table:table-cell>
          <table:table-cell office:value-type="float" office:value="79" calcext:value-type="float">
            <text:p>79</text:p>
          </table:table-cell>
          <table:table-cell table:style-name="ce186" table:formula="of:=BIN2DEC(MID([.$G$33];[.F112];4))*16+BIN2DEC(MID([.$G$33];[.F112]+4;4))" office:value-type="float" office:value="0" calcext:value-type="float">
            <text:p>0</text:p>
          </table:table-cell>
          <table:table-cell table:style-name="Default" table:formula="of:=BIN2DEC(MID([.$G$33];[.F112]+8;4))*16+BIN2DEC(MID([.$G$33];[.F112]+12;4))" office:value-type="float" office:value="0" calcext:value-type="float">
            <text:p>0</text:p>
          </table:table-cell>
          <table:table-cell table:formula="of:=DEC2HEX([.G112])&amp;DEC2HEX([.H112])" office:value-type="string" office:string-value="00" calcext:value-type="string">
            <text:p>00</text:p>
          </table:table-cell>
          <table:table-cell table:formula="of:=HEX2BIN(MID([.I112];1;2);8)&amp;HEX2BIN(MID([.I112];3;2);8)" office:value-type="string" office:string-value="0000000000000000" calcext:value-type="string">
            <text:p>0000000000000000</text:p>
          </table:table-cell>
          <table:table-cell table:formula="of:=BIN2DEC(MID([.$G$33];[.F112];8))*256+BIN2DEC(MID([.$G$33];[.F112]+8;8))" office:value-type="float" office:value="0" calcext:value-type="float">
            <text:p>0</text:p>
          </table:table-cell>
          <table:table-cell table:style-name="Default" table:formula="of:=[.G112]*256+[.H112]"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13];4)&amp;MID([.$G$33];[.F113]+4;4)">
            <text:p/>
          </table:table-cell>
          <table:table-cell office:value-type="float" office:value="80" calcext:value-type="float">
            <text:p>80</text:p>
          </table:table-cell>
          <table:table-cell table:style-name="ce186" table:formula="of:=BIN2DEC(MID([.$G$33];[.F113];4))*16+BIN2DEC(MID([.$G$33];[.F113]+4;4))" office:value-type="float" office:value="0" calcext:value-type="float">
            <text:p>0</text:p>
          </table:table-cell>
          <table:table-cell table:style-name="Default" table:formula="of:=BIN2DEC(MID([.$G$33];[.F113]+8;4))*16+BIN2DEC(MID([.$G$33];[.F113]+12;4))" office:value-type="float" office:value="0" calcext:value-type="float">
            <text:p>0</text:p>
          </table:table-cell>
          <table:table-cell table:formula="of:=DEC2HEX([.G113])&amp;DEC2HEX([.H113])" office:value-type="string" office:string-value="00" calcext:value-type="string">
            <text:p>00</text:p>
          </table:table-cell>
          <table:table-cell table:formula="of:=HEX2BIN(MID([.I113];1;2);8)&amp;HEX2BIN(MID([.I113];3;2);8)" office:value-type="string" office:string-value="0000000000000000" calcext:value-type="string">
            <text:p>0000000000000000</text:p>
          </table:table-cell>
          <table:table-cell table:formula="of:=BIN2DEC(MID([.$G$33];[.F113];8))*256+BIN2DEC(MID([.$G$33];[.F113]+8;8))" office:value-type="float" office:value="0" calcext:value-type="float">
            <text:p>0</text:p>
          </table:table-cell>
          <table:table-cell table:style-name="Default" table:formula="of:=[.G113]*256+[.H113]"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14];4)&amp;MID([.$G$33];[.F114]+4;4)">
            <text:p/>
          </table:table-cell>
          <table:table-cell office:value-type="float" office:value="81" calcext:value-type="float">
            <text:p>81</text:p>
          </table:table-cell>
          <table:table-cell table:style-name="ce186" table:formula="of:=BIN2DEC(MID([.$G$33];[.F114];4))*16+BIN2DEC(MID([.$G$33];[.F114]+4;4))" office:value-type="float" office:value="0" calcext:value-type="float">
            <text:p>0</text:p>
          </table:table-cell>
          <table:table-cell table:style-name="Default" table:formula="of:=BIN2DEC(MID([.$G$33];[.F114]+8;4))*16+BIN2DEC(MID([.$G$33];[.F114]+12;4))" office:value-type="float" office:value="0" calcext:value-type="float">
            <text:p>0</text:p>
          </table:table-cell>
          <table:table-cell table:formula="of:=DEC2HEX([.G114])&amp;DEC2HEX([.H114])" office:value-type="string" office:string-value="00" calcext:value-type="string">
            <text:p>00</text:p>
          </table:table-cell>
          <table:table-cell table:formula="of:=HEX2BIN(MID([.I114];1;2);8)&amp;HEX2BIN(MID([.I114];3;2);8)" office:value-type="string" office:string-value="0000000000000000" calcext:value-type="string">
            <text:p>0000000000000000</text:p>
          </table:table-cell>
          <table:table-cell table:formula="of:=BIN2DEC(MID([.$G$33];[.F114];8))*256+BIN2DEC(MID([.$G$33];[.F114]+8;8))" office:value-type="float" office:value="0" calcext:value-type="float">
            <text:p>0</text:p>
          </table:table-cell>
          <table:table-cell table:style-name="Default" table:formula="of:=[.G114]*256+[.H114]"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15];4)&amp;MID([.$G$33];[.F115]+4;4)">
            <text:p/>
          </table:table-cell>
          <table:table-cell office:value-type="float" office:value="82" calcext:value-type="float">
            <text:p>82</text:p>
          </table:table-cell>
          <table:table-cell table:style-name="ce186" table:formula="of:=BIN2DEC(MID([.$G$33];[.F115];4))*16+BIN2DEC(MID([.$G$33];[.F115]+4;4))" office:value-type="float" office:value="0" calcext:value-type="float">
            <text:p>0</text:p>
          </table:table-cell>
          <table:table-cell table:style-name="Default" table:formula="of:=BIN2DEC(MID([.$G$33];[.F115]+8;4))*16+BIN2DEC(MID([.$G$33];[.F115]+12;4))" office:value-type="float" office:value="0" calcext:value-type="float">
            <text:p>0</text:p>
          </table:table-cell>
          <table:table-cell table:formula="of:=DEC2HEX([.G115])&amp;DEC2HEX([.H115])" office:value-type="string" office:string-value="00" calcext:value-type="string">
            <text:p>00</text:p>
          </table:table-cell>
          <table:table-cell table:formula="of:=HEX2BIN(MID([.I115];1;2);8)&amp;HEX2BIN(MID([.I115];3;2);8)" office:value-type="string" office:string-value="0000000000000000" calcext:value-type="string">
            <text:p>0000000000000000</text:p>
          </table:table-cell>
          <table:table-cell table:formula="of:=BIN2DEC(MID([.$G$33];[.F115];8))*256+BIN2DEC(MID([.$G$33];[.F115]+8;8))" office:value-type="float" office:value="0" calcext:value-type="float">
            <text:p>0</text:p>
          </table:table-cell>
          <table:table-cell table:style-name="Default" table:formula="of:=[.G115]*256+[.H115]"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16];4)&amp;MID([.$G$33];[.F116]+4;4)">
            <text:p/>
          </table:table-cell>
          <table:table-cell office:value-type="float" office:value="83" calcext:value-type="float">
            <text:p>83</text:p>
          </table:table-cell>
          <table:table-cell table:style-name="ce186" table:formula="of:=BIN2DEC(MID([.$G$33];[.F116];4))*16+BIN2DEC(MID([.$G$33];[.F116]+4;4))" office:value-type="float" office:value="0" calcext:value-type="float">
            <text:p>0</text:p>
          </table:table-cell>
          <table:table-cell table:style-name="Default" table:formula="of:=BIN2DEC(MID([.$G$33];[.F116]+8;4))*16+BIN2DEC(MID([.$G$33];[.F116]+12;4))" office:value-type="float" office:value="0" calcext:value-type="float">
            <text:p>0</text:p>
          </table:table-cell>
          <table:table-cell table:formula="of:=DEC2HEX([.G116])&amp;DEC2HEX([.H116])" office:value-type="string" office:string-value="00" calcext:value-type="string">
            <text:p>00</text:p>
          </table:table-cell>
          <table:table-cell table:formula="of:=HEX2BIN(MID([.I116];1;2);8)&amp;HEX2BIN(MID([.I116];3;2);8)" office:value-type="string" office:string-value="0000000000000000" calcext:value-type="string">
            <text:p>0000000000000000</text:p>
          </table:table-cell>
          <table:table-cell table:formula="of:=BIN2DEC(MID([.$G$33];[.F116];8))*256+BIN2DEC(MID([.$G$33];[.F116]+8;8))" office:value-type="float" office:value="0" calcext:value-type="float">
            <text:p>0</text:p>
          </table:table-cell>
          <table:table-cell table:style-name="Default" table:formula="of:=[.G116]*256+[.H116]" office:value-type="float" office:value="0" calcext:value-type="float">
            <text:p>0</text:p>
          </table:table-cell>
          <table:table-cell table:number-columns-repeated="2"/>
          <table:table-cell table:style-name="Default"/>
          <table:table-cell table:number-columns-repeated="242"/>
        </table:table-row>
        <table:table-row table:style-name="ro6" table:number-rows-repeated="1048459">
          <table:table-cell table:number-columns-repeated="257"/>
        </table:table-row>
        <table:table-row table:style-name="ro6">
          <table:table-cell table:number-columns-repeated="257"/>
        </table:table-row>
        <calcext:conditional-formats>
          <calcext:conditional-format calcext:target-range-address="Лист3.C12:Лист3.C24">
            <calcext:condition calcext:apply-style-name="Безымянный1" calcext:value="formula-is(NOT(ISERROR(FORMULA([.C12]))))" calcext:base-cell-address="Лист3.C12"/>
          </calcext:conditional-format>
          <calcext:conditional-format calcext:target-range-address="Лист3.B12:Лист3.B24">
            <calcext:condition calcext:apply-style-name="Безымянный1" calcext:value="formula-is(NOT(ISERROR(FORMULA([.B12]))))" calcext:base-cell-address="Лист3.B12"/>
          </calcext:conditional-format>
          <calcext:conditional-format calcext:target-range-address="Лист3.F14:Лист3.F14">
            <calcext:condition calcext:apply-style-name="Безымянный1" calcext:value="formula-is(NOT(ISERROR(FORMULA([.F14]))))" calcext:base-cell-address="Лист3.F14"/>
          </calcext:conditional-format>
          <calcext:conditional-format calcext:target-range-address="Лист3.F14:Лист3.F14">
            <calcext:condition calcext:apply-style-name="Безымянный1" calcext:value="formula-is(NOT(ISERROR(FORMULA([.F14]))))" calcext:base-cell-address="Лист3.F14"/>
          </calcext:conditional-format>
          <calcext:conditional-format calcext:target-range-address="Лист3.F15:Лист3.F15">
            <calcext:condition calcext:apply-style-name="Безымянный1" calcext:value="formula-is(NOT(ISERROR(FORMULA([.F15]))))" calcext:base-cell-address="Лист3.F15"/>
          </calcext:conditional-format>
          <calcext:conditional-format calcext:target-range-address="Лист3.F15:Лист3.F15">
            <calcext:condition calcext:apply-style-name="Безымянный1" calcext:value="formula-is(NOT(ISERROR(FORMULA([.F15]))))" calcext:base-cell-address="Лист3.F15"/>
          </calcext:conditional-format>
          <calcext:conditional-format calcext:target-range-address="Лист3.I15:Лист3.I15">
            <calcext:condition calcext:apply-style-name="Безымянный1" calcext:value="formula-is(NOT(ISERROR(FORMULA([.I15]))))" calcext:base-cell-address="Лист3.I15"/>
          </calcext:conditional-format>
          <calcext:conditional-format calcext:target-range-address="Лист3.I15:Лист3.I15">
            <calcext:condition calcext:apply-style-name="Безымянный1" calcext:value="formula-is(NOT(ISERROR(FORMULA([.I15]))))" calcext:base-cell-address="Лист3.I15"/>
          </calcext:conditional-format>
          <calcext:conditional-format calcext:target-range-address="Лист3.I16:Лист3.I16">
            <calcext:condition calcext:apply-style-name="Безымянный1" calcext:value="formula-is(NOT(ISERROR(FORMULA([.I16]))))" calcext:base-cell-address="Лист3.I16"/>
          </calcext:conditional-format>
          <calcext:conditional-format calcext:target-range-address="Лист3.I16:Лист3.I16">
            <calcext:condition calcext:apply-style-name="Безымянный1" calcext:value="formula-is(NOT(ISERROR(FORMULA([.I16]))))" calcext:base-cell-address="Лист3.I16"/>
          </calcext:conditional-format>
          <calcext:conditional-format calcext:target-range-address="Лист3.I17:Лист3.I17">
            <calcext:condition calcext:apply-style-name="Безымянный1" calcext:value="formula-is(NOT(ISERROR(FORMULA([.I17]))))" calcext:base-cell-address="Лист3.I17"/>
          </calcext:conditional-format>
          <calcext:conditional-format calcext:target-range-address="Лист3.I17:Лист3.I17">
            <calcext:condition calcext:apply-style-name="Безымянный1" calcext:value="formula-is(NOT(ISERROR(FORMULA([.I17]))))" calcext:base-cell-address="Лист3.I17"/>
          </calcext:conditional-format>
          <calcext:conditional-format calcext:target-range-address="Лист3.I18:Лист3.I18">
            <calcext:condition calcext:apply-style-name="Безымянный1" calcext:value="formula-is(NOT(ISERROR(FORMULA([.I18]))))" calcext:base-cell-address="Лист3.I18"/>
          </calcext:conditional-format>
          <calcext:conditional-format calcext:target-range-address="Лист3.I18:Лист3.I18">
            <calcext:condition calcext:apply-style-name="Безымянный1" calcext:value="formula-is(NOT(ISERROR(FORMULA([.I18]))))" calcext:base-cell-address="Лист3.I18"/>
          </calcext:conditional-format>
          <calcext:conditional-format calcext:target-range-address="Лист3.F18:Лист3.F18">
            <calcext:condition calcext:apply-style-name="Безымянный1" calcext:value="formula-is(NOT(ISERROR(FORMULA([.F16]))))" calcext:base-cell-address="Лист3.F18"/>
          </calcext:conditional-format>
          <calcext:conditional-format calcext:target-range-address="Лист3.F18:Лист3.F18">
            <calcext:condition calcext:apply-style-name="Безымянный1" calcext:value="formula-is(NOT(ISERROR(FORMULA([.F16]))))" calcext:base-cell-address="Лист3.F18"/>
          </calcext:conditional-format>
          <calcext:conditional-format calcext:target-range-address="Лист3.F18:Лист3.F18">
            <calcext:condition calcext:apply-style-name="Безымянный1" calcext:value="formula-is(NOT(ISERROR(FORMULA([.F16]))))" calcext:base-cell-address="Лист3.F18"/>
          </calcext:conditional-format>
          <calcext:conditional-format calcext:target-range-address="Лист3.F18:Лист3.F18">
            <calcext:condition calcext:apply-style-name="Безымянный1" calcext:value="formula-is(NOT(ISERROR(FORMULA([.F16]))))" calcext:base-cell-address="Лист3.F18"/>
          </calcext:conditional-format>
          <calcext:conditional-format calcext:target-range-address="Лист3.F18:Лист3.F18">
            <calcext:condition calcext:apply-style-name="Безымянный1" calcext:value="formula-is(NOT(ISERROR(FORMULA([.F16]))))" calcext:base-cell-address="Лист3.F18"/>
          </calcext:conditional-format>
          <calcext:conditional-format calcext:target-range-address="Лист3.F18:Лист3.F18">
            <calcext:condition calcext:apply-style-name="Безымянный1" calcext:value="formula-is(NOT(ISERROR(FORMULA([.F16]))))" calcext:base-cell-address="Лист3.F18"/>
          </calcext:conditional-format>
          <calcext:conditional-format calcext:target-range-address="Лист3.F18:Лист3.F18">
            <calcext:condition calcext:apply-style-name="Безымянный1" calcext:value="formula-is(NOT(ISERROR(FORMULA([.F16]))))" calcext:base-cell-address="Лист3.F18"/>
          </calcext:conditional-format>
          <calcext:conditional-format calcext:target-range-address="Лист3.F18:Лист3.F18">
            <calcext:condition calcext:apply-style-name="Безымянный1" calcext:value="formula-is(NOT(ISERROR(FORMULA([.F16]))))" calcext:base-cell-address="Лист3.F18"/>
          </calcext:conditional-format>
          <calcext:conditional-format calcext:target-range-address="Лист3.G14:Лист3.G14">
            <calcext:condition calcext:apply-style-name="Безымянный1" calcext:value="formula-is(NOT(ISERROR(FORMULA([.G14]))))" calcext:base-cell-address="Лист3.G14"/>
          </calcext:conditional-format>
          <calcext:conditional-format calcext:target-range-address="Лист3.G14:Лист3.G14">
            <calcext:condition calcext:apply-style-name="Безымянный1" calcext:value="formula-is(NOT(ISERROR(FORMULA([.G14]))))" calcext:base-cell-address="Лист3.G14"/>
          </calcext:conditional-format>
          <calcext:conditional-format calcext:target-range-address="Лист3.G14:Лист3.G14">
            <calcext:condition calcext:apply-style-name="Безымянный1" calcext:value="formula-is(NOT(ISERROR(FORMULA([.G14]))))" calcext:base-cell-address="Лист3.G14"/>
          </calcext:conditional-format>
          <calcext:conditional-format calcext:target-range-address="Лист3.G14:Лист3.G14">
            <calcext:condition calcext:apply-style-name="Безымянный1" calcext:value="formula-is(NOT(ISERROR(FORMULA([.G14]))))" calcext:base-cell-address="Лист3.G14"/>
          </calcext:conditional-format>
          <calcext:conditional-format calcext:target-range-address="Лист3.H14:Лист3.H14">
            <calcext:condition calcext:apply-style-name="Безымянный1" calcext:value="formula-is(NOT(ISERROR(FORMULA([.H14]))))" calcext:base-cell-address="Лист3.H14"/>
          </calcext:conditional-format>
          <calcext:conditional-format calcext:target-range-address="Лист3.H14:Лист3.H14">
            <calcext:condition calcext:apply-style-name="Безымянный1" calcext:value="formula-is(NOT(ISERROR(FORMULA([.H14]))))" calcext:base-cell-address="Лист3.H14"/>
          </calcext:conditional-format>
          <calcext:conditional-format calcext:target-range-address="Лист3.H14:Лист3.H14">
            <calcext:condition calcext:apply-style-name="Безымянный1" calcext:value="formula-is(NOT(ISERROR(FORMULA([.H14]))))" calcext:base-cell-address="Лист3.H14"/>
          </calcext:conditional-format>
          <calcext:conditional-format calcext:target-range-address="Лист3.H14:Лист3.H14">
            <calcext:condition calcext:apply-style-name="Безымянный1" calcext:value="formula-is(NOT(ISERROR(FORMULA([.H14]))))" calcext:base-cell-address="Лист3.H14"/>
          </calcext:conditional-format>
          <calcext:conditional-format calcext:target-range-address="Лист3.G15:Лист3.G15">
            <calcext:condition calcext:apply-style-name="Безымянный1" calcext:value="formula-is(NOT(ISERROR(FORMULA([.G15]))))" calcext:base-cell-address="Лист3.G15"/>
          </calcext:conditional-format>
          <calcext:conditional-format calcext:target-range-address="Лист3.G15:Лист3.G15">
            <calcext:condition calcext:apply-style-name="Безымянный1" calcext:value="formula-is(NOT(ISERROR(FORMULA([.G15]))))" calcext:base-cell-address="Лист3.G15"/>
          </calcext:conditional-format>
          <calcext:conditional-format calcext:target-range-address="Лист3.G15:Лист3.G15">
            <calcext:condition calcext:apply-style-name="Безымянный1" calcext:value="formula-is(NOT(ISERROR(FORMULA([.G15]))))" calcext:base-cell-address="Лист3.G15"/>
          </calcext:conditional-format>
          <calcext:conditional-format calcext:target-range-address="Лист3.G15:Лист3.G15">
            <calcext:condition calcext:apply-style-name="Безымянный1" calcext:value="formula-is(NOT(ISERROR(FORMULA([.G15]))))" calcext:base-cell-address="Лист3.G15"/>
          </calcext:conditional-format>
          <calcext:conditional-format calcext:target-range-address="Лист3.H15:Лист3.H15">
            <calcext:condition calcext:apply-style-name="Безымянный1" calcext:value="formula-is(NOT(ISERROR(FORMULA([.H15]))))" calcext:base-cell-address="Лист3.H15"/>
          </calcext:conditional-format>
          <calcext:conditional-format calcext:target-range-address="Лист3.H15:Лист3.H15">
            <calcext:condition calcext:apply-style-name="Безымянный1" calcext:value="formula-is(NOT(ISERROR(FORMULA([.H15]))))" calcext:base-cell-address="Лист3.H15"/>
          </calcext:conditional-format>
          <calcext:conditional-format calcext:target-range-address="Лист3.H15:Лист3.H15">
            <calcext:condition calcext:apply-style-name="Безымянный1" calcext:value="formula-is(NOT(ISERROR(FORMULA([.H15]))))" calcext:base-cell-address="Лист3.H15"/>
          </calcext:conditional-format>
          <calcext:conditional-format calcext:target-range-address="Лист3.H15:Лист3.H15">
            <calcext:condition calcext:apply-style-name="Безымянный1" calcext:value="formula-is(NOT(ISERROR(FORMULA([.H15]))))" calcext:base-cell-address="Лист3.H15"/>
          </calcext:conditional-format>
          <calcext:conditional-format calcext:target-range-address="Лист3.G16:Лист3.G16">
            <calcext:condition calcext:apply-style-name="Безымянный1" calcext:value="formula-is(NOT(ISERROR(FORMULA([.G16]))))" calcext:base-cell-address="Лист3.G16"/>
          </calcext:conditional-format>
          <calcext:conditional-format calcext:target-range-address="Лист3.G16:Лист3.G16">
            <calcext:condition calcext:apply-style-name="Безымянный1" calcext:value="formula-is(NOT(ISERROR(FORMULA([.G16]))))" calcext:base-cell-address="Лист3.G16"/>
          </calcext:conditional-format>
          <calcext:conditional-format calcext:target-range-address="Лист3.G16:Лист3.G16">
            <calcext:condition calcext:apply-style-name="Безымянный1" calcext:value="formula-is(NOT(ISERROR(FORMULA([.G16]))))" calcext:base-cell-address="Лист3.G16"/>
          </calcext:conditional-format>
          <calcext:conditional-format calcext:target-range-address="Лист3.G16:Лист3.G16">
            <calcext:condition calcext:apply-style-name="Безымянный1" calcext:value="formula-is(NOT(ISERROR(FORMULA([.G16]))))" calcext:base-cell-address="Лист3.G16"/>
          </calcext:conditional-format>
          <calcext:conditional-format calcext:target-range-address="Лист3.H16:Лист3.H16">
            <calcext:condition calcext:apply-style-name="Безымянный1" calcext:value="formula-is(NOT(ISERROR(FORMULA([.H16]))))" calcext:base-cell-address="Лист3.H16"/>
          </calcext:conditional-format>
          <calcext:conditional-format calcext:target-range-address="Лист3.H16:Лист3.H16">
            <calcext:condition calcext:apply-style-name="Безымянный1" calcext:value="formula-is(NOT(ISERROR(FORMULA([.H16]))))" calcext:base-cell-address="Лист3.H16"/>
          </calcext:conditional-format>
          <calcext:conditional-format calcext:target-range-address="Лист3.H16:Лист3.H16">
            <calcext:condition calcext:apply-style-name="Безымянный1" calcext:value="formula-is(NOT(ISERROR(FORMULA([.H16]))))" calcext:base-cell-address="Лист3.H16"/>
          </calcext:conditional-format>
          <calcext:conditional-format calcext:target-range-address="Лист3.H16:Лист3.H16">
            <calcext:condition calcext:apply-style-name="Безымянный1" calcext:value="formula-is(NOT(ISERROR(FORMULA([.H16]))))" calcext:base-cell-address="Лист3.H16"/>
          </calcext:conditional-format>
          <calcext:conditional-format calcext:target-range-address="Лист3.G17:Лист3.G17">
            <calcext:condition calcext:apply-style-name="Безымянный1" calcext:value="formula-is(NOT(ISERROR(FORMULA([.G17]))))" calcext:base-cell-address="Лист3.G17"/>
          </calcext:conditional-format>
          <calcext:conditional-format calcext:target-range-address="Лист3.G17:Лист3.G17">
            <calcext:condition calcext:apply-style-name="Безымянный1" calcext:value="formula-is(NOT(ISERROR(FORMULA([.G17]))))" calcext:base-cell-address="Лист3.G17"/>
          </calcext:conditional-format>
          <calcext:conditional-format calcext:target-range-address="Лист3.G17:Лист3.G17">
            <calcext:condition calcext:apply-style-name="Безымянный1" calcext:value="formula-is(NOT(ISERROR(FORMULA([.G17]))))" calcext:base-cell-address="Лист3.G17"/>
          </calcext:conditional-format>
          <calcext:conditional-format calcext:target-range-address="Лист3.G17:Лист3.G17">
            <calcext:condition calcext:apply-style-name="Безымянный1" calcext:value="formula-is(NOT(ISERROR(FORMULA([.G17]))))" calcext:base-cell-address="Лист3.G17"/>
          </calcext:conditional-format>
          <calcext:conditional-format calcext:target-range-address="Лист3.H17:Лист3.H17">
            <calcext:condition calcext:apply-style-name="Безымянный1" calcext:value="formula-is(NOT(ISERROR(FORMULA([.H17]))))" calcext:base-cell-address="Лист3.H17"/>
          </calcext:conditional-format>
          <calcext:conditional-format calcext:target-range-address="Лист3.H17:Лист3.H17">
            <calcext:condition calcext:apply-style-name="Безымянный1" calcext:value="formula-is(NOT(ISERROR(FORMULA([.H17]))))" calcext:base-cell-address="Лист3.H17"/>
          </calcext:conditional-format>
          <calcext:conditional-format calcext:target-range-address="Лист3.H17:Лист3.H17">
            <calcext:condition calcext:apply-style-name="Безымянный1" calcext:value="formula-is(NOT(ISERROR(FORMULA([.H17]))))" calcext:base-cell-address="Лист3.H17"/>
          </calcext:conditional-format>
          <calcext:conditional-format calcext:target-range-address="Лист3.H17:Лист3.H17">
            <calcext:condition calcext:apply-style-name="Безымянный1" calcext:value="formula-is(NOT(ISERROR(FORMULA([.H17]))))" calcext:base-cell-address="Лист3.H17"/>
          </calcext:conditional-format>
          <calcext:conditional-format calcext:target-range-address="Лист3.G18:Лист3.G18">
            <calcext:condition calcext:apply-style-name="Безымянный1" calcext:value="formula-is(NOT(ISERROR(FORMULA([.G18]))))" calcext:base-cell-address="Лист3.G18"/>
          </calcext:conditional-format>
          <calcext:conditional-format calcext:target-range-address="Лист3.G18:Лист3.G18">
            <calcext:condition calcext:apply-style-name="Безымянный1" calcext:value="formula-is(NOT(ISERROR(FORMULA([.G18]))))" calcext:base-cell-address="Лист3.G18"/>
          </calcext:conditional-format>
          <calcext:conditional-format calcext:target-range-address="Лист3.G18:Лист3.G18">
            <calcext:condition calcext:apply-style-name="Безымянный1" calcext:value="formula-is(NOT(ISERROR(FORMULA([.G18]))))" calcext:base-cell-address="Лист3.G18"/>
          </calcext:conditional-format>
          <calcext:conditional-format calcext:target-range-address="Лист3.G18:Лист3.G18">
            <calcext:condition calcext:apply-style-name="Безымянный1" calcext:value="formula-is(NOT(ISERROR(FORMULA([.G18]))))" calcext:base-cell-address="Лист3.G18"/>
          </calcext:conditional-format>
          <calcext:conditional-format calcext:target-range-address="Лист3.H18:Лист3.H18">
            <calcext:condition calcext:apply-style-name="Безымянный1" calcext:value="formula-is(NOT(ISERROR(FORMULA([.H18]))))" calcext:base-cell-address="Лист3.H18"/>
          </calcext:conditional-format>
          <calcext:conditional-format calcext:target-range-address="Лист3.H18:Лист3.H18">
            <calcext:condition calcext:apply-style-name="Безымянный1" calcext:value="formula-is(NOT(ISERROR(FORMULA([.H18]))))" calcext:base-cell-address="Лист3.H18"/>
          </calcext:conditional-format>
          <calcext:conditional-format calcext:target-range-address="Лист3.H18:Лист3.H18">
            <calcext:condition calcext:apply-style-name="Безымянный1" calcext:value="formula-is(NOT(ISERROR(FORMULA([.H18]))))" calcext:base-cell-address="Лист3.H18"/>
          </calcext:conditional-format>
          <calcext:conditional-format calcext:target-range-address="Лист3.H18:Лист3.H18">
            <calcext:condition calcext:apply-style-name="Безымянный1" calcext:value="formula-is(NOT(ISERROR(FORMULA([.H18]))))" calcext:base-cell-address="Лист3.H18"/>
          </calcext:conditional-format>
          <calcext:conditional-format calcext:target-range-address="Лист3.I19:Лист3.I30">
            <calcext:condition calcext:apply-style-name="Безымянный1" calcext:value="formula-is(NOT(ISERROR(FORMULA([.I19]))))" calcext:base-cell-address="Лист3.I19"/>
          </calcext:conditional-format>
          <calcext:conditional-format calcext:target-range-address="Лист3.I19:Лист3.I30">
            <calcext:condition calcext:apply-style-name="Безымянный1" calcext:value="formula-is(NOT(ISERROR(FORMULA([.I19]))))" calcext:base-cell-address="Лист3.I19"/>
          </calcext:conditional-format>
          <calcext:conditional-format calcext:target-range-address="Лист3.F22:Лист3.F22">
            <calcext:condition calcext:apply-style-name="Безымянный1" calcext:value="formula-is(NOT(ISERROR(FORMULA([.F18]))))" calcext:base-cell-address="Лист3.F22"/>
          </calcext:conditional-format>
          <calcext:conditional-format calcext:target-range-address="Лист3.F22:Лист3.F22">
            <calcext:condition calcext:apply-style-name="Безымянный1" calcext:value="formula-is(NOT(ISERROR(FORMULA([.F18]))))" calcext:base-cell-address="Лист3.F22"/>
          </calcext:conditional-format>
          <calcext:conditional-format calcext:target-range-address="Лист3.F23:Лист3.F23">
            <calcext:condition calcext:apply-style-name="Безымянный1" calcext:value="formula-is(NOT(ISERROR(FORMULA([.F19]))))" calcext:base-cell-address="Лист3.F23"/>
          </calcext:conditional-format>
          <calcext:conditional-format calcext:target-range-address="Лист3.F23:Лист3.F23">
            <calcext:condition calcext:apply-style-name="Безымянный1" calcext:value="formula-is(NOT(ISERROR(FORMULA([.F19]))))" calcext:base-cell-address="Лист3.F23"/>
          </calcext:conditional-format>
          <calcext:conditional-format calcext:target-range-address="Лист3.F26:Лист3.F26">
            <calcext:condition calcext:apply-style-name="Безымянный1" calcext:value="formula-is(NOT(ISERROR(FORMULA([.F22]))))" calcext:base-cell-address="Лист3.F26"/>
          </calcext:conditional-format>
          <calcext:conditional-format calcext:target-range-address="Лист3.F26:Лист3.F26">
            <calcext:condition calcext:apply-style-name="Безымянный1" calcext:value="formula-is(NOT(ISERROR(FORMULA([.F22]))))" calcext:base-cell-address="Лист3.F26"/>
          </calcext:conditional-format>
          <calcext:conditional-format calcext:target-range-address="Лист3.F20:Лист3.F20">
            <calcext:condition calcext:apply-style-name="Безымянный1" calcext:value="formula-is(NOT(ISERROR(FORMULA([.F17]))))" calcext:base-cell-address="Лист3.F20"/>
          </calcext:conditional-format>
          <calcext:conditional-format calcext:target-range-address="Лист3.F20:Лист3.F20">
            <calcext:condition calcext:apply-style-name="Безымянный1" calcext:value="formula-is(NOT(ISERROR(FORMULA([.F17]))))" calcext:base-cell-address="Лист3.F20"/>
          </calcext:conditional-format>
          <calcext:conditional-format calcext:target-range-address="Лист3.F21:Лист3.F21">
            <calcext:condition calcext:apply-style-name="Безымянный1" calcext:value="formula-is(NOT(ISERROR(FORMULA([.F18]))))" calcext:base-cell-address="Лист3.F21"/>
          </calcext:conditional-format>
          <calcext:conditional-format calcext:target-range-address="Лист3.F21:Лист3.F21">
            <calcext:condition calcext:apply-style-name="Безымянный1" calcext:value="formula-is(NOT(ISERROR(FORMULA([.F18]))))" calcext:base-cell-address="Лист3.F21"/>
          </calcext:conditional-format>
          <calcext:conditional-format calcext:target-range-address="Лист3.F24:Лист3.F24">
            <calcext:condition calcext:apply-style-name="Безымянный1" calcext:value="formula-is(NOT(ISERROR(FORMULA([.F20]))))" calcext:base-cell-address="Лист3.F24"/>
          </calcext:conditional-format>
          <calcext:conditional-format calcext:target-range-address="Лист3.F24:Лист3.F24">
            <calcext:condition calcext:apply-style-name="Безымянный1" calcext:value="formula-is(NOT(ISERROR(FORMULA([.F20]))))" calcext:base-cell-address="Лист3.F24"/>
          </calcext:conditional-format>
          <calcext:conditional-format calcext:target-range-address="Лист3.F25:Лист3.F25">
            <calcext:condition calcext:apply-style-name="Безымянный1" calcext:value="formula-is(NOT(ISERROR(FORMULA([.F21]))))" calcext:base-cell-address="Лист3.F25"/>
          </calcext:conditional-format>
          <calcext:conditional-format calcext:target-range-address="Лист3.F25:Лист3.F25">
            <calcext:condition calcext:apply-style-name="Безымянный1" calcext:value="formula-is(NOT(ISERROR(FORMULA([.F21]))))" calcext:base-cell-address="Лист3.F25"/>
          </calcext:conditional-format>
          <calcext:conditional-format calcext:target-range-address="Лист3.F26:Лист3.F26">
            <calcext:condition calcext:apply-style-name="Безымянный1" calcext:value="formula-is(NOT(ISERROR(FORMULA([.F22]))))" calcext:base-cell-address="Лист3.F26"/>
          </calcext:conditional-format>
          <calcext:conditional-format calcext:target-range-address="Лист3.F26:Лист3.F26">
            <calcext:condition calcext:apply-style-name="Безымянный1" calcext:value="formula-is(NOT(ISERROR(FORMULA([.F22]))))" calcext:base-cell-address="Лист3.F26"/>
          </calcext:conditional-format>
          <calcext:conditional-format calcext:target-range-address="Лист3.F23:Лист3.F23">
            <calcext:condition calcext:apply-style-name="Безымянный1" calcext:value="formula-is(NOT(ISERROR(FORMULA([.F19]))))" calcext:base-cell-address="Лист3.F23"/>
          </calcext:conditional-format>
          <calcext:conditional-format calcext:target-range-address="Лист3.F23:Лист3.F23">
            <calcext:condition calcext:apply-style-name="Безымянный1" calcext:value="formula-is(NOT(ISERROR(FORMULA([.F19]))))" calcext:base-cell-address="Лист3.F23"/>
          </calcext:conditional-format>
          <calcext:conditional-format calcext:target-range-address="Лист3.F24:Лист3.F24">
            <calcext:condition calcext:apply-style-name="Безымянный1" calcext:value="formula-is(NOT(ISERROR(FORMULA([.F20]))))" calcext:base-cell-address="Лист3.F24"/>
          </calcext:conditional-format>
          <calcext:conditional-format calcext:target-range-address="Лист3.F24:Лист3.F24">
            <calcext:condition calcext:apply-style-name="Безымянный1" calcext:value="formula-is(NOT(ISERROR(FORMULA([.F20]))))" calcext:base-cell-address="Лист3.F24"/>
          </calcext:conditional-format>
          <calcext:conditional-format calcext:target-range-address="Лист3.F25:Лист3.F25">
            <calcext:condition calcext:apply-style-name="Безымянный1" calcext:value="formula-is(NOT(ISERROR(FORMULA([.F21]))))" calcext:base-cell-address="Лист3.F25"/>
          </calcext:conditional-format>
          <calcext:conditional-format calcext:target-range-address="Лист3.F25:Лист3.F25">
            <calcext:condition calcext:apply-style-name="Безымянный1" calcext:value="formula-is(NOT(ISERROR(FORMULA([.F21]))))" calcext:base-cell-address="Лист3.F25"/>
          </calcext:conditional-format>
          <calcext:conditional-format calcext:target-range-address="Лист3.G19:Лист3.G19">
            <calcext:condition calcext:apply-style-name="Безымянный1" calcext:value="formula-is(NOT(ISERROR(FORMULA([.G19]))))" calcext:base-cell-address="Лист3.G19"/>
          </calcext:conditional-format>
          <calcext:conditional-format calcext:target-range-address="Лист3.G19:Лист3.G19">
            <calcext:condition calcext:apply-style-name="Безымянный1" calcext:value="formula-is(NOT(ISERROR(FORMULA([.G19]))))" calcext:base-cell-address="Лист3.G19"/>
          </calcext:conditional-format>
          <calcext:conditional-format calcext:target-range-address="Лист3.G19:Лист3.G19">
            <calcext:condition calcext:apply-style-name="Безымянный1" calcext:value="formula-is(NOT(ISERROR(FORMULA([.G19]))))" calcext:base-cell-address="Лист3.G19"/>
          </calcext:conditional-format>
          <calcext:conditional-format calcext:target-range-address="Лист3.G19:Лист3.G19">
            <calcext:condition calcext:apply-style-name="Безымянный1" calcext:value="formula-is(NOT(ISERROR(FORMULA([.G19]))))" calcext:base-cell-address="Лист3.G19"/>
          </calcext:conditional-format>
          <calcext:conditional-format calcext:target-range-address="Лист3.H19:Лист3.H19">
            <calcext:condition calcext:apply-style-name="Безымянный1" calcext:value="formula-is(NOT(ISERROR(FORMULA([.H19]))))" calcext:base-cell-address="Лист3.H19"/>
          </calcext:conditional-format>
          <calcext:conditional-format calcext:target-range-address="Лист3.H19:Лист3.H19">
            <calcext:condition calcext:apply-style-name="Безымянный1" calcext:value="formula-is(NOT(ISERROR(FORMULA([.H19]))))" calcext:base-cell-address="Лист3.H19"/>
          </calcext:conditional-format>
          <calcext:conditional-format calcext:target-range-address="Лист3.H19:Лист3.H19">
            <calcext:condition calcext:apply-style-name="Безымянный1" calcext:value="formula-is(NOT(ISERROR(FORMULA([.H19]))))" calcext:base-cell-address="Лист3.H19"/>
          </calcext:conditional-format>
          <calcext:conditional-format calcext:target-range-address="Лист3.H19:Лист3.H19">
            <calcext:condition calcext:apply-style-name="Безымянный1" calcext:value="formula-is(NOT(ISERROR(FORMULA([.H19]))))" calcext:base-cell-address="Лист3.H19"/>
          </calcext:conditional-format>
          <calcext:conditional-format calcext:target-range-address="Лист3.G19:Лист3.G19">
            <calcext:condition calcext:apply-style-name="Безымянный1" calcext:value="formula-is(NOT(ISERROR(FORMULA([.G18]))))" calcext:base-cell-address="Лист3.G19"/>
          </calcext:conditional-format>
          <calcext:conditional-format calcext:target-range-address="Лист3.G19:Лист3.G19">
            <calcext:condition calcext:apply-style-name="Безымянный1" calcext:value="formula-is(NOT(ISERROR(FORMULA([.G18]))))" calcext:base-cell-address="Лист3.G19"/>
          </calcext:conditional-format>
          <calcext:conditional-format calcext:target-range-address="Лист3.G19:Лист3.G19">
            <calcext:condition calcext:apply-style-name="Безымянный1" calcext:value="formula-is(NOT(ISERROR(FORMULA([.G18]))))" calcext:base-cell-address="Лист3.G19"/>
          </calcext:conditional-format>
          <calcext:conditional-format calcext:target-range-address="Лист3.G19:Лист3.G19">
            <calcext:condition calcext:apply-style-name="Безымянный1" calcext:value="formula-is(NOT(ISERROR(FORMULA([.G18]))))" calcext:base-cell-address="Лист3.G19"/>
          </calcext:conditional-format>
          <calcext:conditional-format calcext:target-range-address="Лист3.H19:Лист3.H19">
            <calcext:condition calcext:apply-style-name="Безымянный1" calcext:value="formula-is(NOT(ISERROR(FORMULA([.H18]))))" calcext:base-cell-address="Лист3.H19"/>
          </calcext:conditional-format>
          <calcext:conditional-format calcext:target-range-address="Лист3.H19:Лист3.H19">
            <calcext:condition calcext:apply-style-name="Безымянный1" calcext:value="formula-is(NOT(ISERROR(FORMULA([.H18]))))" calcext:base-cell-address="Лист3.H19"/>
          </calcext:conditional-format>
          <calcext:conditional-format calcext:target-range-address="Лист3.H19:Лист3.H19">
            <calcext:condition calcext:apply-style-name="Безымянный1" calcext:value="formula-is(NOT(ISERROR(FORMULA([.H18]))))" calcext:base-cell-address="Лист3.H19"/>
          </calcext:conditional-format>
          <calcext:conditional-format calcext:target-range-address="Лист3.H19:Лист3.H19">
            <calcext:condition calcext:apply-style-name="Безымянный1" calcext:value="formula-is(NOT(ISERROR(FORMULA([.H18]))))" calcext:base-cell-address="Лист3.H19"/>
          </calcext:conditional-format>
          <calcext:conditional-format calcext:target-range-address="Лист3.G20:Лист3.G20">
            <calcext:condition calcext:apply-style-name="Безымянный1" calcext:value="formula-is(NOT(ISERROR(FORMULA([.G19]))))" calcext:base-cell-address="Лист3.G20"/>
          </calcext:conditional-format>
          <calcext:conditional-format calcext:target-range-address="Лист3.G20:Лист3.G20">
            <calcext:condition calcext:apply-style-name="Безымянный1" calcext:value="formula-is(NOT(ISERROR(FORMULA([.G19]))))" calcext:base-cell-address="Лист3.G20"/>
          </calcext:conditional-format>
          <calcext:conditional-format calcext:target-range-address="Лист3.G20:Лист3.G20">
            <calcext:condition calcext:apply-style-name="Безымянный1" calcext:value="formula-is(NOT(ISERROR(FORMULA([.G19]))))" calcext:base-cell-address="Лист3.G20"/>
          </calcext:conditional-format>
          <calcext:conditional-format calcext:target-range-address="Лист3.G20:Лист3.G20">
            <calcext:condition calcext:apply-style-name="Безымянный1" calcext:value="formula-is(NOT(ISERROR(FORMULA([.G19]))))" calcext:base-cell-address="Лист3.G20"/>
          </calcext:conditional-format>
          <calcext:conditional-format calcext:target-range-address="Лист3.H20:Лист3.H20">
            <calcext:condition calcext:apply-style-name="Безымянный1" calcext:value="formula-is(NOT(ISERROR(FORMULA([.H19]))))" calcext:base-cell-address="Лист3.H20"/>
          </calcext:conditional-format>
          <calcext:conditional-format calcext:target-range-address="Лист3.H20:Лист3.H20">
            <calcext:condition calcext:apply-style-name="Безымянный1" calcext:value="formula-is(NOT(ISERROR(FORMULA([.H19]))))" calcext:base-cell-address="Лист3.H20"/>
          </calcext:conditional-format>
          <calcext:conditional-format calcext:target-range-address="Лист3.H20:Лист3.H20">
            <calcext:condition calcext:apply-style-name="Безымянный1" calcext:value="formula-is(NOT(ISERROR(FORMULA([.H19]))))" calcext:base-cell-address="Лист3.H20"/>
          </calcext:conditional-format>
          <calcext:conditional-format calcext:target-range-address="Лист3.H20:Лист3.H20">
            <calcext:condition calcext:apply-style-name="Безымянный1" calcext:value="formula-is(NOT(ISERROR(FORMULA([.H19]))))" calcext:base-cell-address="Лист3.H20"/>
          </calcext:conditional-format>
          <calcext:conditional-format calcext:target-range-address="Лист3.G21:Лист3.G21">
            <calcext:condition calcext:apply-style-name="Безымянный1" calcext:value="formula-is(NOT(ISERROR(FORMULA([.G20]))))" calcext:base-cell-address="Лист3.G21"/>
          </calcext:conditional-format>
          <calcext:conditional-format calcext:target-range-address="Лист3.G21:Лист3.G21">
            <calcext:condition calcext:apply-style-name="Безымянный1" calcext:value="formula-is(NOT(ISERROR(FORMULA([.G20]))))" calcext:base-cell-address="Лист3.G21"/>
          </calcext:conditional-format>
          <calcext:conditional-format calcext:target-range-address="Лист3.G21:Лист3.G21">
            <calcext:condition calcext:apply-style-name="Безымянный1" calcext:value="formula-is(NOT(ISERROR(FORMULA([.G20]))))" calcext:base-cell-address="Лист3.G21"/>
          </calcext:conditional-format>
          <calcext:conditional-format calcext:target-range-address="Лист3.G21:Лист3.G21">
            <calcext:condition calcext:apply-style-name="Безымянный1" calcext:value="formula-is(NOT(ISERROR(FORMULA([.G20]))))" calcext:base-cell-address="Лист3.G21"/>
          </calcext:conditional-format>
          <calcext:conditional-format calcext:target-range-address="Лист3.H21:Лист3.H21">
            <calcext:condition calcext:apply-style-name="Безымянный1" calcext:value="formula-is(NOT(ISERROR(FORMULA([.H20]))))" calcext:base-cell-address="Лист3.H21"/>
          </calcext:conditional-format>
          <calcext:conditional-format calcext:target-range-address="Лист3.H21:Лист3.H21">
            <calcext:condition calcext:apply-style-name="Безымянный1" calcext:value="formula-is(NOT(ISERROR(FORMULA([.H20]))))" calcext:base-cell-address="Лист3.H21"/>
          </calcext:conditional-format>
          <calcext:conditional-format calcext:target-range-address="Лист3.H21:Лист3.H21">
            <calcext:condition calcext:apply-style-name="Безымянный1" calcext:value="formula-is(NOT(ISERROR(FORMULA([.H20]))))" calcext:base-cell-address="Лист3.H21"/>
          </calcext:conditional-format>
          <calcext:conditional-format calcext:target-range-address="Лист3.H21:Лист3.H21">
            <calcext:condition calcext:apply-style-name="Безымянный1" calcext:value="formula-is(NOT(ISERROR(FORMULA([.H20]))))" calcext:base-cell-address="Лист3.H21"/>
          </calcext:conditional-format>
          <calcext:conditional-format calcext:target-range-address="Лист3.G22:Лист3.G22">
            <calcext:condition calcext:apply-style-name="Безымянный1" calcext:value="formula-is(NOT(ISERROR(FORMULA([.G21]))))" calcext:base-cell-address="Лист3.G22"/>
          </calcext:conditional-format>
          <calcext:conditional-format calcext:target-range-address="Лист3.G22:Лист3.G22">
            <calcext:condition calcext:apply-style-name="Безымянный1" calcext:value="formula-is(NOT(ISERROR(FORMULA([.G21]))))" calcext:base-cell-address="Лист3.G22"/>
          </calcext:conditional-format>
          <calcext:conditional-format calcext:target-range-address="Лист3.G22:Лист3.G22">
            <calcext:condition calcext:apply-style-name="Безымянный1" calcext:value="formula-is(NOT(ISERROR(FORMULA([.G21]))))" calcext:base-cell-address="Лист3.G22"/>
          </calcext:conditional-format>
          <calcext:conditional-format calcext:target-range-address="Лист3.G22:Лист3.G22">
            <calcext:condition calcext:apply-style-name="Безымянный1" calcext:value="formula-is(NOT(ISERROR(FORMULA([.G21]))))" calcext:base-cell-address="Лист3.G22"/>
          </calcext:conditional-format>
          <calcext:conditional-format calcext:target-range-address="Лист3.H22:Лист3.H22">
            <calcext:condition calcext:apply-style-name="Безымянный1" calcext:value="formula-is(NOT(ISERROR(FORMULA([.H21]))))" calcext:base-cell-address="Лист3.H22"/>
          </calcext:conditional-format>
          <calcext:conditional-format calcext:target-range-address="Лист3.H22:Лист3.H22">
            <calcext:condition calcext:apply-style-name="Безымянный1" calcext:value="formula-is(NOT(ISERROR(FORMULA([.H21]))))" calcext:base-cell-address="Лист3.H22"/>
          </calcext:conditional-format>
          <calcext:conditional-format calcext:target-range-address="Лист3.H22:Лист3.H22">
            <calcext:condition calcext:apply-style-name="Безымянный1" calcext:value="formula-is(NOT(ISERROR(FORMULA([.H21]))))" calcext:base-cell-address="Лист3.H22"/>
          </calcext:conditional-format>
          <calcext:conditional-format calcext:target-range-address="Лист3.H22:Лист3.H22">
            <calcext:condition calcext:apply-style-name="Безымянный1" calcext:value="formula-is(NOT(ISERROR(FORMULA([.H21]))))" calcext:base-cell-address="Лист3.H22"/>
          </calcext:conditional-format>
          <calcext:conditional-format calcext:target-range-address="Лист3.G23:Лист3.G23">
            <calcext:condition calcext:apply-style-name="Безымянный1" calcext:value="formula-is(NOT(ISERROR(FORMULA([.G22]))))" calcext:base-cell-address="Лист3.G23"/>
          </calcext:conditional-format>
          <calcext:conditional-format calcext:target-range-address="Лист3.G23:Лист3.G23">
            <calcext:condition calcext:apply-style-name="Безымянный1" calcext:value="formula-is(NOT(ISERROR(FORMULA([.G22]))))" calcext:base-cell-address="Лист3.G23"/>
          </calcext:conditional-format>
          <calcext:conditional-format calcext:target-range-address="Лист3.G23:Лист3.G23">
            <calcext:condition calcext:apply-style-name="Безымянный1" calcext:value="formula-is(NOT(ISERROR(FORMULA([.G22]))))" calcext:base-cell-address="Лист3.G23"/>
          </calcext:conditional-format>
          <calcext:conditional-format calcext:target-range-address="Лист3.G23:Лист3.G23">
            <calcext:condition calcext:apply-style-name="Безымянный1" calcext:value="formula-is(NOT(ISERROR(FORMULA([.G22]))))" calcext:base-cell-address="Лист3.G23"/>
          </calcext:conditional-format>
          <calcext:conditional-format calcext:target-range-address="Лист3.H23:Лист3.H23">
            <calcext:condition calcext:apply-style-name="Безымянный1" calcext:value="formula-is(NOT(ISERROR(FORMULA([.H22]))))" calcext:base-cell-address="Лист3.H23"/>
          </calcext:conditional-format>
          <calcext:conditional-format calcext:target-range-address="Лист3.H23:Лист3.H23">
            <calcext:condition calcext:apply-style-name="Безымянный1" calcext:value="formula-is(NOT(ISERROR(FORMULA([.H22]))))" calcext:base-cell-address="Лист3.H23"/>
          </calcext:conditional-format>
          <calcext:conditional-format calcext:target-range-address="Лист3.H23:Лист3.H23">
            <calcext:condition calcext:apply-style-name="Безымянный1" calcext:value="formula-is(NOT(ISERROR(FORMULA([.H22]))))" calcext:base-cell-address="Лист3.H23"/>
          </calcext:conditional-format>
          <calcext:conditional-format calcext:target-range-address="Лист3.H23:Лист3.H23">
            <calcext:condition calcext:apply-style-name="Безымянный1" calcext:value="formula-is(NOT(ISERROR(FORMULA([.H22]))))" calcext:base-cell-address="Лист3.H23"/>
          </calcext:conditional-format>
          <calcext:conditional-format calcext:target-range-address="Лист3.G24:Лист3.G24">
            <calcext:condition calcext:apply-style-name="Безымянный1" calcext:value="formula-is(NOT(ISERROR(FORMULA([.G23]))))" calcext:base-cell-address="Лист3.G24"/>
          </calcext:conditional-format>
          <calcext:conditional-format calcext:target-range-address="Лист3.G24:Лист3.G24">
            <calcext:condition calcext:apply-style-name="Безымянный1" calcext:value="formula-is(NOT(ISERROR(FORMULA([.G23]))))" calcext:base-cell-address="Лист3.G24"/>
          </calcext:conditional-format>
          <calcext:conditional-format calcext:target-range-address="Лист3.G24:Лист3.G24">
            <calcext:condition calcext:apply-style-name="Безымянный1" calcext:value="formula-is(NOT(ISERROR(FORMULA([.G23]))))" calcext:base-cell-address="Лист3.G24"/>
          </calcext:conditional-format>
          <calcext:conditional-format calcext:target-range-address="Лист3.G24:Лист3.G24">
            <calcext:condition calcext:apply-style-name="Безымянный1" calcext:value="formula-is(NOT(ISERROR(FORMULA([.G23]))))" calcext:base-cell-address="Лист3.G24"/>
          </calcext:conditional-format>
          <calcext:conditional-format calcext:target-range-address="Лист3.H24:Лист3.H24">
            <calcext:condition calcext:apply-style-name="Безымянный1" calcext:value="formula-is(NOT(ISERROR(FORMULA([.H23]))))" calcext:base-cell-address="Лист3.H24"/>
          </calcext:conditional-format>
          <calcext:conditional-format calcext:target-range-address="Лист3.H24:Лист3.H24">
            <calcext:condition calcext:apply-style-name="Безымянный1" calcext:value="formula-is(NOT(ISERROR(FORMULA([.H23]))))" calcext:base-cell-address="Лист3.H24"/>
          </calcext:conditional-format>
          <calcext:conditional-format calcext:target-range-address="Лист3.H24:Лист3.H24">
            <calcext:condition calcext:apply-style-name="Безымянный1" calcext:value="formula-is(NOT(ISERROR(FORMULA([.H23]))))" calcext:base-cell-address="Лист3.H24"/>
          </calcext:conditional-format>
          <calcext:conditional-format calcext:target-range-address="Лист3.H24:Лист3.H24">
            <calcext:condition calcext:apply-style-name="Безымянный1" calcext:value="formula-is(NOT(ISERROR(FORMULA([.H23]))))" calcext:base-cell-address="Лист3.H24"/>
          </calcext:conditional-format>
          <calcext:conditional-format calcext:target-range-address="Лист3.G25:Лист3.G25">
            <calcext:condition calcext:apply-style-name="Безымянный1" calcext:value="formula-is(NOT(ISERROR(FORMULA([.G24]))))" calcext:base-cell-address="Лист3.G25"/>
          </calcext:conditional-format>
          <calcext:conditional-format calcext:target-range-address="Лист3.G25:Лист3.G25">
            <calcext:condition calcext:apply-style-name="Безымянный1" calcext:value="formula-is(NOT(ISERROR(FORMULA([.G24]))))" calcext:base-cell-address="Лист3.G25"/>
          </calcext:conditional-format>
          <calcext:conditional-format calcext:target-range-address="Лист3.G25:Лист3.G25">
            <calcext:condition calcext:apply-style-name="Безымянный1" calcext:value="formula-is(NOT(ISERROR(FORMULA([.G24]))))" calcext:base-cell-address="Лист3.G25"/>
          </calcext:conditional-format>
          <calcext:conditional-format calcext:target-range-address="Лист3.G25:Лист3.G25">
            <calcext:condition calcext:apply-style-name="Безымянный1" calcext:value="formula-is(NOT(ISERROR(FORMULA([.G24]))))" calcext:base-cell-address="Лист3.G25"/>
          </calcext:conditional-format>
          <calcext:conditional-format calcext:target-range-address="Лист3.H25:Лист3.H25">
            <calcext:condition calcext:apply-style-name="Безымянный1" calcext:value="formula-is(NOT(ISERROR(FORMULA([.H24]))))" calcext:base-cell-address="Лист3.H25"/>
          </calcext:conditional-format>
          <calcext:conditional-format calcext:target-range-address="Лист3.H25:Лист3.H25">
            <calcext:condition calcext:apply-style-name="Безымянный1" calcext:value="formula-is(NOT(ISERROR(FORMULA([.H24]))))" calcext:base-cell-address="Лист3.H25"/>
          </calcext:conditional-format>
          <calcext:conditional-format calcext:target-range-address="Лист3.H25:Лист3.H25">
            <calcext:condition calcext:apply-style-name="Безымянный1" calcext:value="formula-is(NOT(ISERROR(FORMULA([.H24]))))" calcext:base-cell-address="Лист3.H25"/>
          </calcext:conditional-format>
          <calcext:conditional-format calcext:target-range-address="Лист3.H25:Лист3.H25">
            <calcext:condition calcext:apply-style-name="Безымянный1" calcext:value="formula-is(NOT(ISERROR(FORMULA([.H24]))))" calcext:base-cell-address="Лист3.H25"/>
          </calcext:conditional-format>
          <calcext:conditional-format calcext:target-range-address="Лист3.G26:Лист3.G26">
            <calcext:condition calcext:apply-style-name="Безымянный1" calcext:value="formula-is(NOT(ISERROR(FORMULA([.G25]))))" calcext:base-cell-address="Лист3.G26"/>
          </calcext:conditional-format>
          <calcext:conditional-format calcext:target-range-address="Лист3.G26:Лист3.G26">
            <calcext:condition calcext:apply-style-name="Безымянный1" calcext:value="formula-is(NOT(ISERROR(FORMULA([.G25]))))" calcext:base-cell-address="Лист3.G26"/>
          </calcext:conditional-format>
          <calcext:conditional-format calcext:target-range-address="Лист3.G26:Лист3.G26">
            <calcext:condition calcext:apply-style-name="Безымянный1" calcext:value="formula-is(NOT(ISERROR(FORMULA([.G25]))))" calcext:base-cell-address="Лист3.G26"/>
          </calcext:conditional-format>
          <calcext:conditional-format calcext:target-range-address="Лист3.G26:Лист3.G26">
            <calcext:condition calcext:apply-style-name="Безымянный1" calcext:value="formula-is(NOT(ISERROR(FORMULA([.G25]))))" calcext:base-cell-address="Лист3.G26"/>
          </calcext:conditional-format>
          <calcext:conditional-format calcext:target-range-address="Лист3.H26:Лист3.H26">
            <calcext:condition calcext:apply-style-name="Безымянный1" calcext:value="formula-is(NOT(ISERROR(FORMULA([.H25]))))" calcext:base-cell-address="Лист3.H26"/>
          </calcext:conditional-format>
          <calcext:conditional-format calcext:target-range-address="Лист3.H26:Лист3.H26">
            <calcext:condition calcext:apply-style-name="Безымянный1" calcext:value="formula-is(NOT(ISERROR(FORMULA([.H25]))))" calcext:base-cell-address="Лист3.H26"/>
          </calcext:conditional-format>
          <calcext:conditional-format calcext:target-range-address="Лист3.H26:Лист3.H26">
            <calcext:condition calcext:apply-style-name="Безымянный1" calcext:value="formula-is(NOT(ISERROR(FORMULA([.H25]))))" calcext:base-cell-address="Лист3.H26"/>
          </calcext:conditional-format>
          <calcext:conditional-format calcext:target-range-address="Лист3.H26:Лист3.H26">
            <calcext:condition calcext:apply-style-name="Безымянный1" calcext:value="formula-is(NOT(ISERROR(FORMULA([.H25]))))" calcext:base-cell-address="Лист3.H26"/>
          </calcext:conditional-format>
          <calcext:conditional-format calcext:target-range-address="Лист3.G27:Лист3.G27">
            <calcext:condition calcext:apply-style-name="Безымянный1" calcext:value="formula-is(NOT(ISERROR(FORMULA([.G26]))))" calcext:base-cell-address="Лист3.G27"/>
          </calcext:conditional-format>
          <calcext:conditional-format calcext:target-range-address="Лист3.G27:Лист3.G27">
            <calcext:condition calcext:apply-style-name="Безымянный1" calcext:value="formula-is(NOT(ISERROR(FORMULA([.G26]))))" calcext:base-cell-address="Лист3.G27"/>
          </calcext:conditional-format>
          <calcext:conditional-format calcext:target-range-address="Лист3.G27:Лист3.G27">
            <calcext:condition calcext:apply-style-name="Безымянный1" calcext:value="formula-is(NOT(ISERROR(FORMULA([.G26]))))" calcext:base-cell-address="Лист3.G27"/>
          </calcext:conditional-format>
          <calcext:conditional-format calcext:target-range-address="Лист3.G27:Лист3.G27">
            <calcext:condition calcext:apply-style-name="Безымянный1" calcext:value="formula-is(NOT(ISERROR(FORMULA([.G26]))))" calcext:base-cell-address="Лист3.G27"/>
          </calcext:conditional-format>
          <calcext:conditional-format calcext:target-range-address="Лист3.H27:Лист3.H27">
            <calcext:condition calcext:apply-style-name="Безымянный1" calcext:value="formula-is(NOT(ISERROR(FORMULA([.H26]))))" calcext:base-cell-address="Лист3.H27"/>
          </calcext:conditional-format>
          <calcext:conditional-format calcext:target-range-address="Лист3.H27:Лист3.H27">
            <calcext:condition calcext:apply-style-name="Безымянный1" calcext:value="formula-is(NOT(ISERROR(FORMULA([.H26]))))" calcext:base-cell-address="Лист3.H27"/>
          </calcext:conditional-format>
          <calcext:conditional-format calcext:target-range-address="Лист3.H27:Лист3.H27">
            <calcext:condition calcext:apply-style-name="Безымянный1" calcext:value="formula-is(NOT(ISERROR(FORMULA([.H26]))))" calcext:base-cell-address="Лист3.H27"/>
          </calcext:conditional-format>
          <calcext:conditional-format calcext:target-range-address="Лист3.H27:Лист3.H27">
            <calcext:condition calcext:apply-style-name="Безымянный1" calcext:value="formula-is(NOT(ISERROR(FORMULA([.H26]))))" calcext:base-cell-address="Лист3.H27"/>
          </calcext:conditional-format>
          <calcext:conditional-format calcext:target-range-address="Лист3.G28:Лист3.G28">
            <calcext:condition calcext:apply-style-name="Безымянный1" calcext:value="formula-is(NOT(ISERROR(FORMULA([.G27]))))" calcext:base-cell-address="Лист3.G28"/>
          </calcext:conditional-format>
          <calcext:conditional-format calcext:target-range-address="Лист3.G28:Лист3.G28">
            <calcext:condition calcext:apply-style-name="Безымянный1" calcext:value="formula-is(NOT(ISERROR(FORMULA([.G27]))))" calcext:base-cell-address="Лист3.G28"/>
          </calcext:conditional-format>
          <calcext:conditional-format calcext:target-range-address="Лист3.G28:Лист3.G28">
            <calcext:condition calcext:apply-style-name="Безымянный1" calcext:value="formula-is(NOT(ISERROR(FORMULA([.G27]))))" calcext:base-cell-address="Лист3.G28"/>
          </calcext:conditional-format>
          <calcext:conditional-format calcext:target-range-address="Лист3.G28:Лист3.G28">
            <calcext:condition calcext:apply-style-name="Безымянный1" calcext:value="formula-is(NOT(ISERROR(FORMULA([.G27]))))" calcext:base-cell-address="Лист3.G28"/>
          </calcext:conditional-format>
          <calcext:conditional-format calcext:target-range-address="Лист3.H28:Лист3.H28">
            <calcext:condition calcext:apply-style-name="Безымянный1" calcext:value="formula-is(NOT(ISERROR(FORMULA([.H27]))))" calcext:base-cell-address="Лист3.H28"/>
          </calcext:conditional-format>
          <calcext:conditional-format calcext:target-range-address="Лист3.H28:Лист3.H28">
            <calcext:condition calcext:apply-style-name="Безымянный1" calcext:value="formula-is(NOT(ISERROR(FORMULA([.H27]))))" calcext:base-cell-address="Лист3.H28"/>
          </calcext:conditional-format>
          <calcext:conditional-format calcext:target-range-address="Лист3.H28:Лист3.H28">
            <calcext:condition calcext:apply-style-name="Безымянный1" calcext:value="formula-is(NOT(ISERROR(FORMULA([.H27]))))" calcext:base-cell-address="Лист3.H28"/>
          </calcext:conditional-format>
          <calcext:conditional-format calcext:target-range-address="Лист3.H28:Лист3.H28">
            <calcext:condition calcext:apply-style-name="Безымянный1" calcext:value="formula-is(NOT(ISERROR(FORMULA([.H27]))))" calcext:base-cell-address="Лист3.H28"/>
          </calcext:conditional-format>
          <calcext:conditional-format calcext:target-range-address="Лист3.G29:Лист3.G29">
            <calcext:condition calcext:apply-style-name="Безымянный1" calcext:value="formula-is(NOT(ISERROR(FORMULA([.G28]))))" calcext:base-cell-address="Лист3.G29"/>
          </calcext:conditional-format>
          <calcext:conditional-format calcext:target-range-address="Лист3.G29:Лист3.G29">
            <calcext:condition calcext:apply-style-name="Безымянный1" calcext:value="formula-is(NOT(ISERROR(FORMULA([.G28]))))" calcext:base-cell-address="Лист3.G29"/>
          </calcext:conditional-format>
          <calcext:conditional-format calcext:target-range-address="Лист3.G29:Лист3.G29">
            <calcext:condition calcext:apply-style-name="Безымянный1" calcext:value="formula-is(NOT(ISERROR(FORMULA([.G28]))))" calcext:base-cell-address="Лист3.G29"/>
          </calcext:conditional-format>
          <calcext:conditional-format calcext:target-range-address="Лист3.G29:Лист3.G29">
            <calcext:condition calcext:apply-style-name="Безымянный1" calcext:value="formula-is(NOT(ISERROR(FORMULA([.G28]))))" calcext:base-cell-address="Лист3.G29"/>
          </calcext:conditional-format>
          <calcext:conditional-format calcext:target-range-address="Лист3.H29:Лист3.H29">
            <calcext:condition calcext:apply-style-name="Безымянный1" calcext:value="formula-is(NOT(ISERROR(FORMULA([.H28]))))" calcext:base-cell-address="Лист3.H29"/>
          </calcext:conditional-format>
          <calcext:conditional-format calcext:target-range-address="Лист3.H29:Лист3.H29">
            <calcext:condition calcext:apply-style-name="Безымянный1" calcext:value="formula-is(NOT(ISERROR(FORMULA([.H28]))))" calcext:base-cell-address="Лист3.H29"/>
          </calcext:conditional-format>
          <calcext:conditional-format calcext:target-range-address="Лист3.H29:Лист3.H29">
            <calcext:condition calcext:apply-style-name="Безымянный1" calcext:value="formula-is(NOT(ISERROR(FORMULA([.H28]))))" calcext:base-cell-address="Лист3.H29"/>
          </calcext:conditional-format>
          <calcext:conditional-format calcext:target-range-address="Лист3.H29:Лист3.H29">
            <calcext:condition calcext:apply-style-name="Безымянный1" calcext:value="formula-is(NOT(ISERROR(FORMULA([.H28]))))" calcext:base-cell-address="Лист3.H29"/>
          </calcext:conditional-format>
        </calcext:conditional-formats>
      </table:table>
      <table:named-expressions>
        <table:named-range table:name="ax" table:base-cell-address="$Лист2.$W$47" table:cell-range-address="$Лист2.$E$12"/>
        <table:named-range table:name="bx" table:base-cell-address="$Лист2.$W$48" table:cell-range-address="$Лист2.$E$13"/>
        <table:named-range table:name="command" table:base-cell-address="$Лист2.$W$54" table:cell-range-address="$Лист2.$E$3"/>
        <table:named-range table:name="cur_col" table:base-cell-address="$Лист2.$AK$48" table:cell-range-address="$Лист2.$J$5"/>
        <table:named-range table:name="cur_row" table:base-cell-address="$Лист2.$AK$49" table:cell-range-address="$Лист2.$J$6"/>
        <table:named-range table:name="cx" table:base-cell-address="$Лист2.$W$49" table:cell-range-address="$Лист2.$E$14"/>
        <table:named-range table:name="c_clock" table:base-cell-address="$Лист2.$AI$50" table:cell-range-address="$Лист2.$H$6"/>
        <table:named-range table:name="c_main" table:base-cell-address="$Лист2.$AI$49" table:cell-range-address="$Лист2.$H$5"/>
        <table:named-range table:name="c_reset" table:base-cell-address="$Лист2.$AI$48" table:cell-range-address="$Лист2.$H$4"/>
        <table:named-range table:name="g_clock" table:base-cell-address="$Лист2.$B$29" table:cell-range-address="$Лист2.$B$3"/>
        <table:named-range table:name="g_reset" table:base-cell-address="$Лист2.$B$29" table:cell-range-address="$Лист2.$B$2"/>
        <table:named-range table:name="ip" table:base-cell-address="$Лист2.$W$50" table:cell-range-address="$Лист2.$E$10"/>
        <table:named-range table:name="key_down" table:base-cell-address="$Лист2.$W$27" table:cell-range-address="$Лист2.$W$27"/>
        <table:named-range table:name="key_left" table:base-cell-address="$Лист2.$W$28" table:cell-range-address="$Лист2.$W$28"/>
        <table:named-range table:name="key_right" table:base-cell-address="$Лист2.$W$29" table:cell-range-address="$Лист2.$W$29"/>
        <table:named-range table:name="key_trigger" table:base-cell-address="$Лист2.$W$30" table:cell-range-address="$Лист2.$W$30"/>
        <table:named-range table:name="key_up" table:base-cell-address="$Лист2.$W$26" table:cell-range-address="$Лист2.$W$26"/>
        <table:named-range table:name="mem_addr" table:base-cell-address="$Лист2.$AI$54" table:cell-range-address="$Лист2.$H$24"/>
        <table:named-range table:name="mem_set" table:base-cell-address="$Лист2.$AI$56" table:cell-range-address="$Лист2.$H$26"/>
        <table:named-range table:name="mem_value" table:base-cell-address="$Лист2.$AI$55" table:cell-range-address="$Лист2.$H$25"/>
        <table:named-range table:name="m_address" table:base-cell-address="$Лист2.$W$34" table:cell-range-address="$Лист2.$Z$11"/>
        <table:named-range table:name="m_clear" table:base-cell-address="$Лист2.$W$38" table:cell-range-address="$Лист2.$Z$15"/>
        <table:named-range table:name="m_set" table:base-cell-address="$Лист2.$W$36" table:cell-range-address="$Лист2.$Z$13"/>
        <table:named-range table:name="m_value" table:base-cell-address="$Лист2.$W$35" table:cell-range-address="$Лист2.$Z$12"/>
        <table:named-range table:name="m_value_out" table:base-cell-address="$Лист2.$W$37" table:cell-range-address="$Лист2.$Z$14"/>
        <table:named-range table:name="null" table:base-cell-address="$Лист2.$B$32" table:cell-range-address="$Лист2.$B$6"/>
        <table:named-range table:name="oldip" table:base-cell-address="$Лист2.$W$51" table:cell-range-address="$Лист2.$E$11"/>
        <table:named-range table:name="oldsp" table:base-cell-address="$Лист2.$AL$38" table:cell-range-address="$Лист2.$AB$7"/>
        <table:named-range table:name="opA" table:base-cell-address="$Лист2.$W$55" table:cell-range-address="$Лист2.$E$4"/>
        <table:named-range table:name="opB" table:base-cell-address="$Лист2.$W$56" table:cell-range-address="$Лист2.$E$5"/>
        <table:named-range table:name="pop_c" table:base-cell-address="$Лист2.$AI$63" table:cell-range-address="$Лист2.$H$31"/>
        <table:named-range table:name="pop_value" table:base-cell-address="$Лист2.$AI$60" table:cell-range-address="$Лист2.$H$28"/>
        <table:named-range table:name="push_c" table:base-cell-address="$Лист2.$AI$62" table:cell-range-address="$Лист2.$H$30"/>
        <table:named-range table:name="push_value" table:base-cell-address="$Лист2.$AI$61" table:cell-range-address="$Лист2.$H$29"/>
        <table:named-range table:name="rax" table:base-cell-address="$Лист2.$W$59" table:cell-range-address="$Лист2.$E$22"/>
        <table:named-range table:name="rbx" table:base-cell-address="$Лист2.$W$59" table:cell-range-address="$Лист2.$E$23"/>
        <table:named-range table:name="rcx" table:base-cell-address="$Лист2.$W$59" table:cell-range-address="$Лист2.$E$24"/>
        <table:named-range table:name="reset" table:base-cell-address="$Лист2.$AI$48" table:cell-range-address="$Лист2.$H$4"/>
        <table:named-range table:name="sp" table:base-cell-address="$Лист2.$AL$37" table:cell-range-address="$Лист2.$AB$6"/>
        <table:named-range table:name="sp_address" table:base-cell-address="$Лист2.$AL$34" table:cell-range-address="$Лист2.$AB$3"/>
        <table:named-range table:name="sp_column" table:base-cell-address="$Лист2.$AL$36" table:cell-range-address="$Лист2.$AB$5"/>
        <table:named-range table:name="sp_row" table:base-cell-address="$Лист2.$AL$35" table:cell-range-address="$Лист2.$AB$4"/>
        <table:named-range table:name="s_address" table:base-cell-address="$Лист2.$AJ$34" table:cell-range-address="$Лист2.$Z$3"/>
        <table:named-range table:name="s_pop" table:base-cell-address="$Лист2.$AJ$37" table:cell-range-address="$Лист2.$Z$6"/>
        <table:named-range table:name="s_popvalue" table:base-cell-address="$Лист2.$AJ$38" table:cell-range-address="$Лист2.$Z$7"/>
        <table:named-range table:name="s_push" table:base-cell-address="$Лист2.$AJ$36" table:cell-range-address="$Лист2.$Z$5"/>
        <table:named-range table:name="s_pushvalue" table:base-cell-address="$Лист2.$AJ$35" table:cell-range-address="$Лист2.$Z$4"/>
        <table:named-range table:name="s_reset" table:base-cell-address="$Лист2.$AJ$39" table:cell-range-address="$Лист2.$Z$8"/>
        <table:named-expression table:name="_xlfn_BITRSHIFT" table:base-cell-address="$Лист2.$B$29" table:expression=""/>
      </table:named-expressions>
      <table:database-ranges>
        <table:database-range table:name="__Anonymous_DB__1" table:target-range-address="Лист2.Y2:Лист2.AX8"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ru" fo:country="RU" style:font-name-asian="DejaVu Sans" style:language-asian="zh" style:country-asian="CN" style:font-name-complex="DejaVu Sans" style:language-complex="hi" style:country-complex="IN"/>
    </style:default-style>
    <style:default-style style:family="graphic">
      <style:graphic-properties svg:stroke-color="#3465af"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ru" fo:country="RU"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000000"/>
    </style:style>
    <style:style style:name="Безымянный1" style:family="table-cell" style:parent-style-name="Default">
      <style:table-cell-properties fo:background-color="#ffff99" fo:border="0.06pt solid #000000" style:vertical-justify="auto"/>
      <style:paragraph-properties css3t:text-justify="auto"/>
    </style:style>
    <draw:marker draw:name="Arrowhead_20_1" draw:display-name="Arrowhead 1" svg:viewBox="0 0 20 30" svg:d="M10 0l-10 30h20z"/>
    <draw:marker draw:name="Arrowhead_20_2" draw:display-name="Arrowhead 2" svg:viewBox="0 0 200 200" svg:d="M200 100c0 18-4 34-13 50-10 16-21 27-37 37-16 9-32 13-50 13s-34-4-50-13c-16-10-27-21-37-37-9-16-13-32-13-50s4-34 13-50c10-16 21-27 37-37 16-9 32-13 50-13s34 4 50 13c16 10 27 21 37 37 9 16 13 32 13 5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3">00.00.0000</text:date>, <text:time style:data-style-name="N2" text:time-value="22:50:12.201731228">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2" style:display-name="PageStyle_Лист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3" style:display-name="PageStyle_Лист3"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Страница </text:span><text:span text:style-name="MT2"><text:page-number>1</text:page-number></text:span></text:p>
      </style:footer>
      <style:footer-left style:display="false">
        <text:p><text:span text:style-name="MT2">Страница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17:11:12</meta:creation-date>
    <dc:creator>ArjunaRus </dc:creator>
    <dc:date>2015-04-03T03:21:52.499371273</dc:date>
    <meta:editing-cycles>222</meta:editing-cycles>
    <meta:editing-duration>P2175DT13H15M17S</meta:editing-duration>
    <meta:generator>LibreOffice/4.2.7.2$Linux_x86 LibreOffice_project/420m0$Build-2</meta:generator>
    <meta:document-statistic meta:table-count="3" meta:cell-count="1955" meta:object-count="7"/>
  </office:meta>
</office:document-meta>
</file>

<file path=Basic/Standard/clk.xml><?xml version="1.0" encoding="utf-8"?>
<!DOCTYPE module  PUBLIC '-//OpenOffice.org//DTD OfficeDocument 1.0//EN'  'module.dtd'>
<script:module xmlns:script="http://openoffice.org/2000/script" script:name="clk" script:language="StarBasic">REM  *****  BASIC  *****
Global oP as Any
Global state as Integer	

Sub debug
	dim v as Integer
	v = 1 - ThisComponent.sheets.getByIndex(1).getCellByPosition(1, 2).value
	ThisComponent.sheets.getByIndex(1).getCellByPosition(1, 2).Value = v
End Sub

Sub clock
	if isEmpty(oP) then
		oP = GenerateTimerPropertySet()
		oJob1 = createUnoListener("JOB1_", "com.sun.star.task.XJobExecutor")
		oP.xJob = oJob1
		oP.lPeriodInMilliSec = 150
	endif
	
	if state = 0 then
		oP.start()
		state = 1 
	else
		oP.stop()
		state = 0
	endif
End Sub

function GenerateTimerPropertySet() as Any
	oSP    = ThisComponent.getScriptProvider("")
	oScript = oSP.getScript("vnd.sun.star.script:timer.timer.bsh?language=BeanShell&amp;location=document")
	GenerateTimerPropertySet = oScript.invoke(Array(), Array(), Array()
end function

sub JOB1_trigger(s as String)
	SetCell(1, 2, s)
end sub

sub SetCell (x as Integer, y as Integer, val as Integer)
	ThisComponent.sheets.getByIndex(1).getCellByPosition(x, y).Value = val
end sub

sub UpCellOn
	SetCell(22, 25, 1)	
end sub
sub UpCellOff
	SetCell(22, 25, 0)
end sub

sub DownCellOn
	SetCell(22, 26, 1)	
end sub
sub DownCellOff
	SetCell(22, 26, 0)
end sub

sub LeftCellOn
	SetCell(22, 27, 1)	
end sub
sub LeftCellOff
	SetCell(22, 27, 0)
end sub

sub RightCellOn
	SetCell(22, 28, 1)	
end sub
sub RightCellOff
	SetCell(22, 28, 0)
end sub

sub ResetCellOn
	SetCell(1, 1, 1)
end sub

sub ResetCellOff
	SetCell(1, 1, 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l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Scripts/beanshell/timer/parcel-descriptor.xml><?xml version="1.0" encoding="utf-8"?>
<parcel xmlns:parcel="scripting.dtd" language="BeanShell">
  <script language="BeanShell">
    <locale lang="en">
      <displayname value="timer.bsh"/>
      <description>timer.bsh</description>
    </locale>
    <logicalname value="timer.bsh"/>
    <functionname value="timer.bsh"/>
  </script>
</parcel>
</file>